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3" table:style-name="ta1">
        <table:shapes>
          <draw:frame draw:z-index="0" draw:style-name="gr1" draw:text-style-name="P1" svg:width="6.2898in" svg:height="3.5453in" svg:x="1.8449in" svg:y="3.7854in">
            <draw:object draw:notify-on-update-of-ranges="rosfoot3.A1:rosfoot3.A1 rosfoot3.B1:rosfoot3.MG1 rosfoot3.A6:rosfoot3.A6 rosfoot3.B6:rosfoot3.MG6 rosfoot3.A8:rosfoot3.A8 rosfoot3.B8:rosfoot3.M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2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3" table:number-columns-repeated="49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83354949951" calcext:value-type="float">
            <text:p>0.033358335494995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3343358039856" calcext:value-type="float">
            <text:p>0.13343358039856</text:p>
          </table:table-cell>
          <table:table-cell office:value-type="float" office:value="0.166791915893555" calcext:value-type="float">
            <text:p>0.166791915893555</text:p>
          </table:table-cell>
          <table:table-cell office:value-type="float" office:value="0.20015025138855" calcext:value-type="float">
            <text:p>0.20015025138855</text:p>
          </table:table-cell>
          <table:table-cell office:value-type="float" office:value="0.233508825302124" calcext:value-type="float">
            <text:p>0.233508825302124</text:p>
          </table:table-cell>
          <table:table-cell office:value-type="float" office:value="0.300225734710693" calcext:value-type="float">
            <text:p>0.300225734710693</text:p>
          </table:table-cell>
          <table:table-cell office:value-type="float" office:value="0.333584070205688" calcext:value-type="float">
            <text:p>0.333584070205688</text:p>
          </table:table-cell>
          <table:table-cell office:value-type="float" office:value="0.366942882537842" calcext:value-type="float">
            <text:p>0.366942882537842</text:p>
          </table:table-cell>
          <table:table-cell office:value-type="float" office:value="0.433659791946411" calcext:value-type="float">
            <text:p>0.433659791946411</text:p>
          </table:table-cell>
          <table:table-cell office:value-type="float" office:value="0.467018604278564" calcext:value-type="float">
            <text:p>0.467018604278564</text:p>
          </table:table-cell>
          <table:table-cell office:value-type="float" office:value="0.50037693977356" calcext:value-type="float">
            <text:p>0.50037693977356</text:p>
          </table:table-cell>
          <table:table-cell office:value-type="float" office:value="0.533733367919922" calcext:value-type="float">
            <text:p>0.533733367919922</text:p>
          </table:table-cell>
          <table:table-cell office:value-type="float" office:value="0.567089796066284" calcext:value-type="float">
            <text:p>0.567089796066284</text:p>
          </table:table-cell>
          <table:table-cell office:value-type="float" office:value="0.600446462631226" calcext:value-type="float">
            <text:p>0.600446462631226</text:p>
          </table:table-cell>
          <table:table-cell office:value-type="float" office:value="0.633802890777588" calcext:value-type="float">
            <text:p>0.633802890777588</text:p>
          </table:table-cell>
          <table:table-cell office:value-type="float" office:value="0.66715931892395" calcext:value-type="float">
            <text:p>0.66715931892395</text:p>
          </table:table-cell>
          <table:table-cell office:value-type="float" office:value="0.733872175216675" calcext:value-type="float">
            <text:p>0.733872175216675</text:p>
          </table:table-cell>
          <table:table-cell office:value-type="float" office:value="0.767228603363037" calcext:value-type="float">
            <text:p>0.767228603363037</text:p>
          </table:table-cell>
          <table:table-cell office:value-type="float" office:value="0.80058479309082" calcext:value-type="float">
            <text:p>0.80058479309082</text:p>
          </table:table-cell>
          <table:table-cell office:value-type="float" office:value="0.833941459655762" calcext:value-type="float">
            <text:p>0.833941459655762</text:p>
          </table:table-cell>
          <table:table-cell office:value-type="float" office:value="0.867297887802124" calcext:value-type="float">
            <text:p>0.867297887802124</text:p>
          </table:table-cell>
          <table:table-cell office:value-type="float" office:value="0.934010744094849" calcext:value-type="float">
            <text:p>0.934010744094849</text:p>
          </table:table-cell>
          <table:table-cell office:value-type="float" office:value="0.967367172241211" calcext:value-type="float">
            <text:p>0.967367172241211</text:p>
          </table:table-cell>
          <table:table-cell office:value-type="float" office:value="1.00072360038757" calcext:value-type="float">
            <text:p>1.00072360038757</text:p>
          </table:table-cell>
          <table:table-cell office:value-type="float" office:value="1.06743621826172" calcext:value-type="float">
            <text:p>1.06743621826172</text:p>
          </table:table-cell>
          <table:table-cell office:value-type="float" office:value="1.13414883613586" calcext:value-type="float">
            <text:p>1.13414883613586</text:p>
          </table:table-cell>
          <table:table-cell office:value-type="float" office:value="1.16750526428223" calcext:value-type="float">
            <text:p>1.16750526428223</text:p>
          </table:table-cell>
          <table:table-cell office:value-type="float" office:value="1.23421788215637" calcext:value-type="float">
            <text:p>1.23421788215637</text:p>
          </table:table-cell>
          <table:table-cell office:value-type="float" office:value="1.33428716659546" calcext:value-type="float">
            <text:p>1.33428716659546</text:p>
          </table:table-cell>
          <table:table-cell office:value-type="float" office:value="1.4009997844696" calcext:value-type="float">
            <text:p>1.4009997844696</text:p>
          </table:table-cell>
          <table:table-cell office:value-type="float" office:value="1.43435597419739" calcext:value-type="float">
            <text:p>1.43435597419739</text:p>
          </table:table-cell>
          <table:table-cell office:value-type="float" office:value="1.46771240234375" calcext:value-type="float">
            <text:p>1.46771240234375</text:p>
          </table:table-cell>
          <table:table-cell office:value-type="float" office:value="1.50106859207153" calcext:value-type="float">
            <text:p>1.50106859207153</text:p>
          </table:table-cell>
          <table:table-cell office:value-type="float" office:value="1.53442597389221" calcext:value-type="float">
            <text:p>1.53442597389221</text:p>
          </table:table-cell>
          <table:table-cell office:value-type="float" office:value="1.60114026069641" calcext:value-type="float">
            <text:p>1.60114026069641</text:p>
          </table:table-cell>
          <table:table-cell office:value-type="float" office:value="1.63449764251709" calcext:value-type="float">
            <text:p>1.63449764251709</text:p>
          </table:table-cell>
          <table:table-cell office:value-type="float" office:value="1.66785502433777" calcext:value-type="float">
            <text:p>1.66785502433777</text:p>
          </table:table-cell>
          <table:table-cell office:value-type="float" office:value="1.73456954956055" calcext:value-type="float">
            <text:p>1.73456954956055</text:p>
          </table:table-cell>
          <table:table-cell office:value-type="float" office:value="1.80128383636475" calcext:value-type="float">
            <text:p>1.80128383636475</text:p>
          </table:table-cell>
          <table:table-cell office:value-type="float" office:value="1.8679986000061" calcext:value-type="float">
            <text:p>1.8679986000061</text:p>
          </table:table-cell>
          <table:table-cell office:value-type="float" office:value="1.9013557434082" calcext:value-type="float">
            <text:p>1.9013557434082</text:p>
          </table:table-cell>
          <table:table-cell office:value-type="float" office:value="2.00142741203308" calcext:value-type="float">
            <text:p>2.00142741203308</text:p>
          </table:table-cell>
          <table:table-cell office:value-type="float" office:value="2.03478479385376" calcext:value-type="float">
            <text:p>2.03478479385376</text:p>
          </table:table-cell>
          <table:table-cell office:value-type="float" office:value="2.06814193725586" calcext:value-type="float">
            <text:p>2.06814193725586</text:p>
          </table:table-cell>
          <table:table-cell office:value-type="float" office:value="2.10149931907654" calcext:value-type="float">
            <text:p>2.10149931907654</text:p>
          </table:table-cell>
          <table:table-cell office:value-type="float" office:value="2.13485670089722" calcext:value-type="float">
            <text:p>2.13485670089722</text:p>
          </table:table-cell>
          <table:table-cell office:value-type="float" office:value="2.20157098770142" calcext:value-type="float">
            <text:p>2.20157098770142</text:p>
          </table:table-cell>
          <table:table-cell office:value-type="float" office:value="2.23492836952209" calcext:value-type="float">
            <text:p>2.23492836952209</text:p>
          </table:table-cell>
          <table:table-cell office:value-type="float" office:value="2.26828551292419" calcext:value-type="float">
            <text:p>2.26828551292419</text:p>
          </table:table-cell>
          <table:table-cell office:value-type="float" office:value="2.30164265632629" calcext:value-type="float">
            <text:p>2.30164265632629</text:p>
          </table:table-cell>
          <table:table-cell office:value-type="float" office:value="2.36835741996765" calcext:value-type="float">
            <text:p>2.36835741996765</text:p>
          </table:table-cell>
          <table:table-cell office:value-type="float" office:value="2.40171456336975" calcext:value-type="float">
            <text:p>2.40171456336975</text:p>
          </table:table-cell>
          <table:table-cell office:value-type="float" office:value="2.43507194519043" calcext:value-type="float">
            <text:p>2.43507194519043</text:p>
          </table:table-cell>
          <table:table-cell office:value-type="float" office:value="2.46842908859253" calcext:value-type="float">
            <text:p>2.46842908859253</text:p>
          </table:table-cell>
          <table:table-cell office:value-type="float" office:value="2.53514361381531" calcext:value-type="float">
            <text:p>2.53514361381531</text:p>
          </table:table-cell>
          <table:table-cell office:value-type="float" office:value="2.60185766220093" calcext:value-type="float">
            <text:p>2.60185766220093</text:p>
          </table:table-cell>
          <table:table-cell office:value-type="float" office:value="2.66857171058655" calcext:value-type="float">
            <text:p>2.66857171058655</text:p>
          </table:table-cell>
          <table:table-cell office:value-type="float" office:value="2.73528575897217" calcext:value-type="float">
            <text:p>2.73528575897217</text:p>
          </table:table-cell>
          <table:table-cell office:value-type="float" office:value="2.80200004577637" calcext:value-type="float">
            <text:p>2.80200004577637</text:p>
          </table:table-cell>
          <table:table-cell office:value-type="float" office:value="3.16892695426941" calcext:value-type="float">
            <text:p>3.16892695426941</text:p>
          </table:table-cell>
          <table:table-cell office:value-type="float" office:value="3.20228385925293" calcext:value-type="float">
            <text:p>3.20228385925293</text:p>
          </table:table-cell>
          <table:table-cell office:value-type="float" office:value="3.26899766921997" calcext:value-type="float">
            <text:p>3.26899766921997</text:p>
          </table:table-cell>
          <table:table-cell office:value-type="float" office:value="3.33571195602417" calcext:value-type="float">
            <text:p>3.33571195602417</text:p>
          </table:table-cell>
          <table:table-cell office:value-type="float" office:value="3.43578267097473" calcext:value-type="float">
            <text:p>3.43578267097473</text:p>
          </table:table-cell>
          <table:table-cell office:value-type="float" office:value="3.46913957595825" calcext:value-type="float">
            <text:p>3.46913957595825</text:p>
          </table:table-cell>
          <table:table-cell office:value-type="float" office:value="3.53585386276245" calcext:value-type="float">
            <text:p>3.53585386276245</text:p>
          </table:table-cell>
          <table:table-cell office:value-type="float" office:value="3.70264101028442" calcext:value-type="float">
            <text:p>3.70264101028442</text:p>
          </table:table-cell>
          <table:table-cell office:value-type="float" office:value="3.83607053756714" calcext:value-type="float">
            <text:p>3.83607053756714</text:p>
          </table:table-cell>
          <table:table-cell office:value-type="float" office:value="3.9027853012085" calcext:value-type="float">
            <text:p>3.9027853012085</text:p>
          </table:table-cell>
          <table:table-cell office:value-type="float" office:value="3.93614268302917" calcext:value-type="float">
            <text:p>3.93614268302917</text:p>
          </table:table-cell>
          <table:table-cell office:value-type="float" office:value="4.00285768508911" calcext:value-type="float">
            <text:p>4.00285768508911</text:p>
          </table:table-cell>
          <table:table-cell office:value-type="float" office:value="4.06957221031189" calcext:value-type="float">
            <text:p>4.06957221031189</text:p>
          </table:table-cell>
          <table:table-cell office:value-type="float" office:value="4.13628697395325" calcext:value-type="float">
            <text:p>4.13628697395325</text:p>
          </table:table-cell>
          <table:table-cell office:value-type="float" office:value="4.20300197601318" calcext:value-type="float">
            <text:p>4.20300197601318</text:p>
          </table:table-cell>
          <table:table-cell office:value-type="float" office:value="4.40314626693726" calcext:value-type="float">
            <text:p>4.40314626693726</text:p>
          </table:table-cell>
          <table:table-cell office:value-type="float" office:value="4.46986079216003" calcext:value-type="float">
            <text:p>4.46986079216003</text:p>
          </table:table-cell>
          <table:table-cell office:value-type="float" office:value="4.53657555580139" calcext:value-type="float">
            <text:p>4.53657555580139</text:p>
          </table:table-cell>
          <table:table-cell office:value-type="float" office:value="4.60329079627991" calcext:value-type="float">
            <text:p>4.60329079627991</text:p>
          </table:table-cell>
          <table:table-cell office:value-type="float" office:value="4.77007818222046" calcext:value-type="float">
            <text:p>4.77007818222046</text:p>
          </table:table-cell>
          <table:table-cell office:value-type="float" office:value="4.8367931842804" calcext:value-type="float">
            <text:p>4.8367931842804</text:p>
          </table:table-cell>
          <table:table-cell office:value-type="float" office:value="4.90350794792175" calcext:value-type="float">
            <text:p>4.90350794792175</text:p>
          </table:table-cell>
          <table:table-cell office:value-type="float" office:value="4.93686556816101" calcext:value-type="float">
            <text:p>4.93686556816101</text:p>
          </table:table-cell>
          <table:table-cell office:value-type="float" office:value="5.00358057022095" calcext:value-type="float">
            <text:p>5.00358057022095</text:p>
          </table:table-cell>
          <table:table-cell office:value-type="float" office:value="5.03693795204163" calcext:value-type="float">
            <text:p>5.03693795204163</text:p>
          </table:table-cell>
          <table:table-cell office:value-type="float" office:value="5.07029557228088" calcext:value-type="float">
            <text:p>5.07029557228088</text:p>
          </table:table-cell>
          <table:table-cell office:value-type="float" office:value="5.10365295410156" calcext:value-type="float">
            <text:p>5.10365295410156</text:p>
          </table:table-cell>
          <table:table-cell office:value-type="float" office:value="5.13701033592224" calcext:value-type="float">
            <text:p>5.13701033592224</text:p>
          </table:table-cell>
          <table:table-cell office:value-type="float" office:value="5.1703679561615" calcext:value-type="float">
            <text:p>5.1703679561615</text:p>
          </table:table-cell>
          <table:table-cell office:value-type="float" office:value="5.27044034004211" calcext:value-type="float">
            <text:p>5.27044034004211</text:p>
          </table:table-cell>
          <table:table-cell office:value-type="float" office:value="5.30379772186279" calcext:value-type="float">
            <text:p>5.30379772186279</text:p>
          </table:table-cell>
          <table:table-cell office:value-type="float" office:value="5.33715558052063" calcext:value-type="float">
            <text:p>5.33715558052063</text:p>
          </table:table-cell>
          <table:table-cell office:value-type="float" office:value="5.40387034416199" calcext:value-type="float">
            <text:p>5.40387034416199</text:p>
          </table:table-cell>
          <table:table-cell office:value-type="float" office:value="5.63736796379089" calcext:value-type="float">
            <text:p>5.63736796379089</text:p>
          </table:table-cell>
          <table:table-cell office:value-type="float" office:value="5.70408034324646" calcext:value-type="float">
            <text:p>5.70408034324646</text:p>
          </table:table-cell>
          <table:table-cell office:value-type="float" office:value="5.73743677139282" calcext:value-type="float">
            <text:p>5.73743677139282</text:p>
          </table:table-cell>
          <table:table-cell office:value-type="float" office:value="5.80414915084839" calcext:value-type="float">
            <text:p>5.80414915084839</text:p>
          </table:table-cell>
          <table:table-cell office:value-type="float" office:value="5.83750534057617" calcext:value-type="float">
            <text:p>5.83750534057617</text:p>
          </table:table-cell>
          <table:table-cell office:value-type="float" office:value="5.90421772003174" calcext:value-type="float">
            <text:p>5.90421772003174</text:p>
          </table:table-cell>
          <table:table-cell office:value-type="float" office:value="5.93757390975952" calcext:value-type="float">
            <text:p>5.93757390975952</text:p>
          </table:table-cell>
          <table:table-cell office:value-type="float" office:value="6.00428628921509" calcext:value-type="float">
            <text:p>6.00428628921509</text:p>
          </table:table-cell>
          <table:table-cell office:value-type="float" office:value="6.37120389938355" calcext:value-type="float">
            <text:p>6.37120389938355</text:p>
          </table:table-cell>
          <table:table-cell office:value-type="float" office:value="6.43791604042053" calcext:value-type="float">
            <text:p>6.43791604042053</text:p>
          </table:table-cell>
          <table:table-cell office:value-type="float" office:value="6.50462818145752" calcext:value-type="float">
            <text:p>6.50462818145752</text:p>
          </table:table-cell>
          <table:table-cell office:value-type="float" office:value="6.57134318351746" calcext:value-type="float">
            <text:p>6.57134318351746</text:p>
          </table:table-cell>
          <table:table-cell office:value-type="float" office:value="6.60470080375671" calcext:value-type="float">
            <text:p>6.60470080375671</text:p>
          </table:table-cell>
          <table:table-cell office:value-type="float" office:value="6.67141604423523" calcext:value-type="float">
            <text:p>6.67141604423523</text:p>
          </table:table-cell>
          <table:table-cell office:value-type="float" office:value="6.73813128471375" calcext:value-type="float">
            <text:p>6.73813128471375</text:p>
          </table:table-cell>
          <table:table-cell office:value-type="float" office:value="6.80484628677368" calcext:value-type="float">
            <text:p>6.80484628677368</text:p>
          </table:table-cell>
          <table:table-cell office:value-type="float" office:value="6.83820414543152" calcext:value-type="float">
            <text:p>6.83820414543152</text:p>
          </table:table-cell>
          <table:table-cell office:value-type="float" office:value="6.93827676773071" calcext:value-type="float">
            <text:p>6.93827676773071</text:p>
          </table:table-cell>
          <table:table-cell office:value-type="float" office:value="6.97163438796997" calcext:value-type="float">
            <text:p>6.97163438796997</text:p>
          </table:table-cell>
          <table:table-cell office:value-type="float" office:value="7.03834986686707" calcext:value-type="float">
            <text:p>7.03834986686707</text:p>
          </table:table-cell>
          <table:table-cell office:value-type="float" office:value="7.07170748710632" calcext:value-type="float">
            <text:p>7.07170748710632</text:p>
          </table:table-cell>
          <table:table-cell office:value-type="float" office:value="7.13842248916626" calcext:value-type="float">
            <text:p>7.13842248916626</text:p>
          </table:table-cell>
          <table:table-cell office:value-type="float" office:value="7.20513796806335" calcext:value-type="float">
            <text:p>7.20513796806335</text:p>
          </table:table-cell>
          <table:table-cell office:value-type="float" office:value="7.30521082878113" calcext:value-type="float">
            <text:p>7.30521082878113</text:p>
          </table:table-cell>
          <table:table-cell office:value-type="float" office:value="7.37192630767822" calcext:value-type="float">
            <text:p>7.37192630767822</text:p>
          </table:table-cell>
          <table:table-cell office:value-type="float" office:value="7.40528392791748" calcext:value-type="float">
            <text:p>7.40528392791748</text:p>
          </table:table-cell>
          <table:table-cell office:value-type="float" office:value="7.43864178657532" calcext:value-type="float">
            <text:p>7.43864178657532</text:p>
          </table:table-cell>
          <table:table-cell office:value-type="float" office:value="7.47199940681458" calcext:value-type="float">
            <text:p>7.47199940681458</text:p>
          </table:table-cell>
          <table:table-cell office:value-type="float" office:value="7.50535702705383" calcext:value-type="float">
            <text:p>7.50535702705383</text:p>
          </table:table-cell>
          <table:table-cell office:value-type="float" office:value="7.57207226753235" calcext:value-type="float">
            <text:p>7.57207226753235</text:p>
          </table:table-cell>
          <table:table-cell office:value-type="float" office:value="7.63878726959229" calcext:value-type="float">
            <text:p>7.63878726959229</text:p>
          </table:table-cell>
          <table:table-cell office:value-type="float" office:value="7.67214465141296" calcext:value-type="float">
            <text:p>7.67214465141296</text:p>
          </table:table-cell>
          <table:table-cell office:value-type="float" office:value="7.70550203323364" calcext:value-type="float">
            <text:p>7.70550203323364</text:p>
          </table:table-cell>
          <table:table-cell office:value-type="float" office:value="7.77221727371216" calcext:value-type="float">
            <text:p>7.77221727371216</text:p>
          </table:table-cell>
          <table:table-cell office:value-type="float" office:value="7.8389322757721" calcext:value-type="float">
            <text:p>7.8389322757721</text:p>
          </table:table-cell>
          <table:table-cell office:value-type="float" office:value="7.90564751625061" calcext:value-type="float">
            <text:p>7.90564751625061</text:p>
          </table:table-cell>
          <table:table-cell office:value-type="float" office:value="7.93900513648987" calcext:value-type="float">
            <text:p>7.93900513648987</text:p>
          </table:table-cell>
          <table:table-cell office:value-type="float" office:value="7.97236251831055" calcext:value-type="float">
            <text:p>7.97236251831055</text:p>
          </table:table-cell>
          <table:table-cell office:value-type="float" office:value="8.20586538314819" calcext:value-type="float">
            <text:p>8.20586538314819</text:p>
          </table:table-cell>
          <table:table-cell office:value-type="float" office:value="8.30593824386597" calcext:value-type="float">
            <text:p>8.30593824386597</text:p>
          </table:table-cell>
          <table:table-cell office:value-type="float" office:value="8.33929562568665" calcext:value-type="float">
            <text:p>8.33929562568665</text:p>
          </table:table-cell>
          <table:table-cell office:value-type="float" office:value="8.3726532459259" calcext:value-type="float">
            <text:p>8.3726532459259</text:p>
          </table:table-cell>
          <table:table-cell office:value-type="float" office:value="8.40601062774658" calcext:value-type="float">
            <text:p>8.40601062774658</text:p>
          </table:table-cell>
          <table:table-cell office:value-type="float" office:value="8.43936824798584" calcext:value-type="float">
            <text:p>8.43936824798584</text:p>
          </table:table-cell>
          <table:table-cell office:value-type="float" office:value="8.47272610664368" calcext:value-type="float">
            <text:p>8.47272610664368</text:p>
          </table:table-cell>
          <table:table-cell office:value-type="float" office:value="8.53944087028503" calcext:value-type="float">
            <text:p>8.53944087028503</text:p>
          </table:table-cell>
          <table:table-cell office:value-type="float" office:value="8.73958563804626" calcext:value-type="float">
            <text:p>8.73958563804626</text:p>
          </table:table-cell>
          <table:table-cell office:value-type="float" office:value="8.90637302398682" calcext:value-type="float">
            <text:p>8.90637302398682</text:p>
          </table:table-cell>
          <table:table-cell office:value-type="float" office:value="8.97308802604675" calcext:value-type="float">
            <text:p>8.97308802604675</text:p>
          </table:table-cell>
          <table:table-cell office:value-type="float" office:value="9.03980302810669" calcext:value-type="float">
            <text:p>9.03980302810669</text:p>
          </table:table-cell>
          <table:table-cell office:value-type="float" office:value="9.07316040992737" calcext:value-type="float">
            <text:p>9.07316040992737</text:p>
          </table:table-cell>
          <table:table-cell office:value-type="float" office:value="9.10651803016663" calcext:value-type="float">
            <text:p>9.10651803016663</text:p>
          </table:table-cell>
          <table:table-cell office:value-type="float" office:value="9.13987541198731" calcext:value-type="float">
            <text:p>9.13987541198731</text:p>
          </table:table-cell>
          <table:table-cell office:value-type="float" office:value="9.17323279380798" calcext:value-type="float">
            <text:p>9.17323279380798</text:p>
          </table:table-cell>
          <table:table-cell office:value-type="float" office:value="9.2399480342865" calcext:value-type="float">
            <text:p>9.2399480342865</text:p>
          </table:table-cell>
          <table:table-cell office:value-type="float" office:value="9.27330541610718" calcext:value-type="float">
            <text:p>9.27330541610718</text:p>
          </table:table-cell>
          <table:table-cell office:value-type="float" office:value="9.34002017974854" calcext:value-type="float">
            <text:p>9.34002017974854</text:p>
          </table:table-cell>
          <table:table-cell office:value-type="float" office:value="9.37337779998779" calcext:value-type="float">
            <text:p>9.37337779998779</text:p>
          </table:table-cell>
          <table:table-cell office:value-type="float" office:value="9.40673518180847" calcext:value-type="float">
            <text:p>9.40673518180847</text:p>
          </table:table-cell>
          <table:table-cell office:value-type="float" office:value="9.54016494750977" calcext:value-type="float">
            <text:p>9.54016494750977</text:p>
          </table:table-cell>
          <table:table-cell office:value-type="float" office:value="9.60687899589539" calcext:value-type="float">
            <text:p>9.60687899589539</text:p>
          </table:table-cell>
          <table:table-cell office:value-type="float" office:value="9.67359328269959" calcext:value-type="float">
            <text:p>9.67359328269959</text:p>
          </table:table-cell>
          <table:table-cell office:value-type="float" office:value="10.0071642398834" calcext:value-type="float">
            <text:p>10.0071642398834</text:p>
          </table:table-cell>
          <table:table-cell office:value-type="float" office:value="10.073878288269" calcext:value-type="float">
            <text:p>10.073878288269</text:p>
          </table:table-cell>
          <table:table-cell office:value-type="float" office:value="10.1072354316711" calcext:value-type="float">
            <text:p>10.1072354316711</text:p>
          </table:table-cell>
          <table:table-cell office:value-type="float" office:value="10.1405925750732" calcext:value-type="float">
            <text:p>10.1405925750732</text:p>
          </table:table-cell>
          <table:table-cell office:value-type="float" office:value="10.1739497184753" calcext:value-type="float">
            <text:p>10.1739497184753</text:p>
          </table:table-cell>
          <table:table-cell office:value-type="float" office:value="10.2073066234589" calcext:value-type="float">
            <text:p>10.2073066234589</text:p>
          </table:table-cell>
          <table:table-cell office:value-type="float" office:value="10.3073778152466" calcext:value-type="float">
            <text:p>10.3073778152466</text:p>
          </table:table-cell>
          <table:table-cell office:value-type="float" office:value="10.3740921020508" calcext:value-type="float">
            <text:p>10.3740921020508</text:p>
          </table:table-cell>
          <table:table-cell office:value-type="float" office:value="10.4741632938385" calcext:value-type="float">
            <text:p>10.4741632938385</text:p>
          </table:table-cell>
          <table:table-cell office:value-type="float" office:value="10.507520198822" calcext:value-type="float">
            <text:p>10.507520198822</text:p>
          </table:table-cell>
          <table:table-cell office:value-type="float" office:value="10.5742340087891" calcext:value-type="float">
            <text:p>10.5742340087891</text:p>
          </table:table-cell>
          <table:table-cell office:value-type="float" office:value="10.6409480571747" calcext:value-type="float">
            <text:p>10.6409480571747</text:p>
          </table:table-cell>
          <table:table-cell office:value-type="float" office:value="10.7743759155273" calcext:value-type="float">
            <text:p>10.7743759155273</text:p>
          </table:table-cell>
          <table:table-cell office:value-type="float" office:value="10.8077328205109" calcext:value-type="float">
            <text:p>10.8077328205109</text:p>
          </table:table-cell>
          <table:table-cell office:value-type="float" office:value="10.8410897254944" calcext:value-type="float">
            <text:p>10.8410897254944</text:p>
          </table:table-cell>
          <table:table-cell office:value-type="float" office:value="10.90780377388" calcext:value-type="float">
            <text:p>10.90780377388</text:p>
          </table:table-cell>
          <table:table-cell office:value-type="float" office:value="10.974517583847" calcext:value-type="float">
            <text:p>10.974517583847</text:p>
          </table:table-cell>
          <table:table-cell office:value-type="float" office:value="11.0078744888306" calcext:value-type="float">
            <text:p>11.0078744888306</text:p>
          </table:table-cell>
          <table:table-cell office:value-type="float" office:value="11.0745882987976" calcext:value-type="float">
            <text:p>11.0745882987976</text:p>
          </table:table-cell>
          <table:table-cell office:value-type="float" office:value="11.1079452037811" calcext:value-type="float">
            <text:p>11.1079452037811</text:p>
          </table:table-cell>
          <table:table-cell office:value-type="float" office:value="11.1413021087646" calcext:value-type="float">
            <text:p>11.1413021087646</text:p>
          </table:table-cell>
          <table:table-cell office:value-type="float" office:value="11.1746590137482" calcext:value-type="float">
            <text:p>11.1746590137482</text:p>
          </table:table-cell>
          <table:table-cell office:value-type="float" office:value="11.2080161571503" calcext:value-type="float">
            <text:p>11.2080161571503</text:p>
          </table:table-cell>
          <table:table-cell office:value-type="float" office:value="11.3414437770844" calcext:value-type="float">
            <text:p>11.3414437770844</text:p>
          </table:table-cell>
          <table:table-cell office:value-type="float" office:value="11.3748009204865" calcext:value-type="float">
            <text:p>11.3748009204865</text:p>
          </table:table-cell>
          <table:table-cell office:value-type="float" office:value="11.5415856838226" calcext:value-type="float">
            <text:p>11.5415856838226</text:p>
          </table:table-cell>
          <table:table-cell office:value-type="float" office:value="11.5749425888062" calcext:value-type="float">
            <text:p>11.5749425888062</text:p>
          </table:table-cell>
          <table:table-cell office:value-type="float" office:value="11.6082992553711" calcext:value-type="float">
            <text:p>11.6082992553711</text:p>
          </table:table-cell>
          <table:table-cell office:value-type="float" office:value="11.6416561603546" calcext:value-type="float">
            <text:p>11.6416561603546</text:p>
          </table:table-cell>
          <table:table-cell office:value-type="float" office:value="11.7083699703217" calcext:value-type="float">
            <text:p>11.7083699703217</text:p>
          </table:table-cell>
          <table:table-cell office:value-type="float" office:value="11.7750840187073" calcext:value-type="float">
            <text:p>11.7750840187073</text:p>
          </table:table-cell>
          <table:table-cell office:value-type="float" office:value="11.8084406852722" calcext:value-type="float">
            <text:p>11.8084406852722</text:p>
          </table:table-cell>
          <table:table-cell office:value-type="float" office:value="11.8417975902557" calcext:value-type="float">
            <text:p>11.8417975902557</text:p>
          </table:table-cell>
          <table:table-cell office:value-type="float" office:value="11.9085114002228" calcext:value-type="float">
            <text:p>11.9085114002228</text:p>
          </table:table-cell>
          <table:table-cell office:value-type="float" office:value="12.0752956867218" calcext:value-type="float">
            <text:p>12.0752956867218</text:p>
          </table:table-cell>
          <table:table-cell office:value-type="float" office:value="12.1420092582703" calcext:value-type="float">
            <text:p>12.1420092582703</text:p>
          </table:table-cell>
          <table:table-cell office:value-type="float" office:value="12.1753661632538" calcext:value-type="float">
            <text:p>12.1753661632538</text:p>
          </table:table-cell>
          <table:table-cell office:value-type="float" office:value="12.2420797348022" calcext:value-type="float">
            <text:p>12.2420797348022</text:p>
          </table:table-cell>
          <table:table-cell office:value-type="float" office:value="12.4422206878662" calcext:value-type="float">
            <text:p>12.4422206878662</text:p>
          </table:table-cell>
          <table:table-cell office:value-type="float" office:value="12.4755775928497" calcext:value-type="float">
            <text:p>12.4755775928497</text:p>
          </table:table-cell>
          <table:table-cell office:value-type="float" office:value="12.5089342594147" calcext:value-type="float">
            <text:p>12.5089342594147</text:p>
          </table:table-cell>
          <table:table-cell office:value-type="float" office:value="12.5422928333282" calcext:value-type="float">
            <text:p>12.5422928333282</text:p>
          </table:table-cell>
          <table:table-cell office:value-type="float" office:value="12.642368555069" calcext:value-type="float">
            <text:p>12.642368555069</text:p>
          </table:table-cell>
          <table:table-cell office:value-type="float" office:value="12.7424442768097" calcext:value-type="float">
            <text:p>12.7424442768097</text:p>
          </table:table-cell>
          <table:table-cell office:value-type="float" office:value="12.842520236969" calcext:value-type="float">
            <text:p>12.842520236969</text:p>
          </table:table-cell>
          <table:table-cell office:value-type="float" office:value="12.8758788108826" calcext:value-type="float">
            <text:p>12.8758788108826</text:p>
          </table:table-cell>
          <table:table-cell office:value-type="float" office:value="12.9425964355469" calcext:value-type="float">
            <text:p>12.9425964355469</text:p>
          </table:table-cell>
          <table:table-cell office:value-type="float" office:value="13.0093138217926" calcext:value-type="float">
            <text:p>13.0093138217926</text:p>
          </table:table-cell>
          <table:table-cell office:value-type="float" office:value="13.0760314464569" calcext:value-type="float">
            <text:p>13.0760314464569</text:p>
          </table:table-cell>
          <table:table-cell office:value-type="float" office:value="13.1427490711212" calcext:value-type="float">
            <text:p>13.1427490711212</text:p>
          </table:table-cell>
          <table:table-cell office:value-type="float" office:value="13.3429021835327" calcext:value-type="float">
            <text:p>13.3429021835327</text:p>
          </table:table-cell>
          <table:table-cell office:value-type="float" office:value="13.4096202850342" calcext:value-type="float">
            <text:p>13.4096202850342</text:p>
          </table:table-cell>
          <table:table-cell office:value-type="float" office:value="13.4763383865356" calcext:value-type="float">
            <text:p>13.4763383865356</text:p>
          </table:table-cell>
          <table:table-cell office:value-type="float" office:value="13.5430541038513" calcext:value-type="float">
            <text:p>13.5430541038513</text:p>
          </table:table-cell>
          <table:table-cell office:value-type="float" office:value="13.5764110088348" calcext:value-type="float">
            <text:p>13.5764110088348</text:p>
          </table:table-cell>
          <table:table-cell office:value-type="float" office:value="13.6097676753998" calcext:value-type="float">
            <text:p>13.6097676753998</text:p>
          </table:table-cell>
          <table:table-cell office:value-type="float" office:value="13.6431248188019" calcext:value-type="float">
            <text:p>13.6431248188019</text:p>
          </table:table-cell>
          <table:table-cell office:value-type="float" office:value="13.6764817237854" calcext:value-type="float">
            <text:p>13.6764817237854</text:p>
          </table:table-cell>
          <table:table-cell office:value-type="float" office:value="13.7431955337524" calcext:value-type="float">
            <text:p>13.7431955337524</text:p>
          </table:table-cell>
          <table:table-cell office:value-type="float" office:value="13.8766226768494" calcext:value-type="float">
            <text:p>13.8766226768494</text:p>
          </table:table-cell>
          <table:table-cell office:value-type="float" office:value="13.943336725235" calcext:value-type="float">
            <text:p>13.943336725235</text:p>
          </table:table-cell>
          <table:table-cell office:value-type="float" office:value="14.1768343448639" calcext:value-type="float">
            <text:p>14.1768343448639</text:p>
          </table:table-cell>
          <table:table-cell office:value-type="float" office:value="14.2435481548309" calcext:value-type="float">
            <text:p>14.2435481548309</text:p>
          </table:table-cell>
          <table:table-cell office:value-type="float" office:value="14.3102617263794" calcext:value-type="float">
            <text:p>14.3102617263794</text:p>
          </table:table-cell>
          <table:table-cell office:value-type="float" office:value="14.3769752979279" calcext:value-type="float">
            <text:p>14.3769752979279</text:p>
          </table:table-cell>
          <table:table-cell office:value-type="float" office:value="14.4103319644928" calcext:value-type="float">
            <text:p>14.4103319644928</text:p>
          </table:table-cell>
          <table:table-cell office:value-type="float" office:value="14.4436886310577" calcext:value-type="float">
            <text:p>14.4436886310577</text:p>
          </table:table-cell>
          <table:table-cell office:value-type="float" office:value="14.5104022026062" calcext:value-type="float">
            <text:p>14.5104022026062</text:p>
          </table:table-cell>
          <table:table-cell office:value-type="float" office:value="14.5437591075897" calcext:value-type="float">
            <text:p>14.5437591075897</text:p>
          </table:table-cell>
          <table:table-cell office:value-type="float" office:value="14.6771864891052" calcext:value-type="float">
            <text:p>14.6771864891052</text:p>
          </table:table-cell>
          <table:table-cell office:value-type="float" office:value="14.7439000606537" calcext:value-type="float">
            <text:p>14.7439000606537</text:p>
          </table:table-cell>
          <table:table-cell office:value-type="float" office:value="14.8106136322021" calcext:value-type="float">
            <text:p>14.8106136322021</text:p>
          </table:table-cell>
          <table:table-cell office:value-type="float" office:value="15.077467918396" calcext:value-type="float">
            <text:p>15.077467918396</text:p>
          </table:table-cell>
          <table:table-cell office:value-type="float" office:value="15.2442517280579" calcext:value-type="float">
            <text:p>15.2442517280579</text:p>
          </table:table-cell>
          <table:table-cell office:value-type="float" office:value="15.3109652996063" calcext:value-type="float">
            <text:p>15.3109652996063</text:p>
          </table:table-cell>
          <table:table-cell office:value-type="float" office:value="15.3776786327362" calcext:value-type="float">
            <text:p>15.3776786327362</text:p>
          </table:table-cell>
          <table:table-cell office:value-type="float" office:value="15.4443919658661" calcext:value-type="float">
            <text:p>15.4443919658661</text:p>
          </table:table-cell>
          <table:table-cell office:value-type="float" office:value="15.5111057758331" calcext:value-type="float">
            <text:p>15.5111057758331</text:p>
          </table:table-cell>
          <table:table-cell office:value-type="float" office:value="15.5778272151947" calcext:value-type="float">
            <text:p>15.5778272151947</text:p>
          </table:table-cell>
          <table:table-cell office:value-type="float" office:value="15.6111879348755" calcext:value-type="float">
            <text:p>15.6111879348755</text:p>
          </table:table-cell>
          <table:table-cell office:value-type="float" office:value="15.6779098510742" calcext:value-type="float">
            <text:p>15.6779098510742</text:p>
          </table:table-cell>
          <table:table-cell office:value-type="float" office:value="15.7112708091736" calcext:value-type="float">
            <text:p>15.7112708091736</text:p>
          </table:table-cell>
          <table:table-cell office:value-type="float" office:value="15.7779927253723" calcext:value-type="float">
            <text:p>15.7779927253723</text:p>
          </table:table-cell>
          <table:table-cell office:value-type="float" office:value="15.8113534450531" calcext:value-type="float">
            <text:p>15.8113534450531</text:p>
          </table:table-cell>
          <table:table-cell office:value-type="float" office:value="15.8780755996704" calcext:value-type="float">
            <text:p>15.8780755996704</text:p>
          </table:table-cell>
          <table:table-cell office:value-type="float" office:value="15.9447977542877" calcext:value-type="float">
            <text:p>15.9447977542877</text:p>
          </table:table-cell>
          <table:table-cell office:value-type="float" office:value="16.011519908905" calcext:value-type="float">
            <text:p>16.011519908905</text:p>
          </table:table-cell>
          <table:table-cell office:value-type="float" office:value="16.2116868495941" calcext:value-type="float">
            <text:p>16.2116868495941</text:p>
          </table:table-cell>
          <table:table-cell office:value-type="float" office:value="16.2784094810486" calcext:value-type="float">
            <text:p>16.2784094810486</text:p>
          </table:table-cell>
          <table:table-cell office:value-type="float" office:value="16.3117706775665" calcext:value-type="float">
            <text:p>16.3117706775665</text:p>
          </table:table-cell>
          <table:table-cell office:value-type="float" office:value="16.6453659534454" calcext:value-type="float">
            <text:p>16.6453659534454</text:p>
          </table:table-cell>
          <table:table-cell office:value-type="float" office:value="16.7120792865753" calcext:value-type="float">
            <text:p>16.7120792865753</text:p>
          </table:table-cell>
          <table:table-cell office:value-type="float" office:value="16.7787926197052" calcext:value-type="float">
            <text:p>16.7787926197052</text:p>
          </table:table-cell>
          <table:table-cell office:value-type="float" office:value="16.8455059528351" calcext:value-type="float">
            <text:p>16.8455059528351</text:p>
          </table:table-cell>
          <table:table-cell office:value-type="float" office:value="16.912219285965" calcext:value-type="float">
            <text:p>16.912219285965</text:p>
          </table:table-cell>
          <table:table-cell office:value-type="float" office:value="16.9455759525299" calcext:value-type="float">
            <text:p>16.9455759525299</text:p>
          </table:table-cell>
          <table:table-cell office:value-type="float" office:value="17.0122892856598" calcext:value-type="float">
            <text:p>17.0122892856598</text:p>
          </table:table-cell>
          <table:table-cell office:value-type="float" office:value="17.0790023803711" calcext:value-type="float">
            <text:p>17.0790023803711</text:p>
          </table:table-cell>
          <table:table-cell office:value-type="float" office:value="17.2124288082123" calcext:value-type="float">
            <text:p>17.2124288082123</text:p>
          </table:table-cell>
          <table:table-cell office:value-type="float" office:value="17.2457854747772" calcext:value-type="float">
            <text:p>17.2457854747772</text:p>
          </table:table-cell>
          <table:table-cell office:value-type="float" office:value="17.2791421413422" calcext:value-type="float">
            <text:p>17.2791421413422</text:p>
          </table:table-cell>
          <table:table-cell office:value-type="float" office:value="17.3458552360535" calcext:value-type="float">
            <text:p>17.3458552360535</text:p>
          </table:table-cell>
          <table:table-cell office:value-type="float" office:value="17.4125683307648" calcext:value-type="float">
            <text:p>17.4125683307648</text:p>
          </table:table-cell>
          <table:table-cell office:value-type="float" office:value="17.6127181053162" calcext:value-type="float">
            <text:p>17.6127181053162</text:p>
          </table:table-cell>
          <table:table-cell office:value-type="float" office:value="17.6794383525848" calcext:value-type="float">
            <text:p>17.6794383525848</text:p>
          </table:table-cell>
          <table:table-cell office:value-type="float" office:value="17.8128790855408" calcext:value-type="float">
            <text:p>17.8128790855408</text:p>
          </table:table-cell>
          <table:table-cell office:value-type="float" office:value="17.846239566803" calcext:value-type="float">
            <text:p>17.846239566803</text:p>
          </table:table-cell>
          <table:table-cell office:value-type="float" office:value="17.9129598140717" calcext:value-type="float">
            <text:p>17.9129598140717</text:p>
          </table:table-cell>
          <table:table-cell office:value-type="float" office:value="17.9463200569153" calcext:value-type="float">
            <text:p>17.9463200569153</text:p>
          </table:table-cell>
          <table:table-cell office:value-type="float" office:value="18.0130407810211" calcext:value-type="float">
            <text:p>18.0130407810211</text:p>
          </table:table-cell>
          <table:table-cell office:value-type="float" office:value="18.0797612667084" calcext:value-type="float">
            <text:p>18.0797612667084</text:p>
          </table:table-cell>
          <table:table-cell office:value-type="float" office:value="18.1464819908142" calcext:value-type="float">
            <text:p>18.1464819908142</text:p>
          </table:table-cell>
          <table:table-cell office:value-type="float" office:value="18.21320271492" calcext:value-type="float">
            <text:p>18.21320271492</text:p>
          </table:table-cell>
          <table:table-cell office:value-type="float" office:value="18.2799234390259" calcext:value-type="float">
            <text:p>18.2799234390259</text:p>
          </table:table-cell>
          <table:table-cell office:value-type="float" office:value="18.4133653640747" calcext:value-type="float">
            <text:p>18.4133653640747</text:p>
          </table:table-cell>
          <table:table-cell office:value-type="float" office:value="18.4467260837555" calcext:value-type="float">
            <text:p>18.4467260837555</text:p>
          </table:table-cell>
          <table:table-cell office:value-type="float" office:value="18.5134470462799" calcext:value-type="float">
            <text:p>18.5134470462799</text:p>
          </table:table-cell>
          <table:table-cell office:value-type="float" office:value="18.5468053817749" calcext:value-type="float">
            <text:p>18.5468053817749</text:p>
          </table:table-cell>
          <table:table-cell office:value-type="float" office:value="18.5801639556885" calcext:value-type="float">
            <text:p>18.5801639556885</text:p>
          </table:table-cell>
          <table:table-cell office:value-type="float" office:value="18.6135227680206" calcext:value-type="float">
            <text:p>18.6135227680206</text:p>
          </table:table-cell>
          <table:table-cell office:value-type="float" office:value="18.6468813419342" calcext:value-type="float">
            <text:p>18.6468813419342</text:p>
          </table:table-cell>
          <table:table-cell office:value-type="float" office:value="18.7135982513428" calcext:value-type="float">
            <text:p>18.7135982513428</text:p>
          </table:table-cell>
          <table:table-cell office:value-type="float" office:value="18.7469570636749" calcext:value-type="float">
            <text:p>18.7469570636749</text:p>
          </table:table-cell>
          <table:table-cell office:value-type="float" office:value="18.7803156375885" calcext:value-type="float">
            <text:p>18.7803156375885</text:p>
          </table:table-cell>
          <table:table-cell office:value-type="float" office:value="18.8803915977478" calcext:value-type="float">
            <text:p>18.8803915977478</text:p>
          </table:table-cell>
          <table:table-cell office:value-type="float" office:value="18.9137501716614" calcext:value-type="float">
            <text:p>18.9137501716614</text:p>
          </table:table-cell>
          <table:table-cell office:value-type="float" office:value="18.9804675579071" calcext:value-type="float">
            <text:p>18.9804675579071</text:p>
          </table:table-cell>
          <table:table-cell office:value-type="float" office:value="19.0471847057343" calcext:value-type="float">
            <text:p>19.0471847057343</text:p>
          </table:table-cell>
          <table:table-cell office:value-type="float" office:value="19.11390209198" calcext:value-type="float">
            <text:p>19.11390209198</text:p>
          </table:table-cell>
          <table:table-cell office:value-type="float" office:value="19.1806192398071" calcext:value-type="float">
            <text:p>19.1806192398071</text:p>
          </table:table-cell>
          <table:table-cell office:value-type="float" office:value="19.2473368644714" calcext:value-type="float">
            <text:p>19.2473368644714</text:p>
          </table:table-cell>
          <table:table-cell office:value-type="float" office:value="19.3140542507172" calcext:value-type="float">
            <text:p>19.3140542507172</text:p>
          </table:table-cell>
          <table:table-cell office:value-type="float" office:value="19.3807716369629" calcext:value-type="float">
            <text:p>19.3807716369629</text:p>
          </table:table-cell>
          <table:table-cell office:value-type="float" office:value="19.4141302108765" calcext:value-type="float">
            <text:p>19.4141302108765</text:p>
          </table:table-cell>
          <table:table-cell office:value-type="float" office:value="19.4808478355408" calcext:value-type="float">
            <text:p>19.4808478355408</text:p>
          </table:table-cell>
          <table:table-cell office:value-type="float" office:value="19.5142066478729" calcext:value-type="float">
            <text:p>19.5142066478729</text:p>
          </table:table-cell>
          <table:table-cell office:value-type="float" office:value="19.5809257030487" calcext:value-type="float">
            <text:p>19.5809257030487</text:p>
          </table:table-cell>
          <table:table-cell office:value-type="float" office:value="19.6142852306366" calcext:value-type="float">
            <text:p>19.6142852306366</text:p>
          </table:table-cell>
          <table:table-cell office:value-type="float" office:value="19.681004524231" calcext:value-type="float">
            <text:p>19.681004524231</text:p>
          </table:table-cell>
          <table:table-cell office:value-type="float" office:value="19.7477238178253" calcext:value-type="float">
            <text:p>19.7477238178253</text:p>
          </table:table-cell>
          <table:table-cell office:value-type="float" office:value="19.8144431114197" calcext:value-type="float">
            <text:p>19.8144431114197</text:p>
          </table:table-cell>
          <table:table-cell office:value-type="float" office:value="19.8811626434326" calcext:value-type="float">
            <text:p>19.8811626434326</text:p>
          </table:table-cell>
          <table:table-cell office:value-type="float" office:value="19.9478816986084" calcext:value-type="float">
            <text:p>19.9478816986084</text:p>
          </table:table-cell>
          <table:table-cell office:value-type="float" office:value="19.9812417030334" calcext:value-type="float">
            <text:p>19.9812417030334</text:p>
          </table:table-cell>
          <table:table-cell office:value-type="float" office:value="20.0479612350464" calcext:value-type="float">
            <text:p>20.0479612350464</text:p>
          </table:table-cell>
          <table:table-cell office:value-type="float" office:value="20.0813207626343" calcext:value-type="float">
            <text:p>20.0813207626343</text:p>
          </table:table-cell>
          <table:table-cell office:value-type="float" office:value="20.1480405330658" calcext:value-type="float">
            <text:p>20.1480405330658</text:p>
          </table:table-cell>
          <table:table-cell office:value-type="float" office:value="20.2147603034973" calcext:value-type="float">
            <text:p>20.2147603034973</text:p>
          </table:table-cell>
          <table:table-cell office:value-type="float" office:value="20.2814795970917" calcext:value-type="float">
            <text:p>20.2814795970917</text:p>
          </table:table-cell>
          <table:table-cell office:value-type="float" office:value="20.3481996059418" calcext:value-type="float">
            <text:p>20.3481996059418</text:p>
          </table:table-cell>
          <table:table-cell office:value-type="float" office:value="20.4482791423798" calcext:value-type="float">
            <text:p>20.4482791423798</text:p>
          </table:table-cell>
          <table:table-cell office:value-type="float" office:value="20.4816393852234" calcext:value-type="float">
            <text:p>20.4816393852234</text:p>
          </table:table-cell>
          <table:table-cell office:value-type="float" office:value="20.5149991512299" calcext:value-type="float">
            <text:p>20.5149991512299</text:p>
          </table:table-cell>
          <table:table-cell office:value-type="float" office:value="20.5817196369171" calcext:value-type="float">
            <text:p>20.5817196369171</text:p>
          </table:table-cell>
          <table:table-cell office:value-type="float" office:value="20.6150801181793" calcext:value-type="float">
            <text:p>20.6150801181793</text:p>
          </table:table-cell>
          <table:table-cell office:value-type="float" office:value="20.6484403610229" calcext:value-type="float">
            <text:p>20.6484403610229</text:p>
          </table:table-cell>
          <table:table-cell office:value-type="float" office:value="20.6818008422852" calcext:value-type="float">
            <text:p>20.6818008422852</text:p>
          </table:table-cell>
          <table:table-cell office:value-type="float" office:value="20.7151610851288" calcext:value-type="float">
            <text:p>20.7151610851288</text:p>
          </table:table-cell>
          <table:table-cell office:value-type="float" office:value="20.7485213279724" calcext:value-type="float">
            <text:p>20.7485213279724</text:p>
          </table:table-cell>
          <table:table-cell office:value-type="float" office:value="20.8152422904968" calcext:value-type="float">
            <text:p>20.8152422904968</text:p>
          </table:table-cell>
          <table:table-cell office:value-type="float" office:value="20.8819632530212" calcext:value-type="float">
            <text:p>20.8819632530212</text:p>
          </table:table-cell>
          <table:table-cell office:value-type="float" office:value="20.9153237342834" calcext:value-type="float">
            <text:p>20.9153237342834</text:p>
          </table:table-cell>
          <table:table-cell office:value-type="float" office:value="20.9486842155457" calcext:value-type="float">
            <text:p>20.9486842155457</text:p>
          </table:table-cell>
          <table:table-cell office:value-type="float" office:value="20.9820446968079" calcext:value-type="float">
            <text:p>20.9820446968079</text:p>
          </table:table-cell>
          <table:table-cell office:value-type="float" office:value="21.0487658977509" calcext:value-type="float">
            <text:p>21.0487658977509</text:p>
          </table:table-cell>
          <table:table-cell office:value-type="float" office:value="21.0821263790131" calcext:value-type="float">
            <text:p>21.0821263790131</text:p>
          </table:table-cell>
          <table:table-cell office:value-type="float" office:value="21.1154870986938" calcext:value-type="float">
            <text:p>21.1154870986938</text:p>
          </table:table-cell>
          <table:table-cell office:value-type="float" office:value="21.1488475799561" calcext:value-type="float">
            <text:p>21.1488475799561</text:p>
          </table:table-cell>
          <table:table-cell office:value-type="float" office:value="21.2155690193176" calcext:value-type="float">
            <text:p>21.2155690193176</text:p>
          </table:table-cell>
          <table:table-cell office:value-type="float" office:value="21.2822902202606" calcext:value-type="float">
            <text:p>21.2822902202606</text:p>
          </table:table-cell>
          <table:table-cell office:value-type="float" office:value="21.3490116596222" calcext:value-type="float">
            <text:p>21.3490116596222</text:p>
          </table:table-cell>
          <table:table-cell office:value-type="float" office:value="21.4157333374023" calcext:value-type="float">
            <text:p>21.4157333374023</text:p>
          </table:table-cell>
          <table:table-cell office:value-type="float" office:value="21.4490940570831" calcext:value-type="float">
            <text:p>21.4490940570831</text:p>
          </table:table-cell>
          <table:table-cell office:value-type="float" office:value="21.4824547767639" calcext:value-type="float">
            <text:p>21.4824547767639</text:p>
          </table:table-cell>
          <table:table-cell office:value-type="float" office:value="21.5491733551025" calcext:value-type="float">
            <text:p>21.5491733551025</text:p>
          </table:table-cell>
          <table:table-cell office:value-type="float" office:value="21.5825307369232" calcext:value-type="float">
            <text:p>21.5825307369232</text:p>
          </table:table-cell>
          <table:table-cell office:value-type="float" office:value="21.6492459774017" calcext:value-type="float">
            <text:p>21.6492459774017</text:p>
          </table:table-cell>
          <table:table-cell office:value-type="float" office:value="21.7159612178802" calcext:value-type="float">
            <text:p>21.7159612178802</text:p>
          </table:table-cell>
          <table:table-cell office:value-type="float" office:value="21.7493185997009" calcext:value-type="float">
            <text:p>21.7493185997009</text:p>
          </table:table-cell>
          <table:table-cell office:value-type="float" office:value="21.8493912220001" calcext:value-type="float">
            <text:p>21.8493912220001</text:p>
          </table:table-cell>
          <table:table-cell office:value-type="float" office:value="21.882749080658" calcext:value-type="float">
            <text:p>21.882749080658</text:p>
          </table:table-cell>
          <table:table-cell office:value-type="float" office:value="21.9494640827179" calcext:value-type="float">
            <text:p>21.9494640827179</text:p>
          </table:table-cell>
          <table:table-cell office:value-type="float" office:value="21.9828214645386" calcext:value-type="float">
            <text:p>21.9828214645386</text:p>
          </table:table-cell>
          <table:table-cell office:value-type="float" office:value="22.0161790847778" calcext:value-type="float">
            <text:p>22.0161790847778</text:p>
          </table:table-cell>
          <table:table-cell office:value-type="float" office:value="22.0495364665985" calcext:value-type="float">
            <text:p>22.0495364665985</text:p>
          </table:table-cell>
          <table:table-cell office:value-type="float" office:value="22.0828943252563" calcext:value-type="float">
            <text:p>22.0828943252563</text:p>
          </table:table-cell>
          <table:table-cell office:value-type="float" office:value="22.116251707077" calcext:value-type="float">
            <text:p>22.116251707077</text:p>
          </table:table-cell>
          <table:table-cell office:value-type="float" office:value="22.1496090888977" calcext:value-type="float">
            <text:p>22.149609088897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5415469377558" calcext:value-type="float">
            <text:p>0.165415469377558</text:p>
          </table:table-cell>
          <table:table-cell office:value-type="float" office:value="0.165423673841309" calcext:value-type="float">
            <text:p>0.165423673841309</text:p>
          </table:table-cell>
          <table:table-cell office:value-type="float" office:value="0.165455157600673" calcext:value-type="float">
            <text:p>0.165455157600673</text:p>
          </table:table-cell>
          <table:table-cell office:value-type="float" office:value="0.165653123705783" calcext:value-type="float">
            <text:p>0.165653123705783</text:p>
          </table:table-cell>
          <table:table-cell office:value-type="float" office:value="0.165552532925863" calcext:value-type="float">
            <text:p>0.165552532925863</text:p>
          </table:table-cell>
          <table:table-cell office:value-type="float" office:value="0.165417332269202" calcext:value-type="float">
            <text:p>0.165417332269202</text:p>
          </table:table-cell>
          <table:table-cell office:value-type="float" office:value="0.16578511286152" calcext:value-type="float">
            <text:p>0.16578511286152</text:p>
          </table:table-cell>
          <table:table-cell office:value-type="float" office:value="0.16547052557529" calcext:value-type="float">
            <text:p>0.16547052557529</text:p>
          </table:table-cell>
          <table:table-cell office:value-type="float" office:value="0.165974420865236" calcext:value-type="float">
            <text:p>0.165974420865236</text:p>
          </table:table-cell>
          <table:table-cell office:value-type="float" office:value="0.165585149920089" calcext:value-type="float">
            <text:p>0.165585149920089</text:p>
          </table:table-cell>
          <table:table-cell office:value-type="float" office:value="0.165497517144105" calcext:value-type="float">
            <text:p>0.165497517144105</text:p>
          </table:table-cell>
          <table:table-cell office:value-type="float" office:value="0.165590173415248" calcext:value-type="float">
            <text:p>0.165590173415248</text:p>
          </table:table-cell>
          <table:table-cell office:value-type="float" office:value="0.165458606353632" calcext:value-type="float">
            <text:p>0.165458606353632</text:p>
          </table:table-cell>
          <table:table-cell office:value-type="float" office:value="0.165497874700291" calcext:value-type="float">
            <text:p>0.165497874700291</text:p>
          </table:table-cell>
          <table:table-cell office:value-type="float" office:value="0.165647272483407" calcext:value-type="float">
            <text:p>0.165647272483407</text:p>
          </table:table-cell>
          <table:table-cell office:value-type="float" office:value="0.16582827239384" calcext:value-type="float">
            <text:p>0.16582827239384</text:p>
          </table:table-cell>
          <table:table-cell office:value-type="float" office:value="0.165799032671377" calcext:value-type="float">
            <text:p>0.165799032671377</text:p>
          </table:table-cell>
          <table:table-cell office:value-type="float" office:value="0.165786574993021" calcext:value-type="float">
            <text:p>0.165786574993021</text:p>
          </table:table-cell>
          <table:table-cell office:value-type="float" office:value="0.165632838843657" calcext:value-type="float">
            <text:p>0.165632838843657</text:p>
          </table:table-cell>
          <table:table-cell office:value-type="float" office:value="0.165335104065227" calcext:value-type="float">
            <text:p>0.165335104065227</text:p>
          </table:table-cell>
          <table:table-cell office:value-type="float" office:value="0.16557035477158" calcext:value-type="float">
            <text:p>0.16557035477158</text:p>
          </table:table-cell>
          <table:table-cell office:value-type="float" office:value="0.165496118348835" calcext:value-type="float">
            <text:p>0.165496118348835</text:p>
          </table:table-cell>
          <table:table-cell office:value-type="float" office:value="0.165599499808247" calcext:value-type="float">
            <text:p>0.165599499808247</text:p>
          </table:table-cell>
          <table:table-cell office:value-type="float" office:value="0.16559936278722" calcext:value-type="float">
            <text:p>0.16559936278722</text:p>
          </table:table-cell>
          <table:table-cell office:value-type="float" office:value="0.16559178514014" calcext:value-type="float">
            <text:p>0.16559178514014</text:p>
          </table:table-cell>
          <table:table-cell office:value-type="float" office:value="0.165740735960517" calcext:value-type="float">
            <text:p>0.165740735960517</text:p>
          </table:table-cell>
          <table:table-cell office:value-type="float" office:value="0.165937052511238" calcext:value-type="float">
            <text:p>0.165937052511238</text:p>
          </table:table-cell>
          <table:table-cell office:value-type="float" office:value="0.165647052029116" calcext:value-type="float">
            <text:p>0.165647052029116</text:p>
          </table:table-cell>
          <table:table-cell office:value-type="float" office:value="0.165598185401613" calcext:value-type="float">
            <text:p>0.165598185401613</text:p>
          </table:table-cell>
          <table:table-cell office:value-type="float" office:value="0.165786915163796" calcext:value-type="float">
            <text:p>0.165786915163796</text:p>
          </table:table-cell>
          <table:table-cell office:value-type="float" office:value="0.165600374652738" calcext:value-type="float">
            <text:p>0.165600374652738</text:p>
          </table:table-cell>
          <table:table-cell office:value-type="float" office:value="0.16529664912661" calcext:value-type="float">
            <text:p>0.16529664912661</text:p>
          </table:table-cell>
          <table:table-cell office:value-type="float" office:value="0.165729519232258" calcext:value-type="float">
            <text:p>0.165729519232258</text:p>
          </table:table-cell>
          <table:table-cell office:value-type="float" office:value="0.165682593627224" calcext:value-type="float">
            <text:p>0.165682593627224</text:p>
          </table:table-cell>
          <table:table-cell office:value-type="float" office:value="0.165750388401322" calcext:value-type="float">
            <text:p>0.165750388401322</text:p>
          </table:table-cell>
          <table:table-cell office:value-type="float" office:value="0.165603802533966" calcext:value-type="float">
            <text:p>0.165603802533966</text:p>
          </table:table-cell>
          <table:table-cell office:value-type="float" office:value="0.165639026927857" calcext:value-type="float">
            <text:p>0.165639026927857</text:p>
          </table:table-cell>
          <table:table-cell office:value-type="float" office:value="0.165502732608683" calcext:value-type="float">
            <text:p>0.165502732608683</text:p>
          </table:table-cell>
          <table:table-cell office:value-type="float" office:value="0.165556123905829" calcext:value-type="float">
            <text:p>0.165556123905829</text:p>
          </table:table-cell>
          <table:table-cell office:value-type="float" office:value="0.165635332668033" calcext:value-type="float">
            <text:p>0.165635332668033</text:p>
          </table:table-cell>
          <table:table-cell office:value-type="float" office:value="0.165346395277081" calcext:value-type="float">
            <text:p>0.165346395277081</text:p>
          </table:table-cell>
          <table:table-cell office:value-type="float" office:value="0.165687354118842" calcext:value-type="float">
            <text:p>0.165687354118842</text:p>
          </table:table-cell>
          <table:table-cell office:value-type="float" office:value="0.165653449671817" calcext:value-type="float">
            <text:p>0.165653449671817</text:p>
          </table:table-cell>
          <table:table-cell office:value-type="float" office:value="0.165569928651694" calcext:value-type="float">
            <text:p>0.165569928651694</text:p>
          </table:table-cell>
          <table:table-cell office:value-type="float" office:value="0.165852681273512" calcext:value-type="float">
            <text:p>0.165852681273512</text:p>
          </table:table-cell>
          <table:table-cell office:value-type="float" office:value="0.165507321486355" calcext:value-type="float">
            <text:p>0.165507321486355</text:p>
          </table:table-cell>
          <table:table-cell office:value-type="float" office:value="0.165655904930695" calcext:value-type="float">
            <text:p>0.165655904930695</text:p>
          </table:table-cell>
          <table:table-cell office:value-type="float" office:value="0.165383872885204" calcext:value-type="float">
            <text:p>0.165383872885204</text:p>
          </table:table-cell>
          <table:table-cell office:value-type="float" office:value="0.165518418731948" calcext:value-type="float">
            <text:p>0.165518418731948</text:p>
          </table:table-cell>
          <table:table-cell office:value-type="float" office:value="0.165523431656351" calcext:value-type="float">
            <text:p>0.165523431656351</text:p>
          </table:table-cell>
          <table:table-cell office:value-type="float" office:value="0.165836489047316" calcext:value-type="float">
            <text:p>0.165836489047316</text:p>
          </table:table-cell>
          <table:table-cell office:value-type="float" office:value="0.165135366488705" calcext:value-type="float">
            <text:p>0.165135366488705</text:p>
          </table:table-cell>
          <table:table-cell office:value-type="float" office:value="0.165212671110355" calcext:value-type="float">
            <text:p>0.165212671110355</text:p>
          </table:table-cell>
          <table:table-cell office:value-type="float" office:value="0.165912577811203" calcext:value-type="float">
            <text:p>0.165912577811203</text:p>
          </table:table-cell>
          <table:table-cell office:value-type="float" office:value="0.166036659893721" calcext:value-type="float">
            <text:p>0.166036659893721</text:p>
          </table:table-cell>
          <table:table-cell office:value-type="float" office:value="0.166503306500273" calcext:value-type="float">
            <text:p>0.166503306500273</text:p>
          </table:table-cell>
          <table:table-cell office:value-type="float" office:value="0.166065696960509" calcext:value-type="float">
            <text:p>0.166065696960509</text:p>
          </table:table-cell>
          <table:table-cell office:value-type="float" office:value="0.165972839692126" calcext:value-type="float">
            <text:p>0.165972839692126</text:p>
          </table:table-cell>
          <table:table-cell office:value-type="float" office:value="0.16456623776228" calcext:value-type="float">
            <text:p>0.16456623776228</text:p>
          </table:table-cell>
          <table:table-cell office:value-type="float" office:value="0.163391577651615" calcext:value-type="float">
            <text:p>0.163391577651615</text:p>
          </table:table-cell>
          <table:table-cell office:value-type="float" office:value="0.163351141668741" calcext:value-type="float">
            <text:p>0.163351141668741</text:p>
          </table:table-cell>
          <table:table-cell office:value-type="float" office:value="0.201370063312135" calcext:value-type="float">
            <text:p>0.201370063312135</text:p>
          </table:table-cell>
          <table:table-cell office:value-type="float" office:value="0.199784968964403" calcext:value-type="float">
            <text:p>0.199784968964403</text:p>
          </table:table-cell>
          <table:table-cell office:value-type="float" office:value="0.196777374556084" calcext:value-type="float">
            <text:p>0.196777374556084</text:p>
          </table:table-cell>
          <table:table-cell office:value-type="float" office:value="0.193935382529969" calcext:value-type="float">
            <text:p>0.193935382529969</text:p>
          </table:table-cell>
          <table:table-cell office:value-type="float" office:value="0.191186110723558" calcext:value-type="float">
            <text:p>0.191186110723558</text:p>
          </table:table-cell>
          <table:table-cell office:value-type="float" office:value="0.191276090176616" calcext:value-type="float">
            <text:p>0.191276090176616</text:p>
          </table:table-cell>
          <table:table-cell office:value-type="float" office:value="0.192402614255318" calcext:value-type="float">
            <text:p>0.192402614255318</text:p>
          </table:table-cell>
          <table:table-cell office:value-type="float" office:value="0.193955240620673" calcext:value-type="float">
            <text:p>0.193955240620673</text:p>
          </table:table-cell>
          <table:table-cell office:value-type="float" office:value="0.182669147696467" calcext:value-type="float">
            <text:p>0.182669147696467</text:p>
          </table:table-cell>
          <table:table-cell office:value-type="float" office:value="0.182303673667364" calcext:value-type="float">
            <text:p>0.182303673667364</text:p>
          </table:table-cell>
          <table:table-cell office:value-type="float" office:value="0.182706110943951" calcext:value-type="float">
            <text:p>0.182706110943951</text:p>
          </table:table-cell>
          <table:table-cell office:value-type="float" office:value="0.185330159860536" calcext:value-type="float">
            <text:p>0.185330159860536</text:p>
          </table:table-cell>
          <table:table-cell office:value-type="float" office:value="0.184076143729249" calcext:value-type="float">
            <text:p>0.184076143729249</text:p>
          </table:table-cell>
          <table:table-cell office:value-type="float" office:value="0.182334494569205" calcext:value-type="float">
            <text:p>0.182334494569205</text:p>
          </table:table-cell>
          <table:table-cell office:value-type="float" office:value="0.183373759797211" calcext:value-type="float">
            <text:p>0.183373759797211</text:p>
          </table:table-cell>
          <table:table-cell office:value-type="float" office:value="0.16127286918115" calcext:value-type="float">
            <text:p>0.16127286918115</text:p>
          </table:table-cell>
          <table:table-cell office:value-type="float" office:value="0.143918305056603" calcext:value-type="float">
            <text:p>0.143918305056603</text:p>
          </table:table-cell>
          <table:table-cell office:value-type="float" office:value="0.138878445324418" calcext:value-type="float">
            <text:p>0.138878445324418</text:p>
          </table:table-cell>
          <table:table-cell office:value-type="float" office:value="0.139131132587304" calcext:value-type="float">
            <text:p>0.139131132587304</text:p>
          </table:table-cell>
          <table:table-cell office:value-type="float" office:value="0.158271101128914" calcext:value-type="float">
            <text:p>0.158271101128914</text:p>
          </table:table-cell>
          <table:table-cell office:value-type="float" office:value="0.165583963703119" calcext:value-type="float">
            <text:p>0.165583963703119</text:p>
          </table:table-cell>
          <table:table-cell office:value-type="float" office:value="0.178050129129322" calcext:value-type="float">
            <text:p>0.178050129129322</text:p>
          </table:table-cell>
          <table:table-cell office:value-type="float" office:value="0.182302740390622" calcext:value-type="float">
            <text:p>0.182302740390622</text:p>
          </table:table-cell>
          <table:table-cell office:value-type="float" office:value="0.17802384376751" calcext:value-type="float">
            <text:p>0.17802384376751</text:p>
          </table:table-cell>
          <table:table-cell office:value-type="float" office:value="0.175648626713163" calcext:value-type="float">
            <text:p>0.175648626713163</text:p>
          </table:table-cell>
          <table:table-cell office:value-type="float" office:value="0.171347491888606" calcext:value-type="float">
            <text:p>0.171347491888606</text:p>
          </table:table-cell>
          <table:table-cell office:value-type="float" office:value="0.170701674228939" calcext:value-type="float">
            <text:p>0.170701674228939</text:p>
          </table:table-cell>
          <table:table-cell office:value-type="float" office:value="0.173070698191492" calcext:value-type="float">
            <text:p>0.173070698191492</text:p>
          </table:table-cell>
          <table:table-cell office:value-type="float" office:value="0.170295859272131" calcext:value-type="float">
            <text:p>0.170295859272131</text:p>
          </table:table-cell>
          <table:table-cell office:value-type="float" office:value="0.169783184958762" calcext:value-type="float">
            <text:p>0.169783184958762</text:p>
          </table:table-cell>
          <table:table-cell office:value-type="float" office:value="0.168694052689824" calcext:value-type="float">
            <text:p>0.168694052689824</text:p>
          </table:table-cell>
          <table:table-cell office:value-type="float" office:value="0.164561073459089" calcext:value-type="float">
            <text:p>0.164561073459089</text:p>
          </table:table-cell>
          <table:table-cell office:value-type="float" office:value="0.175161402954821" calcext:value-type="float">
            <text:p>0.175161402954821</text:p>
          </table:table-cell>
          <table:table-cell office:value-type="float" office:value="0.184329901936139" calcext:value-type="float">
            <text:p>0.184329901936139</text:p>
          </table:table-cell>
          <table:table-cell office:value-type="float" office:value="0.188629341816687" calcext:value-type="float">
            <text:p>0.188629341816687</text:p>
          </table:table-cell>
          <table:table-cell office:value-type="float" office:value="0.185721832596498" calcext:value-type="float">
            <text:p>0.185721832596498</text:p>
          </table:table-cell>
          <table:table-cell office:value-type="float" office:value="0.185472267524502" calcext:value-type="float">
            <text:p>0.185472267524502</text:p>
          </table:table-cell>
          <table:table-cell office:value-type="float" office:value="0.189417878012356" calcext:value-type="float">
            <text:p>0.189417878012356</text:p>
          </table:table-cell>
          <table:table-cell office:value-type="float" office:value="0.197784698529112" calcext:value-type="float">
            <text:p>0.197784698529112</text:p>
          </table:table-cell>
          <table:table-cell office:value-type="float" office:value="0.199661474750699" calcext:value-type="float">
            <text:p>0.199661474750699</text:p>
          </table:table-cell>
          <table:table-cell office:value-type="float" office:value="0.198877177698803" calcext:value-type="float">
            <text:p>0.198877177698803</text:p>
          </table:table-cell>
          <table:table-cell office:value-type="float" office:value="0.15530992803563" calcext:value-type="float">
            <text:p>0.15530992803563</text:p>
          </table:table-cell>
          <table:table-cell office:value-type="float" office:value="0.152776896153017" calcext:value-type="float">
            <text:p>0.152776896153017</text:p>
          </table:table-cell>
          <table:table-cell office:value-type="float" office:value="0.151170224007798" calcext:value-type="float">
            <text:p>0.151170224007798</text:p>
          </table:table-cell>
          <table:table-cell office:value-type="float" office:value="0.152144540988683" calcext:value-type="float">
            <text:p>0.152144540988683</text:p>
          </table:table-cell>
          <table:table-cell office:value-type="float" office:value="0.154747367001799" calcext:value-type="float">
            <text:p>0.154747367001799</text:p>
          </table:table-cell>
          <table:table-cell office:value-type="float" office:value="0.156810134070008" calcext:value-type="float">
            <text:p>0.156810134070008</text:p>
          </table:table-cell>
          <table:table-cell office:value-type="float" office:value="0.158781215780968" calcext:value-type="float">
            <text:p>0.158781215780968</text:p>
          </table:table-cell>
          <table:table-cell office:value-type="float" office:value="0.160755880309032" calcext:value-type="float">
            <text:p>0.160755880309032</text:p>
          </table:table-cell>
          <table:table-cell office:value-type="float" office:value="0.170746664397306" calcext:value-type="float">
            <text:p>0.170746664397306</text:p>
          </table:table-cell>
          <table:table-cell office:value-type="float" office:value="0.168624238516448" calcext:value-type="float">
            <text:p>0.168624238516448</text:p>
          </table:table-cell>
          <table:table-cell office:value-type="float" office:value="0.166059350752845" calcext:value-type="float">
            <text:p>0.166059350752845</text:p>
          </table:table-cell>
          <table:table-cell office:value-type="float" office:value="0.153100672116823" calcext:value-type="float">
            <text:p>0.153100672116823</text:p>
          </table:table-cell>
          <table:table-cell office:value-type="float" office:value="0.144308060053228" calcext:value-type="float">
            <text:p>0.144308060053228</text:p>
          </table:table-cell>
          <table:table-cell office:value-type="float" office:value="0.137672889295889" calcext:value-type="float">
            <text:p>0.137672889295889</text:p>
          </table:table-cell>
          <table:table-cell office:value-type="float" office:value="0.139777880121262" calcext:value-type="float">
            <text:p>0.139777880121262</text:p>
          </table:table-cell>
          <table:table-cell office:value-type="float" office:value="0.148145117216683" calcext:value-type="float">
            <text:p>0.148145117216683</text:p>
          </table:table-cell>
          <table:table-cell office:value-type="float" office:value="0.157583354241632" calcext:value-type="float">
            <text:p>0.157583354241632</text:p>
          </table:table-cell>
          <table:table-cell office:value-type="float" office:value="0.161116842086162" calcext:value-type="float">
            <text:p>0.161116842086162</text:p>
          </table:table-cell>
          <table:table-cell office:value-type="float" office:value="0.162892664911628" calcext:value-type="float">
            <text:p>0.162892664911628</text:p>
          </table:table-cell>
          <table:table-cell office:value-type="float" office:value="0.171831846236598" calcext:value-type="float">
            <text:p>0.171831846236598</text:p>
          </table:table-cell>
          <table:table-cell office:value-type="float" office:value="0.173187237635718" calcext:value-type="float">
            <text:p>0.173187237635718</text:p>
          </table:table-cell>
          <table:table-cell office:value-type="float" office:value="0.166956396867082" calcext:value-type="float">
            <text:p>0.166956396867082</text:p>
          </table:table-cell>
          <table:table-cell office:value-type="float" office:value="0.163586137743961" calcext:value-type="float">
            <text:p>0.163586137743961</text:p>
          </table:table-cell>
          <table:table-cell office:value-type="float" office:value="0.163018031479627" calcext:value-type="float">
            <text:p>0.163018031479627</text:p>
          </table:table-cell>
          <table:table-cell office:value-type="float" office:value="0.16299763370693" calcext:value-type="float">
            <text:p>0.16299763370693</text:p>
          </table:table-cell>
          <table:table-cell office:value-type="float" office:value="0.162895308383373" calcext:value-type="float">
            <text:p>0.162895308383373</text:p>
          </table:table-cell>
          <table:table-cell office:value-type="float" office:value="0.161160275313838" calcext:value-type="float">
            <text:p>0.161160275313838</text:p>
          </table:table-cell>
          <table:table-cell office:value-type="float" office:value="0.157407292072827" calcext:value-type="float">
            <text:p>0.157407292072827</text:p>
          </table:table-cell>
          <table:table-cell office:value-type="float" office:value="0.15546796376487" calcext:value-type="float">
            <text:p>0.15546796376487</text:p>
          </table:table-cell>
          <table:table-cell office:value-type="float" office:value="0.157827608130177" calcext:value-type="float">
            <text:p>0.157827608130177</text:p>
          </table:table-cell>
          <table:table-cell office:value-type="float" office:value="0.178208875720617" calcext:value-type="float">
            <text:p>0.178208875720617</text:p>
          </table:table-cell>
          <table:table-cell office:value-type="float" office:value="0.18146993745943" calcext:value-type="float">
            <text:p>0.18146993745943</text:p>
          </table:table-cell>
          <table:table-cell office:value-type="float" office:value="0.180013597384711" calcext:value-type="float">
            <text:p>0.180013597384711</text:p>
          </table:table-cell>
          <table:table-cell office:value-type="float" office:value="0.175212737071871" calcext:value-type="float">
            <text:p>0.175212737071871</text:p>
          </table:table-cell>
          <table:table-cell office:value-type="float" office:value="0.174502984769701" calcext:value-type="float">
            <text:p>0.174502984769701</text:p>
          </table:table-cell>
          <table:table-cell office:value-type="float" office:value="0.178832186364768" calcext:value-type="float">
            <text:p>0.178832186364768</text:p>
          </table:table-cell>
          <table:table-cell office:value-type="float" office:value="0.180685625307834" calcext:value-type="float">
            <text:p>0.180685625307834</text:p>
          </table:table-cell>
          <table:table-cell office:value-type="float" office:value="0.183200594227922" calcext:value-type="float">
            <text:p>0.183200594227922</text:p>
          </table:table-cell>
          <table:table-cell office:value-type="float" office:value="0.192786671181068" calcext:value-type="float">
            <text:p>0.192786671181068</text:p>
          </table:table-cell>
          <table:table-cell office:value-type="float" office:value="0.172759114308893" calcext:value-type="float">
            <text:p>0.172759114308893</text:p>
          </table:table-cell>
          <table:table-cell office:value-type="float" office:value="0.167601895301565" calcext:value-type="float">
            <text:p>0.167601895301565</text:p>
          </table:table-cell>
          <table:table-cell office:value-type="float" office:value="0.170242461026491" calcext:value-type="float">
            <text:p>0.170242461026491</text:p>
          </table:table-cell>
          <table:table-cell office:value-type="float" office:value="0.171782408888296" calcext:value-type="float">
            <text:p>0.171782408888296</text:p>
          </table:table-cell>
          <table:table-cell office:value-type="float" office:value="0.17095508924092" calcext:value-type="float">
            <text:p>0.17095508924092</text:p>
          </table:table-cell>
          <table:table-cell office:value-type="float" office:value="0.175419424237968" calcext:value-type="float">
            <text:p>0.175419424237968</text:p>
          </table:table-cell>
          <table:table-cell office:value-type="float" office:value="0.177397385162303" calcext:value-type="float">
            <text:p>0.177397385162303</text:p>
          </table:table-cell>
          <table:table-cell office:value-type="float" office:value="0.176088098917688" calcext:value-type="float">
            <text:p>0.176088098917688</text:p>
          </table:table-cell>
          <table:table-cell office:value-type="float" office:value="0.176434691575823" calcext:value-type="float">
            <text:p>0.176434691575823</text:p>
          </table:table-cell>
          <table:table-cell office:value-type="float" office:value="0.175440620922159" calcext:value-type="float">
            <text:p>0.175440620922159</text:p>
          </table:table-cell>
          <table:table-cell office:value-type="float" office:value="0.174356489565647" calcext:value-type="float">
            <text:p>0.174356489565647</text:p>
          </table:table-cell>
          <table:table-cell office:value-type="float" office:value="0.182010681757317" calcext:value-type="float">
            <text:p>0.182010681757317</text:p>
          </table:table-cell>
          <table:table-cell office:value-type="float" office:value="0.175874722953732" calcext:value-type="float">
            <text:p>0.175874722953732</text:p>
          </table:table-cell>
          <table:table-cell office:value-type="float" office:value="0.161496106036213" calcext:value-type="float">
            <text:p>0.161496106036213</text:p>
          </table:table-cell>
          <table:table-cell office:value-type="float" office:value="0.144092736478493" calcext:value-type="float">
            <text:p>0.144092736478493</text:p>
          </table:table-cell>
          <table:table-cell office:value-type="float" office:value="0.175710380009804" calcext:value-type="float">
            <text:p>0.175710380009804</text:p>
          </table:table-cell>
          <table:table-cell office:value-type="float" office:value="0.178030548054576" calcext:value-type="float">
            <text:p>0.178030548054576</text:p>
          </table:table-cell>
          <table:table-cell office:value-type="float" office:value="0.17317878573155" calcext:value-type="float">
            <text:p>0.17317878573155</text:p>
          </table:table-cell>
          <table:table-cell office:value-type="float" office:value="0.171242122116088" calcext:value-type="float">
            <text:p>0.171242122116088</text:p>
          </table:table-cell>
          <table:table-cell office:value-type="float" office:value="0.173330590093753" calcext:value-type="float">
            <text:p>0.173330590093753</text:p>
          </table:table-cell>
          <table:table-cell office:value-type="float" office:value="0.16988662138528" calcext:value-type="float">
            <text:p>0.16988662138528</text:p>
          </table:table-cell>
          <table:table-cell office:value-type="float" office:value="0.168502776383767" calcext:value-type="float">
            <text:p>0.168502776383767</text:p>
          </table:table-cell>
          <table:table-cell office:value-type="float" office:value="0.169431643177517" calcext:value-type="float">
            <text:p>0.169431643177517</text:p>
          </table:table-cell>
          <table:table-cell office:value-type="float" office:value="0.164684127689177" calcext:value-type="float">
            <text:p>0.164684127689177</text:p>
          </table:table-cell>
          <table:table-cell office:value-type="float" office:value="0.169820289326388" calcext:value-type="float">
            <text:p>0.169820289326388</text:p>
          </table:table-cell>
          <table:table-cell office:value-type="float" office:value="0.176892917770094" calcext:value-type="float">
            <text:p>0.176892917770094</text:p>
          </table:table-cell>
          <table:table-cell office:value-type="float" office:value="0.179638437095651" calcext:value-type="float">
            <text:p>0.179638437095651</text:p>
          </table:table-cell>
          <table:table-cell office:value-type="float" office:value="0.192320593069787" calcext:value-type="float">
            <text:p>0.192320593069787</text:p>
          </table:table-cell>
          <table:table-cell office:value-type="float" office:value="0.201728853198391" calcext:value-type="float">
            <text:p>0.201728853198391</text:p>
          </table:table-cell>
          <table:table-cell office:value-type="float" office:value="0.201276884978667" calcext:value-type="float">
            <text:p>0.201276884978667</text:p>
          </table:table-cell>
          <table:table-cell office:value-type="float" office:value="0.193367836429373" calcext:value-type="float">
            <text:p>0.193367836429373</text:p>
          </table:table-cell>
          <table:table-cell office:value-type="float" office:value="0.192410463087074" calcext:value-type="float">
            <text:p>0.192410463087074</text:p>
          </table:table-cell>
          <table:table-cell office:value-type="float" office:value="0.197359847836854" calcext:value-type="float">
            <text:p>0.197359847836854</text:p>
          </table:table-cell>
          <table:table-cell office:value-type="float" office:value="0.191951941944625" calcext:value-type="float">
            <text:p>0.191951941944625</text:p>
          </table:table-cell>
          <table:table-cell office:value-type="float" office:value="0.193312185896402" calcext:value-type="float">
            <text:p>0.193312185896402</text:p>
          </table:table-cell>
          <table:table-cell office:value-type="float" office:value="0.194681926631969" calcext:value-type="float">
            <text:p>0.194681926631969</text:p>
          </table:table-cell>
          <table:table-cell office:value-type="float" office:value="0.198715849111251" calcext:value-type="float">
            <text:p>0.198715849111251</text:p>
          </table:table-cell>
          <table:table-cell office:value-type="float" office:value="0.204385125285792" calcext:value-type="float">
            <text:p>0.204385125285792</text:p>
          </table:table-cell>
          <table:table-cell office:value-type="float" office:value="0.194172205533351" calcext:value-type="float">
            <text:p>0.194172205533351</text:p>
          </table:table-cell>
          <table:table-cell office:value-type="float" office:value="0.194881829953645" calcext:value-type="float">
            <text:p>0.194881829953645</text:p>
          </table:table-cell>
          <table:table-cell office:value-type="float" office:value="0.169491008283347" calcext:value-type="float">
            <text:p>0.169491008283347</text:p>
          </table:table-cell>
          <table:table-cell office:value-type="float" office:value="0.168194924003739" calcext:value-type="float">
            <text:p>0.168194924003739</text:p>
          </table:table-cell>
          <table:table-cell office:value-type="float" office:value="0.169836317288428" calcext:value-type="float">
            <text:p>0.169836317288428</text:p>
          </table:table-cell>
          <table:table-cell office:value-type="float" office:value="0.172697481451456" calcext:value-type="float">
            <text:p>0.172697481451456</text:p>
          </table:table-cell>
          <table:table-cell office:value-type="float" office:value="0.173826531060855" calcext:value-type="float">
            <text:p>0.173826531060855</text:p>
          </table:table-cell>
          <table:table-cell office:value-type="float" office:value="0.175345326318824" calcext:value-type="float">
            <text:p>0.175345326318824</text:p>
          </table:table-cell>
          <table:table-cell office:value-type="float" office:value="0.175651593136942" calcext:value-type="float">
            <text:p>0.175651593136942</text:p>
          </table:table-cell>
          <table:table-cell office:value-type="float" office:value="0.176618320915743" calcext:value-type="float">
            <text:p>0.176618320915743</text:p>
          </table:table-cell>
          <table:table-cell office:value-type="float" office:value="0.175837545996115" calcext:value-type="float">
            <text:p>0.175837545996115</text:p>
          </table:table-cell>
          <table:table-cell office:value-type="float" office:value="0.180817829979733" calcext:value-type="float">
            <text:p>0.180817829979733</text:p>
          </table:table-cell>
          <table:table-cell office:value-type="float" office:value="0.171067748487164" calcext:value-type="float">
            <text:p>0.171067748487164</text:p>
          </table:table-cell>
          <table:table-cell office:value-type="float" office:value="0.166795775288845" calcext:value-type="float">
            <text:p>0.166795775288845</text:p>
          </table:table-cell>
          <table:table-cell office:value-type="float" office:value="0.149777186373999" calcext:value-type="float">
            <text:p>0.149777186373999</text:p>
          </table:table-cell>
          <table:table-cell office:value-type="float" office:value="0.154385887005711" calcext:value-type="float">
            <text:p>0.154385887005711</text:p>
          </table:table-cell>
          <table:table-cell office:value-type="float" office:value="0.156294106438618" calcext:value-type="float">
            <text:p>0.156294106438618</text:p>
          </table:table-cell>
          <table:table-cell office:value-type="float" office:value="0.162155582004654" calcext:value-type="float">
            <text:p>0.162155582004654</text:p>
          </table:table-cell>
          <table:table-cell office:value-type="float" office:value="0.165805576083851" calcext:value-type="float">
            <text:p>0.165805576083851</text:p>
          </table:table-cell>
          <table:table-cell office:value-type="float" office:value="0.178405109425188" calcext:value-type="float">
            <text:p>0.178405109425188</text:p>
          </table:table-cell>
          <table:table-cell office:value-type="float" office:value="0.174466458869776" calcext:value-type="float">
            <text:p>0.174466458869776</text:p>
          </table:table-cell>
          <table:table-cell office:value-type="float" office:value="0.170018466267227" calcext:value-type="float">
            <text:p>0.170018466267227</text:p>
          </table:table-cell>
          <table:table-cell office:value-type="float" office:value="0.172771713372095" calcext:value-type="float">
            <text:p>0.172771713372095</text:p>
          </table:table-cell>
          <table:table-cell office:value-type="float" office:value="0.174817622018134" calcext:value-type="float">
            <text:p>0.174817622018134</text:p>
          </table:table-cell>
          <table:table-cell office:value-type="float" office:value="0.170644512778831" calcext:value-type="float">
            <text:p>0.170644512778831</text:p>
          </table:table-cell>
          <table:table-cell office:value-type="float" office:value="0.165294936003945" calcext:value-type="float">
            <text:p>0.165294936003945</text:p>
          </table:table-cell>
          <table:table-cell office:value-type="float" office:value="0.176422604341228" calcext:value-type="float">
            <text:p>0.176422604341228</text:p>
          </table:table-cell>
          <table:table-cell office:value-type="float" office:value="0.189656218107269" calcext:value-type="float">
            <text:p>0.189656218107269</text:p>
          </table:table-cell>
          <table:table-cell office:value-type="float" office:value="0.201491037888763" calcext:value-type="float">
            <text:p>0.201491037888763</text:p>
          </table:table-cell>
          <table:table-cell office:value-type="float" office:value="0.19545913087555" calcext:value-type="float">
            <text:p>0.19545913087555</text:p>
          </table:table-cell>
          <table:table-cell office:value-type="float" office:value="0.192509798276856" calcext:value-type="float">
            <text:p>0.192509798276856</text:p>
          </table:table-cell>
          <table:table-cell office:value-type="float" office:value="0.191240697353902" calcext:value-type="float">
            <text:p>0.191240697353902</text:p>
          </table:table-cell>
          <table:table-cell office:value-type="float" office:value="0.191606960122957" calcext:value-type="float">
            <text:p>0.191606960122957</text:p>
          </table:table-cell>
          <table:table-cell office:value-type="float" office:value="0.189555090820395" calcext:value-type="float">
            <text:p>0.189555090820395</text:p>
          </table:table-cell>
          <table:table-cell office:value-type="float" office:value="0.191876468630118" calcext:value-type="float">
            <text:p>0.191876468630118</text:p>
          </table:table-cell>
          <table:table-cell office:value-type="float" office:value="0.202668895755684" calcext:value-type="float">
            <text:p>0.202668895755684</text:p>
          </table:table-cell>
          <table:table-cell office:value-type="float" office:value="0.20510408121843" calcext:value-type="float">
            <text:p>0.20510408121843</text:p>
          </table:table-cell>
          <table:table-cell office:value-type="float" office:value="0.194688975585195" calcext:value-type="float">
            <text:p>0.194688975585195</text:p>
          </table:table-cell>
          <table:table-cell office:value-type="float" office:value="0.16065036947221" calcext:value-type="float">
            <text:p>0.16065036947221</text:p>
          </table:table-cell>
          <table:table-cell office:value-type="float" office:value="0.163859981110003" calcext:value-type="float">
            <text:p>0.163859981110003</text:p>
          </table:table-cell>
          <table:table-cell office:value-type="float" office:value="0.166841927037241" calcext:value-type="float">
            <text:p>0.166841927037241</text:p>
          </table:table-cell>
          <table:table-cell office:value-type="float" office:value="0.173960864869662" calcext:value-type="float">
            <text:p>0.173960864869662</text:p>
          </table:table-cell>
          <table:table-cell office:value-type="float" office:value="0.167681206608306" calcext:value-type="float">
            <text:p>0.167681206608306</text:p>
          </table:table-cell>
          <table:table-cell office:value-type="float" office:value="0.172787565947257" calcext:value-type="float">
            <text:p>0.172787565947257</text:p>
          </table:table-cell>
          <table:table-cell office:value-type="float" office:value="0.172349199121432" calcext:value-type="float">
            <text:p>0.172349199121432</text:p>
          </table:table-cell>
          <table:table-cell office:value-type="float" office:value="0.175685307307445" calcext:value-type="float">
            <text:p>0.175685307307445</text:p>
          </table:table-cell>
          <table:table-cell office:value-type="float" office:value="0.188939045655077" calcext:value-type="float">
            <text:p>0.188939045655077</text:p>
          </table:table-cell>
          <table:table-cell office:value-type="float" office:value="0.181545046715383" calcext:value-type="float">
            <text:p>0.181545046715383</text:p>
          </table:table-cell>
          <table:table-cell office:value-type="float" office:value="0.176738933084262" calcext:value-type="float">
            <text:p>0.176738933084262</text:p>
          </table:table-cell>
          <table:table-cell office:value-type="float" office:value="0.133990174197275" calcext:value-type="float">
            <text:p>0.133990174197275</text:p>
          </table:table-cell>
          <table:table-cell office:value-type="float" office:value="0.164399921176463" calcext:value-type="float">
            <text:p>0.164399921176463</text:p>
          </table:table-cell>
          <table:table-cell office:value-type="float" office:value="0.169656784332247" calcext:value-type="float">
            <text:p>0.169656784332247</text:p>
          </table:table-cell>
          <table:table-cell office:value-type="float" office:value="0.167221957963191" calcext:value-type="float">
            <text:p>0.167221957963191</text:p>
          </table:table-cell>
          <table:table-cell office:value-type="float" office:value="0.161272207692505" calcext:value-type="float">
            <text:p>0.161272207692505</text:p>
          </table:table-cell>
          <table:table-cell office:value-type="float" office:value="0.157353314022563" calcext:value-type="float">
            <text:p>0.157353314022563</text:p>
          </table:table-cell>
          <table:table-cell office:value-type="float" office:value="0.149489244536623" calcext:value-type="float">
            <text:p>0.149489244536623</text:p>
          </table:table-cell>
          <table:table-cell office:value-type="float" office:value="0.141773430332819" calcext:value-type="float">
            <text:p>0.141773430332819</text:p>
          </table:table-cell>
          <table:table-cell office:value-type="float" office:value="0.132656129440067" calcext:value-type="float">
            <text:p>0.132656129440067</text:p>
          </table:table-cell>
          <table:table-cell office:value-type="float" office:value="0.132413270338971" calcext:value-type="float">
            <text:p>0.132413270338971</text:p>
          </table:table-cell>
          <table:table-cell office:value-type="float" office:value="0.128157967393365" calcext:value-type="float">
            <text:p>0.128157967393365</text:p>
          </table:table-cell>
          <table:table-cell office:value-type="float" office:value="0.131770259972756" calcext:value-type="float">
            <text:p>0.131770259972756</text:p>
          </table:table-cell>
          <table:table-cell office:value-type="float" office:value="0.13657802432219" calcext:value-type="float">
            <text:p>0.13657802432219</text:p>
          </table:table-cell>
          <table:table-cell office:value-type="float" office:value="0.147326913755825" calcext:value-type="float">
            <text:p>0.147326913755825</text:p>
          </table:table-cell>
          <table:table-cell office:value-type="float" office:value="0.160063713737932" calcext:value-type="float">
            <text:p>0.160063713737932</text:p>
          </table:table-cell>
          <table:table-cell office:value-type="float" office:value="0.193425505989808" calcext:value-type="float">
            <text:p>0.193425505989808</text:p>
          </table:table-cell>
          <table:table-cell office:value-type="float" office:value="0.199661062369438" calcext:value-type="float">
            <text:p>0.199661062369438</text:p>
          </table:table-cell>
          <table:table-cell office:value-type="float" office:value="0.196700359719123" calcext:value-type="float">
            <text:p>0.196700359719123</text:p>
          </table:table-cell>
          <table:table-cell office:value-type="float" office:value="0.135829212335892" calcext:value-type="float">
            <text:p>0.135829212335892</text:p>
          </table:table-cell>
          <table:table-cell office:value-type="float" office:value="0.134667155908582" calcext:value-type="float">
            <text:p>0.134667155908582</text:p>
          </table:table-cell>
          <table:table-cell office:value-type="float" office:value="0.134960633663885" calcext:value-type="float">
            <text:p>0.134960633663885</text:p>
          </table:table-cell>
          <table:table-cell office:value-type="float" office:value="0.135308124467493" calcext:value-type="float">
            <text:p>0.135308124467493</text:p>
          </table:table-cell>
          <table:table-cell office:value-type="float" office:value="0.138426885582072" calcext:value-type="float">
            <text:p>0.138426885582072</text:p>
          </table:table-cell>
          <table:table-cell office:value-type="float" office:value="0.138451637993521" calcext:value-type="float">
            <text:p>0.138451637993521</text:p>
          </table:table-cell>
          <table:table-cell office:value-type="float" office:value="0.139499262593768" calcext:value-type="float">
            <text:p>0.139499262593768</text:p>
          </table:table-cell>
          <table:table-cell office:value-type="float" office:value="0.140004291781194" calcext:value-type="float">
            <text:p>0.140004291781194</text:p>
          </table:table-cell>
          <table:table-cell office:value-type="float" office:value="0.149559747343422" calcext:value-type="float">
            <text:p>0.149559747343422</text:p>
          </table:table-cell>
          <table:table-cell office:value-type="float" office:value="0.145872210954803" calcext:value-type="float">
            <text:p>0.145872210954803</text:p>
          </table:table-cell>
          <table:table-cell office:value-type="float" office:value="0.146516687784084" calcext:value-type="float">
            <text:p>0.146516687784084</text:p>
          </table:table-cell>
          <table:table-cell office:value-type="float" office:value="0.139367641519612" calcext:value-type="float">
            <text:p>0.139367641519612</text:p>
          </table:table-cell>
          <table:table-cell office:value-type="float" office:value="0.130004217401385" calcext:value-type="float">
            <text:p>0.130004217401385</text:p>
          </table:table-cell>
          <table:table-cell office:value-type="float" office:value="0.117827078324347" calcext:value-type="float">
            <text:p>0.117827078324347</text:p>
          </table:table-cell>
          <table:table-cell office:value-type="float" office:value="0.116123250563467" calcext:value-type="float">
            <text:p>0.116123250563467</text:p>
          </table:table-cell>
          <table:table-cell office:value-type="float" office:value="0.138212652910547" calcext:value-type="float">
            <text:p>0.138212652910547</text:p>
          </table:table-cell>
          <table:table-cell office:value-type="float" office:value="0.140358306022452" calcext:value-type="float">
            <text:p>0.140358306022452</text:p>
          </table:table-cell>
          <table:table-cell office:value-type="float" office:value="0.14719140468334" calcext:value-type="float">
            <text:p>0.14719140468334</text:p>
          </table:table-cell>
          <table:table-cell office:value-type="float" office:value="0.147514521629768" calcext:value-type="float">
            <text:p>0.147514521629768</text:p>
          </table:table-cell>
          <table:table-cell office:value-type="float" office:value="0.143817753281798" calcext:value-type="float">
            <text:p>0.143817753281798</text:p>
          </table:table-cell>
          <table:table-cell office:value-type="float" office:value="0.143609021881692" calcext:value-type="float">
            <text:p>0.143609021881692</text:p>
          </table:table-cell>
          <table:table-cell office:value-type="float" office:value="0.146034809864331" calcext:value-type="float">
            <text:p>0.146034809864331</text:p>
          </table:table-cell>
          <table:table-cell office:value-type="float" office:value="0.138381295967874" calcext:value-type="float">
            <text:p>0.138381295967874</text:p>
          </table:table-cell>
          <table:table-cell office:value-type="float" office:value="0.140017681299504" calcext:value-type="float">
            <text:p>0.140017681299504</text:p>
          </table:table-cell>
          <table:table-cell office:value-type="float" office:value="0.153951630500022" calcext:value-type="float">
            <text:p>0.153951630500022</text:p>
          </table:table-cell>
          <table:table-cell office:value-type="float" office:value="0.156402793323474" calcext:value-type="float">
            <text:p>0.156402793323474</text:p>
          </table:table-cell>
          <table:table-cell office:value-type="float" office:value="0.154931410713258" calcext:value-type="float">
            <text:p>0.154931410713258</text:p>
          </table:table-cell>
          <table:table-cell office:value-type="float" office:value="0.153581188805771" calcext:value-type="float">
            <text:p>0.153581188805771</text:p>
          </table:table-cell>
          <table:table-cell office:value-type="float" office:value="0.153385982457995" calcext:value-type="float">
            <text:p>0.153385982457995</text:p>
          </table:table-cell>
          <table:table-cell office:value-type="float" office:value="0.153345761858047" calcext:value-type="float">
            <text:p>0.153345761858047</text:p>
          </table:table-cell>
          <table:table-cell office:value-type="float" office:value="0.152889826421338" calcext:value-type="float">
            <text:p>0.152889826421338</text:p>
          </table:table-cell>
          <table:table-cell office:value-type="float" office:value="0.152371745426029" calcext:value-type="float">
            <text:p>0.152371745426029</text:p>
          </table:table-cell>
          <table:table-cell office:value-type="float" office:value="0.152737516963223" calcext:value-type="float">
            <text:p>0.152737516963223</text:p>
          </table:table-cell>
          <table:table-cell office:value-type="float" office:value="0.152673076483401" calcext:value-type="float">
            <text:p>0.152673076483401</text:p>
          </table:table-cell>
          <table:table-cell office:value-type="float" office:value="0.152258390623993" calcext:value-type="float">
            <text:p>0.152258390623993</text:p>
          </table:table-cell>
          <table:table-cell office:value-type="float" office:value="0.152138366608252" calcext:value-type="float">
            <text:p>0.152138366608252</text:p>
          </table:table-cell>
          <table:table-cell office:value-type="float" office:value="0.152210244432295" calcext:value-type="float">
            <text:p>0.152210244432295</text:p>
          </table:table-cell>
          <table:table-cell office:value-type="float" office:value="0.151842706020185" calcext:value-type="float">
            <text:p>0.151842706020185</text:p>
          </table:table-cell>
          <table:table-cell office:value-type="float" office:value="0.152304089093515" calcext:value-type="float">
            <text:p>0.152304089093515</text:p>
          </table:table-cell>
          <table:table-cell office:value-type="float" office:value="0.151565090647645" calcext:value-type="float">
            <text:p>0.151565090647645</text:p>
          </table:table-cell>
          <table:table-cell office:value-type="float" office:value="0.1520013120904" calcext:value-type="float">
            <text:p>0.1520013120904</text:p>
          </table:table-cell>
          <table:table-cell office:value-type="float" office:value="0.151857460974546" calcext:value-type="float">
            <text:p>0.151857460974546</text:p>
          </table:table-cell>
          <table:table-cell office:value-type="float" office:value="0.151693352356325" calcext:value-type="float">
            <text:p>0.151693352356325</text:p>
          </table:table-cell>
          <table:table-cell office:value-type="float" office:value="0.15177461395267" calcext:value-type="float">
            <text:p>0.15177461395267</text:p>
          </table:table-cell>
          <table:table-cell office:value-type="float" office:value="0.152029970920562" calcext:value-type="float">
            <text:p>0.152029970920562</text:p>
          </table:table-cell>
          <table:table-cell office:value-type="float" office:value="0.151983450069907" calcext:value-type="float">
            <text:p>0.151983450069907</text:p>
          </table:table-cell>
          <table:table-cell office:value-type="float" office:value="0.152117746412945" calcext:value-type="float">
            <text:p>0.152117746412945</text:p>
          </table:table-cell>
          <table:table-cell office:value-type="float" office:value="0.152019765543746" calcext:value-type="float">
            <text:p>0.152019765543746</text:p>
          </table:table-cell>
          <table:table-cell office:value-type="float" office:value="0.151867376984135" calcext:value-type="float">
            <text:p>0.151867376984135</text:p>
          </table:table-cell>
          <table:table-cell office:value-type="float" office:value="0.1520936946138" calcext:value-type="float">
            <text:p>0.1520936946138</text:p>
          </table:table-cell>
          <table:table-cell office:value-type="float" office:value="0.151773555186476" calcext:value-type="float">
            <text:p>0.151773555186476</text:p>
          </table:table-cell>
          <table:table-cell office:value-type="float" office:value="0.151946498425298" calcext:value-type="float">
            <text:p>0.151946498425298</text:p>
          </table:table-cell>
          <table:table-cell office:value-type="float" office:value="0.15185998972866" calcext:value-type="float">
            <text:p>0.15185998972866</text:p>
          </table:table-cell>
          <table:table-cell office:value-type="float" office:value="0.151785691168511" calcext:value-type="float">
            <text:p>0.151785691168511</text:p>
          </table:table-cell>
          <table:table-cell office:value-type="float" office:value="0.152050928696591" calcext:value-type="float">
            <text:p>0.152050928696591</text:p>
          </table:table-cell>
          <table:table-cell office:value-type="float" office:value="0.151968872375765" calcext:value-type="float">
            <text:p>0.151968872375765</text:p>
          </table:table-cell>
          <table:table-cell office:value-type="float" office:value="0.151818986103603" calcext:value-type="float">
            <text:p>0.151818986103603</text:p>
          </table:table-cell>
          <table:table-cell office:value-type="float" office:value="0.151978521854284" calcext:value-type="float">
            <text:p>0.151978521854284</text:p>
          </table:table-cell>
          <table:table-cell office:value-type="float" office:value="0.151741928306685" calcext:value-type="float">
            <text:p>0.151741928306685</text:p>
          </table:table-cell>
          <table:table-cell office:value-type="float" office:value="0.151626691717201" calcext:value-type="float">
            <text:p>0.151626691717201</text:p>
          </table:table-cell>
          <table:table-cell office:value-type="float" office:value="0.151907491462167" calcext:value-type="float">
            <text:p>0.151907491462167</text:p>
          </table:table-cell>
          <table:table-cell office:value-type="float" office:value="0.151766141803866" calcext:value-type="float">
            <text:p>0.151766141803866</text:p>
          </table:table-cell>
          <table:table-cell office:value-type="float" office:value="0.15173460866625" calcext:value-type="float">
            <text:p>0.15173460866625</text:p>
          </table:table-cell>
          <table:table-cell office:value-type="float" office:value="0.151545243952683" calcext:value-type="float">
            <text:p>0.151545243952683</text:p>
          </table:table-cell>
          <table:table-cell office:value-type="float" office:value="0.151756838781475" calcext:value-type="float">
            <text:p>0.151756838781475</text:p>
          </table:table-cell>
          <table:table-cell office:value-type="float" office:value="0.15208129684763" calcext:value-type="float">
            <text:p>0.15208129684763</text:p>
          </table:table-cell>
          <table:table-cell office:value-type="float" office:value="0.151868180114343" calcext:value-type="float">
            <text:p>0.151868180114343</text:p>
          </table:table-cell>
          <table:table-cell office:value-type="float" office:value="0.15201117007434" calcext:value-type="float">
            <text:p>0.15201117007434</text:p>
          </table:table-cell>
          <table:table-cell office:value-type="float" office:value="0.151968562568538" calcext:value-type="float">
            <text:p>0.151968562568538</text:p>
          </table:table-cell>
          <table:table-cell office:value-type="float" office:value="0.151590492565997" calcext:value-type="float">
            <text:p>0.151590492565997</text:p>
          </table:table-cell>
          <table:table-cell office:value-type="float" office:value="0.151847030433553" calcext:value-type="float">
            <text:p>0.151847030433553</text:p>
          </table:table-cell>
          <table:table-cell office:value-type="float" office:value="0.15175713370401" calcext:value-type="float">
            <text:p>0.15175713370401</text:p>
          </table:table-cell>
          <table:table-cell office:value-type="float" office:value="0.151784423941456" calcext:value-type="float">
            <text:p>0.151784423941456</text:p>
          </table:table-cell>
          <table:table-cell office:value-type="float" office:value="0.151788944661281" calcext:value-type="float">
            <text:p>0.151788944661281</text:p>
          </table:table-cell>
          <table:table-cell office:value-type="float" office:value="0.151815916940199" calcext:value-type="float">
            <text:p>0.151815916940199</text:p>
          </table:table-cell>
          <table:table-cell office:value-type="float" office:value="0.151725752619705" calcext:value-type="float">
            <text:p>0.151725752619705</text:p>
          </table:table-cell>
          <table:table-cell office:value-type="float" office:value="0.151943907917874" calcext:value-type="float">
            <text:p>0.151943907917874</text:p>
          </table:table-cell>
          <table:table-cell office:value-type="float" office:value="0.152034750260944" calcext:value-type="float">
            <text:p>0.152034750260944</text:p>
          </table:table-cell>
          <table:table-cell office:value-type="float" office:value="0.151729623611837" calcext:value-type="float">
            <text:p>0.151729623611837</text:p>
          </table:table-cell>
          <table:table-cell office:value-type="float" office:value="0.15196422578513" calcext:value-type="float">
            <text:p>0.15196422578513</text:p>
          </table:table-cell>
          <table:table-cell office:value-type="float" office:value="0.151738698304688" calcext:value-type="float">
            <text:p>0.151738698304688</text:p>
          </table:table-cell>
          <table:table-cell office:value-type="float" office:value="0.151743262353106" calcext:value-type="float">
            <text:p>0.151743262353106</text:p>
          </table:table-cell>
          <table:table-cell office:value-type="float" office:value="0.151880436021137" calcext:value-type="float">
            <text:p>0.151880436021137</text:p>
          </table:table-cell>
          <table:table-cell office:value-type="float" office:value="0.152051562948733" calcext:value-type="float">
            <text:p>0.152051562948733</text:p>
          </table:table-cell>
          <table:table-cell office:value-type="float" office:value="0.151849584922453" calcext:value-type="float">
            <text:p>0.151849584922453</text:p>
          </table:table-cell>
          <table:table-cell office:value-type="float" office:value="0.151794732181621" calcext:value-type="float">
            <text:p>0.151794732181621</text:p>
          </table:table-cell>
          <table:table-cell office:value-type="float" office:value="0.152036221035666" calcext:value-type="float">
            <text:p>0.152036221035666</text:p>
          </table:table-cell>
          <table:table-cell office:value-type="float" office:value="0.15186714577455" calcext:value-type="float">
            <text:p>0.15186714577455</text:p>
          </table:table-cell>
          <table:table-cell office:value-type="float" office:value="0.152191919031079" calcext:value-type="float">
            <text:p>0.152191919031079</text:p>
          </table:table-cell>
          <table:table-cell office:value-type="float" office:value="0.152046963685873" calcext:value-type="float">
            <text:p>0.152046963685873</text:p>
          </table:table-cell>
          <table:table-cell office:value-type="float" office:value="0.1516661783103" calcext:value-type="float">
            <text:p>0.1516661783103</text:p>
          </table:table-cell>
          <table:table-cell office:value-type="float" office:value="0.151895599235734" calcext:value-type="float">
            <text:p>0.151895599235734</text:p>
          </table:table-cell>
          <table:table-cell office:value-type="float" office:value="0.152061205659764" calcext:value-type="float">
            <text:p>0.152061205659764</text:p>
          </table:table-cell>
          <table:table-cell office:value-type="float" office:value="0.151977188268018" calcext:value-type="float">
            <text:p>0.151977188268018</text:p>
          </table:table-cell>
          <table:table-cell office:value-type="float" office:value="0.151633601751189" calcext:value-type="float">
            <text:p>0.151633601751189</text:p>
          </table:table-cell>
          <table:table-cell office:value-type="float" office:value="0.151835988893537" calcext:value-type="float">
            <text:p>0.151835988893537</text:p>
          </table:table-cell>
          <table:table-cell office:value-type="float" office:value="0.152227537661077" calcext:value-type="float">
            <text:p>0.152227537661077</text:p>
          </table:table-cell>
          <table:table-cell office:value-type="float" office:value="0.151735280216351" calcext:value-type="float">
            <text:p>0.151735280216351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6603908012564" calcext:value-type="float">
            <text:p>-0.020660390801256</text:p>
          </table:table-cell>
          <table:table-cell office:value-type="float" office:value="-0.0206614555189337" calcext:value-type="float">
            <text:p>-0.020661455518934</text:p>
          </table:table-cell>
          <table:table-cell office:value-type="float" office:value="-0.020662582904478" calcext:value-type="float">
            <text:p>-0.020662582904478</text:p>
          </table:table-cell>
          <table:table-cell office:value-type="float" office:value="-0.0206778954166848" calcext:value-type="float">
            <text:p>-0.020677895416685</text:p>
          </table:table-cell>
          <table:table-cell office:value-type="float" office:value="-0.0206704886167188" calcext:value-type="float">
            <text:p>-0.020670488616719</text:p>
          </table:table-cell>
          <table:table-cell office:value-type="float" office:value="-0.0206552312897478" calcext:value-type="float">
            <text:p>-0.020655231289748</text:p>
          </table:table-cell>
          <table:table-cell office:value-type="float" office:value="-0.0207156443791874" calcext:value-type="float">
            <text:p>-0.020715644379187</text:p>
          </table:table-cell>
          <table:table-cell office:value-type="float" office:value="-0.0206620563376548" calcext:value-type="float">
            <text:p>-0.020662056337655</text:p>
          </table:table-cell>
          <table:table-cell office:value-type="float" office:value="-0.0207185319821827" calcext:value-type="float">
            <text:p>-0.020718531982183</text:p>
          </table:table-cell>
          <table:table-cell office:value-type="float" office:value="-0.020676509754539" calcext:value-type="float">
            <text:p>-0.020676509754539</text:p>
          </table:table-cell>
          <table:table-cell office:value-type="float" office:value="-0.0206686112772344" calcext:value-type="float">
            <text:p>-0.020668611277234</text:p>
          </table:table-cell>
          <table:table-cell office:value-type="float" office:value="-0.0206743344057269" calcext:value-type="float">
            <text:p>-0.020674334405727</text:p>
          </table:table-cell>
          <table:table-cell office:value-type="float" office:value="-0.0206596108292597" calcext:value-type="float">
            <text:p>-0.02065961082926</text:p>
          </table:table-cell>
          <table:table-cell office:value-type="float" office:value="-0.0206632268153625" calcext:value-type="float">
            <text:p>-0.020663226815363</text:p>
          </table:table-cell>
          <table:table-cell office:value-type="float" office:value="-0.0206796529975117" calcext:value-type="float">
            <text:p>-0.020679652997512</text:p>
          </table:table-cell>
          <table:table-cell office:value-type="float" office:value="-0.0206966023945689" calcext:value-type="float">
            <text:p>-0.020696602394569</text:p>
          </table:table-cell>
          <table:table-cell office:value-type="float" office:value="-0.0207038640288451" calcext:value-type="float">
            <text:p>-0.020703864028845</text:p>
          </table:table-cell>
          <table:table-cell office:value-type="float" office:value="-0.0206987157273978" calcext:value-type="float">
            <text:p>-0.020698715727398</text:p>
          </table:table-cell>
          <table:table-cell office:value-type="float" office:value="-0.0206830614589931" calcext:value-type="float">
            <text:p>-0.020683061458993</text:p>
          </table:table-cell>
          <table:table-cell office:value-type="float" office:value="-0.0206404180081081" calcext:value-type="float">
            <text:p>-0.020640418008108</text:p>
          </table:table-cell>
          <table:table-cell office:value-type="float" office:value="-0.0206696744959238" calcext:value-type="float">
            <text:p>-0.020669674495924</text:p>
          </table:table-cell>
          <table:table-cell office:value-type="float" office:value="-0.0206658553746111" calcext:value-type="float">
            <text:p>-0.020665855374611</text:p>
          </table:table-cell>
          <table:table-cell office:value-type="float" office:value="-0.0206918338139191" calcext:value-type="float">
            <text:p>-0.020691833813919</text:p>
          </table:table-cell>
          <table:table-cell office:value-type="float" office:value="-0.0206780784222362" calcext:value-type="float">
            <text:p>-0.020678078422236</text:p>
          </table:table-cell>
          <table:table-cell office:value-type="float" office:value="-0.0206826927345098" calcext:value-type="float">
            <text:p>-0.02068269273451</text:p>
          </table:table-cell>
          <table:table-cell office:value-type="float" office:value="-0.0207058150189817" calcext:value-type="float">
            <text:p>-0.020705815018982</text:p>
          </table:table-cell>
          <table:table-cell office:value-type="float" office:value="-0.020719908802975" calcext:value-type="float">
            <text:p>-0.020719908802975</text:p>
          </table:table-cell>
          <table:table-cell office:value-type="float" office:value="-0.0206938242811313" calcext:value-type="float">
            <text:p>-0.020693824281131</text:p>
          </table:table-cell>
          <table:table-cell office:value-type="float" office:value="-0.0206754250902379" calcext:value-type="float">
            <text:p>-0.020675425090238</text:p>
          </table:table-cell>
          <table:table-cell office:value-type="float" office:value="-0.0206965834967746" calcext:value-type="float">
            <text:p>-0.020696583496775</text:p>
          </table:table-cell>
          <table:table-cell office:value-type="float" office:value="-0.020675239781707" calcext:value-type="float">
            <text:p>-0.020675239781707</text:p>
          </table:table-cell>
          <table:table-cell office:value-type="float" office:value="-0.0206454958120093" calcext:value-type="float">
            <text:p>-0.020645495812009</text:p>
          </table:table-cell>
          <table:table-cell office:value-type="float" office:value="-0.0206966078639362" calcext:value-type="float">
            <text:p>-0.020696607863936</text:p>
          </table:table-cell>
          <table:table-cell office:value-type="float" office:value="-0.0206782334033592" calcext:value-type="float">
            <text:p>-0.020678233403359</text:p>
          </table:table-cell>
          <table:table-cell office:value-type="float" office:value="-0.0207019160826009" calcext:value-type="float">
            <text:p>-0.020701916082601</text:p>
          </table:table-cell>
          <table:table-cell office:value-type="float" office:value="-0.0206779187130435" calcext:value-type="float">
            <text:p>-0.020677918713044</text:p>
          </table:table-cell>
          <table:table-cell office:value-type="float" office:value="-0.0206814610263039" calcext:value-type="float">
            <text:p>-0.020681461026304</text:p>
          </table:table-cell>
          <table:table-cell office:value-type="float" office:value="-0.020669915818134" calcext:value-type="float">
            <text:p>-0.020669915818134</text:p>
          </table:table-cell>
          <table:table-cell office:value-type="float" office:value="-0.0206733871468994" calcext:value-type="float">
            <text:p>-0.020673387146899</text:p>
          </table:table-cell>
          <table:table-cell office:value-type="float" office:value="-0.0206834509000825" calcext:value-type="float">
            <text:p>-0.020683450900083</text:p>
          </table:table-cell>
          <table:table-cell office:value-type="float" office:value="-0.0206454247379792" calcext:value-type="float">
            <text:p>-0.020645424737979</text:p>
          </table:table-cell>
          <table:table-cell office:value-type="float" office:value="-0.0206855085721843" calcext:value-type="float">
            <text:p>-0.020685508572184</text:p>
          </table:table-cell>
          <table:table-cell office:value-type="float" office:value="-0.0206770187065418" calcext:value-type="float">
            <text:p>-0.020677018706542</text:p>
          </table:table-cell>
          <table:table-cell office:value-type="float" office:value="-0.0206727825596656" calcext:value-type="float">
            <text:p>-0.020672782559666</text:p>
          </table:table-cell>
          <table:table-cell office:value-type="float" office:value="-0.0207084525545294" calcext:value-type="float">
            <text:p>-0.020708452554529</text:p>
          </table:table-cell>
          <table:table-cell office:value-type="float" office:value="-0.0206658667290098" calcext:value-type="float">
            <text:p>-0.02066586672901</text:p>
          </table:table-cell>
          <table:table-cell office:value-type="float" office:value="-0.0206900770107242" calcext:value-type="float">
            <text:p>-0.020690077010724</text:p>
          </table:table-cell>
          <table:table-cell office:value-type="float" office:value="-0.0206663549305305" calcext:value-type="float">
            <text:p>-0.020666354930531</text:p>
          </table:table-cell>
          <table:table-cell office:value-type="float" office:value="-0.0206666072778725" calcext:value-type="float">
            <text:p>-0.020666607277873</text:p>
          </table:table-cell>
          <table:table-cell office:value-type="float" office:value="-0.0204990443351638" calcext:value-type="float">
            <text:p>-0.020499044335164</text:p>
          </table:table-cell>
          <table:table-cell office:value-type="float" office:value="-0.0204969557084153" calcext:value-type="float">
            <text:p>-0.020496955708415</text:p>
          </table:table-cell>
          <table:table-cell office:value-type="float" office:value="-0.0203418195567208" calcext:value-type="float">
            <text:p>-0.020341819556721</text:p>
          </table:table-cell>
          <table:table-cell office:value-type="float" office:value="-0.0195125143753529" calcext:value-type="float">
            <text:p>-0.019512514375353</text:p>
          </table:table-cell>
          <table:table-cell office:value-type="float" office:value="-0.0189289504729972" calcext:value-type="float">
            <text:p>-0.018928950472997</text:p>
          </table:table-cell>
          <table:table-cell office:value-type="float" office:value="-0.0183443965420116" calcext:value-type="float">
            <text:p>-0.018344396542012</text:p>
          </table:table-cell>
          <table:table-cell office:value-type="float" office:value="-0.0178013902587645" calcext:value-type="float">
            <text:p>-0.017801390258765</text:p>
          </table:table-cell>
          <table:table-cell office:value-type="float" office:value="-0.0172470184312143" calcext:value-type="float">
            <text:p>-0.017247018431214</text:p>
          </table:table-cell>
          <table:table-cell office:value-type="float" office:value="-0.0174851804210358" calcext:value-type="float">
            <text:p>-0.017485180421036</text:p>
          </table:table-cell>
          <table:table-cell office:value-type="float" office:value="-0.01646297784895" calcext:value-type="float">
            <text:p>-0.01646297784895</text:p>
          </table:table-cell>
          <table:table-cell office:value-type="float" office:value="-0.0104983682113288" calcext:value-type="float">
            <text:p>-0.010498368211329</text:p>
          </table:table-cell>
          <table:table-cell office:value-type="float" office:value="-0.00968837122325889" calcext:value-type="float">
            <text:p>-0.009688371223259</text:p>
          </table:table-cell>
          <table:table-cell office:value-type="float" office:value="-0.057465174308329" calcext:value-type="float">
            <text:p>-0.057465174308329</text:p>
          </table:table-cell>
          <table:table-cell office:value-type="float" office:value="-0.0598580110995481" calcext:value-type="float">
            <text:p>-0.059858011099548</text:p>
          </table:table-cell>
          <table:table-cell office:value-type="float" office:value="-0.0605704060386368" calcext:value-type="float">
            <text:p>-0.060570406038637</text:p>
          </table:table-cell>
          <table:table-cell office:value-type="float" office:value="-0.0572446130584714" calcext:value-type="float">
            <text:p>-0.057244613058471</text:p>
          </table:table-cell>
          <table:table-cell office:value-type="float" office:value="-0.0586072731158076" calcext:value-type="float">
            <text:p>-0.058607273115808</text:p>
          </table:table-cell>
          <table:table-cell office:value-type="float" office:value="-0.0578258260029277" calcext:value-type="float">
            <text:p>-0.057825826002928</text:p>
          </table:table-cell>
          <table:table-cell office:value-type="float" office:value="-0.0512236625416701" calcext:value-type="float">
            <text:p>-0.05122366254167</text:p>
          </table:table-cell>
          <table:table-cell office:value-type="float" office:value="-0.0229237716627481" calcext:value-type="float">
            <text:p>-0.022923771662748</text:p>
          </table:table-cell>
          <table:table-cell office:value-type="float" office:value="-0.0204784846891375" calcext:value-type="float">
            <text:p>-0.020478484689138</text:p>
          </table:table-cell>
          <table:table-cell office:value-type="float" office:value="-0.0186065314531543" calcext:value-type="float">
            <text:p>-0.018606531453154</text:p>
          </table:table-cell>
          <table:table-cell office:value-type="float" office:value="-0.0179697853645019" calcext:value-type="float">
            <text:p>-0.017969785364502</text:p>
          </table:table-cell>
          <table:table-cell office:value-type="float" office:value="-0.0140215488301195" calcext:value-type="float">
            <text:p>-0.01402154883012</text:p>
          </table:table-cell>
          <table:table-cell office:value-type="float" office:value="-0.00930963951758337" calcext:value-type="float">
            <text:p>-0.009309639517583</text:p>
          </table:table-cell>
          <table:table-cell office:value-type="float" office:value="-0.00860701325417586" calcext:value-type="float">
            <text:p>-0.008607013254176</text:p>
          </table:table-cell>
          <table:table-cell office:value-type="float" office:value="-0.00754762683935552" calcext:value-type="float">
            <text:p>-0.007547626839356</text:p>
          </table:table-cell>
          <table:table-cell office:value-type="float" office:value="-0.0427074085110173" calcext:value-type="float">
            <text:p>-0.042707408511017</text:p>
          </table:table-cell>
          <table:table-cell office:value-type="float" office:value="-0.046781481440257" calcext:value-type="float">
            <text:p>-0.046781481440257</text:p>
          </table:table-cell>
          <table:table-cell office:value-type="float" office:value="-0.0481363776054222" calcext:value-type="float">
            <text:p>-0.048136377605422</text:p>
          </table:table-cell>
          <table:table-cell office:value-type="float" office:value="-0.0411717524603672" calcext:value-type="float">
            <text:p>-0.041171752460367</text:p>
          </table:table-cell>
          <table:table-cell office:value-type="float" office:value="-0.02093265866426" calcext:value-type="float">
            <text:p>-0.02093265866426</text:p>
          </table:table-cell>
          <table:table-cell office:value-type="float" office:value="-0.0171671582155281" calcext:value-type="float">
            <text:p>-0.017167158215528</text:p>
          </table:table-cell>
          <table:table-cell office:value-type="float" office:value="-0.0139239928657025" calcext:value-type="float">
            <text:p>-0.013923992865703</text:p>
          </table:table-cell>
          <table:table-cell office:value-type="float" office:value="-0.0184797746421543" calcext:value-type="float">
            <text:p>-0.018479774642154</text:p>
          </table:table-cell>
          <table:table-cell office:value-type="float" office:value="-0.0215353742698945" calcext:value-type="float">
            <text:p>-0.021535374269895</text:p>
          </table:table-cell>
          <table:table-cell office:value-type="float" office:value="-0.0196375717170785" calcext:value-type="float">
            <text:p>-0.019637571717079</text:p>
          </table:table-cell>
          <table:table-cell office:value-type="float" office:value="-0.0178033813020824" calcext:value-type="float">
            <text:p>-0.017803381302082</text:p>
          </table:table-cell>
          <table:table-cell office:value-type="float" office:value="-0.0164983474675141" calcext:value-type="float">
            <text:p>-0.016498347467514</text:p>
          </table:table-cell>
          <table:table-cell office:value-type="float" office:value="-0.0175053626587483" calcext:value-type="float">
            <text:p>-0.017505362658748</text:p>
          </table:table-cell>
          <table:table-cell office:value-type="float" office:value="-0.0177711401946226" calcext:value-type="float">
            <text:p>-0.017771140194623</text:p>
          </table:table-cell>
          <table:table-cell office:value-type="float" office:value="-0.00946256793051578" calcext:value-type="float">
            <text:p>-0.009462567930516</text:p>
          </table:table-cell>
          <table:table-cell office:value-type="float" office:value="-0.00572018941130205" calcext:value-type="float">
            <text:p>-0.005720189411302</text:p>
          </table:table-cell>
          <table:table-cell office:value-type="float" office:value="-0.00268393521021719" calcext:value-type="float">
            <text:p>-0.002683935210217</text:p>
          </table:table-cell>
          <table:table-cell office:value-type="float" office:value="-0.0104319099366251" calcext:value-type="float">
            <text:p>-0.010431909936625</text:p>
          </table:table-cell>
          <table:table-cell office:value-type="float" office:value="-0.0351243632219705" calcext:value-type="float">
            <text:p>-0.035124363221971</text:p>
          </table:table-cell>
          <table:table-cell office:value-type="float" office:value="-0.0465706592907826" calcext:value-type="float">
            <text:p>-0.046570659290783</text:p>
          </table:table-cell>
          <table:table-cell office:value-type="float" office:value="-0.049250268581721" calcext:value-type="float">
            <text:p>-0.049250268581721</text:p>
          </table:table-cell>
          <table:table-cell office:value-type="float" office:value="-0.0510993760156053" calcext:value-type="float">
            <text:p>-0.051099376015605</text:p>
          </table:table-cell>
          <table:table-cell office:value-type="float" office:value="-0.0495337162360541" calcext:value-type="float">
            <text:p>-0.049533716236054</text:p>
          </table:table-cell>
          <table:table-cell office:value-type="float" office:value="-0.0417793327448273" calcext:value-type="float">
            <text:p>-0.041779332744827</text:p>
          </table:table-cell>
          <table:table-cell office:value-type="float" office:value="-0.0371471901432064" calcext:value-type="float">
            <text:p>-0.037147190143206</text:p>
          </table:table-cell>
          <table:table-cell office:value-type="float" office:value="-0.0275878694918175" calcext:value-type="float">
            <text:p>-0.027587869491818</text:p>
          </table:table-cell>
          <table:table-cell office:value-type="float" office:value="-0.0154895789093305" calcext:value-type="float">
            <text:p>-0.015489578909331</text:p>
          </table:table-cell>
          <table:table-cell office:value-type="float" office:value="-0.0160511203508746" calcext:value-type="float">
            <text:p>-0.016051120350875</text:p>
          </table:table-cell>
          <table:table-cell office:value-type="float" office:value="-0.013230803843881" calcext:value-type="float">
            <text:p>-0.013230803843881</text:p>
          </table:table-cell>
          <table:table-cell office:value-type="float" office:value="-0.00754318673349114" calcext:value-type="float">
            <text:p>-0.007543186733491</text:p>
          </table:table-cell>
          <table:table-cell office:value-type="float" office:value="-0.00478647542379875" calcext:value-type="float">
            <text:p>-0.004786475423799</text:p>
          </table:table-cell>
          <table:table-cell office:value-type="float" office:value="-0.00182224365555071" calcext:value-type="float">
            <text:p>-0.001822243655551</text:p>
          </table:table-cell>
          <table:table-cell office:value-type="float" office:value="-0.000680249559580435" calcext:value-type="float">
            <text:p>-0.00068024955958</text:p>
          </table:table-cell>
          <table:table-cell office:value-type="float" office:value="-0.000397632475767938" calcext:value-type="float">
            <text:p>-0.000397632475768</text:p>
          </table:table-cell>
          <table:table-cell office:value-type="float" office:value="-0.00381681481995852" calcext:value-type="float">
            <text:p>-0.003816814819959</text:p>
          </table:table-cell>
          <table:table-cell office:value-type="float" office:value="-0.029569084892564" calcext:value-type="float">
            <text:p>-0.029569084892564</text:p>
          </table:table-cell>
          <table:table-cell office:value-type="float" office:value="-0.0347901471191997" calcext:value-type="float">
            <text:p>-0.0347901471192</text:p>
          </table:table-cell>
          <table:table-cell office:value-type="float" office:value="-0.0438464915999333" calcext:value-type="float">
            <text:p>-0.043846491599933</text:p>
          </table:table-cell>
          <table:table-cell office:value-type="float" office:value="-0.0460432283702297" calcext:value-type="float">
            <text:p>-0.04604322837023</text:p>
          </table:table-cell>
          <table:table-cell office:value-type="float" office:value="-0.0439419749185638" calcext:value-type="float">
            <text:p>-0.043941974918564</text:p>
          </table:table-cell>
          <table:table-cell office:value-type="float" office:value="-0.0340499387468697" calcext:value-type="float">
            <text:p>-0.03404993874687</text:p>
          </table:table-cell>
          <table:table-cell office:value-type="float" office:value="-0.0166785739111388" calcext:value-type="float">
            <text:p>-0.016678573911139</text:p>
          </table:table-cell>
          <table:table-cell office:value-type="float" office:value="-0.0124221908204513" calcext:value-type="float">
            <text:p>-0.012422190820451</text:p>
          </table:table-cell>
          <table:table-cell office:value-type="float" office:value="-0.00931570142651391" calcext:value-type="float">
            <text:p>-0.009315701426514</text:p>
          </table:table-cell>
          <table:table-cell office:value-type="float" office:value="-0.00693971946090663" calcext:value-type="float">
            <text:p>-0.006939719460907</text:p>
          </table:table-cell>
          <table:table-cell office:value-type="float" office:value="-0.0124589955511356" calcext:value-type="float">
            <text:p>-0.012458995551136</text:p>
          </table:table-cell>
          <table:table-cell office:value-type="float" office:value="-0.0180168396446104" calcext:value-type="float">
            <text:p>-0.01801683964461</text:p>
          </table:table-cell>
          <table:table-cell office:value-type="float" office:value="-0.0205324014056773" calcext:value-type="float">
            <text:p>-0.020532401405677</text:p>
          </table:table-cell>
          <table:table-cell office:value-type="float" office:value="-0.0186039863578795" calcext:value-type="float">
            <text:p>-0.01860398635788</text:p>
          </table:table-cell>
          <table:table-cell office:value-type="float" office:value="-0.0178849167792221" calcext:value-type="float">
            <text:p>-0.017884916779222</text:p>
          </table:table-cell>
          <table:table-cell office:value-type="float" office:value="-0.0178345740386993" calcext:value-type="float">
            <text:p>-0.017834574038699</text:p>
          </table:table-cell>
          <table:table-cell office:value-type="float" office:value="-0.0168367628452013" calcext:value-type="float">
            <text:p>-0.016836762845201</text:p>
          </table:table-cell>
          <table:table-cell office:value-type="float" office:value="-0.015077799243472" calcext:value-type="float">
            <text:p>-0.015077799243472</text:p>
          </table:table-cell>
          <table:table-cell office:value-type="float" office:value="-0.00958462422612386" calcext:value-type="float">
            <text:p>-0.009584624226124</text:p>
          </table:table-cell>
          <table:table-cell office:value-type="float" office:value="-0.00926076098261341" calcext:value-type="float">
            <text:p>-0.009260760982613</text:p>
          </table:table-cell>
          <table:table-cell office:value-type="float" office:value="-0.0117547476702057" calcext:value-type="float">
            <text:p>-0.011754747670206</text:p>
          </table:table-cell>
          <table:table-cell office:value-type="float" office:value="-0.0369616856894493" calcext:value-type="float">
            <text:p>-0.036961685689449</text:p>
          </table:table-cell>
          <table:table-cell office:value-type="float" office:value="-0.0531735568113183" calcext:value-type="float">
            <text:p>-0.053173556811318</text:p>
          </table:table-cell>
          <table:table-cell office:value-type="float" office:value="-0.0568202978908099" calcext:value-type="float">
            <text:p>-0.05682029789081</text:p>
          </table:table-cell>
          <table:table-cell office:value-type="float" office:value="-0.0569804744854269" calcext:value-type="float">
            <text:p>-0.056980474485427</text:p>
          </table:table-cell>
          <table:table-cell office:value-type="float" office:value="-0.0563629163802375" calcext:value-type="float">
            <text:p>-0.056362916380238</text:p>
          </table:table-cell>
          <table:table-cell office:value-type="float" office:value="-0.0548469917325891" calcext:value-type="float">
            <text:p>-0.054846991732589</text:p>
          </table:table-cell>
          <table:table-cell office:value-type="float" office:value="-0.0513033440056496" calcext:value-type="float">
            <text:p>-0.05130334400565</text:p>
          </table:table-cell>
          <table:table-cell office:value-type="float" office:value="-0.0443047833178407" calcext:value-type="float">
            <text:p>-0.044304783317841</text:p>
          </table:table-cell>
          <table:table-cell office:value-type="float" office:value="-0.0158018233484485" calcext:value-type="float">
            <text:p>-0.015801823348449</text:p>
          </table:table-cell>
          <table:table-cell office:value-type="float" office:value="-0.0123259173227644" calcext:value-type="float">
            <text:p>-0.012325917322764</text:p>
          </table:table-cell>
          <table:table-cell office:value-type="float" office:value="-0.0143036794539406" calcext:value-type="float">
            <text:p>-0.014303679453941</text:p>
          </table:table-cell>
          <table:table-cell office:value-type="float" office:value="-0.0120741509442982" calcext:value-type="float">
            <text:p>-0.012074150944298</text:p>
          </table:table-cell>
          <table:table-cell office:value-type="float" office:value="-0.0118995113462712" calcext:value-type="float">
            <text:p>-0.011899511346271</text:p>
          </table:table-cell>
          <table:table-cell office:value-type="float" office:value="-0.0110275271341387" calcext:value-type="float">
            <text:p>-0.011027527134139</text:p>
          </table:table-cell>
          <table:table-cell office:value-type="float" office:value="-0.00982063246194165" calcext:value-type="float">
            <text:p>-0.009820632461942</text:p>
          </table:table-cell>
          <table:table-cell office:value-type="float" office:value="-0.00743990207647632" calcext:value-type="float">
            <text:p>-0.007439902076476</text:p>
          </table:table-cell>
          <table:table-cell office:value-type="float" office:value="-0.00339609185559498" calcext:value-type="float">
            <text:p>-0.003396091855595</text:p>
          </table:table-cell>
          <table:table-cell office:value-type="float" office:value="-0.00304879188308664" calcext:value-type="float">
            <text:p>-0.003048791883087</text:p>
          </table:table-cell>
          <table:table-cell office:value-type="float" office:value="-0.000742479480748629" calcext:value-type="float">
            <text:p>-0.000742479480749</text:p>
          </table:table-cell>
          <table:table-cell office:value-type="float" office:value="0.000171949281410214" calcext:value-type="float">
            <text:p>0.00017194928141</text:p>
          </table:table-cell>
          <table:table-cell office:value-type="float" office:value="-0.00111365096026218" calcext:value-type="float">
            <text:p>-0.001113650960262</text:p>
          </table:table-cell>
          <table:table-cell office:value-type="float" office:value="-0.0342578475131022" calcext:value-type="float">
            <text:p>-0.034257847513102</text:p>
          </table:table-cell>
          <table:table-cell office:value-type="float" office:value="-0.0412824103130147" calcext:value-type="float">
            <text:p>-0.041282410313015</text:p>
          </table:table-cell>
          <table:table-cell office:value-type="float" office:value="-0.0437179728891168" calcext:value-type="float">
            <text:p>-0.043717972889117</text:p>
          </table:table-cell>
          <table:table-cell office:value-type="float" office:value="-0.00622164726219388" calcext:value-type="float">
            <text:p>-0.006221647262194</text:p>
          </table:table-cell>
          <table:table-cell office:value-type="float" office:value="-0.0185443746749711" calcext:value-type="float">
            <text:p>-0.018544374674971</text:p>
          </table:table-cell>
          <table:table-cell office:value-type="float" office:value="-0.0220051107719333" calcext:value-type="float">
            <text:p>-0.022005110771933</text:p>
          </table:table-cell>
          <table:table-cell office:value-type="float" office:value="-0.0219178688924383" calcext:value-type="float">
            <text:p>-0.021917868892438</text:p>
          </table:table-cell>
          <table:table-cell office:value-type="float" office:value="-0.021262084565913" calcext:value-type="float">
            <text:p>-0.021262084565913</text:p>
          </table:table-cell>
          <table:table-cell office:value-type="float" office:value="-0.0191600800327229" calcext:value-type="float">
            <text:p>-0.019160080032723</text:p>
          </table:table-cell>
          <table:table-cell office:value-type="float" office:value="-0.018519124174267" calcext:value-type="float">
            <text:p>-0.018519124174267</text:p>
          </table:table-cell>
          <table:table-cell office:value-type="float" office:value="-0.0166150716347744" calcext:value-type="float">
            <text:p>-0.016615071634774</text:p>
          </table:table-cell>
          <table:table-cell office:value-type="float" office:value="-0.00612015234861371" calcext:value-type="float">
            <text:p>-0.006120152348614</text:p>
          </table:table-cell>
          <table:table-cell office:value-type="float" office:value="-0.0077005571533861" calcext:value-type="float">
            <text:p>-0.007700557153386</text:p>
          </table:table-cell>
          <table:table-cell office:value-type="float" office:value="-0.0177337093651052" calcext:value-type="float">
            <text:p>-0.017733709365105</text:p>
          </table:table-cell>
          <table:table-cell office:value-type="float" office:value="-0.0325702098283094" calcext:value-type="float">
            <text:p>-0.032570209828309</text:p>
          </table:table-cell>
          <table:table-cell office:value-type="float" office:value="-0.0364509815637785" calcext:value-type="float">
            <text:p>-0.036450981563779</text:p>
          </table:table-cell>
          <table:table-cell office:value-type="float" office:value="-0.0420197956709635" calcext:value-type="float">
            <text:p>-0.042019795670964</text:p>
          </table:table-cell>
          <table:table-cell office:value-type="float" office:value="-0.0482527592966121" calcext:value-type="float">
            <text:p>-0.048252759296612</text:p>
          </table:table-cell>
          <table:table-cell office:value-type="float" office:value="-0.0550843556192795" calcext:value-type="float">
            <text:p>-0.05508435561928</text:p>
          </table:table-cell>
          <table:table-cell office:value-type="float" office:value="-0.0567260544225906" calcext:value-type="float">
            <text:p>-0.056726054422591</text:p>
          </table:table-cell>
          <table:table-cell office:value-type="float" office:value="-0.0557175251752909" calcext:value-type="float">
            <text:p>-0.055717525175291</text:p>
          </table:table-cell>
          <table:table-cell office:value-type="float" office:value="-0.0486456709325906" calcext:value-type="float">
            <text:p>-0.048645670932591</text:p>
          </table:table-cell>
          <table:table-cell office:value-type="float" office:value="-0.0469496749652049" calcext:value-type="float">
            <text:p>-0.046949674965205</text:p>
          </table:table-cell>
          <table:table-cell office:value-type="float" office:value="-0.0456410889879384" calcext:value-type="float">
            <text:p>-0.045641088987938</text:p>
          </table:table-cell>
          <table:table-cell office:value-type="float" office:value="-0.0429195501565593" calcext:value-type="float">
            <text:p>-0.042919550156559</text:p>
          </table:table-cell>
          <table:table-cell office:value-type="float" office:value="-0.0380739356143926" calcext:value-type="float">
            <text:p>-0.038073935614393</text:p>
          </table:table-cell>
          <table:table-cell office:value-type="float" office:value="-0.0197273828968919" calcext:value-type="float">
            <text:p>-0.019727382896892</text:p>
          </table:table-cell>
          <table:table-cell office:value-type="float" office:value="-0.0191491833786924" calcext:value-type="float">
            <text:p>-0.019149183378692</text:p>
          </table:table-cell>
          <table:table-cell office:value-type="float" office:value="-0.0162252936366294" calcext:value-type="float">
            <text:p>-0.016225293636629</text:p>
          </table:table-cell>
          <table:table-cell office:value-type="float" office:value="-0.0145833878555732" calcext:value-type="float">
            <text:p>-0.014583387855573</text:p>
          </table:table-cell>
          <table:table-cell office:value-type="float" office:value="-0.0130871891926899" calcext:value-type="float">
            <text:p>-0.01308718919269</text:p>
          </table:table-cell>
          <table:table-cell office:value-type="float" office:value="-0.0123852346921862" calcext:value-type="float">
            <text:p>-0.012385234692186</text:p>
          </table:table-cell>
          <table:table-cell office:value-type="float" office:value="-0.00975258174617286" calcext:value-type="float">
            <text:p>-0.009752581746173</text:p>
          </table:table-cell>
          <table:table-cell office:value-type="float" office:value="-0.00464218215232182" calcext:value-type="float">
            <text:p>-0.004642182152322</text:p>
          </table:table-cell>
          <table:table-cell office:value-type="float" office:value="-0.00323138450195327" calcext:value-type="float">
            <text:p>-0.003231384501953</text:p>
          </table:table-cell>
          <table:table-cell office:value-type="float" office:value="-0.0023052934425083" calcext:value-type="float">
            <text:p>-0.002305293442508</text:p>
          </table:table-cell>
          <table:table-cell office:value-type="float" office:value="-0.000985496326963973" calcext:value-type="float">
            <text:p>-0.000985496326964</text:p>
          </table:table-cell>
          <table:table-cell office:value-type="float" office:value="-0.0247877716490992" calcext:value-type="float">
            <text:p>-0.024787771649099</text:p>
          </table:table-cell>
          <table:table-cell office:value-type="float" office:value="-0.0344315998274195" calcext:value-type="float">
            <text:p>-0.03443159982742</text:p>
          </table:table-cell>
          <table:table-cell office:value-type="float" office:value="-0.0384787153373373" calcext:value-type="float">
            <text:p>-0.038478715337337</text:p>
          </table:table-cell>
          <table:table-cell office:value-type="float" office:value="-0.0412595379338801" calcext:value-type="float">
            <text:p>-0.04125953793388</text:p>
          </table:table-cell>
          <table:table-cell office:value-type="float" office:value="-0.00239012872785234" calcext:value-type="float">
            <text:p>-0.002390128727852</text:p>
          </table:table-cell>
          <table:table-cell office:value-type="float" office:value="-0.000396359636911626" calcext:value-type="float">
            <text:p>-0.000396359636912</text:p>
          </table:table-cell>
          <table:table-cell office:value-type="float" office:value="0.000324329096796706" calcext:value-type="float">
            <text:p>0.000324329096797</text:p>
          </table:table-cell>
          <table:table-cell office:value-type="float" office:value="0.00144777293140623" calcext:value-type="float">
            <text:p>0.001447772931406</text:p>
          </table:table-cell>
          <table:table-cell office:value-type="float" office:value="-0.0163482218363911" calcext:value-type="float">
            <text:p>-0.016348221836391</text:p>
          </table:table-cell>
          <table:table-cell office:value-type="float" office:value="-0.0226463293242997" calcext:value-type="float">
            <text:p>-0.0226463293243</text:p>
          </table:table-cell>
          <table:table-cell office:value-type="float" office:value="-0.0202909052556481" calcext:value-type="float">
            <text:p>-0.020290905255648</text:p>
          </table:table-cell>
          <table:table-cell office:value-type="float" office:value="-0.020565432465112" calcext:value-type="float">
            <text:p>-0.020565432465112</text:p>
          </table:table-cell>
          <table:table-cell office:value-type="float" office:value="-0.0191982591053016" calcext:value-type="float">
            <text:p>-0.019198259105302</text:p>
          </table:table-cell>
          <table:table-cell office:value-type="float" office:value="-0.00942799702983848" calcext:value-type="float">
            <text:p>-0.009427997029838</text:p>
          </table:table-cell>
          <table:table-cell office:value-type="float" office:value="-0.00506194832938944" calcext:value-type="float">
            <text:p>-0.005061948329389</text:p>
          </table:table-cell>
          <table:table-cell office:value-type="float" office:value="-0.0139888422576752" calcext:value-type="float">
            <text:p>-0.013988842257675</text:p>
          </table:table-cell>
          <table:table-cell office:value-type="float" office:value="-0.0362407588527307" calcext:value-type="float">
            <text:p>-0.036240758852731</text:p>
          </table:table-cell>
          <table:table-cell office:value-type="float" office:value="-0.0467217487639186" calcext:value-type="float">
            <text:p>-0.046721748763919</text:p>
          </table:table-cell>
          <table:table-cell office:value-type="float" office:value="-0.0547353106174269" calcext:value-type="float">
            <text:p>-0.054735310617427</text:p>
          </table:table-cell>
          <table:table-cell office:value-type="float" office:value="-0.057350654095595" calcext:value-type="float">
            <text:p>-0.057350654095595</text:p>
          </table:table-cell>
          <table:table-cell office:value-type="float" office:value="-0.0555680542190577" calcext:value-type="float">
            <text:p>-0.055568054219058</text:p>
          </table:table-cell>
          <table:table-cell office:value-type="float" office:value="-0.0519882667612933" calcext:value-type="float">
            <text:p>-0.051988266761293</text:p>
          </table:table-cell>
          <table:table-cell office:value-type="float" office:value="-0.0482179093051357" calcext:value-type="float">
            <text:p>-0.048217909305136</text:p>
          </table:table-cell>
          <table:table-cell office:value-type="float" office:value="-0.0455399906561017" calcext:value-type="float">
            <text:p>-0.045539990656102</text:p>
          </table:table-cell>
          <table:table-cell office:value-type="float" office:value="-0.0398657410659255" calcext:value-type="float">
            <text:p>-0.039865741065926</text:p>
          </table:table-cell>
          <table:table-cell office:value-type="float" office:value="-0.0116592697853142" calcext:value-type="float">
            <text:p>-0.011659269785314</text:p>
          </table:table-cell>
          <table:table-cell office:value-type="float" office:value="-0.0138352602072777" calcext:value-type="float">
            <text:p>-0.013835260207278</text:p>
          </table:table-cell>
          <table:table-cell office:value-type="float" office:value="-0.00766092659165596" calcext:value-type="float">
            <text:p>-0.007660926591656</text:p>
          </table:table-cell>
          <table:table-cell office:value-type="float" office:value="-0.0012993719016989" calcext:value-type="float">
            <text:p>-0.001299371901699</text:p>
          </table:table-cell>
          <table:table-cell office:value-type="float" office:value="0.00762844116348008" calcext:value-type="float">
            <text:p>0.00762844116348</text:p>
          </table:table-cell>
          <table:table-cell office:value-type="float" office:value="0.0147115039643631" calcext:value-type="float">
            <text:p>0.014711503964363</text:p>
          </table:table-cell>
          <table:table-cell office:value-type="float" office:value="0.0154856831927437" calcext:value-type="float">
            <text:p>0.015485683192744</text:p>
          </table:table-cell>
          <table:table-cell office:value-type="float" office:value="0.0174455300760199" calcext:value-type="float">
            <text:p>0.01744553007602</text:p>
          </table:table-cell>
          <table:table-cell office:value-type="float" office:value="0.0178151290265375" calcext:value-type="float">
            <text:p>0.017815129026538</text:p>
          </table:table-cell>
          <table:table-cell office:value-type="float" office:value="0.0173536346539955" calcext:value-type="float">
            <text:p>0.017353634653996</text:p>
          </table:table-cell>
          <table:table-cell office:value-type="float" office:value="-0.010965953824324" calcext:value-type="float">
            <text:p>-0.010965953824324</text:p>
          </table:table-cell>
          <table:table-cell office:value-type="float" office:value="-0.018665121559475" calcext:value-type="float">
            <text:p>-0.018665121559475</text:p>
          </table:table-cell>
          <table:table-cell office:value-type="float" office:value="-0.0168122814479687" calcext:value-type="float">
            <text:p>-0.016812281447969</text:p>
          </table:table-cell>
          <table:table-cell office:value-type="float" office:value="0.0266989553052728" calcext:value-type="float">
            <text:p>0.026698955305273</text:p>
          </table:table-cell>
          <table:table-cell office:value-type="float" office:value="-0.00939449261530594" calcext:value-type="float">
            <text:p>-0.009394492615306</text:p>
          </table:table-cell>
          <table:table-cell office:value-type="float" office:value="-0.017533113920629" calcext:value-type="float">
            <text:p>-0.017533113920629</text:p>
          </table:table-cell>
          <table:table-cell office:value-type="float" office:value="-0.0174309956915168" calcext:value-type="float">
            <text:p>-0.017430995691517</text:p>
          </table:table-cell>
          <table:table-cell office:value-type="float" office:value="-0.0149683380291969" calcext:value-type="float">
            <text:p>-0.014968338029197</text:p>
          </table:table-cell>
          <table:table-cell office:value-type="float" office:value="-0.0137086663947524" calcext:value-type="float">
            <text:p>-0.013708666394752</text:p>
          </table:table-cell>
          <table:table-cell office:value-type="float" office:value="-0.00677616464915149" calcext:value-type="float">
            <text:p>-0.006776164649151</text:p>
          </table:table-cell>
          <table:table-cell office:value-type="float" office:value="-0.00210650424815686" calcext:value-type="float">
            <text:p>-0.002106504248157</text:p>
          </table:table-cell>
          <table:table-cell office:value-type="float" office:value="-0.00108054092869707" calcext:value-type="float">
            <text:p>-0.001080540928697</text:p>
          </table:table-cell>
          <table:table-cell office:value-type="float" office:value="-0.00504689117159625" calcext:value-type="float">
            <text:p>-0.005046891171596</text:p>
          </table:table-cell>
          <table:table-cell office:value-type="float" office:value="-0.0192196553058161" calcext:value-type="float">
            <text:p>-0.019219655305816</text:p>
          </table:table-cell>
          <table:table-cell office:value-type="float" office:value="-0.0246827344942663" calcext:value-type="float">
            <text:p>-0.024682734494266</text:p>
          </table:table-cell>
          <table:table-cell office:value-type="float" office:value="-0.0299158840329926" calcext:value-type="float">
            <text:p>-0.029915884032993</text:p>
          </table:table-cell>
          <table:table-cell office:value-type="float" office:value="-0.0278637579631906" calcext:value-type="float">
            <text:p>-0.027863757963191</text:p>
          </table:table-cell>
          <table:table-cell office:value-type="float" office:value="-0.0373172857993025" calcext:value-type="float">
            <text:p>-0.037317285799303</text:p>
          </table:table-cell>
          <table:table-cell office:value-type="float" office:value="-0.023443213824197" calcext:value-type="float">
            <text:p>-0.023443213824197</text:p>
          </table:table-cell>
          <table:table-cell office:value-type="float" office:value="-0.00945301294692592" calcext:value-type="float">
            <text:p>-0.009453012946926</text:p>
          </table:table-cell>
          <table:table-cell office:value-type="float" office:value="-0.00446773159944852" calcext:value-type="float">
            <text:p>-0.004467731599449</text:p>
          </table:table-cell>
          <table:table-cell office:value-type="float" office:value="-0.0100303289902956" calcext:value-type="float">
            <text:p>-0.010030328990296</text:p>
          </table:table-cell>
          <table:table-cell office:value-type="float" office:value="-0.0118139959908378" calcext:value-type="float">
            <text:p>-0.011813995990838</text:p>
          </table:table-cell>
          <table:table-cell office:value-type="float" office:value="-0.00987843394808937" calcext:value-type="float">
            <text:p>-0.009878433948089</text:p>
          </table:table-cell>
          <table:table-cell office:value-type="float" office:value="-0.00414183122494553" calcext:value-type="float">
            <text:p>-0.004141831224946</text:p>
          </table:table-cell>
          <table:table-cell office:value-type="float" office:value="0.00200061107042621" calcext:value-type="float">
            <text:p>0.002000611070426</text:p>
          </table:table-cell>
          <table:table-cell office:value-type="float" office:value="0.0038807353336565" calcext:value-type="float">
            <text:p>0.003880735333657</text:p>
          </table:table-cell>
          <table:table-cell office:value-type="float" office:value="0.00628040617929095" calcext:value-type="float">
            <text:p>0.006280406179291</text:p>
          </table:table-cell>
          <table:table-cell office:value-type="float" office:value="0.00650011970620448" calcext:value-type="float">
            <text:p>0.006500119706204</text:p>
          </table:table-cell>
          <table:table-cell office:value-type="float" office:value="-0.0126288942479644" calcext:value-type="float">
            <text:p>-0.012628894247964</text:p>
          </table:table-cell>
          <table:table-cell office:value-type="float" office:value="-0.0176098785297829" calcext:value-type="float">
            <text:p>-0.017609878529783</text:p>
          </table:table-cell>
          <table:table-cell office:value-type="float" office:value="-0.0226776629013687" calcext:value-type="float">
            <text:p>-0.022677662901369</text:p>
          </table:table-cell>
          <table:table-cell office:value-type="float" office:value="-0.0307094597295978" calcext:value-type="float">
            <text:p>-0.030709459729598</text:p>
          </table:table-cell>
          <table:table-cell office:value-type="float" office:value="-0.0308137738407035" calcext:value-type="float">
            <text:p>-0.030813773840704</text:p>
          </table:table-cell>
          <table:table-cell office:value-type="float" office:value="0.013923323570294" calcext:value-type="float">
            <text:p>0.013923323570294</text:p>
          </table:table-cell>
          <table:table-cell office:value-type="float" office:value="0.00970916341675374" calcext:value-type="float">
            <text:p>0.009709163416754</text:p>
          </table:table-cell>
          <table:table-cell office:value-type="float" office:value="-0.0142642778870215" calcext:value-type="float">
            <text:p>-0.014264277887022</text:p>
          </table:table-cell>
          <table:table-cell office:value-type="float" office:value="-0.0176314579121205" calcext:value-type="float">
            <text:p>-0.017631457912121</text:p>
          </table:table-cell>
          <table:table-cell office:value-type="float" office:value="-0.0196382239287666" calcext:value-type="float">
            <text:p>-0.019638223928767</text:p>
          </table:table-cell>
          <table:table-cell office:value-type="float" office:value="-0.0169833628302421" calcext:value-type="float">
            <text:p>-0.016983362830242</text:p>
          </table:table-cell>
          <table:table-cell office:value-type="float" office:value="-0.0144990229282169" calcext:value-type="float">
            <text:p>-0.014499022928217</text:p>
          </table:table-cell>
          <table:table-cell office:value-type="float" office:value="-0.0141029199274286" calcext:value-type="float">
            <text:p>-0.014102919927429</text:p>
          </table:table-cell>
          <table:table-cell office:value-type="float" office:value="-0.00845240754033898" calcext:value-type="float">
            <text:p>-0.008452407540339</text:p>
          </table:table-cell>
          <table:table-cell office:value-type="float" office:value="-0.00140434229796245" calcext:value-type="float">
            <text:p>-0.001404342297962</text:p>
          </table:table-cell>
          <table:table-cell office:value-type="float" office:value="-0.0083336463505713" calcext:value-type="float">
            <text:p>-0.008333646350571</text:p>
          </table:table-cell>
          <table:table-cell office:value-type="float" office:value="-0.028084060497824" calcext:value-type="float">
            <text:p>-0.028084060497824</text:p>
          </table:table-cell>
          <table:table-cell office:value-type="float" office:value="-0.0281945615047756" calcext:value-type="float">
            <text:p>-0.028194561504776</text:p>
          </table:table-cell>
          <table:table-cell office:value-type="float" office:value="-0.0284086309697999" calcext:value-type="float">
            <text:p>-0.0284086309698</text:p>
          </table:table-cell>
          <table:table-cell office:value-type="float" office:value="-0.0283544306762364" calcext:value-type="float">
            <text:p>-0.028354430676236</text:p>
          </table:table-cell>
          <table:table-cell office:value-type="float" office:value="-0.0283943182485272" calcext:value-type="float">
            <text:p>-0.028394318248527</text:p>
          </table:table-cell>
          <table:table-cell office:value-type="float" office:value="-0.0284384427657255" calcext:value-type="float">
            <text:p>-0.028438442765726</text:p>
          </table:table-cell>
          <table:table-cell office:value-type="float" office:value="-0.0285423268567855" calcext:value-type="float">
            <text:p>-0.028542326856786</text:p>
          </table:table-cell>
          <table:table-cell office:value-type="float" office:value="-0.0285288706791215" calcext:value-type="float">
            <text:p>-0.028528870679122</text:p>
          </table:table-cell>
          <table:table-cell office:value-type="float" office:value="-0.0284581736045387" calcext:value-type="float">
            <text:p>-0.028458173604539</text:p>
          </table:table-cell>
          <table:table-cell office:value-type="float" office:value="-0.0283823504360625" calcext:value-type="float">
            <text:p>-0.028382350436063</text:p>
          </table:table-cell>
          <table:table-cell office:value-type="float" office:value="-0.0281016055741459" calcext:value-type="float">
            <text:p>-0.028101605574146</text:p>
          </table:table-cell>
          <table:table-cell office:value-type="float" office:value="-0.0281739096927" calcext:value-type="float">
            <text:p>-0.0281739096927</text:p>
          </table:table-cell>
          <table:table-cell office:value-type="float" office:value="-0.0280784103735423" calcext:value-type="float">
            <text:p>-0.028078410373542</text:p>
          </table:table-cell>
          <table:table-cell office:value-type="float" office:value="-0.0281115135182558" calcext:value-type="float">
            <text:p>-0.028111513518256</text:p>
          </table:table-cell>
          <table:table-cell office:value-type="float" office:value="-0.0281352695783398" calcext:value-type="float">
            <text:p>-0.02813526957834</text:p>
          </table:table-cell>
          <table:table-cell office:value-type="float" office:value="-0.0279620163883606" calcext:value-type="float">
            <text:p>-0.027962016388361</text:p>
          </table:table-cell>
          <table:table-cell office:value-type="float" office:value="-0.0280882283961672" calcext:value-type="float">
            <text:p>-0.028088228396167</text:p>
          </table:table-cell>
          <table:table-cell office:value-type="float" office:value="-0.0280443699298837" calcext:value-type="float">
            <text:p>-0.028044369929884</text:p>
          </table:table-cell>
          <table:table-cell office:value-type="float" office:value="-0.0280208213483858" calcext:value-type="float">
            <text:p>-0.028020821348386</text:p>
          </table:table-cell>
          <table:table-cell office:value-type="float" office:value="-0.0280455519982759" calcext:value-type="float">
            <text:p>-0.028045551998276</text:p>
          </table:table-cell>
          <table:table-cell office:value-type="float" office:value="-0.0280603506612456" calcext:value-type="float">
            <text:p>-0.028060350661246</text:p>
          </table:table-cell>
          <table:table-cell office:value-type="float" office:value="-0.0280499120344019" calcext:value-type="float">
            <text:p>-0.028049912034402</text:p>
          </table:table-cell>
          <table:table-cell office:value-type="float" office:value="-0.0280880823815541" calcext:value-type="float">
            <text:p>-0.028088082381554</text:p>
          </table:table-cell>
          <table:table-cell office:value-type="float" office:value="-0.0280603576788712" calcext:value-type="float">
            <text:p>-0.028060357678871</text:p>
          </table:table-cell>
          <table:table-cell office:value-type="float" office:value="-0.0280395990487562" calcext:value-type="float">
            <text:p>-0.028039599048756</text:p>
          </table:table-cell>
          <table:table-cell office:value-type="float" office:value="-0.0281078794378069" calcext:value-type="float">
            <text:p>-0.028107879437807</text:p>
          </table:table-cell>
          <table:table-cell office:value-type="float" office:value="-0.0280211344796588" calcext:value-type="float">
            <text:p>-0.028021134479659</text:p>
          </table:table-cell>
          <table:table-cell office:value-type="float" office:value="-0.0280744499401574" calcext:value-type="float">
            <text:p>-0.028074449940157</text:p>
          </table:table-cell>
          <table:table-cell office:value-type="float" office:value="-0.0280634502932281" calcext:value-type="float">
            <text:p>-0.028063450293228</text:p>
          </table:table-cell>
          <table:table-cell office:value-type="float" office:value="-0.0280378548833074" calcext:value-type="float">
            <text:p>-0.028037854883307</text:p>
          </table:table-cell>
          <table:table-cell office:value-type="float" office:value="-0.0280952678727935" calcext:value-type="float">
            <text:p>-0.028095267872794</text:p>
          </table:table-cell>
          <table:table-cell office:value-type="float" office:value="-0.0280820090649163" calcext:value-type="float">
            <text:p>-0.028082009064916</text:p>
          </table:table-cell>
          <table:table-cell office:value-type="float" office:value="-0.0280439914871386" calcext:value-type="float">
            <text:p>-0.028043991487139</text:p>
          </table:table-cell>
          <table:table-cell office:value-type="float" office:value="-0.0280779146530291" calcext:value-type="float">
            <text:p>-0.028077914653029</text:p>
          </table:table-cell>
          <table:table-cell office:value-type="float" office:value="-0.0280345670823414" calcext:value-type="float">
            <text:p>-0.028034567082341</text:p>
          </table:table-cell>
          <table:table-cell office:value-type="float" office:value="-0.0280138669464619" calcext:value-type="float">
            <text:p>-0.028013866946462</text:p>
          </table:table-cell>
          <table:table-cell office:value-type="float" office:value="-0.0280500191579492" calcext:value-type="float">
            <text:p>-0.028050019157949</text:p>
          </table:table-cell>
          <table:table-cell office:value-type="float" office:value="-0.0280360519568258" calcext:value-type="float">
            <text:p>-0.028036051956826</text:p>
          </table:table-cell>
          <table:table-cell office:value-type="float" office:value="-0.028037892341219" calcext:value-type="float">
            <text:p>-0.028037892341219</text:p>
          </table:table-cell>
          <table:table-cell office:value-type="float" office:value="-0.0279999766380563" calcext:value-type="float">
            <text:p>-0.027999976638056</text:p>
          </table:table-cell>
          <table:table-cell office:value-type="float" office:value="-0.028038041892507" calcext:value-type="float">
            <text:p>-0.028038041892507</text:p>
          </table:table-cell>
          <table:table-cell office:value-type="float" office:value="-0.0280869927949728" calcext:value-type="float">
            <text:p>-0.028086992794973</text:p>
          </table:table-cell>
          <table:table-cell office:value-type="float" office:value="-0.0280461513926531" calcext:value-type="float">
            <text:p>-0.028046151392653</text:p>
          </table:table-cell>
          <table:table-cell office:value-type="float" office:value="-0.0280846146411804" calcext:value-type="float">
            <text:p>-0.02808461464118</text:p>
          </table:table-cell>
          <table:table-cell office:value-type="float" office:value="-0.0280748413603378" calcext:value-type="float">
            <text:p>-0.028074841360338</text:p>
          </table:table-cell>
          <table:table-cell office:value-type="float" office:value="-0.0280028166658841" calcext:value-type="float">
            <text:p>-0.028002816665884</text:p>
          </table:table-cell>
          <table:table-cell office:value-type="float" office:value="-0.0280601917985024" calcext:value-type="float">
            <text:p>-0.028060191798502</text:p>
          </table:table-cell>
          <table:table-cell office:value-type="float" office:value="-0.0280405434302201" calcext:value-type="float">
            <text:p>-0.02804054343022</text:p>
          </table:table-cell>
          <table:table-cell office:value-type="float" office:value="-0.0280251474195446" calcext:value-type="float">
            <text:p>-0.028025147419545</text:p>
          </table:table-cell>
          <table:table-cell office:value-type="float" office:value="-0.0280467425266385" calcext:value-type="float">
            <text:p>-0.028046742526639</text:p>
          </table:table-cell>
          <table:table-cell office:value-type="float" office:value="-0.0280513306503601" calcext:value-type="float">
            <text:p>-0.02805133065036</text:p>
          </table:table-cell>
          <table:table-cell office:value-type="float" office:value="-0.028021301267161" calcext:value-type="float">
            <text:p>-0.028021301267161</text:p>
          </table:table-cell>
          <table:table-cell office:value-type="float" office:value="-0.0280674328325194" calcext:value-type="float">
            <text:p>-0.028067432832519</text:p>
          </table:table-cell>
          <table:table-cell office:value-type="float" office:value="-0.0280870298582388" calcext:value-type="float">
            <text:p>-0.028087029858239</text:p>
          </table:table-cell>
          <table:table-cell office:value-type="float" office:value="-0.0280286353216269" calcext:value-type="float">
            <text:p>-0.028028635321627</text:p>
          </table:table-cell>
          <table:table-cell office:value-type="float" office:value="-0.0280737404522576" calcext:value-type="float">
            <text:p>-0.028073740452258</text:p>
          </table:table-cell>
          <table:table-cell office:value-type="float" office:value="-0.0280250641894862" calcext:value-type="float">
            <text:p>-0.028025064189486</text:p>
          </table:table-cell>
          <table:table-cell office:value-type="float" office:value="-0.0280339129247181" calcext:value-type="float">
            <text:p>-0.028033912924718</text:p>
          </table:table-cell>
          <table:table-cell office:value-type="float" office:value="-0.028061823360863" calcext:value-type="float">
            <text:p>-0.028061823360863</text:p>
          </table:table-cell>
          <table:table-cell office:value-type="float" office:value="-0.0280715368355888" calcext:value-type="float">
            <text:p>-0.028071536835589</text:p>
          </table:table-cell>
          <table:table-cell office:value-type="float" office:value="-0.0280578061222538" calcext:value-type="float">
            <text:p>-0.028057806122254</text:p>
          </table:table-cell>
          <table:table-cell office:value-type="float" office:value="-0.0280492780259583" calcext:value-type="float">
            <text:p>-0.028049278025958</text:p>
          </table:table-cell>
          <table:table-cell office:value-type="float" office:value="-0.0280921704797018" calcext:value-type="float">
            <text:p>-0.028092170479702</text:p>
          </table:table-cell>
          <table:table-cell office:value-type="float" office:value="-0.0280597657961738" calcext:value-type="float">
            <text:p>-0.028059765796174</text:p>
          </table:table-cell>
          <table:table-cell office:value-type="float" office:value="-0.0281132128356004" calcext:value-type="float">
            <text:p>-0.0281132128356</text:p>
          </table:table-cell>
          <table:table-cell office:value-type="float" office:value="-0.0280895753109645" calcext:value-type="float">
            <text:p>-0.028089575310965</text:p>
          </table:table-cell>
          <table:table-cell office:value-type="float" office:value="-0.028022293109672" calcext:value-type="float">
            <text:p>-0.028022293109672</text:p>
          </table:table-cell>
          <table:table-cell office:value-type="float" office:value="-0.0280738520033301" calcext:value-type="float">
            <text:p>-0.02807385200333</text:p>
          </table:table-cell>
          <table:table-cell office:value-type="float" office:value="-0.0280848662319017" calcext:value-type="float">
            <text:p>-0.028084866231902</text:p>
          </table:table-cell>
          <table:table-cell office:value-type="float" office:value="-0.028070331751908" calcext:value-type="float">
            <text:p>-0.028070331751908</text:p>
          </table:table-cell>
          <table:table-cell office:value-type="float" office:value="-0.0280184608051168" calcext:value-type="float">
            <text:p>-0.028018460805117</text:p>
          </table:table-cell>
          <table:table-cell office:value-type="float" office:value="-0.028037517877516" calcext:value-type="float">
            <text:p>-0.028037517877516</text:p>
          </table:table-cell>
          <table:table-cell office:value-type="float" office:value="-0.028111049920558" calcext:value-type="float">
            <text:p>-0.028111049920558</text:p>
          </table:table-cell>
          <table:table-cell office:value-type="float" office:value="-0.0280335989335142" calcext:value-type="float">
            <text:p>-0.028033598933514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3574459112689" calcext:value-type="float">
            <text:p>0.533574459112689</text:p>
          </table:table-cell>
          <table:table-cell office:value-type="float" office:value="0.533618367864506" calcext:value-type="float">
            <text:p>0.533618367864506</text:p>
          </table:table-cell>
          <table:table-cell office:value-type="float" office:value="0.533769725596097" calcext:value-type="float">
            <text:p>0.533769725596097</text:p>
          </table:table-cell>
          <table:table-cell office:value-type="float" office:value="0.534404426068982" calcext:value-type="float">
            <text:p>0.534404426068982</text:p>
          </table:table-cell>
          <table:table-cell office:value-type="float" office:value="0.53407072237077" calcext:value-type="float">
            <text:p>0.53407072237077</text:p>
          </table:table-cell>
          <table:table-cell office:value-type="float" office:value="0.533643848649267" calcext:value-type="float">
            <text:p>0.533643848649267</text:p>
          </table:table-cell>
          <table:table-cell office:value-type="float" office:value="0.534843920357042" calcext:value-type="float">
            <text:p>0.534843920357042</text:p>
          </table:table-cell>
          <table:table-cell office:value-type="float" office:value="0.533823871414566" calcext:value-type="float">
            <text:p>0.533823871414566</text:p>
          </table:table-cell>
          <table:table-cell office:value-type="float" office:value="0.535469644684916" calcext:value-type="float">
            <text:p>0.535469644684916</text:p>
          </table:table-cell>
          <table:table-cell office:value-type="float" office:value="0.534175697301468" calcext:value-type="float">
            <text:p>0.534175697301468</text:p>
          </table:table-cell>
          <table:table-cell office:value-type="float" office:value="0.533883081373257" calcext:value-type="float">
            <text:p>0.533883081373257</text:p>
          </table:table-cell>
          <table:table-cell office:value-type="float" office:value="0.534185649871781" calcext:value-type="float">
            <text:p>0.534185649871781</text:p>
          </table:table-cell>
          <table:table-cell office:value-type="float" office:value="0.533723391960212" calcext:value-type="float">
            <text:p>0.533723391960212</text:p>
          </table:table-cell>
          <table:table-cell office:value-type="float" office:value="0.533891088869477" calcext:value-type="float">
            <text:p>0.533891088869477</text:p>
          </table:table-cell>
          <table:table-cell office:value-type="float" office:value="0.534377250442638" calcext:value-type="float">
            <text:p>0.534377250442638</text:p>
          </table:table-cell>
          <table:table-cell office:value-type="float" office:value="0.534912687122772" calcext:value-type="float">
            <text:p>0.534912687122772</text:p>
          </table:table-cell>
          <table:table-cell office:value-type="float" office:value="0.53487774234557" calcext:value-type="float">
            <text:p>0.53487774234557</text:p>
          </table:table-cell>
          <table:table-cell office:value-type="float" office:value="0.53483394238354" calcext:value-type="float">
            <text:p>0.53483394238354</text:p>
          </table:table-cell>
          <table:table-cell office:value-type="float" office:value="0.534343251518414" calcext:value-type="float">
            <text:p>0.534343251518414</text:p>
          </table:table-cell>
          <table:table-cell office:value-type="float" office:value="0.533338124264334" calcext:value-type="float">
            <text:p>0.533338124264334</text:p>
          </table:table-cell>
          <table:table-cell office:value-type="float" office:value="0.534145852577413" calcext:value-type="float">
            <text:p>0.534145852577413</text:p>
          </table:table-cell>
          <table:table-cell office:value-type="float" office:value="0.533934873204166" calcext:value-type="float">
            <text:p>0.533934873204166</text:p>
          </table:table-cell>
          <table:table-cell office:value-type="float" office:value="0.534254445343692" calcext:value-type="float">
            <text:p>0.534254445343692</text:p>
          </table:table-cell>
          <table:table-cell office:value-type="float" office:value="0.534184834791149" calcext:value-type="float">
            <text:p>0.534184834791149</text:p>
          </table:table-cell>
          <table:table-cell office:value-type="float" office:value="0.53422303828435" calcext:value-type="float">
            <text:p>0.53422303828435</text:p>
          </table:table-cell>
          <table:table-cell office:value-type="float" office:value="0.534707776583719" calcext:value-type="float">
            <text:p>0.534707776583719</text:p>
          </table:table-cell>
          <table:table-cell office:value-type="float" office:value="0.5353237860628" calcext:value-type="float">
            <text:p>0.5353237860628</text:p>
          </table:table-cell>
          <table:table-cell office:value-type="float" office:value="0.534380730405269" calcext:value-type="float">
            <text:p>0.534380730405269</text:p>
          </table:table-cell>
          <table:table-cell office:value-type="float" office:value="0.534281149655079" calcext:value-type="float">
            <text:p>0.534281149655079</text:p>
          </table:table-cell>
          <table:table-cell office:value-type="float" office:value="0.534828880004269" calcext:value-type="float">
            <text:p>0.534828880004269</text:p>
          </table:table-cell>
          <table:table-cell office:value-type="float" office:value="0.534250365815993" calcext:value-type="float">
            <text:p>0.534250365815993</text:p>
          </table:table-cell>
          <table:table-cell office:value-type="float" office:value="0.533265881527857" calcext:value-type="float">
            <text:p>0.533265881527857</text:p>
          </table:table-cell>
          <table:table-cell office:value-type="float" office:value="0.534666643235883" calcext:value-type="float">
            <text:p>0.534666643235883</text:p>
          </table:table-cell>
          <table:table-cell office:value-type="float" office:value="0.534518896037173" calcext:value-type="float">
            <text:p>0.534518896037173</text:p>
          </table:table-cell>
          <table:table-cell office:value-type="float" office:value="0.534718545171817" calcext:value-type="float">
            <text:p>0.534718545171817</text:p>
          </table:table-cell>
          <table:table-cell office:value-type="float" office:value="0.534240190792786" calcext:value-type="float">
            <text:p>0.534240190792786</text:p>
          </table:table-cell>
          <table:table-cell office:value-type="float" office:value="0.534367146807963" calcext:value-type="float">
            <text:p>0.534367146807963</text:p>
          </table:table-cell>
          <table:table-cell office:value-type="float" office:value="0.533938251575697" calcext:value-type="float">
            <text:p>0.533938251575697</text:p>
          </table:table-cell>
          <table:table-cell office:value-type="float" office:value="0.534105757877252" calcext:value-type="float">
            <text:p>0.534105757877252</text:p>
          </table:table-cell>
          <table:table-cell office:value-type="float" office:value="0.534367901262269" calcext:value-type="float">
            <text:p>0.534367901262269</text:p>
          </table:table-cell>
          <table:table-cell office:value-type="float" office:value="0.533411582330657" calcext:value-type="float">
            <text:p>0.533411582330657</text:p>
          </table:table-cell>
          <table:table-cell office:value-type="float" office:value="0.534526902052423" calcext:value-type="float">
            <text:p>0.534526902052423</text:p>
          </table:table-cell>
          <table:table-cell office:value-type="float" office:value="0.534457503759852" calcext:value-type="float">
            <text:p>0.534457503759852</text:p>
          </table:table-cell>
          <table:table-cell office:value-type="float" office:value="0.534181007908703" calcext:value-type="float">
            <text:p>0.534181007908703</text:p>
          </table:table-cell>
          <table:table-cell office:value-type="float" office:value="0.535069730832139" calcext:value-type="float">
            <text:p>0.535069730832139</text:p>
          </table:table-cell>
          <table:table-cell office:value-type="float" office:value="0.533906017880635" calcext:value-type="float">
            <text:p>0.533906017880635</text:p>
          </table:table-cell>
          <table:table-cell office:value-type="float" office:value="0.53442723748268" calcext:value-type="float">
            <text:p>0.53442723748268</text:p>
          </table:table-cell>
          <table:table-cell office:value-type="float" office:value="0.533504474078814" calcext:value-type="float">
            <text:p>0.533504474078814</text:p>
          </table:table-cell>
          <table:table-cell office:value-type="float" office:value="0.53406872080818" calcext:value-type="float">
            <text:p>0.53406872080818</text:p>
          </table:table-cell>
          <table:table-cell office:value-type="float" office:value="0.533936868637431" calcext:value-type="float">
            <text:p>0.533936868637431</text:p>
          </table:table-cell>
          <table:table-cell office:value-type="float" office:value="0.535231023693754" calcext:value-type="float">
            <text:p>0.535231023693754</text:p>
          </table:table-cell>
          <table:table-cell office:value-type="float" office:value="0.532863631308194" calcext:value-type="float">
            <text:p>0.532863631308194</text:p>
          </table:table-cell>
          <table:table-cell office:value-type="float" office:value="0.534368611109205" calcext:value-type="float">
            <text:p>0.534368611109205</text:p>
          </table:table-cell>
          <table:table-cell office:value-type="float" office:value="0.538532591618673" calcext:value-type="float">
            <text:p>0.538532591618673</text:p>
          </table:table-cell>
          <table:table-cell office:value-type="float" office:value="0.541287014496731" calcext:value-type="float">
            <text:p>0.541287014496731</text:p>
          </table:table-cell>
          <table:table-cell office:value-type="float" office:value="0.544684520472902" calcext:value-type="float">
            <text:p>0.544684520472902</text:p>
          </table:table-cell>
          <table:table-cell office:value-type="float" office:value="0.543566415631655" calcext:value-type="float">
            <text:p>0.543566415631655</text:p>
          </table:table-cell>
          <table:table-cell office:value-type="float" office:value="0.542281227421946" calcext:value-type="float">
            <text:p>0.542281227421946</text:p>
          </table:table-cell>
          <table:table-cell office:value-type="float" office:value="0.53935022653184" calcext:value-type="float">
            <text:p>0.53935022653184</text:p>
          </table:table-cell>
          <table:table-cell office:value-type="float" office:value="0.534455418825756" calcext:value-type="float">
            <text:p>0.534455418825756</text:p>
          </table:table-cell>
          <table:table-cell office:value-type="float" office:value="0.532793296981071" calcext:value-type="float">
            <text:p>0.532793296981071</text:p>
          </table:table-cell>
          <table:table-cell office:value-type="float" office:value="0.53532705290944" calcext:value-type="float">
            <text:p>0.53532705290944</text:p>
          </table:table-cell>
          <table:table-cell office:value-type="float" office:value="0.531062877979676" calcext:value-type="float">
            <text:p>0.531062877979676</text:p>
          </table:table-cell>
          <table:table-cell office:value-type="float" office:value="0.533896996957141" calcext:value-type="float">
            <text:p>0.533896996957141</text:p>
          </table:table-cell>
          <table:table-cell office:value-type="float" office:value="0.533867100894685" calcext:value-type="float">
            <text:p>0.533867100894685</text:p>
          </table:table-cell>
          <table:table-cell office:value-type="float" office:value="0.532588076910401" calcext:value-type="float">
            <text:p>0.532588076910401</text:p>
          </table:table-cell>
          <table:table-cell office:value-type="float" office:value="0.532894919844428" calcext:value-type="float">
            <text:p>0.532894919844428</text:p>
          </table:table-cell>
          <table:table-cell office:value-type="float" office:value="0.531670518560593" calcext:value-type="float">
            <text:p>0.531670518560593</text:p>
          </table:table-cell>
          <table:table-cell office:value-type="float" office:value="0.503109185553576" calcext:value-type="float">
            <text:p>0.503109185553576</text:p>
          </table:table-cell>
          <table:table-cell office:value-type="float" office:value="0.515693274033405" calcext:value-type="float">
            <text:p>0.515693274033405</text:p>
          </table:table-cell>
          <table:table-cell office:value-type="float" office:value="0.518037659581405" calcext:value-type="float">
            <text:p>0.518037659581405</text:p>
          </table:table-cell>
          <table:table-cell office:value-type="float" office:value="0.52002156209166" calcext:value-type="float">
            <text:p>0.52002156209166</text:p>
          </table:table-cell>
          <table:table-cell office:value-type="float" office:value="0.523872249177801" calcext:value-type="float">
            <text:p>0.523872249177801</text:p>
          </table:table-cell>
          <table:table-cell office:value-type="float" office:value="0.521275139785514" calcext:value-type="float">
            <text:p>0.521275139785514</text:p>
          </table:table-cell>
          <table:table-cell office:value-type="float" office:value="0.52622108246695" calcext:value-type="float">
            <text:p>0.52622108246695</text:p>
          </table:table-cell>
          <table:table-cell office:value-type="float" office:value="0.534207992912647" calcext:value-type="float">
            <text:p>0.534207992912647</text:p>
          </table:table-cell>
          <table:table-cell office:value-type="float" office:value="0.58350200211743" calcext:value-type="float">
            <text:p>0.58350200211743</text:p>
          </table:table-cell>
          <table:table-cell office:value-type="float" office:value="0.555243426806768" calcext:value-type="float">
            <text:p>0.555243426806768</text:p>
          </table:table-cell>
          <table:table-cell office:value-type="float" office:value="0.538263173536965" calcext:value-type="float">
            <text:p>0.538263173536965</text:p>
          </table:table-cell>
          <table:table-cell office:value-type="float" office:value="0.523503843742894" calcext:value-type="float">
            <text:p>0.523503843742894</text:p>
          </table:table-cell>
          <table:table-cell office:value-type="float" office:value="0.498401030150568" calcext:value-type="float">
            <text:p>0.498401030150568</text:p>
          </table:table-cell>
          <table:table-cell office:value-type="float" office:value="0.502422351800099" calcext:value-type="float">
            <text:p>0.502422351800099</text:p>
          </table:table-cell>
          <table:table-cell office:value-type="float" office:value="0.526280466646835" calcext:value-type="float">
            <text:p>0.526280466646835</text:p>
          </table:table-cell>
          <table:table-cell office:value-type="float" office:value="0.540042234377957" calcext:value-type="float">
            <text:p>0.540042234377957</text:p>
          </table:table-cell>
          <table:table-cell office:value-type="float" office:value="0.544472238112769" calcext:value-type="float">
            <text:p>0.544472238112769</text:p>
          </table:table-cell>
          <table:table-cell office:value-type="float" office:value="0.549713333452206" calcext:value-type="float">
            <text:p>0.549713333452206</text:p>
          </table:table-cell>
          <table:table-cell office:value-type="float" office:value="0.551897300068188" calcext:value-type="float">
            <text:p>0.551897300068188</text:p>
          </table:table-cell>
          <table:table-cell office:value-type="float" office:value="0.555146965987959" calcext:value-type="float">
            <text:p>0.555146965987959</text:p>
          </table:table-cell>
          <table:table-cell office:value-type="float" office:value="0.564963345776315" calcext:value-type="float">
            <text:p>0.564963345776315</text:p>
          </table:table-cell>
          <table:table-cell office:value-type="float" office:value="0.554900855357861" calcext:value-type="float">
            <text:p>0.554900855357861</text:p>
          </table:table-cell>
          <table:table-cell office:value-type="float" office:value="0.569240956359965" calcext:value-type="float">
            <text:p>0.569240956359965</text:p>
          </table:table-cell>
          <table:table-cell office:value-type="float" office:value="0.577699176258802" calcext:value-type="float">
            <text:p>0.577699176258802</text:p>
          </table:table-cell>
          <table:table-cell office:value-type="float" office:value="0.560706238626116" calcext:value-type="float">
            <text:p>0.560706238626116</text:p>
          </table:table-cell>
          <table:table-cell office:value-type="float" office:value="0.598452864483177" calcext:value-type="float">
            <text:p>0.598452864483177</text:p>
          </table:table-cell>
          <table:table-cell office:value-type="float" office:value="0.531064565833778" calcext:value-type="float">
            <text:p>0.531064565833778</text:p>
          </table:table-cell>
          <table:table-cell office:value-type="float" office:value="0.541599821942151" calcext:value-type="float">
            <text:p>0.541599821942151</text:p>
          </table:table-cell>
          <table:table-cell office:value-type="float" office:value="0.531936259751154" calcext:value-type="float">
            <text:p>0.531936259751154</text:p>
          </table:table-cell>
          <table:table-cell office:value-type="float" office:value="0.527042417740276" calcext:value-type="float">
            <text:p>0.527042417740276</text:p>
          </table:table-cell>
          <table:table-cell office:value-type="float" office:value="0.533394897577733" calcext:value-type="float">
            <text:p>0.533394897577733</text:p>
          </table:table-cell>
          <table:table-cell office:value-type="float" office:value="0.541016101041779" calcext:value-type="float">
            <text:p>0.541016101041779</text:p>
          </table:table-cell>
          <table:table-cell office:value-type="float" office:value="0.540451591458489" calcext:value-type="float">
            <text:p>0.540451591458489</text:p>
          </table:table-cell>
          <table:table-cell office:value-type="float" office:value="0.528002703151914" calcext:value-type="float">
            <text:p>0.528002703151914</text:p>
          </table:table-cell>
          <table:table-cell office:value-type="float" office:value="0.567383474956149" calcext:value-type="float">
            <text:p>0.567383474956149</text:p>
          </table:table-cell>
          <table:table-cell office:value-type="float" office:value="0.564783592599704" calcext:value-type="float">
            <text:p>0.564783592599704</text:p>
          </table:table-cell>
          <table:table-cell office:value-type="float" office:value="0.562853914893772" calcext:value-type="float">
            <text:p>0.562853914893772</text:p>
          </table:table-cell>
          <table:table-cell office:value-type="float" office:value="0.56016867601568" calcext:value-type="float">
            <text:p>0.56016867601568</text:p>
          </table:table-cell>
          <table:table-cell office:value-type="float" office:value="0.560847799200069" calcext:value-type="float">
            <text:p>0.560847799200069</text:p>
          </table:table-cell>
          <table:table-cell office:value-type="float" office:value="0.552044930592883" calcext:value-type="float">
            <text:p>0.552044930592883</text:p>
          </table:table-cell>
          <table:table-cell office:value-type="float" office:value="0.556156186872953" calcext:value-type="float">
            <text:p>0.556156186872953</text:p>
          </table:table-cell>
          <table:table-cell office:value-type="float" office:value="0.567644254676181" calcext:value-type="float">
            <text:p>0.567644254676181</text:p>
          </table:table-cell>
          <table:table-cell office:value-type="float" office:value="0.602010903224607" calcext:value-type="float">
            <text:p>0.602010903224607</text:p>
          </table:table-cell>
          <table:table-cell office:value-type="float" office:value="0.61158277384303" calcext:value-type="float">
            <text:p>0.61158277384303</text:p>
          </table:table-cell>
          <table:table-cell office:value-type="float" office:value="0.602157872851968" calcext:value-type="float">
            <text:p>0.602157872851968</text:p>
          </table:table-cell>
          <table:table-cell office:value-type="float" office:value="0.578426247966142" calcext:value-type="float">
            <text:p>0.578426247966142</text:p>
          </table:table-cell>
          <table:table-cell office:value-type="float" office:value="0.560226154101501" calcext:value-type="float">
            <text:p>0.560226154101501</text:p>
          </table:table-cell>
          <table:table-cell office:value-type="float" office:value="0.539767719575051" calcext:value-type="float">
            <text:p>0.539767719575051</text:p>
          </table:table-cell>
          <table:table-cell office:value-type="float" office:value="0.533419074646491" calcext:value-type="float">
            <text:p>0.533419074646491</text:p>
          </table:table-cell>
          <table:table-cell office:value-type="float" office:value="0.51299367874248" calcext:value-type="float">
            <text:p>0.51299367874248</text:p>
          </table:table-cell>
          <table:table-cell office:value-type="float" office:value="0.506322790913855" calcext:value-type="float">
            <text:p>0.506322790913855</text:p>
          </table:table-cell>
          <table:table-cell office:value-type="float" office:value="0.51168732820428" calcext:value-type="float">
            <text:p>0.51168732820428</text:p>
          </table:table-cell>
          <table:table-cell office:value-type="float" office:value="0.513955505508282" calcext:value-type="float">
            <text:p>0.513955505508282</text:p>
          </table:table-cell>
          <table:table-cell office:value-type="float" office:value="0.545414642504739" calcext:value-type="float">
            <text:p>0.545414642504739</text:p>
          </table:table-cell>
          <table:table-cell office:value-type="float" office:value="0.551974539798394" calcext:value-type="float">
            <text:p>0.551974539798394</text:p>
          </table:table-cell>
          <table:table-cell office:value-type="float" office:value="0.549261151446351" calcext:value-type="float">
            <text:p>0.549261151446351</text:p>
          </table:table-cell>
          <table:table-cell office:value-type="float" office:value="0.555586056694458" calcext:value-type="float">
            <text:p>0.555586056694458</text:p>
          </table:table-cell>
          <table:table-cell office:value-type="float" office:value="0.556203717787195" calcext:value-type="float">
            <text:p>0.556203717787195</text:p>
          </table:table-cell>
          <table:table-cell office:value-type="float" office:value="0.55635865665316" calcext:value-type="float">
            <text:p>0.55635865665316</text:p>
          </table:table-cell>
          <table:table-cell office:value-type="float" office:value="0.554023420492843" calcext:value-type="float">
            <text:p>0.554023420492843</text:p>
          </table:table-cell>
          <table:table-cell office:value-type="float" office:value="0.545871998977632" calcext:value-type="float">
            <text:p>0.545871998977632</text:p>
          </table:table-cell>
          <table:table-cell office:value-type="float" office:value="0.531470888493638" calcext:value-type="float">
            <text:p>0.531470888493638</text:p>
          </table:table-cell>
          <table:table-cell office:value-type="float" office:value="0.523151222645869" calcext:value-type="float">
            <text:p>0.523151222645869</text:p>
          </table:table-cell>
          <table:table-cell office:value-type="float" office:value="0.528341749860371" calcext:value-type="float">
            <text:p>0.528341749860371</text:p>
          </table:table-cell>
          <table:table-cell office:value-type="float" office:value="0.542264758709973" calcext:value-type="float">
            <text:p>0.542264758709973</text:p>
          </table:table-cell>
          <table:table-cell office:value-type="float" office:value="0.566274841036991" calcext:value-type="float">
            <text:p>0.566274841036991</text:p>
          </table:table-cell>
          <table:table-cell office:value-type="float" office:value="0.564987765653728" calcext:value-type="float">
            <text:p>0.564987765653728</text:p>
          </table:table-cell>
          <table:table-cell office:value-type="float" office:value="0.547779245295064" calcext:value-type="float">
            <text:p>0.547779245295064</text:p>
          </table:table-cell>
          <table:table-cell office:value-type="float" office:value="0.546064678184433" calcext:value-type="float">
            <text:p>0.546064678184433</text:p>
          </table:table-cell>
          <table:table-cell office:value-type="float" office:value="0.552943252188242" calcext:value-type="float">
            <text:p>0.552943252188242</text:p>
          </table:table-cell>
          <table:table-cell office:value-type="float" office:value="0.552832820948542" calcext:value-type="float">
            <text:p>0.552832820948542</text:p>
          </table:table-cell>
          <table:table-cell office:value-type="float" office:value="0.53991879225691" calcext:value-type="float">
            <text:p>0.53991879225691</text:p>
          </table:table-cell>
          <table:table-cell office:value-type="float" office:value="0.520396148254525" calcext:value-type="float">
            <text:p>0.520396148254525</text:p>
          </table:table-cell>
          <table:table-cell office:value-type="float" office:value="0.546529801364769" calcext:value-type="float">
            <text:p>0.546529801364769</text:p>
          </table:table-cell>
          <table:table-cell office:value-type="float" office:value="0.543372599161266" calcext:value-type="float">
            <text:p>0.543372599161266</text:p>
          </table:table-cell>
          <table:table-cell office:value-type="float" office:value="0.539037672635411" calcext:value-type="float">
            <text:p>0.539037672635411</text:p>
          </table:table-cell>
          <table:table-cell office:value-type="float" office:value="0.537440503306331" calcext:value-type="float">
            <text:p>0.537440503306331</text:p>
          </table:table-cell>
          <table:table-cell office:value-type="float" office:value="0.535600081003077" calcext:value-type="float">
            <text:p>0.535600081003077</text:p>
          </table:table-cell>
          <table:table-cell office:value-type="float" office:value="0.543461100875936" calcext:value-type="float">
            <text:p>0.543461100875936</text:p>
          </table:table-cell>
          <table:table-cell office:value-type="float" office:value="0.542807219895932" calcext:value-type="float">
            <text:p>0.542807219895932</text:p>
          </table:table-cell>
          <table:table-cell office:value-type="float" office:value="0.525408386246641" calcext:value-type="float">
            <text:p>0.525408386246641</text:p>
          </table:table-cell>
          <table:table-cell office:value-type="float" office:value="0.527472664418875" calcext:value-type="float">
            <text:p>0.527472664418875</text:p>
          </table:table-cell>
          <table:table-cell office:value-type="float" office:value="0.539648033056045" calcext:value-type="float">
            <text:p>0.539648033056045</text:p>
          </table:table-cell>
          <table:table-cell office:value-type="float" office:value="0.548330666008546" calcext:value-type="float">
            <text:p>0.548330666008546</text:p>
          </table:table-cell>
          <table:table-cell office:value-type="float" office:value="0.583823492152879" calcext:value-type="float">
            <text:p>0.583823492152879</text:p>
          </table:table-cell>
          <table:table-cell office:value-type="float" office:value="0.605939719719293" calcext:value-type="float">
            <text:p>0.605939719719293</text:p>
          </table:table-cell>
          <table:table-cell office:value-type="float" office:value="0.587661450916094" calcext:value-type="float">
            <text:p>0.587661450916094</text:p>
          </table:table-cell>
          <table:table-cell office:value-type="float" office:value="0.560045389318917" calcext:value-type="float">
            <text:p>0.560045389318917</text:p>
          </table:table-cell>
          <table:table-cell office:value-type="float" office:value="0.541720450040897" calcext:value-type="float">
            <text:p>0.541720450040897</text:p>
          </table:table-cell>
          <table:table-cell office:value-type="float" office:value="0.554245358338303" calcext:value-type="float">
            <text:p>0.554245358338303</text:p>
          </table:table-cell>
          <table:table-cell office:value-type="float" office:value="0.543605419584622" calcext:value-type="float">
            <text:p>0.543605419584622</text:p>
          </table:table-cell>
          <table:table-cell office:value-type="float" office:value="0.543839080796232" calcext:value-type="float">
            <text:p>0.543839080796232</text:p>
          </table:table-cell>
          <table:table-cell office:value-type="float" office:value="0.556669011245319" calcext:value-type="float">
            <text:p>0.556669011245319</text:p>
          </table:table-cell>
          <table:table-cell office:value-type="float" office:value="0.556733271399593" calcext:value-type="float">
            <text:p>0.556733271399593</text:p>
          </table:table-cell>
          <table:table-cell office:value-type="float" office:value="0.556719688553728" calcext:value-type="float">
            <text:p>0.556719688553728</text:p>
          </table:table-cell>
          <table:table-cell office:value-type="float" office:value="0.559394754943794" calcext:value-type="float">
            <text:p>0.559394754943794</text:p>
          </table:table-cell>
          <table:table-cell office:value-type="float" office:value="0.547685171783233" calcext:value-type="float">
            <text:p>0.547685171783233</text:p>
          </table:table-cell>
          <table:table-cell office:value-type="float" office:value="0.560888196277194" calcext:value-type="float">
            <text:p>0.560888196277194</text:p>
          </table:table-cell>
          <table:table-cell office:value-type="float" office:value="0.576796416184905" calcext:value-type="float">
            <text:p>0.576796416184905</text:p>
          </table:table-cell>
          <table:table-cell office:value-type="float" office:value="0.573970333649212" calcext:value-type="float">
            <text:p>0.573970333649212</text:p>
          </table:table-cell>
          <table:table-cell office:value-type="float" office:value="0.536260164206097" calcext:value-type="float">
            <text:p>0.536260164206097</text:p>
          </table:table-cell>
          <table:table-cell office:value-type="float" office:value="0.5628440690233" calcext:value-type="float">
            <text:p>0.5628440690233</text:p>
          </table:table-cell>
          <table:table-cell office:value-type="float" office:value="0.563416538564302" calcext:value-type="float">
            <text:p>0.563416538564302</text:p>
          </table:table-cell>
          <table:table-cell office:value-type="float" office:value="0.545442552038003" calcext:value-type="float">
            <text:p>0.545442552038003</text:p>
          </table:table-cell>
          <table:table-cell office:value-type="float" office:value="0.550293180507504" calcext:value-type="float">
            <text:p>0.550293180507504</text:p>
          </table:table-cell>
          <table:table-cell office:value-type="float" office:value="0.567165907658344" calcext:value-type="float">
            <text:p>0.567165907658344</text:p>
          </table:table-cell>
          <table:table-cell office:value-type="float" office:value="0.551264950551271" calcext:value-type="float">
            <text:p>0.551264950551271</text:p>
          </table:table-cell>
          <table:table-cell office:value-type="float" office:value="0.54881380650146" calcext:value-type="float">
            <text:p>0.54881380650146</text:p>
          </table:table-cell>
          <table:table-cell office:value-type="float" office:value="0.545443809243802" calcext:value-type="float">
            <text:p>0.545443809243802</text:p>
          </table:table-cell>
          <table:table-cell office:value-type="float" office:value="0.545850579187607" calcext:value-type="float">
            <text:p>0.545850579187607</text:p>
          </table:table-cell>
          <table:table-cell office:value-type="float" office:value="0.548014460282935" calcext:value-type="float">
            <text:p>0.548014460282935</text:p>
          </table:table-cell>
          <table:table-cell office:value-type="float" office:value="0.513142156181212" calcext:value-type="float">
            <text:p>0.513142156181212</text:p>
          </table:table-cell>
          <table:table-cell office:value-type="float" office:value="0.526783620808215" calcext:value-type="float">
            <text:p>0.526783620808215</text:p>
          </table:table-cell>
          <table:table-cell office:value-type="float" office:value="0.563942486937661" calcext:value-type="float">
            <text:p>0.563942486937661</text:p>
          </table:table-cell>
          <table:table-cell office:value-type="float" office:value="0.558639289728638" calcext:value-type="float">
            <text:p>0.558639289728638</text:p>
          </table:table-cell>
          <table:table-cell office:value-type="float" office:value="0.556778826050751" calcext:value-type="float">
            <text:p>0.556778826050751</text:p>
          </table:table-cell>
          <table:table-cell office:value-type="float" office:value="0.554601195335743" calcext:value-type="float">
            <text:p>0.554601195335743</text:p>
          </table:table-cell>
          <table:table-cell office:value-type="float" office:value="0.550106480652083" calcext:value-type="float">
            <text:p>0.550106480652083</text:p>
          </table:table-cell>
          <table:table-cell office:value-type="float" office:value="0.545421412905805" calcext:value-type="float">
            <text:p>0.545421412905805</text:p>
          </table:table-cell>
          <table:table-cell office:value-type="float" office:value="0.547034677605237" calcext:value-type="float">
            <text:p>0.547034677605237</text:p>
          </table:table-cell>
          <table:table-cell office:value-type="float" office:value="0.547075326035623" calcext:value-type="float">
            <text:p>0.547075326035623</text:p>
          </table:table-cell>
          <table:table-cell office:value-type="float" office:value="0.558180216520878" calcext:value-type="float">
            <text:p>0.558180216520878</text:p>
          </table:table-cell>
          <table:table-cell office:value-type="float" office:value="0.623221743807789" calcext:value-type="float">
            <text:p>0.623221743807789</text:p>
          </table:table-cell>
          <table:table-cell office:value-type="float" office:value="0.606317439594395" calcext:value-type="float">
            <text:p>0.606317439594395</text:p>
          </table:table-cell>
          <table:table-cell office:value-type="float" office:value="0.599572879758995" calcext:value-type="float">
            <text:p>0.599572879758995</text:p>
          </table:table-cell>
          <table:table-cell office:value-type="float" office:value="0.56265867142037" calcext:value-type="float">
            <text:p>0.56265867142037</text:p>
          </table:table-cell>
          <table:table-cell office:value-type="float" office:value="0.526217900221814" calcext:value-type="float">
            <text:p>0.526217900221814</text:p>
          </table:table-cell>
          <table:table-cell office:value-type="float" office:value="0.508971037765267" calcext:value-type="float">
            <text:p>0.508971037765267</text:p>
          </table:table-cell>
          <table:table-cell office:value-type="float" office:value="0.513986507500466" calcext:value-type="float">
            <text:p>0.513986507500466</text:p>
          </table:table-cell>
          <table:table-cell office:value-type="float" office:value="0.517601268764057" calcext:value-type="float">
            <text:p>0.517601268764057</text:p>
          </table:table-cell>
          <table:table-cell office:value-type="float" office:value="0.570081034151977" calcext:value-type="float">
            <text:p>0.570081034151977</text:p>
          </table:table-cell>
          <table:table-cell office:value-type="float" office:value="0.576022564446286" calcext:value-type="float">
            <text:p>0.576022564446286</text:p>
          </table:table-cell>
          <table:table-cell office:value-type="float" office:value="0.579235056298896" calcext:value-type="float">
            <text:p>0.579235056298896</text:p>
          </table:table-cell>
          <table:table-cell office:value-type="float" office:value="0.579047446117727" calcext:value-type="float">
            <text:p>0.579047446117727</text:p>
          </table:table-cell>
          <table:table-cell office:value-type="float" office:value="0.595359701123561" calcext:value-type="float">
            <text:p>0.595359701123561</text:p>
          </table:table-cell>
          <table:table-cell office:value-type="float" office:value="0.596201103317274" calcext:value-type="float">
            <text:p>0.596201103317274</text:p>
          </table:table-cell>
          <table:table-cell office:value-type="float" office:value="0.584245810612691" calcext:value-type="float">
            <text:p>0.584245810612691</text:p>
          </table:table-cell>
          <table:table-cell office:value-type="float" office:value="0.61406764093641" calcext:value-type="float">
            <text:p>0.61406764093641</text:p>
          </table:table-cell>
          <table:table-cell office:value-type="float" office:value="0.541904473110498" calcext:value-type="float">
            <text:p>0.541904473110498</text:p>
          </table:table-cell>
          <table:table-cell office:value-type="float" office:value="0.572979045209717" calcext:value-type="float">
            <text:p>0.572979045209717</text:p>
          </table:table-cell>
          <table:table-cell office:value-type="float" office:value="0.564941852659445" calcext:value-type="float">
            <text:p>0.564941852659445</text:p>
          </table:table-cell>
          <table:table-cell office:value-type="float" office:value="0.571446120849808" calcext:value-type="float">
            <text:p>0.571446120849808</text:p>
          </table:table-cell>
          <table:table-cell office:value-type="float" office:value="0.57256320917448" calcext:value-type="float">
            <text:p>0.57256320917448</text:p>
          </table:table-cell>
          <table:table-cell office:value-type="float" office:value="0.57480141088194" calcext:value-type="float">
            <text:p>0.57480141088194</text:p>
          </table:table-cell>
          <table:table-cell office:value-type="float" office:value="0.565646364472061" calcext:value-type="float">
            <text:p>0.565646364472061</text:p>
          </table:table-cell>
          <table:table-cell office:value-type="float" office:value="0.56614866889524" calcext:value-type="float">
            <text:p>0.56614866889524</text:p>
          </table:table-cell>
          <table:table-cell office:value-type="float" office:value="0.576144276024579" calcext:value-type="float">
            <text:p>0.576144276024579</text:p>
          </table:table-cell>
          <table:table-cell office:value-type="float" office:value="0.547733679437944" calcext:value-type="float">
            <text:p>0.547733679437944</text:p>
          </table:table-cell>
          <table:table-cell office:value-type="float" office:value="0.539581143658008" calcext:value-type="float">
            <text:p>0.539581143658008</text:p>
          </table:table-cell>
          <table:table-cell office:value-type="float" office:value="0.590977970115424" calcext:value-type="float">
            <text:p>0.590977970115424</text:p>
          </table:table-cell>
          <table:table-cell office:value-type="float" office:value="0.60102291038912" calcext:value-type="float">
            <text:p>0.60102291038912</text:p>
          </table:table-cell>
          <table:table-cell office:value-type="float" office:value="0.593472447484991" calcext:value-type="float">
            <text:p>0.593472447484991</text:p>
          </table:table-cell>
          <table:table-cell office:value-type="float" office:value="0.592740906051539" calcext:value-type="float">
            <text:p>0.592740906051539</text:p>
          </table:table-cell>
          <table:table-cell office:value-type="float" office:value="0.55598003190234" calcext:value-type="float">
            <text:p>0.55598003190234</text:p>
          </table:table-cell>
          <table:table-cell office:value-type="float" office:value="0.568936516887519" calcext:value-type="float">
            <text:p>0.568936516887519</text:p>
          </table:table-cell>
          <table:table-cell office:value-type="float" office:value="0.56502199151851" calcext:value-type="float">
            <text:p>0.56502199151851</text:p>
          </table:table-cell>
          <table:table-cell office:value-type="float" office:value="0.573661790767775" calcext:value-type="float">
            <text:p>0.573661790767775</text:p>
          </table:table-cell>
          <table:table-cell office:value-type="float" office:value="0.631678240567894" calcext:value-type="float">
            <text:p>0.631678240567894</text:p>
          </table:table-cell>
          <table:table-cell office:value-type="float" office:value="0.606014401758088" calcext:value-type="float">
            <text:p>0.606014401758088</text:p>
          </table:table-cell>
          <table:table-cell office:value-type="float" office:value="0.591872341136141" calcext:value-type="float">
            <text:p>0.591872341136141</text:p>
          </table:table-cell>
          <table:table-cell office:value-type="float" office:value="0.567567985856826" calcext:value-type="float">
            <text:p>0.567567985856826</text:p>
          </table:table-cell>
          <table:table-cell office:value-type="float" office:value="0.590890584223112" calcext:value-type="float">
            <text:p>0.590890584223112</text:p>
          </table:table-cell>
          <table:table-cell office:value-type="float" office:value="0.574715104627486" calcext:value-type="float">
            <text:p>0.574715104627486</text:p>
          </table:table-cell>
          <table:table-cell office:value-type="float" office:value="0.5701608183045" calcext:value-type="float">
            <text:p>0.5701608183045</text:p>
          </table:table-cell>
          <table:table-cell office:value-type="float" office:value="0.570410241034756" calcext:value-type="float">
            <text:p>0.570410241034756</text:p>
          </table:table-cell>
          <table:table-cell office:value-type="float" office:value="0.582727596477578" calcext:value-type="float">
            <text:p>0.582727596477578</text:p>
          </table:table-cell>
          <table:table-cell office:value-type="float" office:value="0.602112127110379" calcext:value-type="float">
            <text:p>0.602112127110379</text:p>
          </table:table-cell>
          <table:table-cell office:value-type="float" office:value="0.602423750642884" calcext:value-type="float">
            <text:p>0.602423750642884</text:p>
          </table:table-cell>
          <table:table-cell office:value-type="float" office:value="0.601595134177925" calcext:value-type="float">
            <text:p>0.601595134177925</text:p>
          </table:table-cell>
          <table:table-cell office:value-type="float" office:value="0.609272810961324" calcext:value-type="float">
            <text:p>0.609272810961324</text:p>
          </table:table-cell>
          <table:table-cell office:value-type="float" office:value="0.593693098297221" calcext:value-type="float">
            <text:p>0.593693098297221</text:p>
          </table:table-cell>
          <table:table-cell office:value-type="float" office:value="0.597632770683087" calcext:value-type="float">
            <text:p>0.597632770683087</text:p>
          </table:table-cell>
          <table:table-cell office:value-type="float" office:value="0.570759638929002" calcext:value-type="float">
            <text:p>0.570759638929002</text:p>
          </table:table-cell>
          <table:table-cell office:value-type="float" office:value="0.560370085265069" calcext:value-type="float">
            <text:p>0.560370085265069</text:p>
          </table:table-cell>
          <table:table-cell office:value-type="float" office:value="0.557505594236497" calcext:value-type="float">
            <text:p>0.557505594236497</text:p>
          </table:table-cell>
          <table:table-cell office:value-type="float" office:value="0.538708277001001" calcext:value-type="float">
            <text:p>0.538708277001001</text:p>
          </table:table-cell>
          <table:table-cell office:value-type="float" office:value="0.535510989434017" calcext:value-type="float">
            <text:p>0.535510989434017</text:p>
          </table:table-cell>
          <table:table-cell office:value-type="float" office:value="0.524063818365986" calcext:value-type="float">
            <text:p>0.524063818365986</text:p>
          </table:table-cell>
          <table:table-cell office:value-type="float" office:value="0.565676436907172" calcext:value-type="float">
            <text:p>0.565676436907172</text:p>
          </table:table-cell>
          <table:table-cell office:value-type="float" office:value="0.569119523542" calcext:value-type="float">
            <text:p>0.569119523542</text:p>
          </table:table-cell>
          <table:table-cell office:value-type="float" office:value="0.570186943027388" calcext:value-type="float">
            <text:p>0.570186943027388</text:p>
          </table:table-cell>
          <table:table-cell office:value-type="float" office:value="0.570050373865432" calcext:value-type="float">
            <text:p>0.570050373865432</text:p>
          </table:table-cell>
          <table:table-cell office:value-type="float" office:value="0.565451328086529" calcext:value-type="float">
            <text:p>0.565451328086529</text:p>
          </table:table-cell>
          <table:table-cell office:value-type="float" office:value="0.557682084627363" calcext:value-type="float">
            <text:p>0.557682084627363</text:p>
          </table:table-cell>
          <table:table-cell office:value-type="float" office:value="0.558135653666171" calcext:value-type="float">
            <text:p>0.558135653666171</text:p>
          </table:table-cell>
          <table:table-cell office:value-type="float" office:value="0.565923857446234" calcext:value-type="float">
            <text:p>0.565923857446234</text:p>
          </table:table-cell>
          <table:table-cell office:value-type="float" office:value="0.621102716211384" calcext:value-type="float">
            <text:p>0.621102716211384</text:p>
          </table:table-cell>
          <table:table-cell office:value-type="float" office:value="0.60795863563589" calcext:value-type="float">
            <text:p>0.60795863563589</text:p>
          </table:table-cell>
          <table:table-cell office:value-type="float" office:value="0.61188404413801" calcext:value-type="float">
            <text:p>0.61188404413801</text:p>
          </table:table-cell>
          <table:table-cell office:value-type="float" office:value="0.594267385500418" calcext:value-type="float">
            <text:p>0.594267385500418</text:p>
          </table:table-cell>
          <table:table-cell office:value-type="float" office:value="0.566740643636407" calcext:value-type="float">
            <text:p>0.566740643636407</text:p>
          </table:table-cell>
          <table:table-cell office:value-type="float" office:value="0.52416618916498" calcext:value-type="float">
            <text:p>0.52416618916498</text:p>
          </table:table-cell>
          <table:table-cell office:value-type="float" office:value="0.529211413630002" calcext:value-type="float">
            <text:p>0.529211413630002</text:p>
          </table:table-cell>
          <table:table-cell office:value-type="float" office:value="0.571958205885182" calcext:value-type="float">
            <text:p>0.571958205885182</text:p>
          </table:table-cell>
          <table:table-cell office:value-type="float" office:value="0.563351824087133" calcext:value-type="float">
            <text:p>0.563351824087133</text:p>
          </table:table-cell>
          <table:table-cell office:value-type="float" office:value="0.577031332829795" calcext:value-type="float">
            <text:p>0.577031332829795</text:p>
          </table:table-cell>
          <table:table-cell office:value-type="float" office:value="0.585189070438473" calcext:value-type="float">
            <text:p>0.585189070438473</text:p>
          </table:table-cell>
          <table:table-cell office:value-type="float" office:value="0.581167728877156" calcext:value-type="float">
            <text:p>0.581167728877156</text:p>
          </table:table-cell>
          <table:table-cell office:value-type="float" office:value="0.578895067822668" calcext:value-type="float">
            <text:p>0.578895067822668</text:p>
          </table:table-cell>
          <table:table-cell office:value-type="float" office:value="0.59173482915911" calcext:value-type="float">
            <text:p>0.59173482915911</text:p>
          </table:table-cell>
          <table:table-cell office:value-type="float" office:value="0.571615619387324" calcext:value-type="float">
            <text:p>0.571615619387324</text:p>
          </table:table-cell>
          <table:table-cell office:value-type="float" office:value="0.584087743306598" calcext:value-type="float">
            <text:p>0.584087743306598</text:p>
          </table:table-cell>
          <table:table-cell office:value-type="float" office:value="0.564852407240033" calcext:value-type="float">
            <text:p>0.564852407240033</text:p>
          </table:table-cell>
          <table:table-cell office:value-type="float" office:value="0.556476592919414" calcext:value-type="float">
            <text:p>0.556476592919414</text:p>
          </table:table-cell>
          <table:table-cell office:value-type="float" office:value="0.548684880084426" calcext:value-type="float">
            <text:p>0.548684880084426</text:p>
          </table:table-cell>
          <table:table-cell office:value-type="float" office:value="0.547065244420937" calcext:value-type="float">
            <text:p>0.547065244420937</text:p>
          </table:table-cell>
          <table:table-cell office:value-type="float" office:value="0.548116040878243" calcext:value-type="float">
            <text:p>0.548116040878243</text:p>
          </table:table-cell>
          <table:table-cell office:value-type="float" office:value="0.549469891014517" calcext:value-type="float">
            <text:p>0.549469891014517</text:p>
          </table:table-cell>
          <table:table-cell office:value-type="float" office:value="0.549158698551826" calcext:value-type="float">
            <text:p>0.549158698551826</text:p>
          </table:table-cell>
          <table:table-cell office:value-type="float" office:value="0.546140252514625" calcext:value-type="float">
            <text:p>0.546140252514625</text:p>
          </table:table-cell>
          <table:table-cell office:value-type="float" office:value="0.544897188971822" calcext:value-type="float">
            <text:p>0.544897188971822</text:p>
          </table:table-cell>
          <table:table-cell office:value-type="float" office:value="0.545215863153992" calcext:value-type="float">
            <text:p>0.545215863153992</text:p>
          </table:table-cell>
          <table:table-cell office:value-type="float" office:value="0.544411929889671" calcext:value-type="float">
            <text:p>0.544411929889671</text:p>
          </table:table-cell>
          <table:table-cell office:value-type="float" office:value="0.543265114666162" calcext:value-type="float">
            <text:p>0.543265114666162</text:p>
          </table:table-cell>
          <table:table-cell office:value-type="float" office:value="0.541566948069201" calcext:value-type="float">
            <text:p>0.541566948069201</text:p>
          </table:table-cell>
          <table:table-cell office:value-type="float" office:value="0.54047619340217" calcext:value-type="float">
            <text:p>0.54047619340217</text:p>
          </table:table-cell>
          <table:table-cell office:value-type="float" office:value="0.541453665192931" calcext:value-type="float">
            <text:p>0.541453665192931</text:p>
          </table:table-cell>
          <table:table-cell office:value-type="float" office:value="0.53946386379713" calcext:value-type="float">
            <text:p>0.53946386379713</text:p>
          </table:table-cell>
          <table:table-cell office:value-type="float" office:value="0.540956181996607" calcext:value-type="float">
            <text:p>0.540956181996607</text:p>
          </table:table-cell>
          <table:table-cell office:value-type="float" office:value="0.540383614444943" calcext:value-type="float">
            <text:p>0.540383614444943</text:p>
          </table:table-cell>
          <table:table-cell office:value-type="float" office:value="0.539845801740805" calcext:value-type="float">
            <text:p>0.539845801740805</text:p>
          </table:table-cell>
          <table:table-cell office:value-type="float" office:value="0.540090145693175" calcext:value-type="float">
            <text:p>0.540090145693175</text:p>
          </table:table-cell>
          <table:table-cell office:value-type="float" office:value="0.540882729207303" calcext:value-type="float">
            <text:p>0.540882729207303</text:p>
          </table:table-cell>
          <table:table-cell office:value-type="float" office:value="0.540657905840914" calcext:value-type="float">
            <text:p>0.540657905840914</text:p>
          </table:table-cell>
          <table:table-cell office:value-type="float" office:value="0.541294769433421" calcext:value-type="float">
            <text:p>0.541294769433421</text:p>
          </table:table-cell>
          <table:table-cell office:value-type="float" office:value="0.540952201813835" calcext:value-type="float">
            <text:p>0.540952201813835</text:p>
          </table:table-cell>
          <table:table-cell office:value-type="float" office:value="0.540382088215512" calcext:value-type="float">
            <text:p>0.540382088215512</text:p>
          </table:table-cell>
          <table:table-cell office:value-type="float" office:value="0.54133831407046" calcext:value-type="float">
            <text:p>0.54133831407046</text:p>
          </table:table-cell>
          <table:table-cell office:value-type="float" office:value="0.540099846901759" calcext:value-type="float">
            <text:p>0.540099846901759</text:p>
          </table:table-cell>
          <table:table-cell office:value-type="float" office:value="0.540750144369727" calcext:value-type="float">
            <text:p>0.540750144369727</text:p>
          </table:table-cell>
          <table:table-cell office:value-type="float" office:value="0.54048367533699" calcext:value-type="float">
            <text:p>0.54048367533699</text:p>
          </table:table-cell>
          <table:table-cell office:value-type="float" office:value="0.540237730059386" calcext:value-type="float">
            <text:p>0.540237730059386</text:p>
          </table:table-cell>
          <table:table-cell office:value-type="float" office:value="0.541222311720189" calcext:value-type="float">
            <text:p>0.541222311720189</text:p>
          </table:table-cell>
          <table:table-cell office:value-type="float" office:value="0.540851901388394" calcext:value-type="float">
            <text:p>0.540851901388394</text:p>
          </table:table-cell>
          <table:table-cell office:value-type="float" office:value="0.540272227764945" calcext:value-type="float">
            <text:p>0.540272227764945</text:p>
          </table:table-cell>
          <table:table-cell office:value-type="float" office:value="0.540849989803817" calcext:value-type="float">
            <text:p>0.540849989803817</text:p>
          </table:table-cell>
          <table:table-cell office:value-type="float" office:value="0.540087665782816" calcext:value-type="float">
            <text:p>0.540087665782816</text:p>
          </table:table-cell>
          <table:table-cell office:value-type="float" office:value="0.539614387735987" calcext:value-type="float">
            <text:p>0.539614387735987</text:p>
          </table:table-cell>
          <table:table-cell office:value-type="float" office:value="0.540506599028833" calcext:value-type="float">
            <text:p>0.540506599028833</text:p>
          </table:table-cell>
          <table:table-cell office:value-type="float" office:value="0.540084290372712" calcext:value-type="float">
            <text:p>0.540084290372712</text:p>
          </table:table-cell>
          <table:table-cell office:value-type="float" office:value="0.539969577205815" calcext:value-type="float">
            <text:p>0.539969577205815</text:p>
          </table:table-cell>
          <table:table-cell office:value-type="float" office:value="0.539290302913429" calcext:value-type="float">
            <text:p>0.539290302913429</text:p>
          </table:table-cell>
          <table:table-cell office:value-type="float" office:value="0.5401664787931" calcext:value-type="float">
            <text:p>0.5401664787931</text:p>
          </table:table-cell>
          <table:table-cell office:value-type="float" office:value="0.541156611477376" calcext:value-type="float">
            <text:p>0.541156611477376</text:p>
          </table:table-cell>
          <table:table-cell office:value-type="float" office:value="0.540439094271283" calcext:value-type="float">
            <text:p>0.540439094271283</text:p>
          </table:table-cell>
          <table:table-cell office:value-type="float" office:value="0.540982659511376" calcext:value-type="float">
            <text:p>0.540982659511376</text:p>
          </table:table-cell>
          <table:table-cell office:value-type="float" office:value="0.540820187571604" calcext:value-type="float">
            <text:p>0.540820187571604</text:p>
          </table:table-cell>
          <table:table-cell office:value-type="float" office:value="0.539403782305315" calcext:value-type="float">
            <text:p>0.539403782305315</text:p>
          </table:table-cell>
          <table:table-cell office:value-type="float" office:value="0.540468137876873" calcext:value-type="float">
            <text:p>0.540468137876873</text:p>
          </table:table-cell>
          <table:table-cell office:value-type="float" office:value="0.540153404242203" calcext:value-type="float">
            <text:p>0.540153404242203</text:p>
          </table:table-cell>
          <table:table-cell office:value-type="float" office:value="0.540084039317584" calcext:value-type="float">
            <text:p>0.540084039317584</text:p>
          </table:table-cell>
          <table:table-cell office:value-type="float" office:value="0.54023558610884" calcext:value-type="float">
            <text:p>0.54023558610884</text:p>
          </table:table-cell>
          <table:table-cell office:value-type="float" office:value="0.540292575477529" calcext:value-type="float">
            <text:p>0.540292575477529</text:p>
          </table:table-cell>
          <table:table-cell office:value-type="float" office:value="0.53989861009467" calcext:value-type="float">
            <text:p>0.53989861009467</text:p>
          </table:table-cell>
          <table:table-cell office:value-type="float" office:value="0.540794972776032" calcext:value-type="float">
            <text:p>0.540794972776032</text:p>
          </table:table-cell>
          <table:table-cell office:value-type="float" office:value="0.541091714770624" calcext:value-type="float">
            <text:p>0.541091714770624</text:p>
          </table:table-cell>
          <table:table-cell office:value-type="float" office:value="0.539919638834614" calcext:value-type="float">
            <text:p>0.539919638834614</text:p>
          </table:table-cell>
          <table:table-cell office:value-type="float" office:value="0.540857110087186" calcext:value-type="float">
            <text:p>0.540857110087186</text:p>
          </table:table-cell>
          <table:table-cell office:value-type="float" office:value="0.539960748709484" calcext:value-type="float">
            <text:p>0.539960748709484</text:p>
          </table:table-cell>
          <table:table-cell office:value-type="float" office:value="0.540100052305276" calcext:value-type="float">
            <text:p>0.540100052305276</text:p>
          </table:table-cell>
          <table:table-cell office:value-type="float" office:value="0.540509180240671" calcext:value-type="float">
            <text:p>0.540509180240671</text:p>
          </table:table-cell>
          <table:table-cell office:value-type="float" office:value="0.540947251868667" calcext:value-type="float">
            <text:p>0.540947251868667</text:p>
          </table:table-cell>
          <table:table-cell office:value-type="float" office:value="0.540389726930439" calcext:value-type="float">
            <text:p>0.540389726930439</text:p>
          </table:table-cell>
          <table:table-cell office:value-type="float" office:value="0.54026017788836" calcext:value-type="float">
            <text:p>0.54026017788836</text:p>
          </table:table-cell>
          <table:table-cell office:value-type="float" office:value="0.541092998775308" calcext:value-type="float">
            <text:p>0.541092998775308</text:p>
          </table:table-cell>
          <table:table-cell office:value-type="float" office:value="0.540542860536117" calcext:value-type="float">
            <text:p>0.540542860536117</text:p>
          </table:table-cell>
          <table:table-cell office:value-type="float" office:value="0.541623068402597" calcext:value-type="float">
            <text:p>0.541623068402597</text:p>
          </table:table-cell>
          <table:table-cell office:value-type="float" office:value="0.541154308374897" calcext:value-type="float">
            <text:p>0.541154308374897</text:p>
          </table:table-cell>
          <table:table-cell office:value-type="float" office:value="0.5398082537976" calcext:value-type="float">
            <text:p>0.5398082537976</text:p>
          </table:table-cell>
          <table:table-cell office:value-type="float" office:value="0.540635440317024" calcext:value-type="float">
            <text:p>0.540635440317024</text:p>
          </table:table-cell>
          <table:table-cell office:value-type="float" office:value="0.541110562248062" calcext:value-type="float">
            <text:p>0.541110562248062</text:p>
          </table:table-cell>
          <table:table-cell office:value-type="float" office:value="0.540870083918915" calcext:value-type="float">
            <text:p>0.540870083918915</text:p>
          </table:table-cell>
          <table:table-cell office:value-type="float" office:value="0.539620634696948" calcext:value-type="float">
            <text:p>0.539620634696948</text:p>
          </table:table-cell>
          <table:table-cell office:value-type="float" office:value="0.5402694667805" calcext:value-type="float">
            <text:p>0.5402694667805</text:p>
          </table:table-cell>
          <table:table-cell office:value-type="float" office:value="0.541675040172765" calcext:value-type="float">
            <text:p>0.541675040172765</text:p>
          </table:table-cell>
          <table:table-cell office:value-type="float" office:value="0.53998601221317" calcext:value-type="float">
            <text:p>0.5399860122131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30556519656479" calcext:value-type="float">
            <text:p>-0.230556519656479</text:p>
          </table:table-cell>
          <table:table-cell office:value-type="float" office:value="-0.230551935507578" calcext:value-type="float">
            <text:p>-0.230551935507578</text:p>
          </table:table-cell>
          <table:table-cell office:value-type="float" office:value="-0.230587760526502" calcext:value-type="float">
            <text:p>-0.230587760526502</text:p>
          </table:table-cell>
          <table:table-cell office:value-type="float" office:value="-0.230795861815015" calcext:value-type="float">
            <text:p>-0.230795861815015</text:p>
          </table:table-cell>
          <table:table-cell office:value-type="float" office:value="-0.230688954138946" calcext:value-type="float">
            <text:p>-0.230688954138946</text:p>
          </table:table-cell>
          <table:table-cell office:value-type="float" office:value="-0.230557097445484" calcext:value-type="float">
            <text:p>-0.230557097445484</text:p>
          </table:table-cell>
          <table:table-cell office:value-type="float" office:value="-0.230924730612683" calcext:value-type="float">
            <text:p>-0.230924730612683</text:p>
          </table:table-cell>
          <table:table-cell office:value-type="float" office:value="-0.230593074007023" calcext:value-type="float">
            <text:p>-0.230593074007023</text:p>
          </table:table-cell>
          <table:table-cell office:value-type="float" office:value="-0.231106756302033" calcext:value-type="float">
            <text:p>-0.231106756302033</text:p>
          </table:table-cell>
          <table:table-cell office:value-type="float" office:value="-0.230717336315061" calcext:value-type="float">
            <text:p>-0.230717336315061</text:p>
          </table:table-cell>
          <table:table-cell office:value-type="float" office:value="-0.230641604600096" calcext:value-type="float">
            <text:p>-0.230641604600096</text:p>
          </table:table-cell>
          <table:table-cell office:value-type="float" office:value="-0.230714612320078" calcext:value-type="float">
            <text:p>-0.230714612320078</text:p>
          </table:table-cell>
          <table:table-cell office:value-type="float" office:value="-0.230619774133806" calcext:value-type="float">
            <text:p>-0.230619774133806</text:p>
          </table:table-cell>
          <table:table-cell office:value-type="float" office:value="-0.230632446884772" calcext:value-type="float">
            <text:p>-0.230632446884772</text:p>
          </table:table-cell>
          <table:table-cell office:value-type="float" office:value="-0.230768254379036" calcext:value-type="float">
            <text:p>-0.230768254379036</text:p>
          </table:table-cell>
          <table:table-cell office:value-type="float" office:value="-0.230966902621355" calcext:value-type="float">
            <text:p>-0.230966902621355</text:p>
          </table:table-cell>
          <table:table-cell office:value-type="float" office:value="-0.230953347963648" calcext:value-type="float">
            <text:p>-0.230953347963648</text:p>
          </table:table-cell>
          <table:table-cell office:value-type="float" office:value="-0.230921643458193" calcext:value-type="float">
            <text:p>-0.230921643458193</text:p>
          </table:table-cell>
          <table:table-cell office:value-type="float" office:value="-0.230776364458301" calcext:value-type="float">
            <text:p>-0.230776364458301</text:p>
          </table:table-cell>
          <table:table-cell office:value-type="float" office:value="-0.230447595119504" calcext:value-type="float">
            <text:p>-0.230447595119504</text:p>
          </table:table-cell>
          <table:table-cell office:value-type="float" office:value="-0.230708096040946" calcext:value-type="float">
            <text:p>-0.230708096040946</text:p>
          </table:table-cell>
          <table:table-cell office:value-type="float" office:value="-0.230644589282475" calcext:value-type="float">
            <text:p>-0.230644589282475</text:p>
          </table:table-cell>
          <table:table-cell office:value-type="float" office:value="-0.230734511130094" calcext:value-type="float">
            <text:p>-0.230734511130094</text:p>
          </table:table-cell>
          <table:table-cell office:value-type="float" office:value="-0.23073104563093" calcext:value-type="float">
            <text:p>-0.23073104563093</text:p>
          </table:table-cell>
          <table:table-cell office:value-type="float" office:value="-0.23073859929061" calcext:value-type="float">
            <text:p>-0.23073859929061</text:p>
          </table:table-cell>
          <table:table-cell office:value-type="float" office:value="-0.230876110240481" calcext:value-type="float">
            <text:p>-0.230876110240481</text:p>
          </table:table-cell>
          <table:table-cell office:value-type="float" office:value="-0.231062724652085" calcext:value-type="float">
            <text:p>-0.231062724652085</text:p>
          </table:table-cell>
          <table:table-cell office:value-type="float" office:value="-0.230800250276743" calcext:value-type="float">
            <text:p>-0.230800250276743</text:p>
          </table:table-cell>
          <table:table-cell office:value-type="float" office:value="-0.230733885012774" calcext:value-type="float">
            <text:p>-0.230733885012774</text:p>
          </table:table-cell>
          <table:table-cell office:value-type="float" office:value="-0.230941782906018" calcext:value-type="float">
            <text:p>-0.230941782906018</text:p>
          </table:table-cell>
          <table:table-cell office:value-type="float" office:value="-0.230738489530157" calcext:value-type="float">
            <text:p>-0.230738489530157</text:p>
          </table:table-cell>
          <table:table-cell office:value-type="float" office:value="-0.230428130577562" calcext:value-type="float">
            <text:p>-0.230428130577562</text:p>
          </table:table-cell>
          <table:table-cell office:value-type="float" office:value="-0.230879423961769" calcext:value-type="float">
            <text:p>-0.230879423961769</text:p>
          </table:table-cell>
          <table:table-cell office:value-type="float" office:value="-0.230806959135235" calcext:value-type="float">
            <text:p>-0.230806959135235</text:p>
          </table:table-cell>
          <table:table-cell office:value-type="float" office:value="-0.230886081509031" calcext:value-type="float">
            <text:p>-0.230886081509031</text:p>
          </table:table-cell>
          <table:table-cell office:value-type="float" office:value="-0.230745201097584" calcext:value-type="float">
            <text:p>-0.230745201097584</text:p>
          </table:table-cell>
          <table:table-cell office:value-type="float" office:value="-0.230786533040995" calcext:value-type="float">
            <text:p>-0.230786533040995</text:p>
          </table:table-cell>
          <table:table-cell office:value-type="float" office:value="-0.230647661807257" calcext:value-type="float">
            <text:p>-0.230647661807257</text:p>
          </table:table-cell>
          <table:table-cell office:value-type="float" office:value="-0.230694186283515" calcext:value-type="float">
            <text:p>-0.230694186283515</text:p>
          </table:table-cell>
          <table:table-cell office:value-type="float" office:value="-0.230748380939411" calcext:value-type="float">
            <text:p>-0.230748380939411</text:p>
          </table:table-cell>
          <table:table-cell office:value-type="float" office:value="-0.23048332972835" calcext:value-type="float">
            <text:p>-0.23048332972835</text:p>
          </table:table-cell>
          <table:table-cell office:value-type="float" office:value="-0.230828063426657" calcext:value-type="float">
            <text:p>-0.230828063426657</text:p>
          </table:table-cell>
          <table:table-cell office:value-type="float" office:value="-0.230788915789459" calcext:value-type="float">
            <text:p>-0.230788915789459</text:p>
          </table:table-cell>
          <table:table-cell office:value-type="float" office:value="-0.230689939989289" calcext:value-type="float">
            <text:p>-0.230689939989289</text:p>
          </table:table-cell>
          <table:table-cell office:value-type="float" office:value="-0.23098003542249" calcext:value-type="float">
            <text:p>-0.23098003542249</text:p>
          </table:table-cell>
          <table:table-cell office:value-type="float" office:value="-0.230647593413962" calcext:value-type="float">
            <text:p>-0.230647593413962</text:p>
          </table:table-cell>
          <table:table-cell office:value-type="float" office:value="-0.23078875916593" calcext:value-type="float">
            <text:p>-0.23078875916593</text:p>
          </table:table-cell>
          <table:table-cell office:value-type="float" office:value="-0.23052575446442" calcext:value-type="float">
            <text:p>-0.23052575446442</text:p>
          </table:table-cell>
          <table:table-cell office:value-type="float" office:value="-0.230646315125142" calcext:value-type="float">
            <text:p>-0.230646315125142</text:p>
          </table:table-cell>
          <table:table-cell office:value-type="float" office:value="-0.230658795338547" calcext:value-type="float">
            <text:p>-0.230658795338547</text:p>
          </table:table-cell>
          <table:table-cell office:value-type="float" office:value="-0.230973062993471" calcext:value-type="float">
            <text:p>-0.230973062993471</text:p>
          </table:table-cell>
          <table:table-cell office:value-type="float" office:value="-0.230274907410187" calcext:value-type="float">
            <text:p>-0.230274907410187</text:p>
          </table:table-cell>
          <table:table-cell office:value-type="float" office:value="-0.230358737753671" calcext:value-type="float">
            <text:p>-0.230358737753671</text:p>
          </table:table-cell>
          <table:table-cell office:value-type="float" office:value="-0.231052204779128" calcext:value-type="float">
            <text:p>-0.231052204779128</text:p>
          </table:table-cell>
          <table:table-cell office:value-type="float" office:value="-0.231167821987171" calcext:value-type="float">
            <text:p>-0.231167821987171</text:p>
          </table:table-cell>
          <table:table-cell office:value-type="float" office:value="-0.231642331359407" calcext:value-type="float">
            <text:p>-0.231642331359407</text:p>
          </table:table-cell>
          <table:table-cell office:value-type="float" office:value="-0.231213302661586" calcext:value-type="float">
            <text:p>-0.231213302661586</text:p>
          </table:table-cell>
          <table:table-cell office:value-type="float" office:value="-0.231091632453831" calcext:value-type="float">
            <text:p>-0.231091632453831</text:p>
          </table:table-cell>
          <table:table-cell office:value-type="float" office:value="-0.229696075071415" calcext:value-type="float">
            <text:p>-0.229696075071415</text:p>
          </table:table-cell>
          <table:table-cell office:value-type="float" office:value="-0.228535118091988" calcext:value-type="float">
            <text:p>-0.228535118091988</text:p>
          </table:table-cell>
          <table:table-cell office:value-type="float" office:value="-0.2284717298992" calcext:value-type="float">
            <text:p>-0.2284717298992</text:p>
          </table:table-cell>
          <table:table-cell office:value-type="float" office:value="-0.266514523267263" calcext:value-type="float">
            <text:p>-0.266514523267263</text:p>
          </table:table-cell>
          <table:table-cell office:value-type="float" office:value="-0.26494197243499" calcext:value-type="float">
            <text:p>-0.26494197243499</text:p>
          </table:table-cell>
          <table:table-cell office:value-type="float" office:value="-0.261922762889272" calcext:value-type="float">
            <text:p>-0.261922762889272</text:p>
          </table:table-cell>
          <table:table-cell office:value-type="float" office:value="-0.259057745566336" calcext:value-type="float">
            <text:p>-0.259057745566336</text:p>
          </table:table-cell>
          <table:table-cell office:value-type="float" office:value="-0.25632474020592" calcext:value-type="float">
            <text:p>-0.25632474020592</text:p>
          </table:table-cell>
          <table:table-cell office:value-type="float" office:value="-0.256397261925765" calcext:value-type="float">
            <text:p>-0.256397261925765</text:p>
          </table:table-cell>
          <table:table-cell office:value-type="float" office:value="-0.257544627685841" calcext:value-type="float">
            <text:p>-0.257544627685841</text:p>
          </table:table-cell>
          <table:table-cell office:value-type="float" office:value="-0.259047004570243" calcext:value-type="float">
            <text:p>-0.259047004570243</text:p>
          </table:table-cell>
          <table:table-cell office:value-type="float" office:value="-0.24772856954871" calcext:value-type="float">
            <text:p>-0.24772856954871</text:p>
          </table:table-cell>
          <table:table-cell office:value-type="float" office:value="-0.247373896123837" calcext:value-type="float">
            <text:p>-0.247373896123837</text:p>
          </table:table-cell>
          <table:table-cell office:value-type="float" office:value="-0.247766307373452" calcext:value-type="float">
            <text:p>-0.247766307373452</text:p>
          </table:table-cell>
          <table:table-cell office:value-type="float" office:value="-0.250370687882867" calcext:value-type="float">
            <text:p>-0.250370687882867</text:p>
          </table:table-cell>
          <table:table-cell office:value-type="float" office:value="-0.249146408687573" calcext:value-type="float">
            <text:p>-0.249146408687573</text:p>
          </table:table-cell>
          <table:table-cell office:value-type="float" office:value="-0.247379962452083" calcext:value-type="float">
            <text:p>-0.247379962452083</text:p>
          </table:table-cell>
          <table:table-cell office:value-type="float" office:value="-0.248420179090257" calcext:value-type="float">
            <text:p>-0.248420179090257</text:p>
          </table:table-cell>
          <table:table-cell office:value-type="float" office:value="-0.2263432406059" calcext:value-type="float">
            <text:p>-0.2263432406059</text:p>
          </table:table-cell>
          <table:table-cell office:value-type="float" office:value="-0.208997009683007" calcext:value-type="float">
            <text:p>-0.208997009683007</text:p>
          </table:table-cell>
          <table:table-cell office:value-type="float" office:value="-0.203952830071042" calcext:value-type="float">
            <text:p>-0.203952830071042</text:p>
          </table:table-cell>
          <table:table-cell office:value-type="float" office:value="-0.204184412886136" calcext:value-type="float">
            <text:p>-0.204184412886136</text:p>
          </table:table-cell>
          <table:table-cell office:value-type="float" office:value="-0.223292607575195" calcext:value-type="float">
            <text:p>-0.223292607575195</text:p>
          </table:table-cell>
          <table:table-cell office:value-type="float" office:value="-0.230637917008956" calcext:value-type="float">
            <text:p>-0.230637917008956</text:p>
          </table:table-cell>
          <table:table-cell office:value-type="float" office:value="-0.243095242142348" calcext:value-type="float">
            <text:p>-0.243095242142348</text:p>
          </table:table-cell>
          <table:table-cell office:value-type="float" office:value="-0.247346200656465" calcext:value-type="float">
            <text:p>-0.247346200656465</text:p>
          </table:table-cell>
          <table:table-cell office:value-type="float" office:value="-0.24308553869702" calcext:value-type="float">
            <text:p>-0.24308553869702</text:p>
          </table:table-cell>
          <table:table-cell office:value-type="float" office:value="-0.240704125136969" calcext:value-type="float">
            <text:p>-0.240704125136969</text:p>
          </table:table-cell>
          <table:table-cell office:value-type="float" office:value="-0.236397649736163" calcext:value-type="float">
            <text:p>-0.236397649736163</text:p>
          </table:table-cell>
          <table:table-cell office:value-type="float" office:value="-0.235765421748039" calcext:value-type="float">
            <text:p>-0.235765421748039</text:p>
          </table:table-cell>
          <table:table-cell office:value-type="float" office:value="-0.238127991340034" calcext:value-type="float">
            <text:p>-0.238127991340034</text:p>
          </table:table-cell>
          <table:table-cell office:value-type="float" office:value="-0.235354125059022" calcext:value-type="float">
            <text:p>-0.235354125059022</text:p>
          </table:table-cell>
          <table:table-cell office:value-type="float" office:value="-0.234827695185866" calcext:value-type="float">
            <text:p>-0.234827695185866</text:p>
          </table:table-cell>
          <table:table-cell office:value-type="float" office:value="-0.233741374654557" calcext:value-type="float">
            <text:p>-0.233741374654557</text:p>
          </table:table-cell>
          <table:table-cell office:value-type="float" office:value="-0.229585914691035" calcext:value-type="float">
            <text:p>-0.229585914691035</text:p>
          </table:table-cell>
          <table:table-cell office:value-type="float" office:value="-0.240231275653975" calcext:value-type="float">
            <text:p>-0.240231275653975</text:p>
          </table:table-cell>
          <table:table-cell office:value-type="float" office:value="-0.249372741458275" calcext:value-type="float">
            <text:p>-0.249372741458275</text:p>
          </table:table-cell>
          <table:table-cell office:value-type="float" office:value="-0.253658962734181" calcext:value-type="float">
            <text:p>-0.253658962734181</text:p>
          </table:table-cell>
          <table:table-cell office:value-type="float" office:value="-0.250755006114333" calcext:value-type="float">
            <text:p>-0.250755006114333</text:p>
          </table:table-cell>
          <table:table-cell office:value-type="float" office:value="-0.250501076560832" calcext:value-type="float">
            <text:p>-0.250501076560832</text:p>
          </table:table-cell>
          <table:table-cell office:value-type="float" office:value="-0.254453790958126" calcext:value-type="float">
            <text:p>-0.254453790958126</text:p>
          </table:table-cell>
          <table:table-cell office:value-type="float" office:value="-0.262837691862621" calcext:value-type="float">
            <text:p>-0.262837691862621</text:p>
          </table:table-cell>
          <table:table-cell office:value-type="float" office:value="-0.264718479409664" calcext:value-type="float">
            <text:p>-0.264718479409664</text:p>
          </table:table-cell>
          <table:table-cell office:value-type="float" office:value="-0.263922335207896" calcext:value-type="float">
            <text:p>-0.263922335207896</text:p>
          </table:table-cell>
          <table:table-cell office:value-type="float" office:value="-0.220352798470358" calcext:value-type="float">
            <text:p>-0.220352798470358</text:p>
          </table:table-cell>
          <table:table-cell office:value-type="float" office:value="-0.217838206556193" calcext:value-type="float">
            <text:p>-0.217838206556193</text:p>
          </table:table-cell>
          <table:table-cell office:value-type="float" office:value="-0.216183014138492" calcext:value-type="float">
            <text:p>-0.216183014138492</text:p>
          </table:table-cell>
          <table:table-cell office:value-type="float" office:value="-0.217148378412295" calcext:value-type="float">
            <text:p>-0.217148378412295</text:p>
          </table:table-cell>
          <table:table-cell office:value-type="float" office:value="-0.219757115852724" calcext:value-type="float">
            <text:p>-0.219757115852724</text:p>
          </table:table-cell>
          <table:table-cell office:value-type="float" office:value="-0.221834339312449" calcext:value-type="float">
            <text:p>-0.221834339312449</text:p>
          </table:table-cell>
          <table:table-cell office:value-type="float" office:value="-0.223796333056053" calcext:value-type="float">
            <text:p>-0.223796333056053</text:p>
          </table:table-cell>
          <table:table-cell office:value-type="float" office:value="-0.225742574979256" calcext:value-type="float">
            <text:p>-0.225742574979256</text:p>
          </table:table-cell>
          <table:table-cell office:value-type="float" office:value="-0.235764243549265" calcext:value-type="float">
            <text:p>-0.235764243549265</text:p>
          </table:table-cell>
          <table:table-cell office:value-type="float" office:value="-0.233638764893832" calcext:value-type="float">
            <text:p>-0.233638764893832</text:p>
          </table:table-cell>
          <table:table-cell office:value-type="float" office:value="-0.231070324040654" calcext:value-type="float">
            <text:p>-0.231070324040654</text:p>
          </table:table-cell>
          <table:table-cell office:value-type="float" office:value="-0.218087613624565" calcext:value-type="float">
            <text:p>-0.218087613624565</text:p>
          </table:table-cell>
          <table:table-cell office:value-type="float" office:value="-0.209318573807462" calcext:value-type="float">
            <text:p>-0.209318573807462</text:p>
          </table:table-cell>
          <table:table-cell office:value-type="float" office:value="-0.202678952863271" calcext:value-type="float">
            <text:p>-0.202678952863271</text:p>
          </table:table-cell>
          <table:table-cell office:value-type="float" office:value="-0.204775751957818" calcext:value-type="float">
            <text:p>-0.204775751957818</text:p>
          </table:table-cell>
          <table:table-cell office:value-type="float" office:value="-0.213132559347748" calcext:value-type="float">
            <text:p>-0.213132559347748</text:p>
          </table:table-cell>
          <table:table-cell office:value-type="float" office:value="-0.222577007741353" calcext:value-type="float">
            <text:p>-0.222577007741353</text:p>
          </table:table-cell>
          <table:table-cell office:value-type="float" office:value="-0.22615754279552" calcext:value-type="float">
            <text:p>-0.22615754279552</text:p>
          </table:table-cell>
          <table:table-cell office:value-type="float" office:value="-0.227926986084496" calcext:value-type="float">
            <text:p>-0.227926986084496</text:p>
          </table:table-cell>
          <table:table-cell office:value-type="float" office:value="-0.236856547486201" calcext:value-type="float">
            <text:p>-0.236856547486201</text:p>
          </table:table-cell>
          <table:table-cell office:value-type="float" office:value="-0.238230352012331" calcext:value-type="float">
            <text:p>-0.238230352012331</text:p>
          </table:table-cell>
          <table:table-cell office:value-type="float" office:value="-0.232001193769667" calcext:value-type="float">
            <text:p>-0.232001193769667</text:p>
          </table:table-cell>
          <table:table-cell office:value-type="float" office:value="-0.228619914900003" calcext:value-type="float">
            <text:p>-0.228619914900003</text:p>
          </table:table-cell>
          <table:table-cell office:value-type="float" office:value="-0.228055687298368" calcext:value-type="float">
            <text:p>-0.228055687298368</text:p>
          </table:table-cell>
          <table:table-cell office:value-type="float" office:value="-0.228031610971657" calcext:value-type="float">
            <text:p>-0.228031610971657</text:p>
          </table:table-cell>
          <table:table-cell office:value-type="float" office:value="-0.227940334711409" calcext:value-type="float">
            <text:p>-0.227940334711409</text:p>
          </table:table-cell>
          <table:table-cell office:value-type="float" office:value="-0.226168766544593" calcext:value-type="float">
            <text:p>-0.226168766544593</text:p>
          </table:table-cell>
          <table:table-cell office:value-type="float" office:value="-0.22243285376316" calcext:value-type="float">
            <text:p>-0.22243285376316</text:p>
          </table:table-cell>
          <table:table-cell office:value-type="float" office:value="-0.2204619471357" calcext:value-type="float">
            <text:p>-0.2204619471357</text:p>
          </table:table-cell>
          <table:table-cell office:value-type="float" office:value="-0.22282839346628" calcext:value-type="float">
            <text:p>-0.22282839346628</text:p>
          </table:table-cell>
          <table:table-cell office:value-type="float" office:value="-0.243194337491048" calcext:value-type="float">
            <text:p>-0.243194337491048</text:p>
          </table:table-cell>
          <table:table-cell office:value-type="float" office:value="-0.24647906581838" calcext:value-type="float">
            <text:p>-0.24647906581838</text:p>
          </table:table-cell>
          <table:table-cell office:value-type="float" office:value="-0.244969996956294" calcext:value-type="float">
            <text:p>-0.244969996956294</text:p>
          </table:table-cell>
          <table:table-cell office:value-type="float" office:value="-0.240204849021434" calcext:value-type="float">
            <text:p>-0.240204849021434</text:p>
          </table:table-cell>
          <table:table-cell office:value-type="float" office:value="-0.239480760255684" calcext:value-type="float">
            <text:p>-0.239480760255684</text:p>
          </table:table-cell>
          <table:table-cell office:value-type="float" office:value="-0.24380910610421" calcext:value-type="float">
            <text:p>-0.24380910610421</text:p>
          </table:table-cell>
          <table:table-cell office:value-type="float" office:value="-0.24568136148096" calcext:value-type="float">
            <text:p>-0.24568136148096</text:p>
          </table:table-cell>
          <table:table-cell office:value-type="float" office:value="-0.248184634120718" calcext:value-type="float">
            <text:p>-0.248184634120718</text:p>
          </table:table-cell>
          <table:table-cell office:value-type="float" office:value="-0.257787417591954" calcext:value-type="float">
            <text:p>-0.257787417591954</text:p>
          </table:table-cell>
          <table:table-cell office:value-type="float" office:value="-0.237736778721871" calcext:value-type="float">
            <text:p>-0.237736778721871</text:p>
          </table:table-cell>
          <table:table-cell office:value-type="float" office:value="-0.232595087194351" calcext:value-type="float">
            <text:p>-0.232595087194351</text:p>
          </table:table-cell>
          <table:table-cell office:value-type="float" office:value="-0.235244190192701" calcext:value-type="float">
            <text:p>-0.235244190192701</text:p>
          </table:table-cell>
          <table:table-cell office:value-type="float" office:value="-0.23679049931896" calcext:value-type="float">
            <text:p>-0.23679049931896</text:p>
          </table:table-cell>
          <table:table-cell office:value-type="float" office:value="-0.235930687094502" calcext:value-type="float">
            <text:p>-0.235930687094502</text:p>
          </table:table-cell>
          <table:table-cell office:value-type="float" office:value="-0.240394527520915" calcext:value-type="float">
            <text:p>-0.240394527520915</text:p>
          </table:table-cell>
          <table:table-cell office:value-type="float" office:value="-0.24238398690694" calcext:value-type="float">
            <text:p>-0.24238398690694</text:p>
          </table:table-cell>
          <table:table-cell office:value-type="float" office:value="-0.24107082256135" calcext:value-type="float">
            <text:p>-0.24107082256135</text:p>
          </table:table-cell>
          <table:table-cell office:value-type="float" office:value="-0.241412068089323" calcext:value-type="float">
            <text:p>-0.241412068089323</text:p>
          </table:table-cell>
          <table:table-cell office:value-type="float" office:value="-0.240436624001821" calcext:value-type="float">
            <text:p>-0.240436624001821</text:p>
          </table:table-cell>
          <table:table-cell office:value-type="float" office:value="-0.239328302602456" calcext:value-type="float">
            <text:p>-0.239328302602456</text:p>
          </table:table-cell>
          <table:table-cell office:value-type="float" office:value="-0.246975829286871" calcext:value-type="float">
            <text:p>-0.246975829286871</text:p>
          </table:table-cell>
          <table:table-cell office:value-type="float" office:value="-0.240848184143915" calcext:value-type="float">
            <text:p>-0.240848184143915</text:p>
          </table:table-cell>
          <table:table-cell office:value-type="float" office:value="-0.226496465515844" calcext:value-type="float">
            <text:p>-0.226496465515844</text:p>
          </table:table-cell>
          <table:table-cell office:value-type="float" office:value="-0.209074945658986" calcext:value-type="float">
            <text:p>-0.209074945658986</text:p>
          </table:table-cell>
          <table:table-cell office:value-type="float" office:value="-0.240719597438977" calcext:value-type="float">
            <text:p>-0.240719597438977</text:p>
          </table:table-cell>
          <table:table-cell office:value-type="float" office:value="-0.243069783974917" calcext:value-type="float">
            <text:p>-0.243069783974917</text:p>
          </table:table-cell>
          <table:table-cell office:value-type="float" office:value="-0.23822935518023" calcext:value-type="float">
            <text:p>-0.23822935518023</text:p>
          </table:table-cell>
          <table:table-cell office:value-type="float" office:value="-0.236282573797907" calcext:value-type="float">
            <text:p>-0.236282573797907</text:p>
          </table:table-cell>
          <table:table-cell office:value-type="float" office:value="-0.238358472244204" calcext:value-type="float">
            <text:p>-0.238358472244204</text:p>
          </table:table-cell>
          <table:table-cell office:value-type="float" office:value="-0.234914217120523" calcext:value-type="float">
            <text:p>-0.234914217120523</text:p>
          </table:table-cell>
          <table:table-cell office:value-type="float" office:value="-0.233531232369693" calcext:value-type="float">
            <text:p>-0.233531232369693</text:p>
          </table:table-cell>
          <table:table-cell office:value-type="float" office:value="-0.234450332515257" calcext:value-type="float">
            <text:p>-0.234450332515257</text:p>
          </table:table-cell>
          <table:table-cell office:value-type="float" office:value="-0.229709741839956" calcext:value-type="float">
            <text:p>-0.229709741839956</text:p>
          </table:table-cell>
          <table:table-cell office:value-type="float" office:value="-0.234853013827593" calcext:value-type="float">
            <text:p>-0.234853013827593</text:p>
          </table:table-cell>
          <table:table-cell office:value-type="float" office:value="-0.241926946969482" calcext:value-type="float">
            <text:p>-0.241926946969482</text:p>
          </table:table-cell>
          <table:table-cell office:value-type="float" office:value="-0.244680326843697" calcext:value-type="float">
            <text:p>-0.244680326843697</text:p>
          </table:table-cell>
          <table:table-cell office:value-type="float" office:value="-0.257346844852999" calcext:value-type="float">
            <text:p>-0.257346844852999</text:p>
          </table:table-cell>
          <table:table-cell office:value-type="float" office:value="-0.266757657178563" calcext:value-type="float">
            <text:p>-0.266757657178563</text:p>
          </table:table-cell>
          <table:table-cell office:value-type="float" office:value="-0.266280303240142" calcext:value-type="float">
            <text:p>-0.266280303240142</text:p>
          </table:table-cell>
          <table:table-cell office:value-type="float" office:value="-0.258362155146518" calcext:value-type="float">
            <text:p>-0.258362155146518</text:p>
          </table:table-cell>
          <table:table-cell office:value-type="float" office:value="-0.257423674308872" calcext:value-type="float">
            <text:p>-0.257423674308872</text:p>
          </table:table-cell>
          <table:table-cell office:value-type="float" office:value="-0.262394518788053" calcext:value-type="float">
            <text:p>-0.262394518788053</text:p>
          </table:table-cell>
          <table:table-cell office:value-type="float" office:value="-0.257008698059314" calcext:value-type="float">
            <text:p>-0.257008698059314</text:p>
          </table:table-cell>
          <table:table-cell office:value-type="float" office:value="-0.258316289595069" calcext:value-type="float">
            <text:p>-0.258316289595069</text:p>
          </table:table-cell>
          <table:table-cell office:value-type="float" office:value="-0.259703665712545" calcext:value-type="float">
            <text:p>-0.259703665712545</text:p>
          </table:table-cell>
          <table:table-cell office:value-type="float" office:value="-0.263748608389286" calcext:value-type="float">
            <text:p>-0.263748608389286</text:p>
          </table:table-cell>
          <table:table-cell office:value-type="float" office:value="-0.26940362273738" calcext:value-type="float">
            <text:p>-0.26940362273738</text:p>
          </table:table-cell>
          <table:table-cell office:value-type="float" office:value="-0.259174391719972" calcext:value-type="float">
            <text:p>-0.259174391719972</text:p>
          </table:table-cell>
          <table:table-cell office:value-type="float" office:value="-0.259906557695557" calcext:value-type="float">
            <text:p>-0.259906557695557</text:p>
          </table:table-cell>
          <table:table-cell office:value-type="float" office:value="-0.234528683566956" calcext:value-type="float">
            <text:p>-0.234528683566956</text:p>
          </table:table-cell>
          <table:table-cell office:value-type="float" office:value="-0.233220537331522" calcext:value-type="float">
            <text:p>-0.233220537331522</text:p>
          </table:table-cell>
          <table:table-cell office:value-type="float" office:value="-0.234853464118391" calcext:value-type="float">
            <text:p>-0.234853464118391</text:p>
          </table:table-cell>
          <table:table-cell office:value-type="float" office:value="-0.237702981344985" calcext:value-type="float">
            <text:p>-0.237702981344985</text:p>
          </table:table-cell>
          <table:table-cell office:value-type="float" office:value="-0.238822773002506" calcext:value-type="float">
            <text:p>-0.238822773002506</text:p>
          </table:table-cell>
          <table:table-cell office:value-type="float" office:value="-0.240325848343832" calcext:value-type="float">
            <text:p>-0.240325848343832</text:p>
          </table:table-cell>
          <table:table-cell office:value-type="float" office:value="-0.24065919644324" calcext:value-type="float">
            <text:p>-0.24065919644324</text:p>
          </table:table-cell>
          <table:table-cell office:value-type="float" office:value="-0.241638498354291" calcext:value-type="float">
            <text:p>-0.241638498354291</text:p>
          </table:table-cell>
          <table:table-cell office:value-type="float" office:value="-0.240836419044848" calcext:value-type="float">
            <text:p>-0.240836419044848</text:p>
          </table:table-cell>
          <table:table-cell office:value-type="float" office:value="-0.245801177096982" calcext:value-type="float">
            <text:p>-0.245801177096982</text:p>
          </table:table-cell>
          <table:table-cell office:value-type="float" office:value="-0.236051986566832" calcext:value-type="float">
            <text:p>-0.236051986566832</text:p>
          </table:table-cell>
          <table:table-cell office:value-type="float" office:value="-0.231793459322513" calcext:value-type="float">
            <text:p>-0.231793459322513</text:p>
          </table:table-cell>
          <table:table-cell office:value-type="float" office:value="-0.214744831033054" calcext:value-type="float">
            <text:p>-0.214744831033054</text:p>
          </table:table-cell>
          <table:table-cell office:value-type="float" office:value="-0.219386760448869" calcext:value-type="float">
            <text:p>-0.219386760448869</text:p>
          </table:table-cell>
          <table:table-cell office:value-type="float" office:value="-0.221293578438795" calcext:value-type="float">
            <text:p>-0.221293578438795</text:p>
          </table:table-cell>
          <table:table-cell office:value-type="float" office:value="-0.227167624658561" calcext:value-type="float">
            <text:p>-0.227167624658561</text:p>
          </table:table-cell>
          <table:table-cell office:value-type="float" office:value="-0.230789156030267" calcext:value-type="float">
            <text:p>-0.230789156030267</text:p>
          </table:table-cell>
          <table:table-cell office:value-type="float" office:value="-0.243422193270866" calcext:value-type="float">
            <text:p>-0.243422193270866</text:p>
          </table:table-cell>
          <table:table-cell office:value-type="float" office:value="-0.239504655662951" calcext:value-type="float">
            <text:p>-0.239504655662951</text:p>
          </table:table-cell>
          <table:table-cell office:value-type="float" office:value="-0.235058679784913" calcext:value-type="float">
            <text:p>-0.235058679784913</text:p>
          </table:table-cell>
          <table:table-cell office:value-type="float" office:value="-0.23779264750838" calcext:value-type="float">
            <text:p>-0.23779264750838</text:p>
          </table:table-cell>
          <table:table-cell office:value-type="float" office:value="-0.23985081123898" calcext:value-type="float">
            <text:p>-0.23985081123898</text:p>
          </table:table-cell>
          <table:table-cell office:value-type="float" office:value="-0.235662889233812" calcext:value-type="float">
            <text:p>-0.235662889233812</text:p>
          </table:table-cell>
          <table:table-cell office:value-type="float" office:value="-0.230287772267411" calcext:value-type="float">
            <text:p>-0.230287772267411</text:p>
          </table:table-cell>
          <table:table-cell office:value-type="float" office:value="-0.241430977643488" calcext:value-type="float">
            <text:p>-0.241430977643488</text:p>
          </table:table-cell>
          <table:table-cell office:value-type="float" office:value="-0.254669402857087" calcext:value-type="float">
            <text:p>-0.254669402857087</text:p>
          </table:table-cell>
          <table:table-cell office:value-type="float" office:value="-0.266489184596366" calcext:value-type="float">
            <text:p>-0.266489184596366</text:p>
          </table:table-cell>
          <table:table-cell office:value-type="float" office:value="-0.260468988173562" calcext:value-type="float">
            <text:p>-0.260468988173562</text:p>
          </table:table-cell>
          <table:table-cell office:value-type="float" office:value="-0.257495845071802" calcext:value-type="float">
            <text:p>-0.257495845071802</text:p>
          </table:table-cell>
          <table:table-cell office:value-type="float" office:value="-0.256274463058727" calcext:value-type="float">
            <text:p>-0.256274463058727</text:p>
          </table:table-cell>
          <table:table-cell office:value-type="float" office:value="-0.25662123875544" calcext:value-type="float">
            <text:p>-0.25662123875544</text:p>
          </table:table-cell>
          <table:table-cell office:value-type="float" office:value="-0.254584732886625" calcext:value-type="float">
            <text:p>-0.254584732886625</text:p>
          </table:table-cell>
          <table:table-cell office:value-type="float" office:value="-0.256890813204271" calcext:value-type="float">
            <text:p>-0.256890813204271</text:p>
          </table:table-cell>
          <table:table-cell office:value-type="float" office:value="-0.267685281995013" calcext:value-type="float">
            <text:p>-0.267685281995013</text:p>
          </table:table-cell>
          <table:table-cell office:value-type="float" office:value="-0.270141973568912" calcext:value-type="float">
            <text:p>-0.270141973568912</text:p>
          </table:table-cell>
          <table:table-cell office:value-type="float" office:value="-0.259696976207105" calcext:value-type="float">
            <text:p>-0.259696976207105</text:p>
          </table:table-cell>
          <table:table-cell office:value-type="float" office:value="-0.225626035297613" calcext:value-type="float">
            <text:p>-0.225626035297613</text:p>
          </table:table-cell>
          <table:table-cell office:value-type="float" office:value="-0.228849440208872" calcext:value-type="float">
            <text:p>-0.228849440208872</text:p>
          </table:table-cell>
          <table:table-cell office:value-type="float" office:value="-0.231812782436786" calcext:value-type="float">
            <text:p>-0.231812782436786</text:p>
          </table:table-cell>
          <table:table-cell office:value-type="float" office:value="-0.238939509080983" calcext:value-type="float">
            <text:p>-0.238939509080983</text:p>
          </table:table-cell>
          <table:table-cell office:value-type="float" office:value="-0.232673111891214" calcext:value-type="float">
            <text:p>-0.232673111891214</text:p>
          </table:table-cell>
          <table:table-cell office:value-type="float" office:value="-0.237750385357086" calcext:value-type="float">
            <text:p>-0.237750385357086</text:p>
          </table:table-cell>
          <table:table-cell office:value-type="float" office:value="-0.237334892738634" calcext:value-type="float">
            <text:p>-0.237334892738634</text:p>
          </table:table-cell>
          <table:table-cell office:value-type="float" office:value="-0.240676213482771" calcext:value-type="float">
            <text:p>-0.240676213482771</text:p>
          </table:table-cell>
          <table:table-cell office:value-type="float" office:value="-0.253917131994884" calcext:value-type="float">
            <text:p>-0.253917131994884</text:p>
          </table:table-cell>
          <table:table-cell office:value-type="float" office:value="-0.246560694488244" calcext:value-type="float">
            <text:p>-0.246560694488244</text:p>
          </table:table-cell>
          <table:table-cell office:value-type="float" office:value="-0.241733872504449" calcext:value-type="float">
            <text:p>-0.241733872504449</text:p>
          </table:table-cell>
          <table:table-cell office:value-type="float" office:value="-0.199014761542001" calcext:value-type="float">
            <text:p>-0.199014761542001</text:p>
          </table:table-cell>
          <table:table-cell office:value-type="float" office:value="-0.229392526285387" calcext:value-type="float">
            <text:p>-0.229392526285387</text:p>
          </table:table-cell>
          <table:table-cell office:value-type="float" office:value="-0.234621256899911" calcext:value-type="float">
            <text:p>-0.234621256899911</text:p>
          </table:table-cell>
          <table:table-cell office:value-type="float" office:value="-0.232210122187778" calcext:value-type="float">
            <text:p>-0.232210122187778</text:p>
          </table:table-cell>
          <table:table-cell office:value-type="float" office:value="-0.226250887755642" calcext:value-type="float">
            <text:p>-0.226250887755642</text:p>
          </table:table-cell>
          <table:table-cell office:value-type="float" office:value="-0.222322978875735" calcext:value-type="float">
            <text:p>-0.222322978875735</text:p>
          </table:table-cell>
          <table:table-cell office:value-type="float" office:value="-0.214460266993474" calcext:value-type="float">
            <text:p>-0.214460266993474</text:p>
          </table:table-cell>
          <table:table-cell office:value-type="float" office:value="-0.206753126996823" calcext:value-type="float">
            <text:p>-0.206753126996823</text:p>
          </table:table-cell>
          <table:table-cell office:value-type="float" office:value="-0.197642217838672" calcext:value-type="float">
            <text:p>-0.197642217838672</text:p>
          </table:table-cell>
          <table:table-cell office:value-type="float" office:value="-0.197391125781508" calcext:value-type="float">
            <text:p>-0.197391125781508</text:p>
          </table:table-cell>
          <table:table-cell office:value-type="float" office:value="-0.193127662615605" calcext:value-type="float">
            <text:p>-0.193127662615605</text:p>
          </table:table-cell>
          <table:table-cell office:value-type="float" office:value="-0.196733322197683" calcext:value-type="float">
            <text:p>-0.196733322197683</text:p>
          </table:table-cell>
          <table:table-cell office:value-type="float" office:value="-0.201544435256014" calcext:value-type="float">
            <text:p>-0.201544435256014</text:p>
          </table:table-cell>
          <table:table-cell office:value-type="float" office:value="-0.212283789310287" calcext:value-type="float">
            <text:p>-0.212283789310287</text:p>
          </table:table-cell>
          <table:table-cell office:value-type="float" office:value="-0.225013313920053" calcext:value-type="float">
            <text:p>-0.225013313920053</text:p>
          </table:table-cell>
          <table:table-cell office:value-type="float" office:value="-0.258378938347876" calcext:value-type="float">
            <text:p>-0.258378938347876</text:p>
          </table:table-cell>
          <table:table-cell office:value-type="float" office:value="-0.264592925781805" calcext:value-type="float">
            <text:p>-0.264592925781805</text:p>
          </table:table-cell>
          <table:table-cell office:value-type="float" office:value="-0.261630979042009" calcext:value-type="float">
            <text:p>-0.261630979042009</text:p>
          </table:table-cell>
          <table:table-cell office:value-type="float" office:value="-0.20077625672393" calcext:value-type="float">
            <text:p>-0.20077625672393</text:p>
          </table:table-cell>
          <table:table-cell office:value-type="float" office:value="-0.19964993301725" calcext:value-type="float">
            <text:p>-0.19964993301725</text:p>
          </table:table-cell>
          <table:table-cell office:value-type="float" office:value="-0.199902699754165" calcext:value-type="float">
            <text:p>-0.199902699754165</text:p>
          </table:table-cell>
          <table:table-cell office:value-type="float" office:value="-0.200255130265761" calcext:value-type="float">
            <text:p>-0.200255130265761</text:p>
          </table:table-cell>
          <table:table-cell office:value-type="float" office:value="-0.203368710086259" calcext:value-type="float">
            <text:p>-0.203368710086259</text:p>
          </table:table-cell>
          <table:table-cell office:value-type="float" office:value="-0.203380991197422" calcext:value-type="float">
            <text:p>-0.203380991197422</text:p>
          </table:table-cell>
          <table:table-cell office:value-type="float" office:value="-0.20442671111364" calcext:value-type="float">
            <text:p>-0.20442671111364</text:p>
          </table:table-cell>
          <table:table-cell office:value-type="float" office:value="-0.204951102267997" calcext:value-type="float">
            <text:p>-0.204951102267997</text:p>
          </table:table-cell>
          <table:table-cell office:value-type="float" office:value="-0.21451449026987" calcext:value-type="float">
            <text:p>-0.21451449026987</text:p>
          </table:table-cell>
          <table:table-cell office:value-type="float" office:value="-0.21082765796218" calcext:value-type="float">
            <text:p>-0.21082765796218</text:p>
          </table:table-cell>
          <table:table-cell office:value-type="float" office:value="-0.211458399299464" calcext:value-type="float">
            <text:p>-0.211458399299464</text:p>
          </table:table-cell>
          <table:table-cell office:value-type="float" office:value="-0.204302813899312" calcext:value-type="float">
            <text:p>-0.204302813899312</text:p>
          </table:table-cell>
          <table:table-cell office:value-type="float" office:value="-0.194937800939733" calcext:value-type="float">
            <text:p>-0.194937800939733</text:p>
          </table:table-cell>
          <table:table-cell office:value-type="float" office:value="-0.182762687185138" calcext:value-type="float">
            <text:p>-0.182762687185138</text:p>
          </table:table-cell>
          <table:table-cell office:value-type="float" office:value="-0.181107456363474" calcext:value-type="float">
            <text:p>-0.181107456363474</text:p>
          </table:table-cell>
          <table:table-cell office:value-type="float" office:value="-0.203149936411346" calcext:value-type="float">
            <text:p>-0.203149936411346</text:p>
          </table:table-cell>
          <table:table-cell office:value-type="float" office:value="-0.205293376645048" calcext:value-type="float">
            <text:p>-0.205293376645048</text:p>
          </table:table-cell>
          <table:table-cell office:value-type="float" office:value="-0.212121700547884" calcext:value-type="float">
            <text:p>-0.212121700547884</text:p>
          </table:table-cell>
          <table:table-cell office:value-type="float" office:value="-0.212450063693294" calcext:value-type="float">
            <text:p>-0.212450063693294</text:p>
          </table:table-cell>
          <table:table-cell office:value-type="float" office:value="-0.20877425288404" calcext:value-type="float">
            <text:p>-0.20877425288404</text:p>
          </table:table-cell>
          <table:table-cell office:value-type="float" office:value="-0.208536483503015" calcext:value-type="float">
            <text:p>-0.208536483503015</text:p>
          </table:table-cell>
          <table:table-cell office:value-type="float" office:value="-0.210990141385909" calcext:value-type="float">
            <text:p>-0.210990141385909</text:p>
          </table:table-cell>
          <table:table-cell office:value-type="float" office:value="-0.203306922154421" calcext:value-type="float">
            <text:p>-0.203306922154421</text:p>
          </table:table-cell>
          <table:table-cell office:value-type="float" office:value="-0.204942087295742" calcext:value-type="float">
            <text:p>-0.204942087295742</text:p>
          </table:table-cell>
          <table:table-cell office:value-type="float" office:value="-0.218897165635684" calcext:value-type="float">
            <text:p>-0.218897165635684</text:p>
          </table:table-cell>
          <table:table-cell office:value-type="float" office:value="-0.221327237562772" calcext:value-type="float">
            <text:p>-0.221327237562772</text:p>
          </table:table-cell>
          <table:table-cell office:value-type="float" office:value="-0.219882852800851" calcext:value-type="float">
            <text:p>-0.219882852800851</text:p>
          </table:table-cell>
          <table:table-cell office:value-type="float" office:value="-0.218503959723186" calcext:value-type="float">
            <text:p>-0.218503959723186</text:p>
          </table:table-cell>
          <table:table-cell office:value-type="float" office:value="-0.218330073731403" calcext:value-type="float">
            <text:p>-0.218330073731403</text:p>
          </table:table-cell>
          <table:table-cell office:value-type="float" office:value="-0.21828690850962" calcext:value-type="float">
            <text:p>-0.21828690850962</text:p>
          </table:table-cell>
          <table:table-cell office:value-type="float" office:value="-0.217838773769093" calcext:value-type="float">
            <text:p>-0.217838773769093</text:p>
          </table:table-cell>
          <table:table-cell office:value-type="float" office:value="-0.217324738075391" calcext:value-type="float">
            <text:p>-0.217324738075391</text:p>
          </table:table-cell>
          <table:table-cell office:value-type="float" office:value="-0.217667955716937" calcext:value-type="float">
            <text:p>-0.217667955716937</text:p>
          </table:table-cell>
          <table:table-cell office:value-type="float" office:value="-0.217620847981175" calcext:value-type="float">
            <text:p>-0.217620847981175</text:p>
          </table:table-cell>
          <table:table-cell office:value-type="float" office:value="-0.217185358302117" calcext:value-type="float">
            <text:p>-0.217185358302117</text:p>
          </table:table-cell>
          <table:table-cell office:value-type="float" office:value="-0.217090385694434" calcext:value-type="float">
            <text:p>-0.217090385694434</text:p>
          </table:table-cell>
          <table:table-cell office:value-type="float" office:value="-0.217157998846179" calcext:value-type="float">
            <text:p>-0.217157998846179</text:p>
          </table:table-cell>
          <table:table-cell office:value-type="float" office:value="-0.21678872193686" calcext:value-type="float">
            <text:p>-0.21678872193686</text:p>
          </table:table-cell>
          <table:table-cell office:value-type="float" office:value="-0.217225582300116" calcext:value-type="float">
            <text:p>-0.217225582300116</text:p>
          </table:table-cell>
          <table:table-cell office:value-type="float" office:value="-0.216516880403624" calcext:value-type="float">
            <text:p>-0.216516880403624</text:p>
          </table:table-cell>
          <table:table-cell office:value-type="float" office:value="-0.216924006275213" calcext:value-type="float">
            <text:p>-0.216924006275213</text:p>
          </table:table-cell>
          <table:table-cell office:value-type="float" office:value="-0.216807658859651" calcext:value-type="float">
            <text:p>-0.216807658859651</text:p>
          </table:table-cell>
          <table:table-cell office:value-type="float" office:value="-0.216636864039146" calcext:value-type="float">
            <text:p>-0.216636864039146</text:p>
          </table:table-cell>
          <table:table-cell office:value-type="float" office:value="-0.216728005590348" calcext:value-type="float">
            <text:p>-0.216728005590348</text:p>
          </table:table-cell>
          <table:table-cell office:value-type="float" office:value="-0.216972341037089" calcext:value-type="float">
            <text:p>-0.216972341037089</text:p>
          </table:table-cell>
          <table:table-cell office:value-type="float" office:value="-0.216900930966063" calcext:value-type="float">
            <text:p>-0.216900930966063</text:p>
          </table:table-cell>
          <table:table-cell office:value-type="float" office:value="-0.2170697232617" calcext:value-type="float">
            <text:p>-0.2170697232617</text:p>
          </table:table-cell>
          <table:table-cell office:value-type="float" office:value="-0.216971619270801" calcext:value-type="float">
            <text:p>-0.216971619270801</text:p>
          </table:table-cell>
          <table:table-cell office:value-type="float" office:value="-0.216796462312967" calcext:value-type="float">
            <text:p>-0.216796462312967</text:p>
          </table:table-cell>
          <table:table-cell office:value-type="float" office:value="-0.217032642768222" calcext:value-type="float">
            <text:p>-0.217032642768222</text:p>
          </table:table-cell>
          <table:table-cell office:value-type="float" office:value="-0.216695957890571" calcext:value-type="float">
            <text:p>-0.216695957890571</text:p>
          </table:table-cell>
          <table:table-cell office:value-type="float" office:value="-0.216899857846057" calcext:value-type="float">
            <text:p>-0.216899857846057</text:p>
          </table:table-cell>
          <table:table-cell office:value-type="float" office:value="-0.216813282889052" calcext:value-type="float">
            <text:p>-0.216813282889052</text:p>
          </table:table-cell>
          <table:table-cell office:value-type="float" office:value="-0.21673971096842" calcext:value-type="float">
            <text:p>-0.21673971096842</text:p>
          </table:table-cell>
          <table:table-cell office:value-type="float" office:value="-0.217012024643667" calcext:value-type="float">
            <text:p>-0.217012024643667</text:p>
          </table:table-cell>
          <table:table-cell office:value-type="float" office:value="-0.21689863847685" calcext:value-type="float">
            <text:p>-0.21689863847685</text:p>
          </table:table-cell>
          <table:table-cell office:value-type="float" office:value="-0.216758089688592" calcext:value-type="float">
            <text:p>-0.216758089688592</text:p>
          </table:table-cell>
          <table:table-cell office:value-type="float" office:value="-0.216924788104432" calcext:value-type="float">
            <text:p>-0.216924788104432</text:p>
          </table:table-cell>
          <table:table-cell office:value-type="float" office:value="-0.216671509674922" calcext:value-type="float">
            <text:p>-0.216671509674922</text:p>
          </table:table-cell>
          <table:table-cell office:value-type="float" office:value="-0.216582812245559" calcext:value-type="float">
            <text:p>-0.216582812245559</text:p>
          </table:table-cell>
          <table:table-cell office:value-type="float" office:value="-0.216852271512439" calcext:value-type="float">
            <text:p>-0.216852271512439</text:p>
          </table:table-cell>
          <table:table-cell office:value-type="float" office:value="-0.216698204762972" calcext:value-type="float">
            <text:p>-0.216698204762972</text:p>
          </table:table-cell>
          <table:table-cell office:value-type="float" office:value="-0.216674247162214" calcext:value-type="float">
            <text:p>-0.216674247162214</text:p>
          </table:table-cell>
          <table:table-cell office:value-type="float" office:value="-0.216479984544991" calcext:value-type="float">
            <text:p>-0.216479984544991</text:p>
          </table:table-cell>
          <table:table-cell office:value-type="float" office:value="-0.216663755078688" calcext:value-type="float">
            <text:p>-0.216663755078688</text:p>
          </table:table-cell>
          <table:table-cell office:value-type="float" office:value="-0.217022627944297" calcext:value-type="float">
            <text:p>-0.217022627944297</text:p>
          </table:table-cell>
          <table:table-cell office:value-type="float" office:value="-0.216797926832351" calcext:value-type="float">
            <text:p>-0.216797926832351</text:p>
          </table:table-cell>
          <table:table-cell office:value-type="float" office:value="-0.216957825991092" calcext:value-type="float">
            <text:p>-0.216957825991092</text:p>
          </table:table-cell>
          <table:table-cell office:value-type="float" office:value="-0.216918350987565" calcext:value-type="float">
            <text:p>-0.216918350987565</text:p>
          </table:table-cell>
          <table:table-cell office:value-type="float" office:value="-0.216531388255692" calcext:value-type="float">
            <text:p>-0.216531388255692</text:p>
          </table:table-cell>
          <table:table-cell office:value-type="float" office:value="-0.216781732021987" calcext:value-type="float">
            <text:p>-0.216781732021987</text:p>
          </table:table-cell>
          <table:table-cell office:value-type="float" office:value="-0.216715588952072" calcext:value-type="float">
            <text:p>-0.216715588952072</text:p>
          </table:table-cell>
          <table:table-cell office:value-type="float" office:value="-0.216736807310734" calcext:value-type="float">
            <text:p>-0.216736807310734</text:p>
          </table:table-cell>
          <table:table-cell office:value-type="float" office:value="-0.216724033881375" calcext:value-type="float">
            <text:p>-0.216724033881375</text:p>
          </table:table-cell>
          <table:table-cell office:value-type="float" office:value="-0.216757438581504" calcext:value-type="float">
            <text:p>-0.216757438581504</text:p>
          </table:table-cell>
          <table:table-cell office:value-type="float" office:value="-0.216663442024904" calcext:value-type="float">
            <text:p>-0.216663442024904</text:p>
          </table:table-cell>
          <table:table-cell office:value-type="float" office:value="-0.216882808858124" calcext:value-type="float">
            <text:p>-0.216882808858124</text:p>
          </table:table-cell>
          <table:table-cell office:value-type="float" office:value="-0.216967343313705" calcext:value-type="float">
            <text:p>-0.216967343313705</text:p>
          </table:table-cell>
          <table:table-cell office:value-type="float" office:value="-0.216685514510825" calcext:value-type="float">
            <text:p>-0.216685514510825</text:p>
          </table:table-cell>
          <table:table-cell office:value-type="float" office:value="-0.216903103493484" calcext:value-type="float">
            <text:p>-0.216903103493484</text:p>
          </table:table-cell>
          <table:table-cell office:value-type="float" office:value="-0.216690506569428" calcext:value-type="float">
            <text:p>-0.216690506569428</text:p>
          </table:table-cell>
          <table:table-cell office:value-type="float" office:value="-0.216686590695463" calcext:value-type="float">
            <text:p>-0.216686590695463</text:p>
          </table:table-cell>
          <table:table-cell office:value-type="float" office:value="-0.216837951365507" calcext:value-type="float">
            <text:p>-0.216837951365507</text:p>
          </table:table-cell>
          <table:table-cell office:value-type="float" office:value="-0.216994098407918" calcext:value-type="float">
            <text:p>-0.216994098407918</text:p>
          </table:table-cell>
          <table:table-cell office:value-type="float" office:value="-0.216783337459031" calcext:value-type="float">
            <text:p>-0.216783337459031</text:p>
          </table:table-cell>
          <table:table-cell office:value-type="float" office:value="-0.216739080177896" calcext:value-type="float">
            <text:p>-0.216739080177896</text:p>
          </table:table-cell>
          <table:table-cell office:value-type="float" office:value="-0.216972169408582" calcext:value-type="float">
            <text:p>-0.216972169408582</text:p>
          </table:table-cell>
          <table:table-cell office:value-type="float" office:value="-0.21679500229712" calcext:value-type="float">
            <text:p>-0.21679500229712</text:p>
          </table:table-cell>
          <table:table-cell office:value-type="float" office:value="-0.217146570508153" calcext:value-type="float">
            <text:p>-0.217146570508153</text:p>
          </table:table-cell>
          <table:table-cell office:value-type="float" office:value="-0.216983982034416" calcext:value-type="float">
            <text:p>-0.216983982034416</text:p>
          </table:table-cell>
          <table:table-cell office:value-type="float" office:value="-0.216611333912382" calcext:value-type="float">
            <text:p>-0.216611333912382</text:p>
          </table:table-cell>
          <table:table-cell office:value-type="float" office:value="-0.216854455787258" calcext:value-type="float">
            <text:p>-0.216854455787258</text:p>
          </table:table-cell>
          <table:table-cell office:value-type="float" office:value="-0.216999091095186" calcext:value-type="float">
            <text:p>-0.216999091095186</text:p>
          </table:table-cell>
          <table:table-cell office:value-type="float" office:value="-0.216931554409519" calcext:value-type="float">
            <text:p>-0.216931554409519</text:p>
          </table:table-cell>
          <table:table-cell office:value-type="float" office:value="-0.216557280944025" calcext:value-type="float">
            <text:p>-0.216557280944025</text:p>
          </table:table-cell>
          <table:table-cell office:value-type="float" office:value="-0.216781309680517" calcext:value-type="float">
            <text:p>-0.216781309680517</text:p>
          </table:table-cell>
          <table:table-cell office:value-type="float" office:value="-0.217181422792243" calcext:value-type="float">
            <text:p>-0.217181422792243</text:p>
          </table:table-cell>
          <table:table-cell office:value-type="float" office:value="-0.21667397135987" calcext:value-type="float">
            <text:p>-0.2166739713598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013440435259" calcext:value-type="float">
            <text:p>0.306013440435259</text:p>
          </table:table-cell>
          <table:table-cell office:value-type="float" office:value="0.30600366884594" calcext:value-type="float">
            <text:p>0.30600366884594</text:p>
          </table:table-cell>
          <table:table-cell office:value-type="float" office:value="0.306011175673288" calcext:value-type="float">
            <text:p>0.306011175673288</text:p>
          </table:table-cell>
          <table:table-cell office:value-type="float" office:value="0.306041106866606" calcext:value-type="float">
            <text:p>0.306041106866606</text:p>
          </table:table-cell>
          <table:table-cell office:value-type="float" office:value="0.306025149348475" calcext:value-type="float">
            <text:p>0.306025149348475</text:p>
          </table:table-cell>
          <table:table-cell office:value-type="float" office:value="0.306012253821494" calcext:value-type="float">
            <text:p>0.306012253821494</text:p>
          </table:table-cell>
          <table:table-cell office:value-type="float" office:value="0.306074360999709" calcext:value-type="float">
            <text:p>0.306074360999709</text:p>
          </table:table-cell>
          <table:table-cell office:value-type="float" office:value="0.306010941304138" calcext:value-type="float">
            <text:p>0.306010941304138</text:p>
          </table:table-cell>
          <table:table-cell office:value-type="float" office:value="0.306080196381519" calcext:value-type="float">
            <text:p>0.306080196381519</text:p>
          </table:table-cell>
          <table:table-cell office:value-type="float" office:value="0.306034544993728" calcext:value-type="float">
            <text:p>0.306034544993728</text:p>
          </table:table-cell>
          <table:table-cell office:value-type="float" office:value="0.306029903159191" calcext:value-type="float">
            <text:p>0.306029903159191</text:p>
          </table:table-cell>
          <table:table-cell office:value-type="float" office:value="0.306021216745727" calcext:value-type="float">
            <text:p>0.306021216745727</text:p>
          </table:table-cell>
          <table:table-cell office:value-type="float" office:value="0.306020544309128" calcext:value-type="float">
            <text:p>0.306020544309128</text:p>
          </table:table-cell>
          <table:table-cell office:value-type="float" office:value="0.306016375454149" calcext:value-type="float">
            <text:p>0.306016375454149</text:p>
          </table:table-cell>
          <table:table-cell office:value-type="float" office:value="0.306032066221139" calcext:value-type="float">
            <text:p>0.306032066221139</text:p>
          </table:table-cell>
          <table:table-cell office:value-type="float" office:value="0.306053544567038" calcext:value-type="float">
            <text:p>0.306053544567038</text:p>
          </table:table-cell>
          <table:table-cell office:value-type="float" office:value="0.306071084777506" calcext:value-type="float">
            <text:p>0.306071084777506</text:p>
          </table:table-cell>
          <table:table-cell office:value-type="float" office:value="0.306056577968368" calcext:value-type="float">
            <text:p>0.306056577968368</text:p>
          </table:table-cell>
          <table:table-cell office:value-type="float" office:value="0.306048753968363" calcext:value-type="float">
            <text:p>0.306048753968363</text:p>
          </table:table-cell>
          <table:table-cell office:value-type="float" office:value="0.305984912307632" calcext:value-type="float">
            <text:p>0.305984912307632</text:p>
          </table:table-cell>
          <table:table-cell office:value-type="float" office:value="0.306026298471932" calcext:value-type="float">
            <text:p>0.306026298471932</text:p>
          </table:table-cell>
          <table:table-cell office:value-type="float" office:value="0.306032152187751" calcext:value-type="float">
            <text:p>0.306032152187751</text:p>
          </table:table-cell>
          <table:table-cell office:value-type="float" office:value="0.30604809505363" calcext:value-type="float">
            <text:p>0.30604809505363</text:p>
          </table:table-cell>
          <table:table-cell office:value-type="float" office:value="0.30603638074833" calcext:value-type="float">
            <text:p>0.30603638074833</text:p>
          </table:table-cell>
          <table:table-cell office:value-type="float" office:value="0.306037691270077" calcext:value-type="float">
            <text:p>0.306037691270077</text:p>
          </table:table-cell>
          <table:table-cell office:value-type="float" office:value="0.30605766905567" calcext:value-type="float">
            <text:p>0.30605766905567</text:p>
          </table:table-cell>
          <table:table-cell office:value-type="float" office:value="0.306061702924442" calcext:value-type="float">
            <text:p>0.306061702924442</text:p>
          </table:table-cell>
          <table:table-cell office:value-type="float" office:value="0.306061002760299" calcext:value-type="float">
            <text:p>0.306061002760299</text:p>
          </table:table-cell>
          <table:table-cell office:value-type="float" office:value="0.306029729975712" calcext:value-type="float">
            <text:p>0.306029729975712</text:p>
          </table:table-cell>
          <table:table-cell office:value-type="float" office:value="0.306057749389207" calcext:value-type="float">
            <text:p>0.306057749389207</text:p>
          </table:table-cell>
          <table:table-cell office:value-type="float" office:value="0.306033542220447" calcext:value-type="float">
            <text:p>0.306033542220447</text:p>
          </table:table-cell>
          <table:table-cell office:value-type="float" office:value="0.306006003907503" calcext:value-type="float">
            <text:p>0.306006003907503</text:p>
          </table:table-cell>
          <table:table-cell office:value-type="float" office:value="0.30605365492265" calcext:value-type="float">
            <text:p>0.30605365492265</text:p>
          </table:table-cell>
          <table:table-cell office:value-type="float" office:value="0.306032157703294" calcext:value-type="float">
            <text:p>0.306032157703294</text:p>
          </table:table-cell>
          <table:table-cell office:value-type="float" office:value="0.306049748540491" calcext:value-type="float">
            <text:p>0.306049748540491</text:p>
          </table:table-cell>
          <table:table-cell office:value-type="float" office:value="0.306032590540058" calcext:value-type="float">
            <text:p>0.306032590540058</text:p>
          </table:table-cell>
          <table:table-cell office:value-type="float" office:value="0.30603910595252" calcext:value-type="float">
            <text:p>0.30603910595252</text:p>
          </table:table-cell>
          <table:table-cell office:value-type="float" office:value="0.30602819198208" calcext:value-type="float">
            <text:p>0.30602819198208</text:p>
          </table:table-cell>
          <table:table-cell office:value-type="float" office:value="0.306038222239013" calcext:value-type="float">
            <text:p>0.306038222239013</text:p>
          </table:table-cell>
          <table:table-cell office:value-type="float" office:value="0.306025947661433" calcext:value-type="float">
            <text:p>0.306025947661433</text:p>
          </table:table-cell>
          <table:table-cell office:value-type="float" office:value="0.306003397049299" calcext:value-type="float">
            <text:p>0.306003397049299</text:p>
          </table:table-cell>
          <table:table-cell office:value-type="float" office:value="0.306037171734057" calcext:value-type="float">
            <text:p>0.306037171734057</text:p>
          </table:table-cell>
          <table:table-cell office:value-type="float" office:value="0.306030059110626" calcext:value-type="float">
            <text:p>0.306030059110626</text:p>
          </table:table-cell>
          <table:table-cell office:value-type="float" office:value="0.306017934301866" calcext:value-type="float">
            <text:p>0.306017934301866</text:p>
          </table:table-cell>
          <table:table-cell office:value-type="float" office:value="0.30606121874033" calcext:value-type="float">
            <text:p>0.30606121874033</text:p>
          </table:table-cell>
          <table:table-cell office:value-type="float" office:value="0.30602007687552" calcext:value-type="float">
            <text:p>0.30602007687552</text:p>
          </table:table-cell>
          <table:table-cell office:value-type="float" office:value="0.306041652643382" calcext:value-type="float">
            <text:p>0.306041652643382</text:p>
          </table:table-cell>
          <table:table-cell office:value-type="float" office:value="0.306026937559167" calcext:value-type="float">
            <text:p>0.306026937559167</text:p>
          </table:table-cell>
          <table:table-cell office:value-type="float" office:value="0.306019190952258" calcext:value-type="float">
            <text:p>0.306019190952258</text:p>
          </table:table-cell>
          <table:table-cell office:value-type="float" office:value="0.305852724329088" calcext:value-type="float">
            <text:p>0.305852724329088</text:p>
          </table:table-cell>
          <table:table-cell office:value-type="float" office:value="0.305847300180556" calcext:value-type="float">
            <text:p>0.305847300180556</text:p>
          </table:table-cell>
          <table:table-cell office:value-type="float" office:value="0.305704525240673" calcext:value-type="float">
            <text:p>0.305704525240673</text:p>
          </table:table-cell>
          <table:table-cell office:value-type="float" office:value="0.304866522042545" calcext:value-type="float">
            <text:p>0.304866522042545</text:p>
          </table:table-cell>
          <table:table-cell office:value-type="float" office:value="0.304287974318132" calcext:value-type="float">
            <text:p>0.304287974318132</text:p>
          </table:table-cell>
          <table:table-cell office:value-type="float" office:value="0.303695164937993" calcext:value-type="float">
            <text:p>0.303695164937993</text:p>
          </table:table-cell>
          <table:table-cell office:value-type="float" office:value="0.303157522923419" calcext:value-type="float">
            <text:p>0.303157522923419</text:p>
          </table:table-cell>
          <table:table-cell office:value-type="float" office:value="0.302602741762515" calcext:value-type="float">
            <text:p>0.302602741762515</text:p>
          </table:table-cell>
          <table:table-cell office:value-type="float" office:value="0.302834934296514" calcext:value-type="float">
            <text:p>0.302834934296514</text:p>
          </table:table-cell>
          <table:table-cell office:value-type="float" office:value="0.301807587567417" calcext:value-type="float">
            <text:p>0.301807587567417</text:p>
          </table:table-cell>
          <table:table-cell office:value-type="float" office:value="0.295852745440992" calcext:value-type="float">
            <text:p>0.295852745440992</text:p>
          </table:table-cell>
          <table:table-cell office:value-type="float" office:value="0.295033270278633" calcext:value-type="float">
            <text:p>0.295033270278633</text:p>
          </table:table-cell>
          <table:table-cell office:value-type="float" office:value="0.342815444356211" calcext:value-type="float">
            <text:p>0.342815444356211</text:p>
          </table:table-cell>
          <table:table-cell office:value-type="float" office:value="0.345218148729753" calcext:value-type="float">
            <text:p>0.345218148729753</text:p>
          </table:table-cell>
          <table:table-cell office:value-type="float" office:value="0.345934029755778" calcext:value-type="float">
            <text:p>0.345934029755778</text:p>
          </table:table-cell>
          <table:table-cell office:value-type="float" office:value="0.342585806713883" calcext:value-type="float">
            <text:p>0.342585806713883</text:p>
          </table:table-cell>
          <table:table-cell office:value-type="float" office:value="0.343969185166538" calcext:value-type="float">
            <text:p>0.343969185166538</text:p>
          </table:table-cell>
          <table:table-cell office:value-type="float" office:value="0.343187785570653" calcext:value-type="float">
            <text:p>0.343187785570653</text:p>
          </table:table-cell>
          <table:table-cell office:value-type="float" office:value="0.336588398351798" calcext:value-type="float">
            <text:p>0.336588398351798</text:p>
          </table:table-cell>
          <table:table-cell office:value-type="float" office:value="0.308287130217676" calcext:value-type="float">
            <text:p>0.308287130217676</text:p>
          </table:table-cell>
          <table:table-cell office:value-type="float" office:value="0.305846628460714" calcext:value-type="float">
            <text:p>0.305846628460714</text:p>
          </table:table-cell>
          <table:table-cell office:value-type="float" office:value="0.303981276475397" calcext:value-type="float">
            <text:p>0.303981276475397</text:p>
          </table:table-cell>
          <table:table-cell office:value-type="float" office:value="0.303348533247393" calcext:value-type="float">
            <text:p>0.303348533247393</text:p>
          </table:table-cell>
          <table:table-cell office:value-type="float" office:value="0.29937378984754" calcext:value-type="float">
            <text:p>0.29937378984754</text:p>
          </table:table-cell>
          <table:table-cell office:value-type="float" office:value="0.294671519676629" calcext:value-type="float">
            <text:p>0.294671519676629</text:p>
          </table:table-cell>
          <table:table-cell office:value-type="float" office:value="0.293953409134324" calcext:value-type="float">
            <text:p>0.293953409134324</text:p>
          </table:table-cell>
          <table:table-cell office:value-type="float" office:value="0.292896250440343" calcext:value-type="float">
            <text:p>0.292896250440343</text:p>
          </table:table-cell>
          <table:table-cell office:value-type="float" office:value="0.32808472866651" calcext:value-type="float">
            <text:p>0.32808472866651</text:p>
          </table:table-cell>
          <table:table-cell office:value-type="float" office:value="0.332160039233428" calcext:value-type="float">
            <text:p>0.332160039233428</text:p>
          </table:table-cell>
          <table:table-cell office:value-type="float" office:value="0.333498221057882" calcext:value-type="float">
            <text:p>0.333498221057882</text:p>
          </table:table-cell>
          <table:table-cell office:value-type="float" office:value="0.326531537735034" calcext:value-type="float">
            <text:p>0.326531537735034</text:p>
          </table:table-cell>
          <table:table-cell office:value-type="float" office:value="0.306250103566788" calcext:value-type="float">
            <text:p>0.306250103566788</text:p>
          </table:table-cell>
          <table:table-cell office:value-type="float" office:value="0.302518552376383" calcext:value-type="float">
            <text:p>0.302518552376383</text:p>
          </table:table-cell>
          <table:table-cell office:value-type="float" office:value="0.29927088330836" calcext:value-type="float">
            <text:p>0.29927088330836</text:p>
          </table:table-cell>
          <table:table-cell office:value-type="float" office:value="0.303831944934618" calcext:value-type="float">
            <text:p>0.303831944934618</text:p>
          </table:table-cell>
          <table:table-cell office:value-type="float" office:value="0.306897007574279" calcext:value-type="float">
            <text:p>0.306897007574279</text:p>
          </table:table-cell>
          <table:table-cell office:value-type="float" office:value="0.304989145503182" calcext:value-type="float">
            <text:p>0.304989145503182</text:p>
          </table:table-cell>
          <table:table-cell office:value-type="float" office:value="0.303163063501435" calcext:value-type="float">
            <text:p>0.303163063501435</text:p>
          </table:table-cell>
          <table:table-cell office:value-type="float" office:value="0.301856389246965" calcext:value-type="float">
            <text:p>0.301856389246965</text:p>
          </table:table-cell>
          <table:table-cell office:value-type="float" office:value="0.302866954947512" calcext:value-type="float">
            <text:p>0.302866954947512</text:p>
          </table:table-cell>
          <table:table-cell office:value-type="float" office:value="0.303134597874569" calcext:value-type="float">
            <text:p>0.303134597874569</text:p>
          </table:table-cell>
          <table:table-cell office:value-type="float" office:value="0.294814447729312" calcext:value-type="float">
            <text:p>0.294814447729312</text:p>
          </table:table-cell>
          <table:table-cell office:value-type="float" office:value="0.29105691904868" calcext:value-type="float">
            <text:p>0.29105691904868</text:p>
          </table:table-cell>
          <table:table-cell office:value-type="float" office:value="0.288036776999365" calcext:value-type="float">
            <text:p>0.288036776999365</text:p>
          </table:table-cell>
          <table:table-cell office:value-type="float" office:value="0.29576357171782" calcext:value-type="float">
            <text:p>0.29576357171782</text:p>
          </table:table-cell>
          <table:table-cell office:value-type="float" office:value="0.320458024071565" calcext:value-type="float">
            <text:p>0.320458024071565</text:p>
          </table:table-cell>
          <table:table-cell office:value-type="float" office:value="0.331901004500196" calcext:value-type="float">
            <text:p>0.331901004500196</text:p>
          </table:table-cell>
          <table:table-cell office:value-type="float" office:value="0.334578682467713" calcext:value-type="float">
            <text:p>0.334578682467713</text:p>
          </table:table-cell>
          <table:table-cell office:value-type="float" office:value="0.336439454117259" calcext:value-type="float">
            <text:p>0.336439454117259</text:p>
          </table:table-cell>
          <table:table-cell office:value-type="float" office:value="0.334863916860721" calcext:value-type="float">
            <text:p>0.334863916860721</text:p>
          </table:table-cell>
          <table:table-cell office:value-type="float" office:value="0.327119257070323" calcext:value-type="float">
            <text:p>0.327119257070323</text:p>
          </table:table-cell>
          <table:table-cell office:value-type="float" office:value="0.322489078975042" calcext:value-type="float">
            <text:p>0.322489078975042</text:p>
          </table:table-cell>
          <table:table-cell office:value-type="float" office:value="0.312915848494412" calcext:value-type="float">
            <text:p>0.312915848494412</text:p>
          </table:table-cell>
          <table:table-cell office:value-type="float" office:value="0.300845039940127" calcext:value-type="float">
            <text:p>0.300845039940127</text:p>
          </table:table-cell>
          <table:table-cell office:value-type="float" office:value="0.301413398937718" calcext:value-type="float">
            <text:p>0.301413398937718</text:p>
          </table:table-cell>
          <table:table-cell office:value-type="float" office:value="0.298555104917434" calcext:value-type="float">
            <text:p>0.298555104917434</text:p>
          </table:table-cell>
          <table:table-cell office:value-type="float" office:value="0.292865107281979" calcext:value-type="float">
            <text:p>0.292865107281979</text:p>
          </table:table-cell>
          <table:table-cell office:value-type="float" office:value="0.29010859833017" calcext:value-type="float">
            <text:p>0.29010859833017</text:p>
          </table:table-cell>
          <table:table-cell office:value-type="float" office:value="0.287144992364857" calcext:value-type="float">
            <text:p>0.287144992364857</text:p>
          </table:table-cell>
          <table:table-cell office:value-type="float" office:value="0.28600791975675" calcext:value-type="float">
            <text:p>0.28600791975675</text:p>
          </table:table-cell>
          <table:table-cell office:value-type="float" office:value="0.285704123476226" calcext:value-type="float">
            <text:p>0.285704123476226</text:p>
          </table:table-cell>
          <table:table-cell office:value-type="float" office:value="0.289144414512627" calcext:value-type="float">
            <text:p>0.289144414512627</text:p>
          </table:table-cell>
          <table:table-cell office:value-type="float" office:value="0.314911425885015" calcext:value-type="float">
            <text:p>0.314911425885015</text:p>
          </table:table-cell>
          <table:table-cell office:value-type="float" office:value="0.320111475808122" calcext:value-type="float">
            <text:p>0.320111475808122</text:p>
          </table:table-cell>
          <table:table-cell office:value-type="float" office:value="0.329151191713544" calcext:value-type="float">
            <text:p>0.329151191713544</text:p>
          </table:table-cell>
          <table:table-cell office:value-type="float" office:value="0.33135965888945" calcext:value-type="float">
            <text:p>0.33135965888945</text:p>
          </table:table-cell>
          <table:table-cell office:value-type="float" office:value="0.329254029722288" calcext:value-type="float">
            <text:p>0.329254029722288</text:p>
          </table:table-cell>
          <table:table-cell office:value-type="float" office:value="0.319350038808586" calcext:value-type="float">
            <text:p>0.319350038808586</text:p>
          </table:table-cell>
          <table:table-cell office:value-type="float" office:value="0.301975792011125" calcext:value-type="float">
            <text:p>0.301975792011125</text:p>
          </table:table-cell>
          <table:table-cell office:value-type="float" office:value="0.297723923919303" calcext:value-type="float">
            <text:p>0.297723923919303</text:p>
          </table:table-cell>
          <table:table-cell office:value-type="float" office:value="0.294626696147" calcext:value-type="float">
            <text:p>0.294626696147</text:p>
          </table:table-cell>
          <table:table-cell office:value-type="float" office:value="0.292257484896833" calcext:value-type="float">
            <text:p>0.292257484896833</text:p>
          </table:table-cell>
          <table:table-cell office:value-type="float" office:value="0.297793371089189" calcext:value-type="float">
            <text:p>0.297793371089189</text:p>
          </table:table-cell>
          <table:table-cell office:value-type="float" office:value="0.303361304308679" calcext:value-type="float">
            <text:p>0.303361304308679</text:p>
          </table:table-cell>
          <table:table-cell office:value-type="float" office:value="0.305873961597984" calcext:value-type="float">
            <text:p>0.305873961597984</text:p>
          </table:table-cell>
          <table:table-cell office:value-type="float" office:value="0.303945078240705" calcext:value-type="float">
            <text:p>0.303945078240705</text:p>
          </table:table-cell>
          <table:table-cell office:value-type="float" office:value="0.303223778118831" calcext:value-type="float">
            <text:p>0.303223778118831</text:p>
          </table:table-cell>
          <table:table-cell office:value-type="float" office:value="0.303170577958319" calcext:value-type="float">
            <text:p>0.303170577958319</text:p>
          </table:table-cell>
          <table:table-cell office:value-type="float" office:value="0.302175194077912" calcext:value-type="float">
            <text:p>0.302175194077912</text:p>
          </table:table-cell>
          <table:table-cell office:value-type="float" office:value="0.300400625499138" calcext:value-type="float">
            <text:p>0.300400625499138</text:p>
          </table:table-cell>
          <table:table-cell office:value-type="float" office:value="0.294899266061685" calcext:value-type="float">
            <text:p>0.294899266061685</text:p>
          </table:table-cell>
          <table:table-cell office:value-type="float" office:value="0.29455709808945" calcext:value-type="float">
            <text:p>0.29455709808945</text:p>
          </table:table-cell>
          <table:table-cell office:value-type="float" office:value="0.297049108359538" calcext:value-type="float">
            <text:p>0.297049108359538</text:p>
          </table:table-cell>
          <table:table-cell office:value-type="float" office:value="0.32226015660547" calcext:value-type="float">
            <text:p>0.32226015660547</text:p>
          </table:table-cell>
          <table:table-cell office:value-type="float" office:value="0.338478353111592" calcext:value-type="float">
            <text:p>0.338478353111592</text:p>
          </table:table-cell>
          <table:table-cell office:value-type="float" office:value="0.342115727077964" calcext:value-type="float">
            <text:p>0.342115727077964</text:p>
          </table:table-cell>
          <table:table-cell office:value-type="float" office:value="0.342288966302984" calcext:value-type="float">
            <text:p>0.342288966302984</text:p>
          </table:table-cell>
          <table:table-cell office:value-type="float" office:value="0.341661509428694" calcext:value-type="float">
            <text:p>0.341661509428694</text:p>
          </table:table-cell>
          <table:table-cell office:value-type="float" office:value="0.340146439213298" calcext:value-type="float">
            <text:p>0.340146439213298</text:p>
          </table:table-cell>
          <table:table-cell office:value-type="float" office:value="0.336596427902081" calcext:value-type="float">
            <text:p>0.336596427902081</text:p>
          </table:table-cell>
          <table:table-cell office:value-type="float" office:value="0.329607808996177" calcext:value-type="float">
            <text:p>0.329607808996177</text:p>
          </table:table-cell>
          <table:table-cell office:value-type="float" office:value="0.301129204652523" calcext:value-type="float">
            <text:p>0.301129204652523</text:p>
          </table:table-cell>
          <table:table-cell office:value-type="float" office:value="0.297660235472495" calcext:value-type="float">
            <text:p>0.297660235472495</text:p>
          </table:table-cell>
          <table:table-cell office:value-type="float" office:value="0.299631714879742" calcext:value-type="float">
            <text:p>0.299631714879742</text:p>
          </table:table-cell>
          <table:table-cell office:value-type="float" office:value="0.297393961108215" calcext:value-type="float">
            <text:p>0.297393961108215</text:p>
          </table:table-cell>
          <table:table-cell office:value-type="float" office:value="0.29721730055409" calcext:value-type="float">
            <text:p>0.29721730055409</text:p>
          </table:table-cell>
          <table:table-cell office:value-type="float" office:value="0.296342236323763" calcext:value-type="float">
            <text:p>0.296342236323763</text:p>
          </table:table-cell>
          <table:table-cell office:value-type="float" office:value="0.295126709552737" calcext:value-type="float">
            <text:p>0.295126709552737</text:p>
          </table:table-cell>
          <table:table-cell office:value-type="float" office:value="0.292755581853226" calcext:value-type="float">
            <text:p>0.292755581853226</text:p>
          </table:table-cell>
          <table:table-cell office:value-type="float" office:value="0.288695561912743" calcext:value-type="float">
            <text:p>0.288695561912743</text:p>
          </table:table-cell>
          <table:table-cell office:value-type="float" office:value="0.288344483634607" calcext:value-type="float">
            <text:p>0.288344483634607</text:p>
          </table:table-cell>
          <table:table-cell office:value-type="float" office:value="0.286055672011575" calcext:value-type="float">
            <text:p>0.286055672011575</text:p>
          </table:table-cell>
          <table:table-cell office:value-type="float" office:value="0.285136405747319" calcext:value-type="float">
            <text:p>0.285136405747319</text:p>
          </table:table-cell>
          <table:table-cell office:value-type="float" office:value="0.28640790845113" calcext:value-type="float">
            <text:p>0.28640790845113</text:p>
          </table:table-cell>
          <table:table-cell office:value-type="float" office:value="0.319571427853773" calcext:value-type="float">
            <text:p>0.319571427853773</text:p>
          </table:table-cell>
          <table:table-cell office:value-type="float" office:value="0.326601948757194" calcext:value-type="float">
            <text:p>0.326601948757194</text:p>
          </table:table-cell>
          <table:table-cell office:value-type="float" office:value="0.329031147094809" calcext:value-type="float">
            <text:p>0.329031147094809</text:p>
          </table:table-cell>
          <table:table-cell office:value-type="float" office:value="0.291535678673737" calcext:value-type="float">
            <text:p>0.291535678673737</text:p>
          </table:table-cell>
          <table:table-cell office:value-type="float" office:value="0.303886098097102" calcext:value-type="float">
            <text:p>0.303886098097102</text:p>
          </table:table-cell>
          <table:table-cell office:value-type="float" office:value="0.307341033742327" calcext:value-type="float">
            <text:p>0.307341033742327</text:p>
          </table:table-cell>
          <table:table-cell office:value-type="float" office:value="0.307244718347323" calcext:value-type="float">
            <text:p>0.307244718347323</text:p>
          </table:table-cell>
          <table:table-cell office:value-type="float" office:value="0.30658669557637" calcext:value-type="float">
            <text:p>0.30658669557637</text:p>
          </table:table-cell>
          <table:table-cell office:value-type="float" office:value="0.304474550115357" calcext:value-type="float">
            <text:p>0.304474550115357</text:p>
          </table:table-cell>
          <table:table-cell office:value-type="float" office:value="0.303840021307432" calcext:value-type="float">
            <text:p>0.303840021307432</text:p>
          </table:table-cell>
          <table:table-cell office:value-type="float" office:value="0.301933650470411" calcext:value-type="float">
            <text:p>0.301933650470411</text:p>
          </table:table-cell>
          <table:table-cell office:value-type="float" office:value="0.29143670928951" calcext:value-type="float">
            <text:p>0.29143670928951</text:p>
          </table:table-cell>
          <table:table-cell office:value-type="float" office:value="0.293014108899917" calcext:value-type="float">
            <text:p>0.293014108899917</text:p>
          </table:table-cell>
          <table:table-cell office:value-type="float" office:value="0.303042729367777" calcext:value-type="float">
            <text:p>0.303042729367777</text:p>
          </table:table-cell>
          <table:table-cell office:value-type="float" office:value="0.317882191438347" calcext:value-type="float">
            <text:p>0.317882191438347</text:p>
          </table:table-cell>
          <table:table-cell office:value-type="float" office:value="0.321751406581492" calcext:value-type="float">
            <text:p>0.321751406581492</text:p>
          </table:table-cell>
          <table:table-cell office:value-type="float" office:value="0.327327258982545" calcext:value-type="float">
            <text:p>0.327327258982545</text:p>
          </table:table-cell>
          <table:table-cell office:value-type="float" office:value="0.333554537092809" calcext:value-type="float">
            <text:p>0.333554537092809</text:p>
          </table:table-cell>
          <table:table-cell office:value-type="float" office:value="0.340378973665255" calcext:value-type="float">
            <text:p>0.340378973665255</text:p>
          </table:table-cell>
          <table:table-cell office:value-type="float" office:value="0.342021815850301" calcext:value-type="float">
            <text:p>0.342021815850301</text:p>
          </table:table-cell>
          <table:table-cell office:value-type="float" office:value="0.341037817690272" calcext:value-type="float">
            <text:p>0.341037817690272</text:p>
          </table:table-cell>
          <table:table-cell office:value-type="float" office:value="0.333973657618968" calcext:value-type="float">
            <text:p>0.333973657618968</text:p>
          </table:table-cell>
          <table:table-cell office:value-type="float" office:value="0.332260211495351" calcext:value-type="float">
            <text:p>0.332260211495351</text:p>
          </table:table-cell>
          <table:table-cell office:value-type="float" office:value="0.33094996157314" calcext:value-type="float">
            <text:p>0.33094996157314</text:p>
          </table:table-cell>
          <table:table-cell office:value-type="float" office:value="0.328242178735251" calcext:value-type="float">
            <text:p>0.328242178735251</text:p>
          </table:table-cell>
          <table:table-cell office:value-type="float" office:value="0.323401491686703" calcext:value-type="float">
            <text:p>0.323401491686703</text:p>
          </table:table-cell>
          <table:table-cell office:value-type="float" office:value="0.30502674150707" calcext:value-type="float">
            <text:p>0.30502674150707</text:p>
          </table:table-cell>
          <table:table-cell office:value-type="float" office:value="0.304456486179929" calcext:value-type="float">
            <text:p>0.304456486179929</text:p>
          </table:table-cell>
          <table:table-cell office:value-type="float" office:value="0.301553858604802" calcext:value-type="float">
            <text:p>0.301553858604802</text:p>
          </table:table-cell>
          <table:table-cell office:value-type="float" office:value="0.299906421122841" calcext:value-type="float">
            <text:p>0.299906421122841</text:p>
          </table:table-cell>
          <table:table-cell office:value-type="float" office:value="0.298393759168848" calcext:value-type="float">
            <text:p>0.298393759168848</text:p>
          </table:table-cell>
          <table:table-cell office:value-type="float" office:value="0.297700451739786" calcext:value-type="float">
            <text:p>0.297700451739786</text:p>
          </table:table-cell>
          <table:table-cell office:value-type="float" office:value="0.295051261560467" calcext:value-type="float">
            <text:p>0.295051261560467</text:p>
          </table:table-cell>
          <table:table-cell office:value-type="float" office:value="0.289932762409811" calcext:value-type="float">
            <text:p>0.289932762409811</text:p>
          </table:table-cell>
          <table:table-cell office:value-type="float" office:value="0.288526359642535" calcext:value-type="float">
            <text:p>0.288526359642535</text:p>
          </table:table-cell>
          <table:table-cell office:value-type="float" office:value="0.287612034569515" calcext:value-type="float">
            <text:p>0.287612034569515</text:p>
          </table:table-cell>
          <table:table-cell office:value-type="float" office:value="0.286274734375471" calcext:value-type="float">
            <text:p>0.286274734375471</text:p>
          </table:table-cell>
          <table:table-cell office:value-type="float" office:value="0.310096447706092" calcext:value-type="float">
            <text:p>0.310096447706092</text:p>
          </table:table-cell>
          <table:table-cell office:value-type="float" office:value="0.31973548338886" calcext:value-type="float">
            <text:p>0.31973548338886</text:p>
          </table:table-cell>
          <table:table-cell office:value-type="float" office:value="0.323790336260099" calcext:value-type="float">
            <text:p>0.323790336260099</text:p>
          </table:table-cell>
          <table:table-cell office:value-type="float" office:value="0.326543254606502" calcext:value-type="float">
            <text:p>0.326543254606502</text:p>
          </table:table-cell>
          <table:table-cell office:value-type="float" office:value="0.287676543366565" calcext:value-type="float">
            <text:p>0.287676543366565</text:p>
          </table:table-cell>
          <table:table-cell office:value-type="float" office:value="0.28569041204152" calcext:value-type="float">
            <text:p>0.28569041204152</text:p>
          </table:table-cell>
          <table:table-cell office:value-type="float" office:value="0.284974246577493" calcext:value-type="float">
            <text:p>0.284974246577493</text:p>
          </table:table-cell>
          <table:table-cell office:value-type="float" office:value="0.283843472501751" calcext:value-type="float">
            <text:p>0.283843472501751</text:p>
          </table:table-cell>
          <table:table-cell office:value-type="float" office:value="0.301656776708521" calcext:value-type="float">
            <text:p>0.301656776708521</text:p>
          </table:table-cell>
          <table:table-cell office:value-type="float" office:value="0.307981301886574" calcext:value-type="float">
            <text:p>0.307981301886574</text:p>
          </table:table-cell>
          <table:table-cell office:value-type="float" office:value="0.305618414925109" calcext:value-type="float">
            <text:p>0.305618414925109</text:p>
          </table:table-cell>
          <table:table-cell office:value-type="float" office:value="0.305882439798838" calcext:value-type="float">
            <text:p>0.305882439798838</text:p>
          </table:table-cell>
          <table:table-cell office:value-type="float" office:value="0.304505061035443" calcext:value-type="float">
            <text:p>0.304505061035443</text:p>
          </table:table-cell>
          <table:table-cell office:value-type="float" office:value="0.294735323229488" calcext:value-type="float">
            <text:p>0.294735323229488</text:p>
          </table:table-cell>
          <table:table-cell office:value-type="float" office:value="0.290362252047178" calcext:value-type="float">
            <text:p>0.290362252047178</text:p>
          </table:table-cell>
          <table:table-cell office:value-type="float" office:value="0.29929300789815" calcext:value-type="float">
            <text:p>0.29929300789815</text:p>
          </table:table-cell>
          <table:table-cell office:value-type="float" office:value="0.321533123694996" calcext:value-type="float">
            <text:p>0.321533123694996</text:p>
          </table:table-cell>
          <table:table-cell office:value-type="float" office:value="0.332008938324693" calcext:value-type="float">
            <text:p>0.332008938324693</text:p>
          </table:table-cell>
          <table:table-cell office:value-type="float" office:value="0.340024375348778" calcext:value-type="float">
            <text:p>0.340024375348778</text:p>
          </table:table-cell>
          <table:table-cell office:value-type="float" office:value="0.342637775436377" calcext:value-type="float">
            <text:p>0.342637775436377</text:p>
          </table:table-cell>
          <table:table-cell office:value-type="float" office:value="0.340877631891159" calcext:value-type="float">
            <text:p>0.340877631891159</text:p>
          </table:table-cell>
          <table:table-cell office:value-type="float" office:value="0.337295352537117" calcext:value-type="float">
            <text:p>0.337295352537117</text:p>
          </table:table-cell>
          <table:table-cell office:value-type="float" office:value="0.33352484764053" calcext:value-type="float">
            <text:p>0.33352484764053</text:p>
          </table:table-cell>
          <table:table-cell office:value-type="float" office:value="0.330841703939918" calcext:value-type="float">
            <text:p>0.330841703939918</text:p>
          </table:table-cell>
          <table:table-cell office:value-type="float" office:value="0.325169399999675" calcext:value-type="float">
            <text:p>0.325169399999675</text:p>
          </table:table-cell>
          <table:table-cell office:value-type="float" office:value="0.296960239968757" calcext:value-type="float">
            <text:p>0.296960239968757</text:p>
          </table:table-cell>
          <table:table-cell office:value-type="float" office:value="0.299120605179548" calcext:value-type="float">
            <text:p>0.299120605179548</text:p>
          </table:table-cell>
          <table:table-cell office:value-type="float" office:value="0.292966684806215" calcext:value-type="float">
            <text:p>0.292966684806215</text:p>
          </table:table-cell>
          <table:table-cell office:value-type="float" office:value="0.286604844789078" calcext:value-type="float">
            <text:p>0.286604844789078</text:p>
          </table:table-cell>
          <table:table-cell office:value-type="float" office:value="0.277671966019219" calcext:value-type="float">
            <text:p>0.277671966019219</text:p>
          </table:table-cell>
          <table:table-cell office:value-type="float" office:value="0.270579980843227" calcext:value-type="float">
            <text:p>0.270579980843227</text:p>
          </table:table-cell>
          <table:table-cell office:value-type="float" office:value="0.269816486292955" calcext:value-type="float">
            <text:p>0.269816486292955</text:p>
          </table:table-cell>
          <table:table-cell office:value-type="float" office:value="0.267833763075089" calcext:value-type="float">
            <text:p>0.267833763075089</text:p>
          </table:table-cell>
          <table:table-cell office:value-type="float" office:value="0.267477421190091" calcext:value-type="float">
            <text:p>0.267477421190091</text:p>
          </table:table-cell>
          <table:table-cell office:value-type="float" office:value="0.26794899036163" calcext:value-type="float">
            <text:p>0.26794899036163</text:p>
          </table:table-cell>
          <table:table-cell office:value-type="float" office:value="0.296253228570435" calcext:value-type="float">
            <text:p>0.296253228570435</text:p>
          </table:table-cell>
          <table:table-cell office:value-type="float" office:value="0.303967927009712" calcext:value-type="float">
            <text:p>0.303967927009712</text:p>
          </table:table-cell>
          <table:table-cell office:value-type="float" office:value="0.302104402447263" calcext:value-type="float">
            <text:p>0.302104402447263</text:p>
          </table:table-cell>
          <table:table-cell office:value-type="float" office:value="0.258617053543842" calcext:value-type="float">
            <text:p>0.258617053543842</text:p>
          </table:table-cell>
          <table:table-cell office:value-type="float" office:value="0.294706648490839" calcext:value-type="float">
            <text:p>0.294706648490839</text:p>
          </table:table-cell>
          <table:table-cell office:value-type="float" office:value="0.302814307721627" calcext:value-type="float">
            <text:p>0.302814307721627</text:p>
          </table:table-cell>
          <table:table-cell office:value-type="float" office:value="0.302726802686866" calcext:value-type="float">
            <text:p>0.302726802686866</text:p>
          </table:table-cell>
          <table:table-cell office:value-type="float" office:value="0.300257750415141" calcext:value-type="float">
            <text:p>0.300257750415141</text:p>
          </table:table-cell>
          <table:table-cell office:value-type="float" office:value="0.298999943356965" calcext:value-type="float">
            <text:p>0.298999943356965</text:p>
          </table:table-cell>
          <table:table-cell office:value-type="float" office:value="0.292077894095854" calcext:value-type="float">
            <text:p>0.292077894095854</text:p>
          </table:table-cell>
          <table:table-cell office:value-type="float" office:value="0.287397487816456" calcext:value-type="float">
            <text:p>0.287397487816456</text:p>
          </table:table-cell>
          <table:table-cell office:value-type="float" office:value="0.286371116070534" calcext:value-type="float">
            <text:p>0.286371116070534</text:p>
          </table:table-cell>
          <table:table-cell office:value-type="float" office:value="0.290341058464048" calcext:value-type="float">
            <text:p>0.290341058464048</text:p>
          </table:table-cell>
          <table:table-cell office:value-type="float" office:value="0.304510088294764" calcext:value-type="float">
            <text:p>0.304510088294764</text:p>
          </table:table-cell>
          <table:table-cell office:value-type="float" office:value="0.309960102059977" calcext:value-type="float">
            <text:p>0.309960102059977</text:p>
          </table:table-cell>
          <table:table-cell office:value-type="float" office:value="0.315196141164177" calcext:value-type="float">
            <text:p>0.315196141164177</text:p>
          </table:table-cell>
          <table:table-cell office:value-type="float" office:value="0.313132124568865" calcext:value-type="float">
            <text:p>0.313132124568865</text:p>
          </table:table-cell>
          <table:table-cell office:value-type="float" office:value="0.322587451722276" calcext:value-type="float">
            <text:p>0.322587451722276</text:p>
          </table:table-cell>
          <table:table-cell office:value-type="float" office:value="0.308715619305488" calcext:value-type="float">
            <text:p>0.308715619305488</text:p>
          </table:table-cell>
          <table:table-cell office:value-type="float" office:value="0.294724994852736" calcext:value-type="float">
            <text:p>0.294724994852736</text:p>
          </table:table-cell>
          <table:table-cell office:value-type="float" office:value="0.289732448204698" calcext:value-type="float">
            <text:p>0.289732448204698</text:p>
          </table:table-cell>
          <table:table-cell office:value-type="float" office:value="0.295317189147139" calcext:value-type="float">
            <text:p>0.295317189147139</text:p>
          </table:table-cell>
          <table:table-cell office:value-type="float" office:value="0.297121952852978" calcext:value-type="float">
            <text:p>0.297121952852978</text:p>
          </table:table-cell>
          <table:table-cell office:value-type="float" office:value="0.295170822855053" calcext:value-type="float">
            <text:p>0.295170822855053</text:p>
          </table:table-cell>
          <table:table-cell office:value-type="float" office:value="0.289424023983457" calcext:value-type="float">
            <text:p>0.289424023983457</text:p>
          </table:table-cell>
          <table:table-cell office:value-type="float" office:value="0.283272587487462" calcext:value-type="float">
            <text:p>0.283272587487462</text:p>
          </table:table-cell>
          <table:table-cell office:value-type="float" office:value="0.281389692893278" calcext:value-type="float">
            <text:p>0.281389692893278</text:p>
          </table:table-cell>
          <table:table-cell office:value-type="float" office:value="0.278990120494925" calcext:value-type="float">
            <text:p>0.278990120494925</text:p>
          </table:table-cell>
          <table:table-cell office:value-type="float" office:value="0.278769817374702" calcext:value-type="float">
            <text:p>0.278769817374702</text:p>
          </table:table-cell>
          <table:table-cell office:value-type="float" office:value="0.297913455825909" calcext:value-type="float">
            <text:p>0.297913455825909</text:p>
          </table:table-cell>
          <table:table-cell office:value-type="float" office:value="0.30289117273783" calcext:value-type="float">
            <text:p>0.30289117273783</text:p>
          </table:table-cell>
          <table:table-cell office:value-type="float" office:value="0.307961374671222" calcext:value-type="float">
            <text:p>0.307961374671222</text:p>
          </table:table-cell>
          <table:table-cell office:value-type="float" office:value="0.315979953506878" calcext:value-type="float">
            <text:p>0.315979953506878</text:p>
          </table:table-cell>
          <table:table-cell office:value-type="float" office:value="0.316072426137634" calcext:value-type="float">
            <text:p>0.316072426137634</text:p>
          </table:table-cell>
          <table:table-cell office:value-type="float" office:value="0.271353708668045" calcext:value-type="float">
            <text:p>0.271353708668045</text:p>
          </table:table-cell>
          <table:table-cell office:value-type="float" office:value="0.275590331462541" calcext:value-type="float">
            <text:p>0.275590331462541</text:p>
          </table:table-cell>
          <table:table-cell office:value-type="float" office:value="0.299540458337272" calcext:value-type="float">
            <text:p>0.299540458337272</text:p>
          </table:table-cell>
          <table:table-cell office:value-type="float" office:value="0.302892908308389" calcext:value-type="float">
            <text:p>0.302892908308389</text:p>
          </table:table-cell>
          <table:table-cell office:value-type="float" office:value="0.304923806382432" calcext:value-type="float">
            <text:p>0.304923806382432</text:p>
          </table:table-cell>
          <table:table-cell office:value-type="float" office:value="0.30227660063092" calcext:value-type="float">
            <text:p>0.30227660063092</text:p>
          </table:table-cell>
          <table:table-cell office:value-type="float" office:value="0.299796605098819" calcext:value-type="float">
            <text:p>0.299796605098819</text:p>
          </table:table-cell>
          <table:table-cell office:value-type="float" office:value="0.299383974431839" calcext:value-type="float">
            <text:p>0.299383974431839</text:p>
          </table:table-cell>
          <table:table-cell office:value-type="float" office:value="0.29373097484291" calcext:value-type="float">
            <text:p>0.29373097484291</text:p>
          </table:table-cell>
          <table:table-cell office:value-type="float" office:value="0.286667863344706" calcext:value-type="float">
            <text:p>0.286667863344706</text:p>
          </table:table-cell>
          <table:table-cell office:value-type="float" office:value="0.293597079810168" calcext:value-type="float">
            <text:p>0.293597079810168</text:p>
          </table:table-cell>
          <table:table-cell office:value-type="float" office:value="0.313371508167965" calcext:value-type="float">
            <text:p>0.313371508167965</text:p>
          </table:table-cell>
          <table:table-cell office:value-type="float" office:value="0.313458338327537" calcext:value-type="float">
            <text:p>0.313458338327537</text:p>
          </table:table-cell>
          <table:table-cell office:value-type="float" office:value="0.313681523689586" calcext:value-type="float">
            <text:p>0.313681523689586</text:p>
          </table:table-cell>
          <table:table-cell office:value-type="float" office:value="0.313620090456596" calcext:value-type="float">
            <text:p>0.313620090456596</text:p>
          </table:table-cell>
          <table:table-cell office:value-type="float" office:value="0.313668503361031" calcext:value-type="float">
            <text:p>0.313668503361031</text:p>
          </table:table-cell>
          <table:table-cell office:value-type="float" office:value="0.313721553241937" calcext:value-type="float">
            <text:p>0.313721553241937</text:p>
          </table:table-cell>
          <table:table-cell office:value-type="float" office:value="0.313822969783392" calcext:value-type="float">
            <text:p>0.313822969783392</text:p>
          </table:table-cell>
          <table:table-cell office:value-type="float" office:value="0.313819683382013" calcext:value-type="float">
            <text:p>0.313819683382013</text:p>
          </table:table-cell>
          <table:table-cell office:value-type="float" office:value="0.313733197659309" calcext:value-type="float">
            <text:p>0.313733197659309</text:p>
          </table:table-cell>
          <table:table-cell office:value-type="float" office:value="0.313662549054814" calcext:value-type="float">
            <text:p>0.313662549054814</text:p>
          </table:table-cell>
          <table:table-cell office:value-type="float" office:value="0.313374246657307" calcext:value-type="float">
            <text:p>0.313374246657307</text:p>
          </table:table-cell>
          <table:table-cell office:value-type="float" office:value="0.31345981238179" calcext:value-type="float">
            <text:p>0.31345981238179</text:p>
          </table:table-cell>
          <table:table-cell office:value-type="float" office:value="0.313352082151595" calcext:value-type="float">
            <text:p>0.313352082151595</text:p>
          </table:table-cell>
          <table:table-cell office:value-type="float" office:value="0.313386575135873" calcext:value-type="float">
            <text:p>0.313386575135873</text:p>
          </table:table-cell>
          <table:table-cell office:value-type="float" office:value="0.313398503932775" calcext:value-type="float">
            <text:p>0.313398503932775</text:p>
          </table:table-cell>
          <table:table-cell office:value-type="float" office:value="0.313245146642865" calcext:value-type="float">
            <text:p>0.313245146642865</text:p>
          </table:table-cell>
          <table:table-cell office:value-type="float" office:value="0.313359175924328" calcext:value-type="float">
            <text:p>0.313359175924328</text:p>
          </table:table-cell>
          <table:table-cell office:value-type="float" office:value="0.313319208788399" calcext:value-type="float">
            <text:p>0.313319208788399</text:p>
          </table:table-cell>
          <table:table-cell office:value-type="float" office:value="0.313298780480456" calcext:value-type="float">
            <text:p>0.313298780480456</text:p>
          </table:table-cell>
          <table:table-cell office:value-type="float" office:value="0.313326288607949" calcext:value-type="float">
            <text:p>0.313326288607949</text:p>
          </table:table-cell>
          <table:table-cell office:value-type="float" office:value="0.313330470252953" calcext:value-type="float">
            <text:p>0.313330470252953</text:p>
          </table:table-cell>
          <table:table-cell office:value-type="float" office:value="0.31331861964141" calcext:value-type="float">
            <text:p>0.31331861964141</text:p>
          </table:table-cell>
          <table:table-cell office:value-type="float" office:value="0.313367491990951" calcext:value-type="float">
            <text:p>0.313367491990951</text:p>
          </table:table-cell>
          <table:table-cell office:value-type="float" office:value="0.31333509309826" calcext:value-type="float">
            <text:p>0.31333509309826</text:p>
          </table:table-cell>
          <table:table-cell office:value-type="float" office:value="0.313308263850986" calcext:value-type="float">
            <text:p>0.313308263850986</text:p>
          </table:table-cell>
          <table:table-cell office:value-type="float" office:value="0.313385390383078" calcext:value-type="float">
            <text:p>0.313385390383078</text:p>
          </table:table-cell>
          <table:table-cell office:value-type="float" office:value="0.313285807310428" calcext:value-type="float">
            <text:p>0.313285807310428</text:p>
          </table:table-cell>
          <table:table-cell office:value-type="float" office:value="0.313356333707752" calcext:value-type="float">
            <text:p>0.313356333707752</text:p>
          </table:table-cell>
          <table:table-cell office:value-type="float" office:value="0.313344345726083" calcext:value-type="float">
            <text:p>0.313344345726083</text:p>
          </table:table-cell>
          <table:table-cell office:value-type="float" office:value="0.313319358147885" calcext:value-type="float">
            <text:p>0.313319358147885</text:p>
          </table:table-cell>
          <table:table-cell office:value-type="float" office:value="0.313383551754557" calcext:value-type="float">
            <text:p>0.313383551754557</text:p>
          </table:table-cell>
          <table:table-cell office:value-type="float" office:value="0.313352149295275" calcext:value-type="float">
            <text:p>0.313352149295275</text:p>
          </table:table-cell>
          <table:table-cell office:value-type="float" office:value="0.313322913926084" calcext:value-type="float">
            <text:p>0.313322913926084</text:p>
          </table:table-cell>
          <table:table-cell office:value-type="float" office:value="0.3133530293881" calcext:value-type="float">
            <text:p>0.3133530293881</text:p>
          </table:table-cell>
          <table:table-cell office:value-type="float" office:value="0.313311125190716" calcext:value-type="float">
            <text:p>0.313311125190716</text:p>
          </table:table-cell>
          <table:table-cell office:value-type="float" office:value="0.313295254927258" calcext:value-type="float">
            <text:p>0.313295254927258</text:p>
          </table:table-cell>
          <table:table-cell office:value-type="float" office:value="0.313326183007313" calcext:value-type="float">
            <text:p>0.313326183007313</text:p>
          </table:table-cell>
          <table:table-cell office:value-type="float" office:value="0.313310157715115" calcext:value-type="float">
            <text:p>0.313310157715115</text:p>
          </table:table-cell>
          <table:table-cell office:value-type="float" office:value="0.313304833591818" calcext:value-type="float">
            <text:p>0.313304833591818</text:p>
          </table:table-cell>
          <table:table-cell office:value-type="float" office:value="0.313271582292674" calcext:value-type="float">
            <text:p>0.313271582292674</text:p>
          </table:table-cell>
          <table:table-cell office:value-type="float" office:value="0.313293232189249" calcext:value-type="float">
            <text:p>0.313293232189249</text:p>
          </table:table-cell>
          <table:table-cell office:value-type="float" office:value="0.313367348100457" calcext:value-type="float">
            <text:p>0.313367348100457</text:p>
          </table:table-cell>
          <table:table-cell office:value-type="float" office:value="0.313310828112653" calcext:value-type="float">
            <text:p>0.313310828112653</text:p>
          </table:table-cell>
          <table:table-cell office:value-type="float" office:value="0.31336083990906" calcext:value-type="float">
            <text:p>0.31336083990906</text:p>
          </table:table-cell>
          <table:table-cell office:value-type="float" office:value="0.313349804302895" calcext:value-type="float">
            <text:p>0.313349804302895</text:p>
          </table:table-cell>
          <table:table-cell office:value-type="float" office:value="0.313275315804211" calcext:value-type="float">
            <text:p>0.313275315804211</text:p>
          </table:table-cell>
          <table:table-cell office:value-type="float" office:value="0.313333851531286" calcext:value-type="float">
            <text:p>0.313333851531286</text:p>
          </table:table-cell>
          <table:table-cell office:value-type="float" office:value="0.313330753207854" calcext:value-type="float">
            <text:p>0.313330753207854</text:p>
          </table:table-cell>
          <table:table-cell office:value-type="float" office:value="0.313310562840613" calcext:value-type="float">
            <text:p>0.313310562840613</text:p>
          </table:table-cell>
          <table:table-cell office:value-type="float" office:value="0.313315960281823" calcext:value-type="float">
            <text:p>0.313315960281823</text:p>
          </table:table-cell>
          <table:table-cell office:value-type="float" office:value="0.313330116975536" calcext:value-type="float">
            <text:p>0.313330116975536</text:p>
          </table:table-cell>
          <table:table-cell office:value-type="float" office:value="0.313299725590331" calcext:value-type="float">
            <text:p>0.313299725590331</text:p>
          </table:table-cell>
          <table:table-cell office:value-type="float" office:value="0.313347372075388" calcext:value-type="float">
            <text:p>0.313347372075388</text:p>
          </table:table-cell>
          <table:table-cell office:value-type="float" office:value="0.313356661397515" calcext:value-type="float">
            <text:p>0.313356661397515</text:p>
          </table:table-cell>
          <table:table-cell office:value-type="float" office:value="0.313313484345823" calcext:value-type="float">
            <text:p>0.313313484345823</text:p>
          </table:table-cell>
          <table:table-cell office:value-type="float" office:value="0.313347237065693" calcext:value-type="float">
            <text:p>0.313347237065693</text:p>
          </table:table-cell>
          <table:table-cell office:value-type="float" office:value="0.313301014699843" calcext:value-type="float">
            <text:p>0.313301014699843</text:p>
          </table:table-cell>
          <table:table-cell office:value-type="float" office:value="0.313312093297262" calcext:value-type="float">
            <text:p>0.313312093297262</text:p>
          </table:table-cell>
          <table:table-cell office:value-type="float" office:value="0.313346853100888" calcext:value-type="float">
            <text:p>0.313346853100888</text:p>
          </table:table-cell>
          <table:table-cell office:value-type="float" office:value="0.313353185805301" calcext:value-type="float">
            <text:p>0.313353185805301</text:p>
          </table:table-cell>
          <table:table-cell office:value-type="float" office:value="0.313334244201004" calcext:value-type="float">
            <text:p>0.313334244201004</text:p>
          </table:table-cell>
          <table:table-cell office:value-type="float" office:value="0.313317859330269" calcext:value-type="float">
            <text:p>0.313317859330269</text:p>
          </table:table-cell>
          <table:table-cell office:value-type="float" office:value="0.31336536080753" calcext:value-type="float">
            <text:p>0.31336536080753</text:p>
          </table:table-cell>
          <table:table-cell office:value-type="float" office:value="0.313334060831082" calcext:value-type="float">
            <text:p>0.313334060831082</text:p>
          </table:table-cell>
          <table:table-cell office:value-type="float" office:value="0.313393424066548" calcext:value-type="float">
            <text:p>0.313393424066548</text:p>
          </table:table-cell>
          <table:table-cell office:value-type="float" office:value="0.313369576744943" calcext:value-type="float">
            <text:p>0.313369576744943</text:p>
          </table:table-cell>
          <table:table-cell office:value-type="float" office:value="0.313293953314378" calcext:value-type="float">
            <text:p>0.313293953314378</text:p>
          </table:table-cell>
          <table:table-cell office:value-type="float" office:value="0.313361059072479" calcext:value-type="float">
            <text:p>0.313361059072479</text:p>
          </table:table-cell>
          <table:table-cell office:value-type="float" office:value="0.313357724411448" calcext:value-type="float">
            <text:p>0.313357724411448</text:p>
          </table:table-cell>
          <table:table-cell office:value-type="float" office:value="0.313349497566127" calcext:value-type="float">
            <text:p>0.313349497566127</text:p>
          </table:table-cell>
          <table:table-cell office:value-type="float" office:value="0.313285170258991" calcext:value-type="float">
            <text:p>0.313285170258991</text:p>
          </table:table-cell>
          <table:table-cell office:value-type="float" office:value="0.313318236633044" calcext:value-type="float">
            <text:p>0.313318236633044</text:p>
          </table:table-cell>
          <table:table-cell office:value-type="float" office:value="0.313383106170725" calcext:value-type="float">
            <text:p>0.313383106170725</text:p>
          </table:table-cell>
          <table:table-cell office:value-type="float" office:value="0.313306904865507" calcext:value-type="float">
            <text:p>0.31330690486550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5843797389617" calcext:value-type="float">
            <text:p>-0.335843797389617</text:p>
          </table:table-cell>
          <table:table-cell office:value-type="float" office:value="-0.335925637011853" calcext:value-type="float">
            <text:p>-0.335925637011853</text:p>
          </table:table-cell>
          <table:table-cell office:value-type="float" office:value="-0.336061359663804" calcext:value-type="float">
            <text:p>-0.336061359663804</text:p>
          </table:table-cell>
          <table:table-cell office:value-type="float" office:value="-0.336652876702563" calcext:value-type="float">
            <text:p>-0.336652876702563</text:p>
          </table:table-cell>
          <table:table-cell office:value-type="float" office:value="-0.336339399091642" calcext:value-type="float">
            <text:p>-0.336339399091642</text:p>
          </table:table-cell>
          <table:table-cell office:value-type="float" office:value="-0.33590745891938" calcext:value-type="float">
            <text:p>-0.33590745891938</text:p>
          </table:table-cell>
          <table:table-cell office:value-type="float" office:value="-0.337109268216837" calcext:value-type="float">
            <text:p>-0.337109268216837</text:p>
          </table:table-cell>
          <table:table-cell office:value-type="float" office:value="-0.336130780203695" calcext:value-type="float">
            <text:p>-0.336130780203695</text:p>
          </table:table-cell>
          <table:table-cell office:value-type="float" office:value="-0.337748187385256" calcext:value-type="float">
            <text:p>-0.337748187385256</text:p>
          </table:table-cell>
          <table:table-cell office:value-type="float" office:value="-0.336455537907828" calcext:value-type="float">
            <text:p>-0.336455537907828</text:p>
          </table:table-cell>
          <table:table-cell office:value-type="float" office:value="-0.336134270686412" calcext:value-type="float">
            <text:p>-0.336134270686412</text:p>
          </table:table-cell>
          <table:table-cell office:value-type="float" office:value="-0.336499668370761" calcext:value-type="float">
            <text:p>-0.336499668370761</text:p>
          </table:table-cell>
          <table:table-cell office:value-type="float" office:value="-0.335927049264122" calcext:value-type="float">
            <text:p>-0.335927049264122</text:p>
          </table:table-cell>
          <table:table-cell office:value-type="float" office:value="-0.336175598423171" calcext:value-type="float">
            <text:p>-0.336175598423171</text:p>
          </table:table-cell>
          <table:table-cell office:value-type="float" office:value="-0.336687736193322" calcext:value-type="float">
            <text:p>-0.336687736193322</text:p>
          </table:table-cell>
          <table:table-cell office:value-type="float" office:value="-0.337170303720638" calcext:value-type="float">
            <text:p>-0.337170303720638</text:p>
          </table:table-cell>
          <table:table-cell office:value-type="float" office:value="-0.337100666651461" calcext:value-type="float">
            <text:p>-0.337100666651461</text:p>
          </table:table-cell>
          <table:table-cell office:value-type="float" office:value="-0.337108503937934" calcext:value-type="float">
            <text:p>-0.337108503937934</text:p>
          </table:table-cell>
          <table:table-cell office:value-type="float" office:value="-0.336587680696928" calcext:value-type="float">
            <text:p>-0.336587680696928</text:p>
          </table:table-cell>
          <table:table-cell office:value-type="float" office:value="-0.335672932545613" calcext:value-type="float">
            <text:p>-0.335672932545613</text:p>
          </table:table-cell>
          <table:table-cell office:value-type="float" office:value="-0.336389783225478" calcext:value-type="float">
            <text:p>-0.336389783225478</text:p>
          </table:table-cell>
          <table:table-cell office:value-type="float" office:value="-0.336169971596358" calcext:value-type="float">
            <text:p>-0.336169971596358</text:p>
          </table:table-cell>
          <table:table-cell office:value-type="float" office:value="-0.336523314951965" calcext:value-type="float">
            <text:p>-0.336523314951965</text:p>
          </table:table-cell>
          <table:table-cell office:value-type="float" office:value="-0.336464973509866" calcext:value-type="float">
            <text:p>-0.336464973509866</text:p>
          </table:table-cell>
          <table:table-cell office:value-type="float" office:value="-0.336468354689467" calcext:value-type="float">
            <text:p>-0.336468354689467</text:p>
          </table:table-cell>
          <table:table-cell office:value-type="float" office:value="-0.336992576659252" calcext:value-type="float">
            <text:p>-0.336992576659252</text:p>
          </table:table-cell>
          <table:table-cell office:value-type="float" office:value="-0.337633666783564" calcext:value-type="float">
            <text:p>-0.337633666783564</text:p>
          </table:table-cell>
          <table:table-cell office:value-type="float" office:value="-0.336600511741235" calcext:value-type="float">
            <text:p>-0.336600511741235</text:p>
          </table:table-cell>
          <table:table-cell office:value-type="float" office:value="-0.336552329662669" calcext:value-type="float">
            <text:p>-0.336552329662669</text:p>
          </table:table-cell>
          <table:table-cell office:value-type="float" office:value="-0.337057245903234" calcext:value-type="float">
            <text:p>-0.337057245903234</text:p>
          </table:table-cell>
          <table:table-cell office:value-type="float" office:value="-0.33653342804071" calcext:value-type="float">
            <text:p>-0.33653342804071</text:p>
          </table:table-cell>
          <table:table-cell office:value-type="float" office:value="-0.335544330078921" calcext:value-type="float">
            <text:p>-0.335544330078921</text:p>
          </table:table-cell>
          <table:table-cell office:value-type="float" office:value="-0.336902282629377" calcext:value-type="float">
            <text:p>-0.336902282629377</text:p>
          </table:table-cell>
          <table:table-cell office:value-type="float" office:value="-0.336818939545618" calcext:value-type="float">
            <text:p>-0.336818939545618</text:p>
          </table:table-cell>
          <table:table-cell office:value-type="float" office:value="-0.336988767487402" calcext:value-type="float">
            <text:p>-0.336988767487402</text:p>
          </table:table-cell>
          <table:table-cell office:value-type="float" office:value="-0.336506646934281" calcext:value-type="float">
            <text:p>-0.336506646934281</text:p>
          </table:table-cell>
          <table:table-cell office:value-type="float" office:value="-0.336616178460858" calcext:value-type="float">
            <text:p>-0.336616178460858</text:p>
          </table:table-cell>
          <table:table-cell office:value-type="float" office:value="-0.33619358770141" calcext:value-type="float">
            <text:p>-0.33619358770141</text:p>
          </table:table-cell>
          <table:table-cell office:value-type="float" office:value="-0.336358026515382" calcext:value-type="float">
            <text:p>-0.336358026515382</text:p>
          </table:table-cell>
          <table:table-cell office:value-type="float" office:value="-0.336723799999426" calcext:value-type="float">
            <text:p>-0.336723799999426</text:p>
          </table:table-cell>
          <table:table-cell office:value-type="float" office:value="-0.335671448149373" calcext:value-type="float">
            <text:p>-0.335671448149373</text:p>
          </table:table-cell>
          <table:table-cell office:value-type="float" office:value="-0.336809592152916" calcext:value-type="float">
            <text:p>-0.336809592152916</text:p>
          </table:table-cell>
          <table:table-cell office:value-type="float" office:value="-0.336737454890288" calcext:value-type="float">
            <text:p>-0.336737454890288</text:p>
          </table:table-cell>
          <table:table-cell office:value-type="float" office:value="-0.336509853763359" calcext:value-type="float">
            <text:p>-0.336509853763359</text:p>
          </table:table-cell>
          <table:table-cell office:value-type="float" office:value="-0.337371442913025" calcext:value-type="float">
            <text:p>-0.337371442913025</text:p>
          </table:table-cell>
          <table:table-cell office:value-type="float" office:value="-0.336168146772978" calcext:value-type="float">
            <text:p>-0.336168146772978</text:p>
          </table:table-cell>
          <table:table-cell office:value-type="float" office:value="-0.336710263502627" calcext:value-type="float">
            <text:p>-0.336710263502627</text:p>
          </table:table-cell>
          <table:table-cell office:value-type="float" office:value="-0.335760791450531" calcext:value-type="float">
            <text:p>-0.335760791450531</text:p>
          </table:table-cell>
          <table:table-cell office:value-type="float" office:value="-0.336366999490863" calcext:value-type="float">
            <text:p>-0.336366999490863</text:p>
          </table:table-cell>
          <table:table-cell office:value-type="float" office:value="-0.336238532821241" calcext:value-type="float">
            <text:p>-0.336238532821241</text:p>
          </table:table-cell>
          <table:table-cell office:value-type="float" office:value="-0.337514815676576" calcext:value-type="float">
            <text:p>-0.337514815676576</text:p>
          </table:table-cell>
          <table:table-cell office:value-type="float" office:value="-0.335099572592585" calcext:value-type="float">
            <text:p>-0.335099572592585</text:p>
          </table:table-cell>
          <table:table-cell office:value-type="float" office:value="-0.336625621504009" calcext:value-type="float">
            <text:p>-0.336625621504009</text:p>
          </table:table-cell>
          <table:table-cell office:value-type="float" office:value="-0.34080401583283" calcext:value-type="float">
            <text:p>-0.34080401583283</text:p>
          </table:table-cell>
          <table:table-cell office:value-type="float" office:value="-0.343586129914449" calcext:value-type="float">
            <text:p>-0.343586129914449</text:p>
          </table:table-cell>
          <table:table-cell office:value-type="float" office:value="-0.34694600077124" calcext:value-type="float">
            <text:p>-0.34694600077124</text:p>
          </table:table-cell>
          <table:table-cell office:value-type="float" office:value="-0.345812494668634" calcext:value-type="float">
            <text:p>-0.345812494668634</text:p>
          </table:table-cell>
          <table:table-cell office:value-type="float" office:value="-0.34459107450924" calcext:value-type="float">
            <text:p>-0.34459107450924</text:p>
          </table:table-cell>
          <table:table-cell office:value-type="float" office:value="-0.341613227507787" calcext:value-type="float">
            <text:p>-0.341613227507787</text:p>
          </table:table-cell>
          <table:table-cell office:value-type="float" office:value="-0.336683890861691" calcext:value-type="float">
            <text:p>-0.336683890861691</text:p>
          </table:table-cell>
          <table:table-cell office:value-type="float" office:value="-0.33509981232293" calcext:value-type="float">
            <text:p>-0.33509981232293</text:p>
          </table:table-cell>
          <table:table-cell office:value-type="float" office:value="-0.337588735645409" calcext:value-type="float">
            <text:p>-0.337588735645409</text:p>
          </table:table-cell>
          <table:table-cell office:value-type="float" office:value="-0.333284651556307" calcext:value-type="float">
            <text:p>-0.333284651556307</text:p>
          </table:table-cell>
          <table:table-cell office:value-type="float" office:value="-0.336170559244701" calcext:value-type="float">
            <text:p>-0.336170559244701</text:p>
          </table:table-cell>
          <table:table-cell office:value-type="float" office:value="-0.336200363703542" calcext:value-type="float">
            <text:p>-0.336200363703542</text:p>
          </table:table-cell>
          <table:table-cell office:value-type="float" office:value="-0.334850460962106" calcext:value-type="float">
            <text:p>-0.334850460962106</text:p>
          </table:table-cell>
          <table:table-cell office:value-type="float" office:value="-0.335184780263766" calcext:value-type="float">
            <text:p>-0.335184780263766</text:p>
          </table:table-cell>
          <table:table-cell office:value-type="float" office:value="-0.333923095603701" calcext:value-type="float">
            <text:p>-0.333923095603701</text:p>
          </table:table-cell>
          <table:table-cell office:value-type="float" office:value="-0.305374983022347" calcext:value-type="float">
            <text:p>-0.305374983022347</text:p>
          </table:table-cell>
          <table:table-cell office:value-type="float" office:value="-0.317963345776697" calcext:value-type="float">
            <text:p>-0.317963345776697</text:p>
          </table:table-cell>
          <table:table-cell office:value-type="float" office:value="-0.320275784687735" calcext:value-type="float">
            <text:p>-0.320275784687735</text:p>
          </table:table-cell>
          <table:table-cell office:value-type="float" office:value="-0.322242697523213" calcext:value-type="float">
            <text:p>-0.322242697523213</text:p>
          </table:table-cell>
          <table:table-cell office:value-type="float" office:value="-0.326174132040256" calcext:value-type="float">
            <text:p>-0.326174132040256</text:p>
          </table:table-cell>
          <table:table-cell office:value-type="float" office:value="-0.323489456351321" calcext:value-type="float">
            <text:p>-0.323489456351321</text:p>
          </table:table-cell>
          <table:table-cell office:value-type="float" office:value="-0.328488784470891" calcext:value-type="float">
            <text:p>-0.328488784470891</text:p>
          </table:table-cell>
          <table:table-cell office:value-type="float" office:value="-0.336473483495179" calcext:value-type="float">
            <text:p>-0.336473483495179</text:p>
          </table:table-cell>
          <table:table-cell office:value-type="float" office:value="-0.385703143097802" calcext:value-type="float">
            <text:p>-0.385703143097802</text:p>
          </table:table-cell>
          <table:table-cell office:value-type="float" office:value="-0.357480331049187" calcext:value-type="float">
            <text:p>-0.357480331049187</text:p>
          </table:table-cell>
          <table:table-cell office:value-type="float" office:value="-0.340439249727699" calcext:value-type="float">
            <text:p>-0.340439249727699</text:p>
          </table:table-cell>
          <table:table-cell office:value-type="float" office:value="-0.325698694397932" calcext:value-type="float">
            <text:p>-0.325698694397932</text:p>
          </table:table-cell>
          <table:table-cell office:value-type="float" office:value="-0.300675332482298" calcext:value-type="float">
            <text:p>-0.300675332482298</text:p>
          </table:table-cell>
          <table:table-cell office:value-type="float" office:value="-0.304619869443916" calcext:value-type="float">
            <text:p>-0.304619869443916</text:p>
          </table:table-cell>
          <table:table-cell office:value-type="float" office:value="-0.328545260198563" calcext:value-type="float">
            <text:p>-0.328545260198563</text:p>
          </table:table-cell>
          <table:table-cell office:value-type="float" office:value="-0.342317281380502" calcext:value-type="float">
            <text:p>-0.342317281380502</text:p>
          </table:table-cell>
          <table:table-cell office:value-type="float" office:value="-0.346712375223807" calcext:value-type="float">
            <text:p>-0.346712375223807</text:p>
          </table:table-cell>
          <table:table-cell office:value-type="float" office:value="-0.35196752412778" calcext:value-type="float">
            <text:p>-0.35196752412778</text:p>
          </table:table-cell>
          <table:table-cell office:value-type="float" office:value="-0.354211069601643" calcext:value-type="float">
            <text:p>-0.354211069601643</text:p>
          </table:table-cell>
          <table:table-cell office:value-type="float" office:value="-0.357395465987896" calcext:value-type="float">
            <text:p>-0.357395465987896</text:p>
          </table:table-cell>
          <table:table-cell office:value-type="float" office:value="-0.3672099694966" calcext:value-type="float">
            <text:p>-0.3672099694966</text:p>
          </table:table-cell>
          <table:table-cell office:value-type="float" office:value="-0.357133418807537" calcext:value-type="float">
            <text:p>-0.357133418807537</text:p>
          </table:table-cell>
          <table:table-cell office:value-type="float" office:value="-0.371507823607829" calcext:value-type="float">
            <text:p>-0.371507823607829</text:p>
          </table:table-cell>
          <table:table-cell office:value-type="float" office:value="-0.379855073337871" calcext:value-type="float">
            <text:p>-0.379855073337871</text:p>
          </table:table-cell>
          <table:table-cell office:value-type="float" office:value="-0.363007584259376" calcext:value-type="float">
            <text:p>-0.363007584259376</text:p>
          </table:table-cell>
          <table:table-cell office:value-type="float" office:value="-0.400629154115383" calcext:value-type="float">
            <text:p>-0.400629154115383</text:p>
          </table:table-cell>
          <table:table-cell office:value-type="float" office:value="-0.33327871539418" calcext:value-type="float">
            <text:p>-0.33327871539418</text:p>
          </table:table-cell>
          <table:table-cell office:value-type="float" office:value="-0.343828354756422" calcext:value-type="float">
            <text:p>-0.343828354756422</text:p>
          </table:table-cell>
          <table:table-cell office:value-type="float" office:value="-0.334176073433462" calcext:value-type="float">
            <text:p>-0.334176073433462</text:p>
          </table:table-cell>
          <table:table-cell office:value-type="float" office:value="-0.329276753181731" calcext:value-type="float">
            <text:p>-0.329276753181731</text:p>
          </table:table-cell>
          <table:table-cell office:value-type="float" office:value="-0.335622237467676" calcext:value-type="float">
            <text:p>-0.335622237467676</text:p>
          </table:table-cell>
          <table:table-cell office:value-type="float" office:value="-0.343216138222385" calcext:value-type="float">
            <text:p>-0.343216138222385</text:p>
          </table:table-cell>
          <table:table-cell office:value-type="float" office:value="-0.342636612822313" calcext:value-type="float">
            <text:p>-0.342636612822313</text:p>
          </table:table-cell>
          <table:table-cell office:value-type="float" office:value="-0.330236971393367" calcext:value-type="float">
            <text:p>-0.330236971393367</text:p>
          </table:table-cell>
          <table:table-cell office:value-type="float" office:value="-0.369607470221458" calcext:value-type="float">
            <text:p>-0.369607470221458</text:p>
          </table:table-cell>
          <table:table-cell office:value-type="float" office:value="-0.366936889646929" calcext:value-type="float">
            <text:p>-0.366936889646929</text:p>
          </table:table-cell>
          <table:table-cell office:value-type="float" office:value="-0.365088596865593" calcext:value-type="float">
            <text:p>-0.365088596865593</text:p>
          </table:table-cell>
          <table:table-cell office:value-type="float" office:value="-0.362436867177865" calcext:value-type="float">
            <text:p>-0.362436867177865</text:p>
          </table:table-cell>
          <table:table-cell office:value-type="float" office:value="-0.36312411534473" calcext:value-type="float">
            <text:p>-0.36312411534473</text:p>
          </table:table-cell>
          <table:table-cell office:value-type="float" office:value="-0.354288553936627" calcext:value-type="float">
            <text:p>-0.354288553936627</text:p>
          </table:table-cell>
          <table:table-cell office:value-type="float" office:value="-0.358381670767986" calcext:value-type="float">
            <text:p>-0.358381670767986</text:p>
          </table:table-cell>
          <table:table-cell office:value-type="float" office:value="-0.369963553672852" calcext:value-type="float">
            <text:p>-0.369963553672852</text:p>
          </table:table-cell>
          <table:table-cell office:value-type="float" office:value="-0.404233363922436" calcext:value-type="float">
            <text:p>-0.404233363922436</text:p>
          </table:table-cell>
          <table:table-cell office:value-type="float" office:value="-0.413800590302427" calcext:value-type="float">
            <text:p>-0.413800590302427</text:p>
          </table:table-cell>
          <table:table-cell office:value-type="float" office:value="-0.404391077013863" calcext:value-type="float">
            <text:p>-0.404391077013863</text:p>
          </table:table-cell>
          <table:table-cell office:value-type="float" office:value="-0.380725071073221" calcext:value-type="float">
            <text:p>-0.380725071073221</text:p>
          </table:table-cell>
          <table:table-cell office:value-type="float" office:value="-0.362450572102596" calcext:value-type="float">
            <text:p>-0.362450572102596</text:p>
          </table:table-cell>
          <table:table-cell office:value-type="float" office:value="-0.341987671662101" calcext:value-type="float">
            <text:p>-0.341987671662101</text:p>
          </table:table-cell>
          <table:table-cell office:value-type="float" office:value="-0.335658872787291" calcext:value-type="float">
            <text:p>-0.335658872787291</text:p>
          </table:table-cell>
          <table:table-cell office:value-type="float" office:value="-0.315224168653958" calcext:value-type="float">
            <text:p>-0.315224168653958</text:p>
          </table:table-cell>
          <table:table-cell office:value-type="float" office:value="-0.308538626316561" calcext:value-type="float">
            <text:p>-0.308538626316561</text:p>
          </table:table-cell>
          <table:table-cell office:value-type="float" office:value="-0.313887373792479" calcext:value-type="float">
            <text:p>-0.313887373792479</text:p>
          </table:table-cell>
          <table:table-cell office:value-type="float" office:value="-0.316168431015607" calcext:value-type="float">
            <text:p>-0.316168431015607</text:p>
          </table:table-cell>
          <table:table-cell office:value-type="float" office:value="-0.347658184983344" calcext:value-type="float">
            <text:p>-0.347658184983344</text:p>
          </table:table-cell>
          <table:table-cell office:value-type="float" office:value="-0.354227833813826" calcext:value-type="float">
            <text:p>-0.354227833813826</text:p>
          </table:table-cell>
          <table:table-cell office:value-type="float" office:value="-0.351489481043354" calcext:value-type="float">
            <text:p>-0.351489481043354</text:p>
          </table:table-cell>
          <table:table-cell office:value-type="float" office:value="-0.357862857674467" calcext:value-type="float">
            <text:p>-0.357862857674467</text:p>
          </table:table-cell>
          <table:table-cell office:value-type="float" office:value="-0.358462000847064" calcext:value-type="float">
            <text:p>-0.358462000847064</text:p>
          </table:table-cell>
          <table:table-cell office:value-type="float" office:value="-0.358619080695571" calcext:value-type="float">
            <text:p>-0.358619080695571</text:p>
          </table:table-cell>
          <table:table-cell office:value-type="float" office:value="-0.356246190378901" calcext:value-type="float">
            <text:p>-0.356246190378901</text:p>
          </table:table-cell>
          <table:table-cell office:value-type="float" office:value="-0.348159872127109" calcext:value-type="float">
            <text:p>-0.348159872127109</text:p>
          </table:table-cell>
          <table:table-cell office:value-type="float" office:value="-0.333694271364033" calcext:value-type="float">
            <text:p>-0.333694271364033</text:p>
          </table:table-cell>
          <table:table-cell office:value-type="float" office:value="-0.32542075756019" calcext:value-type="float">
            <text:p>-0.32542075756019</text:p>
          </table:table-cell>
          <table:table-cell office:value-type="float" office:value="-0.330605721377054" calcext:value-type="float">
            <text:p>-0.330605721377054</text:p>
          </table:table-cell>
          <table:table-cell office:value-type="float" office:value="-0.344554301500214" calcext:value-type="float">
            <text:p>-0.344554301500214</text:p>
          </table:table-cell>
          <table:table-cell office:value-type="float" office:value="-0.368522848553364" calcext:value-type="float">
            <text:p>-0.368522848553364</text:p>
          </table:table-cell>
          <table:table-cell office:value-type="float" office:value="-0.367320565781154" calcext:value-type="float">
            <text:p>-0.367320565781154</text:p>
          </table:table-cell>
          <table:table-cell office:value-type="float" office:value="-0.350045083404409" calcext:value-type="float">
            <text:p>-0.350045083404409</text:p>
          </table:table-cell>
          <table:table-cell office:value-type="float" office:value="-0.348380287606148" calcext:value-type="float">
            <text:p>-0.348380287606148</text:p>
          </table:table-cell>
          <table:table-cell office:value-type="float" office:value="-0.355254976231138" calcext:value-type="float">
            <text:p>-0.355254976231138</text:p>
          </table:table-cell>
          <table:table-cell office:value-type="float" office:value="-0.355126053581532" calcext:value-type="float">
            <text:p>-0.355126053581532</text:p>
          </table:table-cell>
          <table:table-cell office:value-type="float" office:value="-0.34221587642562" calcext:value-type="float">
            <text:p>-0.34221587642562</text:p>
          </table:table-cell>
          <table:table-cell office:value-type="float" office:value="-0.322650564385955" calcext:value-type="float">
            <text:p>-0.322650564385955</text:p>
          </table:table-cell>
          <table:table-cell office:value-type="float" office:value="-0.34888160641349" calcext:value-type="float">
            <text:p>-0.34888160641349</text:p>
          </table:table-cell>
          <table:table-cell office:value-type="float" office:value="-0.345710311090513" calcext:value-type="float">
            <text:p>-0.345710311090513</text:p>
          </table:table-cell>
          <table:table-cell office:value-type="float" office:value="-0.341323595431866" calcext:value-type="float">
            <text:p>-0.341323595431866</text:p>
          </table:table-cell>
          <table:table-cell office:value-type="float" office:value="-0.339646553189603" calcext:value-type="float">
            <text:p>-0.339646553189603</text:p>
          </table:table-cell>
          <table:table-cell office:value-type="float" office:value="-0.337903456446353" calcext:value-type="float">
            <text:p>-0.337903456446353</text:p>
          </table:table-cell>
          <table:table-cell office:value-type="float" office:value="-0.345779455643819" calcext:value-type="float">
            <text:p>-0.345779455643819</text:p>
          </table:table-cell>
          <table:table-cell office:value-type="float" office:value="-0.3450750711664" calcext:value-type="float">
            <text:p>-0.3450750711664</text:p>
          </table:table-cell>
          <table:table-cell office:value-type="float" office:value="-0.327707828824512" calcext:value-type="float">
            <text:p>-0.327707828824512</text:p>
          </table:table-cell>
          <table:table-cell office:value-type="float" office:value="-0.32976871028689" calcext:value-type="float">
            <text:p>-0.32976871028689</text:p>
          </table:table-cell>
          <table:table-cell office:value-type="float" office:value="-0.341881475438422" calcext:value-type="float">
            <text:p>-0.341881475438422</text:p>
          </table:table-cell>
          <table:table-cell office:value-type="float" office:value="-0.350627893969919" calcext:value-type="float">
            <text:p>-0.350627893969919</text:p>
          </table:table-cell>
          <table:table-cell office:value-type="float" office:value="-0.386170671100827" calcext:value-type="float">
            <text:p>-0.386170671100827</text:p>
          </table:table-cell>
          <table:table-cell office:value-type="float" office:value="-0.408276057139587" calcext:value-type="float">
            <text:p>-0.408276057139587</text:p>
          </table:table-cell>
          <table:table-cell office:value-type="float" office:value="-0.389885584802603" calcext:value-type="float">
            <text:p>-0.389885584802603</text:p>
          </table:table-cell>
          <table:table-cell office:value-type="float" office:value="-0.362346565134919" calcext:value-type="float">
            <text:p>-0.362346565134919</text:p>
          </table:table-cell>
          <table:table-cell office:value-type="float" office:value="-0.343955811415613" calcext:value-type="float">
            <text:p>-0.343955811415613</text:p>
          </table:table-cell>
          <table:table-cell office:value-type="float" office:value="-0.356448915006622" calcext:value-type="float">
            <text:p>-0.356448915006622</text:p>
          </table:table-cell>
          <table:table-cell office:value-type="float" office:value="-0.345836804447565" calcext:value-type="float">
            <text:p>-0.345836804447565</text:p>
          </table:table-cell>
          <table:table-cell office:value-type="float" office:value="-0.346094770844515" calcext:value-type="float">
            <text:p>-0.346094770844515</text:p>
          </table:table-cell>
          <table:table-cell office:value-type="float" office:value="-0.358938199531406" calcext:value-type="float">
            <text:p>-0.358938199531406</text:p>
          </table:table-cell>
          <table:table-cell office:value-type="float" office:value="-0.359008190786855" calcext:value-type="float">
            <text:p>-0.359008190786855</text:p>
          </table:table-cell>
          <table:table-cell office:value-type="float" office:value="-0.358986206534608" calcext:value-type="float">
            <text:p>-0.358986206534608</text:p>
          </table:table-cell>
          <table:table-cell office:value-type="float" office:value="-0.361658219762253" calcext:value-type="float">
            <text:p>-0.361658219762253</text:p>
          </table:table-cell>
          <table:table-cell office:value-type="float" office:value="-0.349924229170841" calcext:value-type="float">
            <text:p>-0.349924229170841</text:p>
          </table:table-cell>
          <table:table-cell office:value-type="float" office:value="-0.363078266022815" calcext:value-type="float">
            <text:p>-0.363078266022815</text:p>
          </table:table-cell>
          <table:table-cell office:value-type="float" office:value="-0.378984241314021" calcext:value-type="float">
            <text:p>-0.378984241314021</text:p>
          </table:table-cell>
          <table:table-cell office:value-type="float" office:value="-0.376120497957219" calcext:value-type="float">
            <text:p>-0.376120497957219</text:p>
          </table:table-cell>
          <table:table-cell office:value-type="float" office:value="-0.338487531274481" calcext:value-type="float">
            <text:p>-0.338487531274481</text:p>
          </table:table-cell>
          <table:table-cell office:value-type="float" office:value="-0.365006246950437" calcext:value-type="float">
            <text:p>-0.365006246950437</text:p>
          </table:table-cell>
          <table:table-cell office:value-type="float" office:value="-0.365671941901209" calcext:value-type="float">
            <text:p>-0.365671941901209</text:p>
          </table:table-cell>
          <table:table-cell office:value-type="float" office:value="-0.347690225946577" calcext:value-type="float">
            <text:p>-0.347690225946577</text:p>
          </table:table-cell>
          <table:table-cell office:value-type="float" office:value="-0.352530821711754" calcext:value-type="float">
            <text:p>-0.352530821711754</text:p>
          </table:table-cell>
          <table:table-cell office:value-type="float" office:value="-0.369383056239864" calcext:value-type="float">
            <text:p>-0.369383056239864</text:p>
          </table:table-cell>
          <table:table-cell office:value-type="float" office:value="-0.35340445257813" calcext:value-type="float">
            <text:p>-0.35340445257813</text:p>
          </table:table-cell>
          <table:table-cell office:value-type="float" office:value="-0.351120870192523" calcext:value-type="float">
            <text:p>-0.351120870192523</text:p>
          </table:table-cell>
          <table:table-cell office:value-type="float" office:value="-0.347690904783236" calcext:value-type="float">
            <text:p>-0.347690904783236</text:p>
          </table:table-cell>
          <table:table-cell office:value-type="float" office:value="-0.348061278142424" calcext:value-type="float">
            <text:p>-0.348061278142424</text:p>
          </table:table-cell>
          <table:table-cell office:value-type="float" office:value="-0.350247154053057" calcext:value-type="float">
            <text:p>-0.350247154053057</text:p>
          </table:table-cell>
          <table:table-cell office:value-type="float" office:value="-0.315387780656005" calcext:value-type="float">
            <text:p>-0.315387780656005</text:p>
          </table:table-cell>
          <table:table-cell office:value-type="float" office:value="-0.329007176074623" calcext:value-type="float">
            <text:p>-0.329007176074623</text:p>
          </table:table-cell>
          <table:table-cell office:value-type="float" office:value="-0.366173642048752" calcext:value-type="float">
            <text:p>-0.366173642048752</text:p>
          </table:table-cell>
          <table:table-cell office:value-type="float" office:value="-0.360891264510449" calcext:value-type="float">
            <text:p>-0.360891264510449</text:p>
          </table:table-cell>
          <table:table-cell office:value-type="float" office:value="-0.358995470212982" calcext:value-type="float">
            <text:p>-0.358995470212982</text:p>
          </table:table-cell>
          <table:table-cell office:value-type="float" office:value="-0.356825727394127" calcext:value-type="float">
            <text:p>-0.356825727394127</text:p>
          </table:table-cell>
          <table:table-cell office:value-type="float" office:value="-0.352372234535816" calcext:value-type="float">
            <text:p>-0.352372234535816</text:p>
          </table:table-cell>
          <table:table-cell office:value-type="float" office:value="-0.347711961483493" calcext:value-type="float">
            <text:p>-0.347711961483493</text:p>
          </table:table-cell>
          <table:table-cell office:value-type="float" office:value="-0.349252631795307" calcext:value-type="float">
            <text:p>-0.349252631795307</text:p>
          </table:table-cell>
          <table:table-cell office:value-type="float" office:value="-0.349272200095219" calcext:value-type="float">
            <text:p>-0.349272200095219</text:p>
          </table:table-cell>
          <table:table-cell office:value-type="float" office:value="-0.36041276155627" calcext:value-type="float">
            <text:p>-0.36041276155627</text:p>
          </table:table-cell>
          <table:table-cell office:value-type="float" office:value="-0.425481410008191" calcext:value-type="float">
            <text:p>-0.425481410008191</text:p>
          </table:table-cell>
          <table:table-cell office:value-type="float" office:value="-0.408589438266224" calcext:value-type="float">
            <text:p>-0.408589438266224</text:p>
          </table:table-cell>
          <table:table-cell office:value-type="float" office:value="-0.40180634451267" calcext:value-type="float">
            <text:p>-0.40180634451267</text:p>
          </table:table-cell>
          <table:table-cell office:value-type="float" office:value="-0.364982807486007" calcext:value-type="float">
            <text:p>-0.364982807486007</text:p>
          </table:table-cell>
          <table:table-cell office:value-type="float" office:value="-0.328407367375924" calcext:value-type="float">
            <text:p>-0.328407367375924</text:p>
          </table:table-cell>
          <table:table-cell office:value-type="float" office:value="-0.311151935690684" calcext:value-type="float">
            <text:p>-0.311151935690684</text:p>
          </table:table-cell>
          <table:table-cell office:value-type="float" office:value="-0.316154058496726" calcext:value-type="float">
            <text:p>-0.316154058496726</text:p>
          </table:table-cell>
          <table:table-cell office:value-type="float" office:value="-0.319865159211433" calcext:value-type="float">
            <text:p>-0.319865159211433</text:p>
          </table:table-cell>
          <table:table-cell office:value-type="float" office:value="-0.372355595401116" calcext:value-type="float">
            <text:p>-0.372355595401116</text:p>
          </table:table-cell>
          <table:table-cell office:value-type="float" office:value="-0.378219734505654" calcext:value-type="float">
            <text:p>-0.378219734505654</text:p>
          </table:table-cell>
          <table:table-cell office:value-type="float" office:value="-0.381513846138534" calcext:value-type="float">
            <text:p>-0.381513846138534</text:p>
          </table:table-cell>
          <table:table-cell office:value-type="float" office:value="-0.381317378206894" calcext:value-type="float">
            <text:p>-0.381317378206894</text:p>
          </table:table-cell>
          <table:table-cell office:value-type="float" office:value="-0.397587762429621" calcext:value-type="float">
            <text:p>-0.397587762429621</text:p>
          </table:table-cell>
          <table:table-cell office:value-type="float" office:value="-0.398432442919098" calcext:value-type="float">
            <text:p>-0.398432442919098</text:p>
          </table:table-cell>
          <table:table-cell office:value-type="float" office:value="-0.38654276480447" calcext:value-type="float">
            <text:p>-0.38654276480447</text:p>
          </table:table-cell>
          <table:table-cell office:value-type="float" office:value="-0.416327088160112" calcext:value-type="float">
            <text:p>-0.416327088160112</text:p>
          </table:table-cell>
          <table:table-cell office:value-type="float" office:value="-0.344091565954075" calcext:value-type="float">
            <text:p>-0.344091565954075</text:p>
          </table:table-cell>
          <table:table-cell office:value-type="float" office:value="-0.375185416057868" calcext:value-type="float">
            <text:p>-0.375185416057868</text:p>
          </table:table-cell>
          <table:table-cell office:value-type="float" office:value="-0.367153557135361" calcext:value-type="float">
            <text:p>-0.367153557135361</text:p>
          </table:table-cell>
          <table:table-cell office:value-type="float" office:value="-0.373728035811773" calcext:value-type="float">
            <text:p>-0.373728035811773</text:p>
          </table:table-cell>
          <table:table-cell office:value-type="float" office:value="-0.374759240309397" calcext:value-type="float">
            <text:p>-0.374759240309397</text:p>
          </table:table-cell>
          <table:table-cell office:value-type="float" office:value="-0.377021698718642" calcext:value-type="float">
            <text:p>-0.377021698718642</text:p>
          </table:table-cell>
          <table:table-cell office:value-type="float" office:value="-0.367820603960197" calcext:value-type="float">
            <text:p>-0.367820603960197</text:p>
          </table:table-cell>
          <table:table-cell office:value-type="float" office:value="-0.368354740986426" calcext:value-type="float">
            <text:p>-0.368354740986426</text:p>
          </table:table-cell>
          <table:table-cell office:value-type="float" office:value="-0.378356834911692" calcext:value-type="float">
            <text:p>-0.378356834911692</text:p>
          </table:table-cell>
          <table:table-cell office:value-type="float" office:value="-0.349946528902327" calcext:value-type="float">
            <text:p>-0.349946528902327</text:p>
          </table:table-cell>
          <table:table-cell office:value-type="float" office:value="-0.341909270604668" calcext:value-type="float">
            <text:p>-0.341909270604668</text:p>
          </table:table-cell>
          <table:table-cell office:value-type="float" office:value="-0.393287954319861" calcext:value-type="float">
            <text:p>-0.393287954319861</text:p>
          </table:table-cell>
          <table:table-cell office:value-type="float" office:value="-0.403346233679116" calcext:value-type="float">
            <text:p>-0.403346233679116</text:p>
          </table:table-cell>
          <table:table-cell office:value-type="float" office:value="-0.395815414627876" calcext:value-type="float">
            <text:p>-0.395815414627876</text:p>
          </table:table-cell>
          <table:table-cell office:value-type="float" office:value="-0.395081410605777" calcext:value-type="float">
            <text:p>-0.395081410605777</text:p>
          </table:table-cell>
          <table:table-cell office:value-type="float" office:value="-0.358262686392443" calcext:value-type="float">
            <text:p>-0.358262686392443</text:p>
          </table:table-cell>
          <table:table-cell office:value-type="float" office:value="-0.371321510045722" calcext:value-type="float">
            <text:p>-0.371321510045722</text:p>
          </table:table-cell>
          <table:table-cell office:value-type="float" office:value="-0.367315670826767" calcext:value-type="float">
            <text:p>-0.367315670826767</text:p>
          </table:table-cell>
          <table:table-cell office:value-type="float" office:value="-0.375931435471706" calcext:value-type="float">
            <text:p>-0.375931435471706</text:p>
          </table:table-cell>
          <table:table-cell office:value-type="float" office:value="-0.434011177731711" calcext:value-type="float">
            <text:p>-0.434011177731711</text:p>
          </table:table-cell>
          <table:table-cell office:value-type="float" office:value="-0.408262255120069" calcext:value-type="float">
            <text:p>-0.408262255120069</text:p>
          </table:table-cell>
          <table:table-cell office:value-type="float" office:value="-0.394163196854805" calcext:value-type="float">
            <text:p>-0.394163196854805</text:p>
          </table:table-cell>
          <table:table-cell office:value-type="float" office:value="-0.369813174528057" calcext:value-type="float">
            <text:p>-0.369813174528057</text:p>
          </table:table-cell>
          <table:table-cell office:value-type="float" office:value="-0.393218253366625" calcext:value-type="float">
            <text:p>-0.393218253366625</text:p>
          </table:table-cell>
          <table:table-cell office:value-type="float" office:value="-0.377086567115191" calcext:value-type="float">
            <text:p>-0.377086567115191</text:p>
          </table:table-cell>
          <table:table-cell office:value-type="float" office:value="-0.372444881817106" calcext:value-type="float">
            <text:p>-0.372444881817106</text:p>
          </table:table-cell>
          <table:table-cell office:value-type="float" office:value="-0.372756740286146" calcext:value-type="float">
            <text:p>-0.372756740286146</text:p>
          </table:table-cell>
          <table:table-cell office:value-type="float" office:value="-0.385090105365535" calcext:value-type="float">
            <text:p>-0.385090105365535</text:p>
          </table:table-cell>
          <table:table-cell office:value-type="float" office:value="-0.404433152425666" calcext:value-type="float">
            <text:p>-0.404433152425666</text:p>
          </table:table-cell>
          <table:table-cell office:value-type="float" office:value="-0.404744707530831" calcext:value-type="float">
            <text:p>-0.404744707530831</text:p>
          </table:table-cell>
          <table:table-cell office:value-type="float" office:value="-0.403889913969929" calcext:value-type="float">
            <text:p>-0.403889913969929</text:p>
          </table:table-cell>
          <table:table-cell office:value-type="float" office:value="-0.411584271547074" calcext:value-type="float">
            <text:p>-0.411584271547074</text:p>
          </table:table-cell>
          <table:table-cell office:value-type="float" office:value="-0.396031082518052" calcext:value-type="float">
            <text:p>-0.396031082518052</text:p>
          </table:table-cell>
          <table:table-cell office:value-type="float" office:value="-0.400000381455237" calcext:value-type="float">
            <text:p>-0.400000381455237</text:p>
          </table:table-cell>
          <table:table-cell office:value-type="float" office:value="-0.373110726833597" calcext:value-type="float">
            <text:p>-0.373110726833597</text:p>
          </table:table-cell>
          <table:table-cell office:value-type="float" office:value="-0.36269807034751" calcext:value-type="float">
            <text:p>-0.36269807034751</text:p>
          </table:table-cell>
          <table:table-cell office:value-type="float" office:value="-0.359851261124495" calcext:value-type="float">
            <text:p>-0.359851261124495</text:p>
          </table:table-cell>
          <table:table-cell office:value-type="float" office:value="-0.340921665324648" calcext:value-type="float">
            <text:p>-0.340921665324648</text:p>
          </table:table-cell>
          <table:table-cell office:value-type="float" office:value="-0.337831516220394" calcext:value-type="float">
            <text:p>-0.337831516220394</text:p>
          </table:table-cell>
          <table:table-cell office:value-type="float" office:value="-0.326373481723219" calcext:value-type="float">
            <text:p>-0.326373481723219</text:p>
          </table:table-cell>
          <table:table-cell office:value-type="float" office:value="-0.368013018422567" calcext:value-type="float">
            <text:p>-0.368013018422567</text:p>
          </table:table-cell>
          <table:table-cell office:value-type="float" office:value="-0.371398254187804" calcext:value-type="float">
            <text:p>-0.371398254187804</text:p>
          </table:table-cell>
          <table:table-cell office:value-type="float" office:value="-0.372540747724324" calcext:value-type="float">
            <text:p>-0.372540747724324</text:p>
          </table:table-cell>
          <table:table-cell office:value-type="float" office:value="-0.37237713661601" calcext:value-type="float">
            <text:p>-0.37237713661601</text:p>
          </table:table-cell>
          <table:table-cell office:value-type="float" office:value="-0.367723968722012" calcext:value-type="float">
            <text:p>-0.367723968722012</text:p>
          </table:table-cell>
          <table:table-cell office:value-type="float" office:value="-0.360000747351549" calcext:value-type="float">
            <text:p>-0.360000747351549</text:p>
          </table:table-cell>
          <table:table-cell office:value-type="float" office:value="-0.360449665853094" calcext:value-type="float">
            <text:p>-0.360449665853094</text:p>
          </table:table-cell>
          <table:table-cell office:value-type="float" office:value="-0.368202547186617" calcext:value-type="float">
            <text:p>-0.368202547186617</text:p>
          </table:table-cell>
          <table:table-cell office:value-type="float" office:value="-0.423397837589701" calcext:value-type="float">
            <text:p>-0.423397837589701</text:p>
          </table:table-cell>
          <table:table-cell office:value-type="float" office:value="-0.410270312916747" calcext:value-type="float">
            <text:p>-0.410270312916747</text:p>
          </table:table-cell>
          <table:table-cell office:value-type="float" office:value="-0.414173642474071" calcext:value-type="float">
            <text:p>-0.414173642474071</text:p>
          </table:table-cell>
          <table:table-cell office:value-type="float" office:value="-0.396586851909323" calcext:value-type="float">
            <text:p>-0.396586851909323</text:p>
          </table:table-cell>
          <table:table-cell office:value-type="float" office:value="-0.369082246809564" calcext:value-type="float">
            <text:p>-0.369082246809564</text:p>
          </table:table-cell>
          <table:table-cell office:value-type="float" office:value="-0.326416298840395" calcext:value-type="float">
            <text:p>-0.326416298840395</text:p>
          </table:table-cell>
          <table:table-cell office:value-type="float" office:value="-0.33146720778832" calcext:value-type="float">
            <text:p>-0.33146720778832</text:p>
          </table:table-cell>
          <table:table-cell office:value-type="float" office:value="-0.374310366777268" calcext:value-type="float">
            <text:p>-0.374310366777268</text:p>
          </table:table-cell>
          <table:table-cell office:value-type="float" office:value="-0.365723715434847" calcext:value-type="float">
            <text:p>-0.365723715434847</text:p>
          </table:table-cell>
          <table:table-cell office:value-type="float" office:value="-0.379377821484604" calcext:value-type="float">
            <text:p>-0.379377821484604</text:p>
          </table:table-cell>
          <table:table-cell office:value-type="float" office:value="-0.387560250845885" calcext:value-type="float">
            <text:p>-0.387560250845885</text:p>
          </table:table-cell>
          <table:table-cell office:value-type="float" office:value="-0.383481673264212" calcext:value-type="float">
            <text:p>-0.383481673264212</text:p>
          </table:table-cell>
          <table:table-cell office:value-type="float" office:value="-0.381286730013868" calcext:value-type="float">
            <text:p>-0.381286730013868</text:p>
          </table:table-cell>
          <table:table-cell office:value-type="float" office:value="-0.393996334152684" calcext:value-type="float">
            <text:p>-0.393996334152684</text:p>
          </table:table-cell>
          <table:table-cell office:value-type="float" office:value="-0.373942831693262" calcext:value-type="float">
            <text:p>-0.373942831693262</text:p>
          </table:table-cell>
          <table:table-cell office:value-type="float" office:value="-0.386457233387722" calcext:value-type="float">
            <text:p>-0.386457233387722</text:p>
          </table:table-cell>
          <table:table-cell office:value-type="float" office:value="-0.36717178649872" calcext:value-type="float">
            <text:p>-0.36717178649872</text:p>
          </table:table-cell>
          <table:table-cell office:value-type="float" office:value="-0.358823518475671" calcext:value-type="float">
            <text:p>-0.358823518475671</text:p>
          </table:table-cell>
          <table:table-cell office:value-type="float" office:value="-0.350956531025144" calcext:value-type="float">
            <text:p>-0.350956531025144</text:p>
          </table:table-cell>
          <table:table-cell office:value-type="float" office:value="-0.349440174526813" calcext:value-type="float">
            <text:p>-0.349440174526813</text:p>
          </table:table-cell>
          <table:table-cell office:value-type="float" office:value="-0.35041970460458" calcext:value-type="float">
            <text:p>-0.35041970460458</text:p>
          </table:table-cell>
          <table:table-cell office:value-type="float" office:value="-0.351799892094478" calcext:value-type="float">
            <text:p>-0.351799892094478</text:p>
          </table:table-cell>
          <table:table-cell office:value-type="float" office:value="-0.351446105233661" calcext:value-type="float">
            <text:p>-0.351446105233661</text:p>
          </table:table-cell>
          <table:table-cell office:value-type="float" office:value="-0.348424848842759" calcext:value-type="float">
            <text:p>-0.348424848842759</text:p>
          </table:table-cell>
          <table:table-cell office:value-type="float" office:value="-0.347240500571671" calcext:value-type="float">
            <text:p>-0.347240500571671</text:p>
          </table:table-cell>
          <table:table-cell office:value-type="float" office:value="-0.347516852279339" calcext:value-type="float">
            <text:p>-0.347516852279339</text:p>
          </table:table-cell>
          <table:table-cell office:value-type="float" office:value="-0.346794504262813" calcext:value-type="float">
            <text:p>-0.346794504262813</text:p>
          </table:table-cell>
          <table:table-cell office:value-type="float" office:value="-0.345536460787332" calcext:value-type="float">
            <text:p>-0.345536460787332</text:p>
          </table:table-cell>
          <table:table-cell office:value-type="float" office:value="-0.343870643616057" calcext:value-type="float">
            <text:p>-0.343870643616057</text:p>
          </table:table-cell>
          <table:table-cell office:value-type="float" office:value="-0.342804420944427" calcext:value-type="float">
            <text:p>-0.342804420944427</text:p>
          </table:table-cell>
          <table:table-cell office:value-type="float" office:value="-0.343828972920394" calcext:value-type="float">
            <text:p>-0.343828972920394</text:p>
          </table:table-cell>
          <table:table-cell office:value-type="float" office:value="-0.341739465341402" calcext:value-type="float">
            <text:p>-0.341739465341402</text:p>
          </table:table-cell>
          <table:table-cell office:value-type="float" office:value="-0.343312196572693" calcext:value-type="float">
            <text:p>-0.343312196572693</text:p>
          </table:table-cell>
          <table:table-cell office:value-type="float" office:value="-0.342654378343831" calcext:value-type="float">
            <text:p>-0.342654378343831</text:p>
          </table:table-cell>
          <table:table-cell office:value-type="float" office:value="-0.342157016015183" calcext:value-type="float">
            <text:p>-0.342157016015183</text:p>
          </table:table-cell>
          <table:table-cell office:value-type="float" office:value="-0.34238924601534" calcext:value-type="float">
            <text:p>-0.34238924601534</text:p>
          </table:table-cell>
          <table:table-cell office:value-type="float" office:value="-0.343211041110287" calcext:value-type="float">
            <text:p>-0.343211041110287</text:p>
          </table:table-cell>
          <table:table-cell office:value-type="float" office:value="-0.343021590405018" calcext:value-type="float">
            <text:p>-0.343021590405018</text:p>
          </table:table-cell>
          <table:table-cell office:value-type="float" office:value="-0.343581679373951" calcext:value-type="float">
            <text:p>-0.343581679373951</text:p>
          </table:table-cell>
          <table:table-cell office:value-type="float" office:value="-0.343251551873792" calcext:value-type="float">
            <text:p>-0.343251551873792</text:p>
          </table:table-cell>
          <table:table-cell office:value-type="float" office:value="-0.342738688538996" calcext:value-type="float">
            <text:p>-0.342738688538996</text:p>
          </table:table-cell>
          <table:table-cell office:value-type="float" office:value="-0.343675225571909" calcext:value-type="float">
            <text:p>-0.343675225571909</text:p>
          </table:table-cell>
          <table:table-cell office:value-type="float" office:value="-0.342446714057082" calcext:value-type="float">
            <text:p>-0.342446714057082</text:p>
          </table:table-cell>
          <table:table-cell office:value-type="float" office:value="-0.343020131235788" calcext:value-type="float">
            <text:p>-0.343020131235788</text:p>
          </table:table-cell>
          <table:table-cell office:value-type="float" office:value="-0.342767936165797" calcext:value-type="float">
            <text:p>-0.342767936165797</text:p>
          </table:table-cell>
          <table:table-cell office:value-type="float" office:value="-0.342505083859943" calcext:value-type="float">
            <text:p>-0.342505083859943</text:p>
          </table:table-cell>
          <table:table-cell office:value-type="float" office:value="-0.34347660756766" calcext:value-type="float">
            <text:p>-0.34347660756766</text:p>
          </table:table-cell>
          <table:table-cell office:value-type="float" office:value="-0.343197696569544" calcext:value-type="float">
            <text:p>-0.343197696569544</text:p>
          </table:table-cell>
          <table:table-cell office:value-type="float" office:value="-0.342579321751686" calcext:value-type="float">
            <text:p>-0.342579321751686</text:p>
          </table:table-cell>
          <table:table-cell office:value-type="float" office:value="-0.343163157997931" calcext:value-type="float">
            <text:p>-0.343163157997931</text:p>
          </table:table-cell>
          <table:table-cell office:value-type="float" office:value="-0.342418677044577" calcext:value-type="float">
            <text:p>-0.342418677044577</text:p>
          </table:table-cell>
          <table:table-cell office:value-type="float" office:value="-0.341871586413624" calcext:value-type="float">
            <text:p>-0.341871586413624</text:p>
          </table:table-cell>
          <table:table-cell office:value-type="float" office:value="-0.342791953466463" calcext:value-type="float">
            <text:p>-0.342791953466463</text:p>
          </table:table-cell>
          <table:table-cell office:value-type="float" office:value="-0.342419635233746" calcext:value-type="float">
            <text:p>-0.342419635233746</text:p>
          </table:table-cell>
          <table:table-cell office:value-type="float" office:value="-0.342300186566357" calcext:value-type="float">
            <text:p>-0.342300186566357</text:p>
          </table:table-cell>
          <table:table-cell office:value-type="float" office:value="-0.341621921673245" calcext:value-type="float">
            <text:p>-0.341621921673245</text:p>
          </table:table-cell>
          <table:table-cell office:value-type="float" office:value="-0.342594943117708" calcext:value-type="float">
            <text:p>-0.342594943117708</text:p>
          </table:table-cell>
          <table:table-cell office:value-type="float" office:value="-0.343488595393908" calcext:value-type="float">
            <text:p>-0.343488595393908</text:p>
          </table:table-cell>
          <table:table-cell office:value-type="float" office:value="-0.342795156617551" calcext:value-type="float">
            <text:p>-0.342795156617551</text:p>
          </table:table-cell>
          <table:table-cell office:value-type="float" office:value="-0.34327182398949" calcext:value-type="float">
            <text:p>-0.34327182398949</text:p>
          </table:table-cell>
          <table:table-cell office:value-type="float" office:value="-0.343106774738094" calcext:value-type="float">
            <text:p>-0.343106774738094</text:p>
          </table:table-cell>
          <table:table-cell office:value-type="float" office:value="-0.341730943681836" calcext:value-type="float">
            <text:p>-0.341730943681836</text:p>
          </table:table-cell>
          <table:table-cell office:value-type="float" office:value="-0.342817844975261" calcext:value-type="float">
            <text:p>-0.342817844975261</text:p>
          </table:table-cell>
          <table:table-cell office:value-type="float" office:value="-0.342387482053417" calcext:value-type="float">
            <text:p>-0.342387482053417</text:p>
          </table:table-cell>
          <table:table-cell office:value-type="float" office:value="-0.342377999779591" calcext:value-type="float">
            <text:p>-0.342377999779591</text:p>
          </table:table-cell>
          <table:table-cell office:value-type="float" office:value="-0.342578204778888" calcext:value-type="float">
            <text:p>-0.342578204778888</text:p>
          </table:table-cell>
          <table:table-cell office:value-type="float" office:value="-0.342585942643977" calcext:value-type="float">
            <text:p>-0.342585942643977</text:p>
          </table:table-cell>
          <table:table-cell office:value-type="float" office:value="-0.342228001852636" calcext:value-type="float">
            <text:p>-0.342228001852636</text:p>
          </table:table-cell>
          <table:table-cell office:value-type="float" office:value="-0.343107884423767" calcext:value-type="float">
            <text:p>-0.343107884423767</text:p>
          </table:table-cell>
          <table:table-cell office:value-type="float" office:value="-0.343437765488335" calcext:value-type="float">
            <text:p>-0.343437765488335</text:p>
          </table:table-cell>
          <table:table-cell office:value-type="float" office:value="-0.342183201329746" calcext:value-type="float">
            <text:p>-0.342183201329746</text:p>
          </table:table-cell>
          <table:table-cell office:value-type="float" office:value="-0.343187692849926" calcext:value-type="float">
            <text:p>-0.343187692849926</text:p>
          </table:table-cell>
          <table:table-cell office:value-type="float" office:value="-0.342230384689464" calcext:value-type="float">
            <text:p>-0.342230384689464</text:p>
          </table:table-cell>
          <table:table-cell office:value-type="float" office:value="-0.342408343389591" calcext:value-type="float">
            <text:p>-0.342408343389591</text:p>
          </table:table-cell>
          <table:table-cell office:value-type="float" office:value="-0.342751483070112" calcext:value-type="float">
            <text:p>-0.342751483070112</text:p>
          </table:table-cell>
          <table:table-cell office:value-type="float" office:value="-0.343254210062578" calcext:value-type="float">
            <text:p>-0.343254210062578</text:p>
          </table:table-cell>
          <table:table-cell office:value-type="float" office:value="-0.342716544397097" calcext:value-type="float">
            <text:p>-0.342716544397097</text:p>
          </table:table-cell>
          <table:table-cell office:value-type="float" office:value="-0.342582461899643" calcext:value-type="float">
            <text:p>-0.342582461899643</text:p>
          </table:table-cell>
          <table:table-cell office:value-type="float" office:value="-0.34340928186479" calcext:value-type="float">
            <text:p>-0.34340928186479</text:p>
          </table:table-cell>
          <table:table-cell office:value-type="float" office:value="-0.342893354061799" calcext:value-type="float">
            <text:p>-0.342893354061799</text:p>
          </table:table-cell>
          <table:table-cell office:value-type="float" office:value="-0.343900513343332" calcext:value-type="float">
            <text:p>-0.343900513343332</text:p>
          </table:table-cell>
          <table:table-cell office:value-type="float" office:value="-0.343456781351924" calcext:value-type="float">
            <text:p>-0.343456781351924</text:p>
          </table:table-cell>
          <table:table-cell office:value-type="float" office:value="-0.342121127955221" calcext:value-type="float">
            <text:p>-0.342121127955221</text:p>
          </table:table-cell>
          <table:table-cell office:value-type="float" office:value="-0.34289029425359" calcext:value-type="float">
            <text:p>-0.34289029425359</text:p>
          </table:table-cell>
          <table:table-cell office:value-type="float" office:value="-0.34343931355467" calcext:value-type="float">
            <text:p>-0.34343931355467</text:p>
          </table:table-cell>
          <table:table-cell office:value-type="float" office:value="-0.343144315259183" calcext:value-type="float">
            <text:p>-0.343144315259183</text:p>
          </table:table-cell>
          <table:table-cell office:value-type="float" office:value="-0.341978840363341" calcext:value-type="float">
            <text:p>-0.341978840363341</text:p>
          </table:table-cell>
          <table:table-cell office:value-type="float" office:value="-0.342552989769467" calcext:value-type="float">
            <text:p>-0.342552989769467</text:p>
          </table:table-cell>
          <table:table-cell office:value-type="float" office:value="-0.343935033309721" calcext:value-type="float">
            <text:p>-0.343935033309721</text:p>
          </table:table-cell>
          <table:table-cell office:value-type="float" office:value="-0.342315361890223" calcext:value-type="float">
            <text:p>-0.342315361890223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45668112696662" calcext:value-type="float">
            <text:p>-2.45668112696662E-05</text:p>
          </table:table-cell>
          <table:table-cell office:value-type="float" office:value="-0.00000977158931897426" calcext:value-type="float">
            <text:p>-9.77158931897426E-06</text:p>
          </table:table-cell>
          <table:table-cell office:value-type="float" office:value="0.00000750682734829145" calcext:value-type="float">
            <text:p>7.50682734829145E-06</text:p>
          </table:table-cell>
          <table:table-cell office:value-type="float" office:value="0.0000299311933180113" calcext:value-type="float">
            <text:p>2.99311933180113E-05</text:p>
          </table:table-cell>
          <table:table-cell office:value-type="float" office:value="-0.0000159575181318261" calcext:value-type="float">
            <text:p>-1.59575181318261E-05</text:p>
          </table:table-cell>
          <table:table-cell office:value-type="float" office:value="-0.0000128955269808051" calcext:value-type="float">
            <text:p>-1.28955269808051E-05</text:p>
          </table:table-cell>
          <table:table-cell office:value-type="float" office:value="0.0000621071782150873" calcext:value-type="float">
            <text:p>6.21071782150873E-05</text:p>
          </table:table-cell>
          <table:table-cell office:value-type="float" office:value="-0.0000634196955708877" calcext:value-type="float">
            <text:p>-6.34196955708877E-05</text:p>
          </table:table-cell>
          <table:table-cell office:value-type="float" office:value="0.0000692550773809808" calcext:value-type="float">
            <text:p>6.92550773809808E-05</text:p>
          </table:table-cell>
          <table:table-cell office:value-type="float" office:value="-0.0000456513877906128" calcext:value-type="float">
            <text:p>-4.56513877906128E-05</text:p>
          </table:table-cell>
          <table:table-cell office:value-type="float" office:value="-0.00000464183453768863" calcext:value-type="float">
            <text:p>-4.64183453768863E-06</text:p>
          </table:table-cell>
          <table:table-cell office:value-type="float" office:value="-0.00000868641346363219" calcext:value-type="float">
            <text:p>-8.68641346363219E-06</text:p>
          </table:table-cell>
          <table:table-cell office:value-type="float" office:value="-0.000000672436598736503" calcext:value-type="float">
            <text:p>-6.72436598736503E-07</text:p>
          </table:table-cell>
          <table:table-cell office:value-type="float" office:value="-0.00000416885497867003" calcext:value-type="float">
            <text:p>-4.16885497867003E-06</text:p>
          </table:table-cell>
          <table:table-cell office:value-type="float" office:value="0.0000156907669892625" calcext:value-type="float">
            <text:p>1.56907669892625E-05</text:p>
          </table:table-cell>
          <table:table-cell office:value-type="float" office:value="0.0000214783458991619" calcext:value-type="float">
            <text:p>2.14783458991619E-05</text:p>
          </table:table-cell>
          <table:table-cell office:value-type="float" office:value="0.0000175402104678479" calcext:value-type="float">
            <text:p>1.75402104678479E-05</text:p>
          </table:table-cell>
          <table:table-cell office:value-type="float" office:value="-0.0000145068091380041" calcext:value-type="float">
            <text:p>-1.45068091380041E-05</text:p>
          </table:table-cell>
          <table:table-cell office:value-type="float" office:value="-0.00000782400000515215" calcext:value-type="float">
            <text:p>-7.82400000515215E-06</text:p>
          </table:table-cell>
          <table:table-cell office:value-type="float" office:value="-0.0000638416607307013" calcext:value-type="float">
            <text:p>-6.38416607307013E-05</text:p>
          </table:table-cell>
          <table:table-cell office:value-type="float" office:value="0.0000413861642999391" calcext:value-type="float">
            <text:p>4.13861642999391E-05</text:p>
          </table:table-cell>
          <table:table-cell office:value-type="float" office:value="0.00000585371581907079" calcext:value-type="float">
            <text:p>5.85371581907079E-06</text:p>
          </table:table-cell>
          <table:table-cell office:value-type="float" office:value="0.0000159428658794702" calcext:value-type="float">
            <text:p>1.59428658794702E-05</text:p>
          </table:table-cell>
          <table:table-cell office:value-type="float" office:value="-0.0000117143053003921" calcext:value-type="float">
            <text:p>-1.17143053003921E-05</text:p>
          </table:table-cell>
          <table:table-cell office:value-type="float" office:value="0.00000131052174695556" calcext:value-type="float">
            <text:p>1.31052174695556E-06</text:p>
          </table:table-cell>
          <table:table-cell office:value-type="float" office:value="0.0000199777855931504" calcext:value-type="float">
            <text:p>1.99777855931504E-05</text:p>
          </table:table-cell>
          <table:table-cell office:value-type="float" office:value="0.00000403386877173562" calcext:value-type="float">
            <text:p>4.03386877173562E-06</text:p>
          </table:table-cell>
          <table:table-cell office:value-type="float" office:value="-0.000000700164142386495" calcext:value-type="float">
            <text:p>-7.00164142386495E-07</text:p>
          </table:table-cell>
          <table:table-cell office:value-type="float" office:value="-0.0000312727845872551" calcext:value-type="float">
            <text:p>-3.12727845872551E-05</text:p>
          </table:table-cell>
          <table:table-cell office:value-type="float" office:value="0.0000280194134945622" calcext:value-type="float">
            <text:p>2.80194134945622E-05</text:p>
          </table:table-cell>
          <table:table-cell office:value-type="float" office:value="-0.0000242071687598377" calcext:value-type="float">
            <text:p>-2.42071687598377E-05</text:p>
          </table:table-cell>
          <table:table-cell office:value-type="float" office:value="-0.0000275383129436091" calcext:value-type="float">
            <text:p>-2.75383129436091E-05</text:p>
          </table:table-cell>
          <table:table-cell office:value-type="float" office:value="0.0000476510151470322" calcext:value-type="float">
            <text:p>4.76510151470322E-05</text:p>
          </table:table-cell>
          <table:table-cell office:value-type="float" office:value="-0.0000214972193560703" calcext:value-type="float">
            <text:p>-2.14972193560703E-05</text:p>
          </table:table-cell>
          <table:table-cell office:value-type="float" office:value="0.0000175908371967681" calcext:value-type="float">
            <text:p>1.75908371967681E-05</text:p>
          </table:table-cell>
          <table:table-cell office:value-type="float" office:value="-0.0000171580004331151" calcext:value-type="float">
            <text:p>-1.71580004331151E-05</text:p>
          </table:table-cell>
          <table:table-cell office:value-type="float" office:value="0.00000651541246210474" calcext:value-type="float">
            <text:p>6.51541246210474E-06</text:p>
          </table:table-cell>
          <table:table-cell office:value-type="float" office:value="-0.0000109139704398964" calcext:value-type="float">
            <text:p>-1.09139704398964E-05</text:p>
          </table:table-cell>
          <table:table-cell office:value-type="float" office:value="0.0000100302569325805" calcext:value-type="float">
            <text:p>1.00302569325805E-05</text:p>
          </table:table-cell>
          <table:table-cell office:value-type="float" office:value="-0.0000122745775795186" calcext:value-type="float">
            <text:p>-1.22745775795186E-05</text:p>
          </table:table-cell>
          <table:table-cell office:value-type="float" office:value="-0.0000225506121344088" calcext:value-type="float">
            <text:p>-2.25506121344088E-05</text:p>
          </table:table-cell>
          <table:table-cell office:value-type="float" office:value="0.000033774684757959" calcext:value-type="float">
            <text:p>3.3774684757959E-05</text:p>
          </table:table-cell>
          <table:table-cell office:value-type="float" office:value="-0.00000711262343056074" calcext:value-type="float">
            <text:p>-7.11262343056074E-06</text:p>
          </table:table-cell>
          <table:table-cell office:value-type="float" office:value="-0.0000121248087606163" calcext:value-type="float">
            <text:p>-1.21248087606163E-05</text:p>
          </table:table-cell>
          <table:table-cell office:value-type="float" office:value="0.0000432844384639641" calcext:value-type="float">
            <text:p>4.32844384639641E-05</text:p>
          </table:table-cell>
          <table:table-cell office:value-type="float" office:value="-0.0000411418648094131" calcext:value-type="float">
            <text:p>-4.11418648094131E-05</text:p>
          </table:table-cell>
          <table:table-cell office:value-type="float" office:value="0.0000215757678623252" calcext:value-type="float">
            <text:p>2.15757678623252E-05</text:p>
          </table:table-cell>
          <table:table-cell office:value-type="float" office:value="-0.0000147150842159105" calcext:value-type="float">
            <text:p>-1.47150842159105E-05</text:p>
          </table:table-cell>
          <table:table-cell office:value-type="float" office:value="-0.0000077466069089982" calcext:value-type="float">
            <text:p>-7.7466069089982E-06</text:p>
          </table:table-cell>
          <table:table-cell office:value-type="float" office:value="-0.000166466623169159" calcext:value-type="float">
            <text:p>-0.000166466623169</text:p>
          </table:table-cell>
          <table:table-cell office:value-type="float" office:value="-0.00000542414853221818" calcext:value-type="float">
            <text:p>-5.42414853221818E-06</text:p>
          </table:table-cell>
          <table:table-cell office:value-type="float" office:value="-0.000142774939883017" calcext:value-type="float">
            <text:p>-0.000142774939883</text:p>
          </table:table-cell>
          <table:table-cell office:value-type="float" office:value="-0.000838003198127768" calcext:value-type="float">
            <text:p>-0.000838003198128</text:p>
          </table:table-cell>
          <table:table-cell office:value-type="float" office:value="-0.000578547724413459" calcext:value-type="float">
            <text:p>-0.000578547724413</text:p>
          </table:table-cell>
          <table:table-cell office:value-type="float" office:value="-0.000592809380138837" calcext:value-type="float">
            <text:p>-0.000592809380139</text:p>
          </table:table-cell>
          <table:table-cell office:value-type="float" office:value="-0.000537642014574402" calcext:value-type="float">
            <text:p>-0.000537642014574</text:p>
          </table:table-cell>
          <table:table-cell office:value-type="float" office:value="-0.000554781160903683" calcext:value-type="float">
            <text:p>-0.000554781160904</text:p>
          </table:table-cell>
          <table:table-cell office:value-type="float" office:value="0.000232192533998643" calcext:value-type="float">
            <text:p>0.000232192533999</text:p>
          </table:table-cell>
          <table:table-cell office:value-type="float" office:value="-0.00102734672909699" calcext:value-type="float">
            <text:p>-0.001027346729097</text:p>
          </table:table-cell>
          <table:table-cell office:value-type="float" office:value="-0.00595484212642483" calcext:value-type="float">
            <text:p>-0.005954842126425</text:p>
          </table:table-cell>
          <table:table-cell office:value-type="float" office:value="-0.000819475162358529" calcext:value-type="float">
            <text:p>-0.000819475162359</text:p>
          </table:table-cell>
          <table:table-cell office:value-type="float" office:value="0.0477821740775777" calcext:value-type="float">
            <text:p>0.047782174077578</text:p>
          </table:table-cell>
          <table:table-cell office:value-type="float" office:value="0.00240270437354251" calcext:value-type="float">
            <text:p>0.002402704373543</text:p>
          </table:table-cell>
          <table:table-cell office:value-type="float" office:value="0.000715881026024212" calcext:value-type="float">
            <text:p>0.000715881026024</text:p>
          </table:table-cell>
          <table:table-cell office:value-type="float" office:value="-0.00334822304189469" calcext:value-type="float">
            <text:p>-0.003348223041895</text:p>
          </table:table-cell>
          <table:table-cell office:value-type="float" office:value="0.00138337845265518" calcext:value-type="float">
            <text:p>0.001383378452655</text:p>
          </table:table-cell>
          <table:table-cell office:value-type="float" office:value="-0.000781399595885357" calcext:value-type="float">
            <text:p>-0.000781399595885</text:p>
          </table:table-cell>
          <table:table-cell office:value-type="float" office:value="-0.00659938721885478" calcext:value-type="float">
            <text:p>-0.006599387218855</text:p>
          </table:table-cell>
          <table:table-cell office:value-type="float" office:value="-0.0283012681341223" calcext:value-type="float">
            <text:p>-0.028301268134122</text:p>
          </table:table-cell>
          <table:table-cell office:value-type="float" office:value="-0.00244050175696192" calcext:value-type="float">
            <text:p>-0.002440501756962</text:p>
          </table:table-cell>
          <table:table-cell office:value-type="float" office:value="-0.00186535198531668" calcext:value-type="float">
            <text:p>-0.001865351985317</text:p>
          </table:table-cell>
          <table:table-cell office:value-type="float" office:value="-0.000632743228004218" calcext:value-type="float">
            <text:p>-0.000632743228004</text:p>
          </table:table-cell>
          <table:table-cell office:value-type="float" office:value="-0.0039747433998531" calcext:value-type="float">
            <text:p>-0.003974743399853</text:p>
          </table:table-cell>
          <table:table-cell office:value-type="float" office:value="-0.00470227017091085" calcext:value-type="float">
            <text:p>-0.004702270170911</text:p>
          </table:table-cell>
          <table:table-cell office:value-type="float" office:value="-0.000718110542305084" calcext:value-type="float">
            <text:p>-0.000718110542305</text:p>
          </table:table-cell>
          <table:table-cell office:value-type="float" office:value="-0.00105715869398054" calcext:value-type="float">
            <text:p>-0.001057158693981</text:p>
          </table:table-cell>
          <table:table-cell office:value-type="float" office:value="0.0351884782261663" calcext:value-type="float">
            <text:p>0.035188478226166</text:p>
          </table:table-cell>
          <table:table-cell office:value-type="float" office:value="0.00407531056691823" calcext:value-type="float">
            <text:p>0.004075310566918</text:p>
          </table:table-cell>
          <table:table-cell office:value-type="float" office:value="0.00133818182445411" calcext:value-type="float">
            <text:p>0.001338181824454</text:p>
          </table:table-cell>
          <table:table-cell office:value-type="float" office:value="-0.00696668332284783" calcext:value-type="float">
            <text:p>-0.006966683322848</text:p>
          </table:table-cell>
          <table:table-cell office:value-type="float" office:value="-0.0202814341682462" calcext:value-type="float">
            <text:p>-0.020281434168246</text:p>
          </table:table-cell>
          <table:table-cell office:value-type="float" office:value="-0.00373155119040475" calcext:value-type="float">
            <text:p>-0.003731551190405</text:p>
          </table:table-cell>
          <table:table-cell office:value-type="float" office:value="-0.00324766906802337" calcext:value-type="float">
            <text:p>-0.003247669068023</text:p>
          </table:table-cell>
          <table:table-cell office:value-type="float" office:value="0.0045610616262583" calcext:value-type="float">
            <text:p>0.004561061626258</text:p>
          </table:table-cell>
          <table:table-cell office:value-type="float" office:value="0.00306506263966089" calcext:value-type="float">
            <text:p>0.003065062639661</text:p>
          </table:table-cell>
          <table:table-cell office:value-type="float" office:value="-0.00190786207109728" calcext:value-type="float">
            <text:p>-0.001907862071097</text:p>
          </table:table-cell>
          <table:table-cell office:value-type="float" office:value="-0.001826082001747" calcext:value-type="float">
            <text:p>-0.001826082001747</text:p>
          </table:table-cell>
          <table:table-cell office:value-type="float" office:value="-0.00130667425446995" calcext:value-type="float">
            <text:p>-0.00130667425447</text:p>
          </table:table-cell>
          <table:table-cell office:value-type="float" office:value="0.00101056570054714" calcext:value-type="float">
            <text:p>0.001010565700547</text:p>
          </table:table-cell>
          <table:table-cell office:value-type="float" office:value="0.000267642927056722" calcext:value-type="float">
            <text:p>0.000267642927057</text:p>
          </table:table-cell>
          <table:table-cell office:value-type="float" office:value="-0.00832015014525683" calcext:value-type="float">
            <text:p>-0.008320150145257</text:p>
          </table:table-cell>
          <table:table-cell office:value-type="float" office:value="-0.00375752868063189" calcext:value-type="float">
            <text:p>-0.003757528680632</text:p>
          </table:table-cell>
          <table:table-cell office:value-type="float" office:value="-0.00302014204931461" calcext:value-type="float">
            <text:p>-0.003020142049315</text:p>
          </table:table-cell>
          <table:table-cell office:value-type="float" office:value="0.00772679471845516" calcext:value-type="float">
            <text:p>0.007726794718455</text:p>
          </table:table-cell>
          <table:table-cell office:value-type="float" office:value="0.024694452353745" calcext:value-type="float">
            <text:p>0.024694452353745</text:p>
          </table:table-cell>
          <table:table-cell office:value-type="float" office:value="0.0114429804286307" calcext:value-type="float">
            <text:p>0.011442980428631</text:p>
          </table:table-cell>
          <table:table-cell office:value-type="float" office:value="0.00267767796751683" calcext:value-type="float">
            <text:p>0.002677677967517</text:p>
          </table:table-cell>
          <table:table-cell office:value-type="float" office:value="0.00186077164954568" calcext:value-type="float">
            <text:p>0.001860771649546</text:p>
          </table:table-cell>
          <table:table-cell office:value-type="float" office:value="-0.00157553725653792" calcext:value-type="float">
            <text:p>-0.001575537256538</text:p>
          </table:table-cell>
          <table:table-cell office:value-type="float" office:value="-0.00774465979039751" calcext:value-type="float">
            <text:p>-0.007744659790398</text:p>
          </table:table-cell>
          <table:table-cell office:value-type="float" office:value="-0.00463017809528121" calcext:value-type="float">
            <text:p>-0.004630178095281</text:p>
          </table:table-cell>
          <table:table-cell office:value-type="float" office:value="-0.00957323048063036" calcext:value-type="float">
            <text:p>-0.00957323048063</text:p>
          </table:table-cell>
          <table:table-cell office:value-type="float" office:value="-0.0120708085542845" calcext:value-type="float">
            <text:p>-0.012070808554285</text:p>
          </table:table-cell>
          <table:table-cell office:value-type="float" office:value="0.000568358997590612" calcext:value-type="float">
            <text:p>0.000568358997591</text:p>
          </table:table-cell>
          <table:table-cell office:value-type="float" office:value="-0.00285829402028398" calcext:value-type="float">
            <text:p>-0.002858294020284</text:p>
          </table:table-cell>
          <table:table-cell office:value-type="float" office:value="-0.00568999763545508" calcext:value-type="float">
            <text:p>-0.005689997635455</text:p>
          </table:table-cell>
          <table:table-cell office:value-type="float" office:value="-0.00275650895180907" calcext:value-type="float">
            <text:p>-0.002756508951809</text:p>
          </table:table-cell>
          <table:table-cell office:value-type="float" office:value="-0.00296360596531242" calcext:value-type="float">
            <text:p>-0.002963605965312</text:p>
          </table:table-cell>
          <table:table-cell office:value-type="float" office:value="-0.00113707260810741" calcext:value-type="float">
            <text:p>-0.001137072608107</text:p>
          </table:table-cell>
          <table:table-cell office:value-type="float" office:value="-0.000303796280523849" calcext:value-type="float">
            <text:p>-0.000303796280524</text:p>
          </table:table-cell>
          <table:table-cell office:value-type="float" office:value="0.00344029103640053" calcext:value-type="float">
            <text:p>0.003440291036401</text:p>
          </table:table-cell>
          <table:table-cell office:value-type="float" office:value="0.025767011372389" calcext:value-type="float">
            <text:p>0.025767011372389</text:p>
          </table:table-cell>
          <table:table-cell office:value-type="float" office:value="0.00520004992310652" calcext:value-type="float">
            <text:p>0.005200049923107</text:p>
          </table:table-cell>
          <table:table-cell office:value-type="float" office:value="0.00903971590542191" calcext:value-type="float">
            <text:p>0.009039715905422</text:p>
          </table:table-cell>
          <table:table-cell office:value-type="float" office:value="0.00220846717590611" calcext:value-type="float">
            <text:p>0.002208467175906</text:p>
          </table:table-cell>
          <table:table-cell office:value-type="float" office:value="-0.00210562916716178" calcext:value-type="float">
            <text:p>-0.002105629167162</text:p>
          </table:table-cell>
          <table:table-cell office:value-type="float" office:value="-0.00990399091370198" calcext:value-type="float">
            <text:p>-0.009903990913702</text:p>
          </table:table-cell>
          <table:table-cell office:value-type="float" office:value="-0.0173742467974617" calcext:value-type="float">
            <text:p>-0.017374246797462</text:p>
          </table:table-cell>
          <table:table-cell office:value-type="float" office:value="-0.0042518680918216" calcext:value-type="float">
            <text:p>-0.004251868091822</text:p>
          </table:table-cell>
          <table:table-cell office:value-type="float" office:value="-0.0030972277723027" calcext:value-type="float">
            <text:p>-0.003097227772303</text:p>
          </table:table-cell>
          <table:table-cell office:value-type="float" office:value="-0.0023692112501677" calcext:value-type="float">
            <text:p>-0.002369211250168</text:p>
          </table:table-cell>
          <table:table-cell office:value-type="float" office:value="0.00553588619235679" calcext:value-type="float">
            <text:p>0.005535886192357</text:p>
          </table:table-cell>
          <table:table-cell office:value-type="float" office:value="0.00556793321948923" calcext:value-type="float">
            <text:p>0.005567933219489</text:p>
          </table:table-cell>
          <table:table-cell office:value-type="float" office:value="0.00251265728930561" calcext:value-type="float">
            <text:p>0.002512657289306</text:p>
          </table:table-cell>
          <table:table-cell office:value-type="float" office:value="-0.00192888335727959" calcext:value-type="float">
            <text:p>-0.00192888335728</text:p>
          </table:table-cell>
          <table:table-cell office:value-type="float" office:value="-0.00072130012187388" calcext:value-type="float">
            <text:p>-0.000721300121874</text:p>
          </table:table-cell>
          <table:table-cell office:value-type="float" office:value="-0.0000532001605114685" calcext:value-type="float">
            <text:p>-5.32001605114685E-05</text:p>
          </table:table-cell>
          <table:table-cell office:value-type="float" office:value="-0.000995383880407263" calcext:value-type="float">
            <text:p>-0.000995383880407</text:p>
          </table:table-cell>
          <table:table-cell office:value-type="float" office:value="-0.00177456857877351" calcext:value-type="float">
            <text:p>-0.001774568578774</text:p>
          </table:table-cell>
          <table:table-cell office:value-type="float" office:value="-0.00550135943745345" calcext:value-type="float">
            <text:p>-0.005501359437453</text:p>
          </table:table-cell>
          <table:table-cell office:value-type="float" office:value="-0.000342167972234964" calcext:value-type="float">
            <text:p>-0.000342167972235</text:p>
          </table:table-cell>
          <table:table-cell office:value-type="float" office:value="0.00249201027008844" calcext:value-type="float">
            <text:p>0.002492010270088</text:p>
          </table:table-cell>
          <table:table-cell office:value-type="float" office:value="0.0252110482459312" calcext:value-type="float">
            <text:p>0.025211048245931</text:p>
          </table:table-cell>
          <table:table-cell office:value-type="float" office:value="0.0162181965061222" calcext:value-type="float">
            <text:p>0.016218196506122</text:p>
          </table:table-cell>
          <table:table-cell office:value-type="float" office:value="0.00363737396637248" calcext:value-type="float">
            <text:p>0.003637373966372</text:p>
          </table:table-cell>
          <table:table-cell office:value-type="float" office:value="0.000173239225019661" calcext:value-type="float">
            <text:p>0.00017323922502</text:p>
          </table:table-cell>
          <table:table-cell office:value-type="float" office:value="-0.000627456874289944" calcext:value-type="float">
            <text:p>-0.00062745687429</text:p>
          </table:table-cell>
          <table:table-cell office:value-type="float" office:value="-0.00151507021539554" calcext:value-type="float">
            <text:p>-0.001515070215396</text:p>
          </table:table-cell>
          <table:table-cell office:value-type="float" office:value="-0.00355001131121707" calcext:value-type="float">
            <text:p>-0.003550011311217</text:p>
          </table:table-cell>
          <table:table-cell office:value-type="float" office:value="-0.00698861890590463" calcext:value-type="float">
            <text:p>-0.006988618905905</text:p>
          </table:table-cell>
          <table:table-cell office:value-type="float" office:value="-0.0284786043436535" calcext:value-type="float">
            <text:p>-0.028478604343654</text:p>
          </table:table-cell>
          <table:table-cell office:value-type="float" office:value="-0.00346896918002843" calcext:value-type="float">
            <text:p>-0.003468969180028</text:p>
          </table:table-cell>
          <table:table-cell office:value-type="float" office:value="0.00197147940724679" calcext:value-type="float">
            <text:p>0.001971479407247</text:p>
          </table:table-cell>
          <table:table-cell office:value-type="float" office:value="-0.00223775377152624" calcext:value-type="float">
            <text:p>-0.002237753771526</text:p>
          </table:table-cell>
          <table:table-cell office:value-type="float" office:value="-0.000176660554125851" calcext:value-type="float">
            <text:p>-0.000176660554126</text:p>
          </table:table-cell>
          <table:table-cell office:value-type="float" office:value="-0.000875064230326572" calcext:value-type="float">
            <text:p>-0.000875064230327</text:p>
          </table:table-cell>
          <table:table-cell office:value-type="float" office:value="-0.00121552677102582" calcext:value-type="float">
            <text:p>-0.001215526771026</text:p>
          </table:table-cell>
          <table:table-cell office:value-type="float" office:value="-0.00237112769951148" calcext:value-type="float">
            <text:p>-0.002371127699511</text:p>
          </table:table-cell>
          <table:table-cell office:value-type="float" office:value="-0.00406001994048283" calcext:value-type="float">
            <text:p>-0.004060019940483</text:p>
          </table:table-cell>
          <table:table-cell office:value-type="float" office:value="-0.000351078278136352" calcext:value-type="float">
            <text:p>-0.000351078278136</text:p>
          </table:table-cell>
          <table:table-cell office:value-type="float" office:value="-0.00228881162303124" calcext:value-type="float">
            <text:p>-0.002288811623031</text:p>
          </table:table-cell>
          <table:table-cell office:value-type="float" office:value="-0.000919266264256091" calcext:value-type="float">
            <text:p>-0.000919266264256</text:p>
          </table:table-cell>
          <table:table-cell office:value-type="float" office:value="0.00127150270381055" calcext:value-type="float">
            <text:p>0.001271502703811</text:p>
          </table:table-cell>
          <table:table-cell office:value-type="float" office:value="0.033163519402643" calcext:value-type="float">
            <text:p>0.033163519402643</text:p>
          </table:table-cell>
          <table:table-cell office:value-type="float" office:value="0.00703052090342105" calcext:value-type="float">
            <text:p>0.007030520903421</text:p>
          </table:table-cell>
          <table:table-cell office:value-type="float" office:value="0.0024291983376149" calcext:value-type="float">
            <text:p>0.002429198337615</text:p>
          </table:table-cell>
          <table:table-cell office:value-type="float" office:value="-0.0374954684210719" calcext:value-type="float">
            <text:p>-0.037495468421072</text:p>
          </table:table-cell>
          <table:table-cell office:value-type="float" office:value="0.0123504194233647" calcext:value-type="float">
            <text:p>0.012350419423365</text:p>
          </table:table-cell>
          <table:table-cell office:value-type="float" office:value="0.00345493564522586" calcext:value-type="float">
            <text:p>0.003454935645226</text:p>
          </table:table-cell>
          <table:table-cell office:value-type="float" office:value="-0.0000963153950046536" calcext:value-type="float">
            <text:p>-9.63153950046536E-05</text:p>
          </table:table-cell>
          <table:table-cell office:value-type="float" office:value="-0.000658022770952504" calcext:value-type="float">
            <text:p>-0.000658022770953</text:p>
          </table:table-cell>
          <table:table-cell office:value-type="float" office:value="-0.00211214546101363" calcext:value-type="float">
            <text:p>-0.002112145461014</text:p>
          </table:table-cell>
          <table:table-cell office:value-type="float" office:value="-0.000634528807924861" calcext:value-type="float">
            <text:p>-0.000634528807925</text:p>
          </table:table-cell>
          <table:table-cell office:value-type="float" office:value="-0.00190637083702055" calcext:value-type="float">
            <text:p>-0.001906370837021</text:p>
          </table:table-cell>
          <table:table-cell office:value-type="float" office:value="-0.010496941180901" calcext:value-type="float">
            <text:p>-0.010496941180901</text:p>
          </table:table-cell>
          <table:table-cell office:value-type="float" office:value="0.00157739961040659" calcext:value-type="float">
            <text:p>0.001577399610407</text:p>
          </table:table-cell>
          <table:table-cell office:value-type="float" office:value="0.0100286204678601" calcext:value-type="float">
            <text:p>0.01002862046786</text:p>
          </table:table-cell>
          <table:table-cell office:value-type="float" office:value="0.0148394620705701" calcext:value-type="float">
            <text:p>0.01483946207057</text:p>
          </table:table-cell>
          <table:table-cell office:value-type="float" office:value="0.00386921514314498" calcext:value-type="float">
            <text:p>0.003869215143145</text:p>
          </table:table-cell>
          <table:table-cell office:value-type="float" office:value="0.00557585240105335" calcext:value-type="float">
            <text:p>0.005575852401053</text:p>
          </table:table-cell>
          <table:table-cell office:value-type="float" office:value="0.0062272781102633" calcext:value-type="float">
            <text:p>0.006227278110263</text:p>
          </table:table-cell>
          <table:table-cell office:value-type="float" office:value="0.00682443657244597" calcext:value-type="float">
            <text:p>0.006824436572446</text:p>
          </table:table-cell>
          <table:table-cell office:value-type="float" office:value="0.0016428421850459" calcext:value-type="float">
            <text:p>0.001642842185046</text:p>
          </table:table-cell>
          <table:table-cell office:value-type="float" office:value="-0.00098399816002881" calcext:value-type="float">
            <text:p>-0.000983998160029</text:p>
          </table:table-cell>
          <table:table-cell office:value-type="float" office:value="-0.00706416007130384" calcext:value-type="float">
            <text:p>-0.007064160071304</text:p>
          </table:table-cell>
          <table:table-cell office:value-type="float" office:value="-0.00171344612361712" calcext:value-type="float">
            <text:p>-0.001713446123617</text:p>
          </table:table-cell>
          <table:table-cell office:value-type="float" office:value="-0.0013102499222104" calcext:value-type="float">
            <text:p>-0.00131024992221</text:p>
          </table:table-cell>
          <table:table-cell office:value-type="float" office:value="-0.00270778283788992" calcext:value-type="float">
            <text:p>-0.00270778283789</text:p>
          </table:table-cell>
          <table:table-cell office:value-type="float" office:value="-0.00484068704854795" calcext:value-type="float">
            <text:p>-0.004840687048548</text:p>
          </table:table-cell>
          <table:table-cell office:value-type="float" office:value="-0.0183747501796324" calcext:value-type="float">
            <text:p>-0.018374750179632</text:p>
          </table:table-cell>
          <table:table-cell office:value-type="float" office:value="-0.000570255327141056" calcext:value-type="float">
            <text:p>-0.000570255327141</text:p>
          </table:table-cell>
          <table:table-cell office:value-type="float" office:value="-0.00290262757512749" calcext:value-type="float">
            <text:p>-0.002902627575127</text:p>
          </table:table-cell>
          <table:table-cell office:value-type="float" office:value="-0.00164743748196067" calcext:value-type="float">
            <text:p>-0.001647437481961</text:p>
          </table:table-cell>
          <table:table-cell office:value-type="float" office:value="-0.0015126619539933" calcext:value-type="float">
            <text:p>-0.001512661953993</text:p>
          </table:table-cell>
          <table:table-cell office:value-type="float" office:value="-0.000693307429061762" calcext:value-type="float">
            <text:p>-0.000693307429062</text:p>
          </table:table-cell>
          <table:table-cell office:value-type="float" office:value="-0.00264919017931903" calcext:value-type="float">
            <text:p>-0.002649190179319</text:p>
          </table:table-cell>
          <table:table-cell office:value-type="float" office:value="-0.00511849915065621" calcext:value-type="float">
            <text:p>-0.005118499150656</text:p>
          </table:table-cell>
          <table:table-cell office:value-type="float" office:value="-0.00140640276727572" calcext:value-type="float">
            <text:p>-0.001406402767276</text:p>
          </table:table-cell>
          <table:table-cell office:value-type="float" office:value="-0.00091432507301964" calcext:value-type="float">
            <text:p>-0.00091432507302</text:p>
          </table:table-cell>
          <table:table-cell office:value-type="float" office:value="-0.00133730019404382" calcext:value-type="float">
            <text:p>-0.001337300194044</text:p>
          </table:table-cell>
          <table:table-cell office:value-type="float" office:value="0.0238217133306207" calcext:value-type="float">
            <text:p>0.023821713330621</text:p>
          </table:table-cell>
          <table:table-cell office:value-type="float" office:value="0.00963903568276769" calcext:value-type="float">
            <text:p>0.009639035682768</text:p>
          </table:table-cell>
          <table:table-cell office:value-type="float" office:value="0.00405485287123941" calcext:value-type="float">
            <text:p>0.004054852871239</text:p>
          </table:table-cell>
          <table:table-cell office:value-type="float" office:value="0.00275291834640301" calcext:value-type="float">
            <text:p>0.002752918346403</text:p>
          </table:table-cell>
          <table:table-cell office:value-type="float" office:value="-0.0388667112399373" calcext:value-type="float">
            <text:p>-0.038866711239937</text:p>
          </table:table-cell>
          <table:table-cell office:value-type="float" office:value="-0.0019861313250451" calcext:value-type="float">
            <text:p>-0.001986131325045</text:p>
          </table:table-cell>
          <table:table-cell office:value-type="float" office:value="-0.000716165464026308" calcext:value-type="float">
            <text:p>-0.000716165464026</text:p>
          </table:table-cell>
          <table:table-cell office:value-type="float" office:value="-0.00113077407574208" calcext:value-type="float">
            <text:p>-0.001130774075742</text:p>
          </table:table-cell>
          <table:table-cell office:value-type="float" office:value="0.0178133042067698" calcext:value-type="float">
            <text:p>0.01781330420677</text:p>
          </table:table-cell>
          <table:table-cell office:value-type="float" office:value="0.00632452517805304" calcext:value-type="float">
            <text:p>0.006324525178053</text:p>
          </table:table-cell>
          <table:table-cell office:value-type="float" office:value="-0.00236288696146486" calcext:value-type="float">
            <text:p>-0.002362886961465</text:p>
          </table:table-cell>
          <table:table-cell office:value-type="float" office:value="0.000264024873728896" calcext:value-type="float">
            <text:p>0.000264024873729</text:p>
          </table:table-cell>
          <table:table-cell office:value-type="float" office:value="-0.00137737876339522" calcext:value-type="float">
            <text:p>-0.001377378763395</text:p>
          </table:table-cell>
          <table:table-cell office:value-type="float" office:value="-0.00976973780595503" calcext:value-type="float">
            <text:p>-0.009769737805955</text:p>
          </table:table-cell>
          <table:table-cell office:value-type="float" office:value="-0.00437307118230967" calcext:value-type="float">
            <text:p>-0.00437307118231</text:p>
          </table:table-cell>
          <table:table-cell office:value-type="float" office:value="0.00893075585097175" calcext:value-type="float">
            <text:p>0.008930755850972</text:p>
          </table:table-cell>
          <table:table-cell office:value-type="float" office:value="0.0222401157968455" calcext:value-type="float">
            <text:p>0.022240115796846</text:p>
          </table:table-cell>
          <table:table-cell office:value-type="float" office:value="0.0104758146296978" calcext:value-type="float">
            <text:p>0.010475814629698</text:p>
          </table:table-cell>
          <table:table-cell office:value-type="float" office:value="0.0080154370240848" calcext:value-type="float">
            <text:p>0.008015437024085</text:p>
          </table:table-cell>
          <table:table-cell office:value-type="float" office:value="0.00261340008759869" calcext:value-type="float">
            <text:p>0.002613400087599</text:p>
          </table:table-cell>
          <table:table-cell office:value-type="float" office:value="-0.00176014354521808" calcext:value-type="float">
            <text:p>-0.001760143545218</text:p>
          </table:table-cell>
          <table:table-cell office:value-type="float" office:value="-0.00358227935404154" calcext:value-type="float">
            <text:p>-0.003582279354042</text:p>
          </table:table-cell>
          <table:table-cell office:value-type="float" office:value="-0.00377050489658753" calcext:value-type="float">
            <text:p>-0.003770504896588</text:p>
          </table:table-cell>
          <table:table-cell office:value-type="float" office:value="-0.00268314370061135" calcext:value-type="float">
            <text:p>-0.002683143700611</text:p>
          </table:table-cell>
          <table:table-cell office:value-type="float" office:value="-0.00567230394024365" calcext:value-type="float">
            <text:p>-0.005672303940244</text:p>
          </table:table-cell>
          <table:table-cell office:value-type="float" office:value="-0.0282091600309173" calcext:value-type="float">
            <text:p>-0.028209160030917</text:p>
          </table:table-cell>
          <table:table-cell office:value-type="float" office:value="0.00216036521079055" calcext:value-type="float">
            <text:p>0.002160365210791</text:p>
          </table:table-cell>
          <table:table-cell office:value-type="float" office:value="-0.00615392037333279" calcext:value-type="float">
            <text:p>-0.006153920373333</text:p>
          </table:table-cell>
          <table:table-cell office:value-type="float" office:value="-0.00636184001713708" calcext:value-type="float">
            <text:p>-0.006361840017137</text:p>
          </table:table-cell>
          <table:table-cell office:value-type="float" office:value="-0.00893287876985932" calcext:value-type="float">
            <text:p>-0.008932878769859</text:p>
          </table:table-cell>
          <table:table-cell office:value-type="float" office:value="-0.00709198517599213" calcext:value-type="float">
            <text:p>-0.007091985175992</text:p>
          </table:table-cell>
          <table:table-cell office:value-type="float" office:value="-0.000763494550272026" calcext:value-type="float">
            <text:p>-0.000763494550272</text:p>
          </table:table-cell>
          <table:table-cell office:value-type="float" office:value="-0.00198272321786602" calcext:value-type="float">
            <text:p>-0.001982723217866</text:p>
          </table:table-cell>
          <table:table-cell office:value-type="float" office:value="-0.000356341884998057" calcext:value-type="float">
            <text:p>-0.000356341884998</text:p>
          </table:table-cell>
          <table:table-cell office:value-type="float" office:value="0.000471569171539565" calcext:value-type="float">
            <text:p>0.00047156917154</text:p>
          </table:table-cell>
          <table:table-cell office:value-type="float" office:value="0.0283042382088049" calcext:value-type="float">
            <text:p>0.028304238208805</text:p>
          </table:table-cell>
          <table:table-cell office:value-type="float" office:value="0.00771469843927713" calcext:value-type="float">
            <text:p>0.007714698439277</text:p>
          </table:table-cell>
          <table:table-cell office:value-type="float" office:value="-0.00186352456244931" calcext:value-type="float">
            <text:p>-0.001863524562449</text:p>
          </table:table-cell>
          <table:table-cell office:value-type="float" office:value="-0.043487348903421" calcext:value-type="float">
            <text:p>-0.043487348903421</text:p>
          </table:table-cell>
          <table:table-cell office:value-type="float" office:value="0.0360895949469972" calcext:value-type="float">
            <text:p>0.036089594946997</text:p>
          </table:table-cell>
          <table:table-cell office:value-type="float" office:value="0.00810765923078788" calcext:value-type="float">
            <text:p>0.008107659230788</text:p>
          </table:table-cell>
          <table:table-cell office:value-type="float" office:value="-0.0000875050347610151" calcext:value-type="float">
            <text:p>-8.75050347610151E-05</text:p>
          </table:table-cell>
          <table:table-cell office:value-type="float" office:value="-0.00246905227172511" calcext:value-type="float">
            <text:p>-0.002469052271725</text:p>
          </table:table-cell>
          <table:table-cell office:value-type="float" office:value="-0.00125780705817563" calcext:value-type="float">
            <text:p>-0.001257807058176</text:p>
          </table:table-cell>
          <table:table-cell office:value-type="float" office:value="-0.00692204926111112" calcext:value-type="float">
            <text:p>-0.006922049261111</text:p>
          </table:table-cell>
          <table:table-cell office:value-type="float" office:value="-0.00468040627939803" calcext:value-type="float">
            <text:p>-0.004680406279398</text:p>
          </table:table-cell>
          <table:table-cell office:value-type="float" office:value="-0.00102637174592152" calcext:value-type="float">
            <text:p>-0.001026371745922</text:p>
          </table:table-cell>
          <table:table-cell office:value-type="float" office:value="0.0039699423935135" calcext:value-type="float">
            <text:p>0.003969942393514</text:p>
          </table:table-cell>
          <table:table-cell office:value-type="float" office:value="0.0141690298307164" calcext:value-type="float">
            <text:p>0.014169029830716</text:p>
          </table:table-cell>
          <table:table-cell office:value-type="float" office:value="0.00545001376521243" calcext:value-type="float">
            <text:p>0.005450013765212</text:p>
          </table:table-cell>
          <table:table-cell office:value-type="float" office:value="0.00523603910419973" calcext:value-type="float">
            <text:p>0.0052360391042</text:p>
          </table:table-cell>
          <table:table-cell office:value-type="float" office:value="-0.00206401659531108" calcext:value-type="float">
            <text:p>-0.002064016595311</text:p>
          </table:table-cell>
          <table:table-cell office:value-type="float" office:value="0.00945532715341058" calcext:value-type="float">
            <text:p>0.009455327153411</text:p>
          </table:table-cell>
          <table:table-cell office:value-type="float" office:value="-0.0138718324167879" calcext:value-type="float">
            <text:p>-0.013871832416788</text:p>
          </table:table-cell>
          <table:table-cell office:value-type="float" office:value="-0.0139906244527526" calcext:value-type="float">
            <text:p>-0.013990624452753</text:p>
          </table:table-cell>
          <table:table-cell office:value-type="float" office:value="-0.00499254664803717" calcext:value-type="float">
            <text:p>-0.004992546648037</text:p>
          </table:table-cell>
          <table:table-cell office:value-type="float" office:value="0.00558474094244055" calcext:value-type="float">
            <text:p>0.005584740942441</text:p>
          </table:table-cell>
          <table:table-cell office:value-type="float" office:value="0.00180476370583893" calcext:value-type="float">
            <text:p>0.001804763705839</text:p>
          </table:table-cell>
          <table:table-cell office:value-type="float" office:value="-0.00195112999792529" calcext:value-type="float">
            <text:p>-0.001951129997925</text:p>
          </table:table-cell>
          <table:table-cell office:value-type="float" office:value="-0.00574679887159518" calcext:value-type="float">
            <text:p>-0.005746798871595</text:p>
          </table:table-cell>
          <table:table-cell office:value-type="float" office:value="-0.00615143649599526" calcext:value-type="float">
            <text:p>-0.006151436495995</text:p>
          </table:table-cell>
          <table:table-cell office:value-type="float" office:value="-0.00188289459418434" calcext:value-type="float">
            <text:p>-0.001882894594184</text:p>
          </table:table-cell>
          <table:table-cell office:value-type="float" office:value="-0.0023995723983532" calcext:value-type="float">
            <text:p>-0.002399572398353</text:p>
          </table:table-cell>
          <table:table-cell office:value-type="float" office:value="-0.00022030312022242" calcext:value-type="float">
            <text:p>-0.000220303120222</text:p>
          </table:table-cell>
          <table:table-cell office:value-type="float" office:value="0.0191436384512067" calcext:value-type="float">
            <text:p>0.019143638451207</text:p>
          </table:table-cell>
          <table:table-cell office:value-type="float" office:value="0.00497771691192123" calcext:value-type="float">
            <text:p>0.004977716911921</text:p>
          </table:table-cell>
          <table:table-cell office:value-type="float" office:value="0.00507020193339236" calcext:value-type="float">
            <text:p>0.005070201933392</text:p>
          </table:table-cell>
          <table:table-cell office:value-type="float" office:value="0.00801857883565549" calcext:value-type="float">
            <text:p>0.008018578835655</text:p>
          </table:table-cell>
          <table:table-cell office:value-type="float" office:value="0.0000924726307562351" calcext:value-type="float">
            <text:p>9.24726307562351E-05</text:p>
          </table:table-cell>
          <table:table-cell office:value-type="float" office:value="-0.0447187174695891" calcext:value-type="float">
            <text:p>-0.044718717469589</text:p>
          </table:table-cell>
          <table:table-cell office:value-type="float" office:value="0.00423662279449572" calcext:value-type="float">
            <text:p>0.004236622794496</text:p>
          </table:table-cell>
          <table:table-cell office:value-type="float" office:value="0.0239501268747309" calcext:value-type="float">
            <text:p>0.023950126874731</text:p>
          </table:table-cell>
          <table:table-cell office:value-type="float" office:value="0.00335244997111728" calcext:value-type="float">
            <text:p>0.003352449971117</text:p>
          </table:table-cell>
          <table:table-cell office:value-type="float" office:value="0.00203089807404339" calcext:value-type="float">
            <text:p>0.002030898074043</text:p>
          </table:table-cell>
          <table:table-cell office:value-type="float" office:value="-0.00264720575151245" calcext:value-type="float">
            <text:p>-0.002647205751512</text:p>
          </table:table-cell>
          <table:table-cell office:value-type="float" office:value="-0.00247999553210121" calcext:value-type="float">
            <text:p>-0.002479995532101</text:p>
          </table:table-cell>
          <table:table-cell office:value-type="float" office:value="-0.000412630666979441" calcext:value-type="float">
            <text:p>-0.000412630666979</text:p>
          </table:table-cell>
          <table:table-cell office:value-type="float" office:value="-0.00565299958892929" calcext:value-type="float">
            <text:p>-0.005652999588929</text:p>
          </table:table-cell>
          <table:table-cell office:value-type="float" office:value="-0.00706311149820404" calcext:value-type="float">
            <text:p>-0.007063111498204</text:p>
          </table:table-cell>
          <table:table-cell office:value-type="float" office:value="0.00692921646546185" calcext:value-type="float">
            <text:p>0.006929216465462</text:p>
          </table:table-cell>
          <table:table-cell office:value-type="float" office:value="0.0197744283577975" calcext:value-type="float">
            <text:p>0.019774428357798</text:p>
          </table:table-cell>
          <table:table-cell office:value-type="float" office:value="0.000086830159571949" calcext:value-type="float">
            <text:p>8.6830159571949E-05</text:p>
          </table:table-cell>
          <table:table-cell office:value-type="float" office:value="0.000223185362048683" calcext:value-type="float">
            <text:p>0.000223185362049</text:p>
          </table:table-cell>
          <table:table-cell office:value-type="float" office:value="-0.0000614332329900713" calcext:value-type="float">
            <text:p>-6.14332329900713E-05</text:p>
          </table:table-cell>
          <table:table-cell office:value-type="float" office:value="0.0000484129044346915" calcext:value-type="float">
            <text:p>4.84129044346915E-05</text:p>
          </table:table-cell>
          <table:table-cell office:value-type="float" office:value="0.0000530498809060975" calcext:value-type="float">
            <text:p>5.30498809060975E-05</text:p>
          </table:table-cell>
          <table:table-cell office:value-type="float" office:value="0.000101416541454846" calcext:value-type="float">
            <text:p>0.000101416541455</text:p>
          </table:table-cell>
          <table:table-cell office:value-type="float" office:value="-0.00000328640137836622" calcext:value-type="float">
            <text:p>-3.28640137836622E-06</text:p>
          </table:table-cell>
          <table:table-cell office:value-type="float" office:value="-0.0000864857227038107" calcext:value-type="float">
            <text:p>-8.64857227038107E-05</text:p>
          </table:table-cell>
          <table:table-cell office:value-type="float" office:value="-0.0000706486044957932" calcext:value-type="float">
            <text:p>-7.06486044957932E-05</text:p>
          </table:table-cell>
          <table:table-cell office:value-type="float" office:value="-0.000288302397506435" calcext:value-type="float">
            <text:p>-0.000288302397506</text:p>
          </table:table-cell>
          <table:table-cell office:value-type="float" office:value="0.0000855657244831498" calcext:value-type="float">
            <text:p>8.55657244831498E-05</text:p>
          </table:table-cell>
          <table:table-cell office:value-type="float" office:value="-0.000107730230195169" calcext:value-type="float">
            <text:p>-0.000107730230195</text:p>
          </table:table-cell>
          <table:table-cell office:value-type="float" office:value="0.000034492984277823" calcext:value-type="float">
            <text:p>3.4492984277823E-05</text:p>
          </table:table-cell>
          <table:table-cell office:value-type="float" office:value="0.0000119287969023718" calcext:value-type="float">
            <text:p>1.19287969023718E-05</text:p>
          </table:table-cell>
          <table:table-cell office:value-type="float" office:value="-0.000153357289910283" calcext:value-type="float">
            <text:p>-0.00015335728991</text:p>
          </table:table-cell>
          <table:table-cell office:value-type="float" office:value="0.000114029281462535" calcext:value-type="float">
            <text:p>0.000114029281463</text:p>
          </table:table-cell>
          <table:table-cell office:value-type="float" office:value="-0.0000399671359283538" calcext:value-type="float">
            <text:p>-3.99671359283538E-05</text:p>
          </table:table-cell>
          <table:table-cell office:value-type="float" office:value="-0.0000204283079429102" calcext:value-type="float">
            <text:p>-2.04283079429102E-05</text:p>
          </table:table-cell>
          <table:table-cell office:value-type="float" office:value="0.0000275081274924149" calcext:value-type="float">
            <text:p>2.75081274924149E-05</text:p>
          </table:table-cell>
          <table:table-cell office:value-type="float" office:value="0.00000418164500398666" calcext:value-type="float">
            <text:p>4.18164500398666E-06</text:p>
          </table:table-cell>
          <table:table-cell office:value-type="float" office:value="-0.0000118506115426853" calcext:value-type="float">
            <text:p>-1.18506115426853E-05</text:p>
          </table:table-cell>
          <table:table-cell office:value-type="float" office:value="0.0000488723495409849" calcext:value-type="float">
            <text:p>4.88723495409849E-05</text:p>
          </table:table-cell>
          <table:table-cell office:value-type="float" office:value="-0.0000323988926907437" calcext:value-type="float">
            <text:p>-3.23988926907437E-05</text:p>
          </table:table-cell>
          <table:table-cell office:value-type="float" office:value="-0.0000268292472740961" calcext:value-type="float">
            <text:p>-2.68292472740961E-05</text:p>
          </table:table-cell>
          <table:table-cell office:value-type="float" office:value="0.0000771265320914649" calcext:value-type="float">
            <text:p>7.71265320914649E-05</text:p>
          </table:table-cell>
          <table:table-cell office:value-type="float" office:value="-0.0000995830726491787" calcext:value-type="float">
            <text:p>-9.95830726491787E-05</text:p>
          </table:table-cell>
          <table:table-cell office:value-type="float" office:value="0.0000705263973234671" calcext:value-type="float">
            <text:p>7.05263973234671E-05</text:p>
          </table:table-cell>
          <table:table-cell office:value-type="float" office:value="-0.000011987981669126" calcext:value-type="float">
            <text:p>-1.1987981669126E-05</text:p>
          </table:table-cell>
          <table:table-cell office:value-type="float" office:value="-0.0000249875781977438" calcext:value-type="float">
            <text:p>-2.49875781977438E-05</text:p>
          </table:table-cell>
          <table:table-cell office:value-type="float" office:value="0.0000641936066719251" calcext:value-type="float">
            <text:p>6.41936066719251E-05</text:p>
          </table:table-cell>
          <table:table-cell office:value-type="float" office:value="-0.0000314024592824591" calcext:value-type="float">
            <text:p>-3.14024592824591E-05</text:p>
          </table:table-cell>
          <table:table-cell office:value-type="float" office:value="-0.0000292353691903058" calcext:value-type="float">
            <text:p>-2.92353691903058E-05</text:p>
          </table:table-cell>
          <table:table-cell office:value-type="float" office:value="0.0000301154620154787" calcext:value-type="float">
            <text:p>3.01154620154787E-05</text:p>
          </table:table-cell>
          <table:table-cell office:value-type="float" office:value="-0.0000419041973834799" calcext:value-type="float">
            <text:p>-4.19041973834799E-05</text:p>
          </table:table-cell>
          <table:table-cell office:value-type="float" office:value="-0.00001587026345784" calcext:value-type="float">
            <text:p>-1.587026345784E-05</text:p>
          </table:table-cell>
          <table:table-cell office:value-type="float" office:value="0.0000309280800549483" calcext:value-type="float">
            <text:p>3.09280800549483E-05</text:p>
          </table:table-cell>
          <table:table-cell office:value-type="float" office:value="-0.0000160252921982962" calcext:value-type="float">
            <text:p>-1.60252921982962E-05</text:p>
          </table:table-cell>
          <table:table-cell office:value-type="float" office:value="-0.00000532412329717902" calcext:value-type="float">
            <text:p>-5.32412329717902E-06</text:p>
          </table:table-cell>
          <table:table-cell office:value-type="float" office:value="-0.0000332512991433331" calcext:value-type="float">
            <text:p>-3.32512991433331E-05</text:p>
          </table:table-cell>
          <table:table-cell office:value-type="float" office:value="0.0000216498965739942" calcext:value-type="float">
            <text:p>2.16498965739942E-05</text:p>
          </table:table-cell>
          <table:table-cell office:value-type="float" office:value="0.0000741159112080392" calcext:value-type="float">
            <text:p>7.41159112080392E-05</text:p>
          </table:table-cell>
          <table:table-cell office:value-type="float" office:value="-0.0000565199878030942" calcext:value-type="float">
            <text:p>-5.65199878030942E-05</text:p>
          </table:table-cell>
          <table:table-cell office:value-type="float" office:value="0.0000500117964063462" calcext:value-type="float">
            <text:p>5.00117964063462E-05</text:p>
          </table:table-cell>
          <table:table-cell office:value-type="float" office:value="-0.0000110356061645556" calcext:value-type="float">
            <text:p>-1.10356061645556E-05</text:p>
          </table:table-cell>
          <table:table-cell office:value-type="float" office:value="-0.0000744884986841887" calcext:value-type="float">
            <text:p>-7.44884986841887E-05</text:p>
          </table:table-cell>
          <table:table-cell office:value-type="float" office:value="0.0000585357270752041" calcext:value-type="float">
            <text:p>5.85357270752041E-05</text:p>
          </table:table-cell>
          <table:table-cell office:value-type="float" office:value="-0.00000309832343242666" calcext:value-type="float">
            <text:p>-3.09832343242666E-06</text:p>
          </table:table-cell>
          <table:table-cell office:value-type="float" office:value="-0.0000201903672409909" calcext:value-type="float">
            <text:p>-2.01903672409909E-05</text:p>
          </table:table-cell>
          <table:table-cell office:value-type="float" office:value="0.0000053974412102531" calcext:value-type="float">
            <text:p>5.3974412102531E-06</text:p>
          </table:table-cell>
          <table:table-cell office:value-type="float" office:value="0.0000141566937129078" calcext:value-type="float">
            <text:p>1.41566937129078E-05</text:p>
          </table:table-cell>
          <table:table-cell office:value-type="float" office:value="-0.0000303913852048865" calcext:value-type="float">
            <text:p>-3.03913852048865E-05</text:p>
          </table:table-cell>
          <table:table-cell office:value-type="float" office:value="0.0000476464850566738" calcext:value-type="float">
            <text:p>4.76464850566738E-05</text:p>
          </table:table-cell>
          <table:table-cell office:value-type="float" office:value="0.00000928932212701517" calcext:value-type="float">
            <text:p>9.28932212701517E-06</text:p>
          </table:table-cell>
          <table:table-cell office:value-type="float" office:value="-0.0000431770516915453" calcext:value-type="float">
            <text:p>-4.31770516915453E-05</text:p>
          </table:table-cell>
          <table:table-cell office:value-type="float" office:value="0.000033752719870106" calcext:value-type="float">
            <text:p>3.3752719870106E-05</text:p>
          </table:table-cell>
          <table:table-cell office:value-type="float" office:value="-0.0000462223658498906" calcext:value-type="float">
            <text:p>-4.62223658498906E-05</text:p>
          </table:table-cell>
          <table:table-cell office:value-type="float" office:value="0.0000110785974190009" calcext:value-type="float">
            <text:p>1.10785974190009E-05</text:p>
          </table:table-cell>
          <table:table-cell office:value-type="float" office:value="0.0000347598036257724" calcext:value-type="float">
            <text:p>3.47598036257724E-05</text:p>
          </table:table-cell>
          <table:table-cell office:value-type="float" office:value="0.00000633270441247058" calcext:value-type="float">
            <text:p>6.33270441247058E-06</text:p>
          </table:table-cell>
          <table:table-cell office:value-type="float" office:value="-0.0000189416042972179" calcext:value-type="float">
            <text:p>-1.89416042972179E-05</text:p>
          </table:table-cell>
          <table:table-cell office:value-type="float" office:value="-0.000016384870734576" calcext:value-type="float">
            <text:p>-1.6384870734576E-05</text:p>
          </table:table-cell>
          <table:table-cell office:value-type="float" office:value="0.0000475014772611249" calcext:value-type="float">
            <text:p>4.75014772611249E-05</text:p>
          </table:table-cell>
          <table:table-cell office:value-type="float" office:value="-0.0000312999764477406" calcext:value-type="float">
            <text:p>-3.12999764477406E-05</text:p>
          </table:table-cell>
          <table:table-cell office:value-type="float" office:value="0.0000593632354660145" calcext:value-type="float">
            <text:p>5.93632354660145E-05</text:p>
          </table:table-cell>
          <table:table-cell office:value-type="float" office:value="-0.0000238473216054302" calcext:value-type="float">
            <text:p>-2.38473216054302E-05</text:p>
          </table:table-cell>
          <table:table-cell office:value-type="float" office:value="-0.0000756234305652192" calcext:value-type="float">
            <text:p>-7.56234305652192E-05</text:p>
          </table:table-cell>
          <table:table-cell office:value-type="float" office:value="0.0000671057581017043" calcext:value-type="float">
            <text:p>6.71057581017043E-05</text:p>
          </table:table-cell>
          <table:table-cell office:value-type="float" office:value="-0.0000033346610310292" calcext:value-type="float">
            <text:p>-3.3346610310292E-06</text:p>
          </table:table-cell>
          <table:table-cell office:value-type="float" office:value="-0.00000822684532153506" calcext:value-type="float">
            <text:p>-8.22684532153506E-06</text:p>
          </table:table-cell>
          <table:table-cell office:value-type="float" office:value="-0.000064327307135903" calcext:value-type="float">
            <text:p>-6.4327307135903E-05</text:p>
          </table:table-cell>
          <table:table-cell office:value-type="float" office:value="0.0000330663740531478" calcext:value-type="float">
            <text:p>3.30663740531478E-05</text:p>
          </table:table-cell>
          <table:table-cell office:value-type="float" office:value="0.0000648695376805897" calcext:value-type="float">
            <text:p>6.48695376805897E-05</text:p>
          </table:table-cell>
          <table:table-cell office:value-type="float" office:value="-0.0000762013052180155" calcext:value-type="float">
            <text:p>-7.62013052180155E-05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2386293788163" calcext:value-type="float">
            <text:p>1.42386293788163</text:p>
          </table:table-cell>
          <table:table-cell table:formula="of:=[.B9]*9.8" office:value-type="float" office:value="13.95385679124" calcext:value-type="float">
            <text:p>13.9538567912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330481182493789" calcext:value-type="float">
            <text:p>3.30481182493789E-08</text:p>
          </table:table-cell>
          <table:table-cell table:formula="of:=0.5*[.D12]*(([.D5]-[.C5])/([.D1]-[.C1]))^2" office:value-type="float" office:value="0.00000201837640799635" calcext:value-type="float">
            <text:p>2.01837640799635E-06</text:p>
          </table:table-cell>
          <table:table-cell table:formula="of:=0.5*[.E12]*(([.E5]-[.D5])/([.E1]-[.D1]))^2" office:value-type="float" office:value="0.0000170261222556607" calcext:value-type="float">
            <text:p>1.70261222556607E-05</text:p>
          </table:table-cell>
          <table:table-cell table:formula="of:=0.5*[.F12]*(([.F5]-[.E5])/([.F1]-[.E1]))^2" office:value-type="float" office:value="0.0000179740970549" calcext:value-type="float">
            <text:p>1.79740970549E-05</text:p>
          </table:table-cell>
          <table:table-cell table:formula="of:=0.5*[.G12]*(([.G5]-[.F5])/([.G1]-[.F1]))^2" office:value-type="float" office:value="0.0000273422132381121" calcext:value-type="float">
            <text:p>2.73422132381121E-05</text:p>
          </table:table-cell>
          <table:table-cell table:formula="of:=0.5*[.H12]*(([.H5]-[.G5])/([.H1]-[.G1]))^2" office:value-type="float" office:value="0.000212545770774954" calcext:value-type="float">
            <text:p>0.000212545770775</text:p>
          </table:table-cell>
          <table:table-cell table:formula="of:=0.5*[.I12]*(([.I5]-[.H5])/([.I1]-[.H1]))^2" office:value-type="float" office:value="0.0000432457578546579" calcext:value-type="float">
            <text:p>4.32457578546579E-05</text:p>
          </table:table-cell>
          <table:table-cell table:formula="of:=0.5*[.J12]*(([.J5]-[.I5])/([.J1]-[.I1]))^2" office:value-type="float" office:value="0.000414971717964964" calcext:value-type="float">
            <text:p>0.000414971717965</text:p>
          </table:table-cell>
          <table:table-cell table:formula="of:=0.5*[.K12]*(([.K5]-[.J5])/([.K1]-[.J1]))^2" office:value-type="float" office:value="0.000238480769439162" calcext:value-type="float">
            <text:p>0.000238480769439</text:p>
          </table:table-cell>
          <table:table-cell table:formula="of:=0.5*[.L12]*(([.L5]-[.K5])/([.L1]-[.K1]))^2" office:value-type="float" office:value="0.00000225487147307" calcext:value-type="float">
            <text:p>2.25487147307E-06</text:p>
          </table:table-cell>
          <table:table-cell table:formula="of:=0.5*[.M12]*(([.M5]-[.L5])/([.M1]-[.L1]))^2" office:value-type="float" office:value="0.000008382131307545" calcext:value-type="float">
            <text:p>8.382131307545E-06</text:p>
          </table:table-cell>
          <table:table-cell table:formula="of:=0.5*[.N12]*(([.N5]-[.M5])/([.N1]-[.M1]))^2" office:value-type="float" office:value="0.0000141447665390027" calcext:value-type="float">
            <text:p>1.41447665390027E-05</text:p>
          </table:table-cell>
          <table:table-cell table:formula="of:=0.5*[.O12]*(([.O5]-[.N5])/([.O1]-[.N1]))^2" office:value-type="float" office:value="0.000000252592685744075" calcext:value-type="float">
            <text:p>2.52592685744075E-07</text:p>
          </table:table-cell>
          <table:table-cell table:formula="of:=0.5*[.P12]*(([.P5]-[.O5])/([.P1]-[.O1]))^2" office:value-type="float" office:value="0.000029008578123408" calcext:value-type="float">
            <text:p>2.9008578123408E-05</text:p>
          </table:table-cell>
          <table:table-cell table:formula="of:=0.5*[.Q12]*(([.Q5]-[.P5])/([.Q1]-[.P1]))^2" office:value-type="float" office:value="0.0000620643504547759" calcext:value-type="float">
            <text:p>6.20643504547759E-05</text:p>
          </table:table-cell>
          <table:table-cell table:formula="of:=0.5*[.R12]*(([.R5]-[.Q5])/([.R1]-[.Q1]))^2" office:value-type="float" office:value="0.000000288972209981503" calcext:value-type="float">
            <text:p>2.88972209981503E-07</text:p>
          </table:table-cell>
          <table:table-cell table:formula="of:=0.5*[.S12]*(([.S5]-[.R5])/([.S1]-[.R1]))^2" office:value-type="float" office:value="0.00000158096019645842" calcext:value-type="float">
            <text:p>1.58096019645842E-06</text:p>
          </table:table-cell>
          <table:table-cell table:formula="of:=0.5*[.T12]*(([.T5]-[.S5])/([.T1]-[.S1]))^2" office:value-type="float" office:value="0.00000829897891426977" calcext:value-type="float">
            <text:p>8.29897891426977E-06</text:p>
          </table:table-cell>
          <table:table-cell table:formula="of:=0.5*[.U12]*(([.U5]-[.T5])/([.U1]-[.T1]))^2" office:value-type="float" office:value="0.000170004957489019" calcext:value-type="float">
            <text:p>0.000170004957489</text:p>
          </table:table-cell>
          <table:table-cell table:formula="of:=0.5*[.V12]*(([.V5]-[.U5])/([.V1]-[.U1]))^2" office:value-type="float" office:value="0.000106734226105638" calcext:value-type="float">
            <text:p>0.000106734226106</text:p>
          </table:table-cell>
          <table:table-cell table:formula="of:=0.5*[.W12]*(([.W5]-[.V5])/([.W1]-[.V1]))^2" office:value-type="float" office:value="0.00000634326204877913" calcext:value-type="float">
            <text:p>6.34326204877913E-06</text:p>
          </table:table-cell>
          <table:table-cell table:formula="of:=0.5*[.X12]*(([.X5]-[.W5])/([.X1]-[.W1]))^2" office:value-type="float" office:value="0.0000127177245066521" calcext:value-type="float">
            <text:p>1.27177245066521E-05</text:p>
          </table:table-cell>
          <table:table-cell table:formula="of:=0.5*[.Y12]*(([.Y5]-[.X5])/([.Y1]-[.X1]))^2" office:value-type="float" office:value="0.0000000047222673946915" calcext:value-type="float">
            <text:p>4.7222673946915E-09</text:p>
          </table:table-cell>
          <table:table-cell table:formula="of:=0.5*[.Z12]*(([.Z5]-[.Y5])/([.Z1]-[.Y1]))^2" office:value-type="float" office:value="0.0000000897415979294821" calcext:value-type="float">
            <text:p>8.97415979294821E-08</text:p>
          </table:table-cell>
          <table:table-cell table:formula="of:=0.5*[.AA12]*(([.AA5]-[.Z5])/([.AA1]-[.Z1]))^2" office:value-type="float" office:value="0.000029740860748032" calcext:value-type="float">
            <text:p>2.9740860748032E-05</text:p>
          </table:table-cell>
          <table:table-cell table:formula="of:=0.5*[.AB12]*(([.AB5]-[.AA5])/([.AB1]-[.AA1]))^2" office:value-type="float" office:value="0.0000136934361775283" calcext:value-type="float">
            <text:p>1.36934361775283E-05</text:p>
          </table:table-cell>
          <table:table-cell table:formula="of:=0.5*[.AC12]*(([.AC5]-[.AB5])/([.AC1]-[.AB1]))^2" office:value-type="float" office:value="0.0000270891828091722" calcext:value-type="float">
            <text:p>2.70891828091722E-05</text:p>
          </table:table-cell>
          <table:table-cell table:formula="of:=0.5*[.AD12]*(([.AD5]-[.AC5])/([.AD1]-[.AC1]))^2" office:value-type="float" office:value="0.00000692724617950613" calcext:value-type="float">
            <text:p>6.92724617950613E-06</text:p>
          </table:table-cell>
          <table:table-cell table:formula="of:=0.5*[.AE12]*(([.AE5]-[.AD5])/([.AE1]-[.AD1]))^2" office:value-type="float" office:value="0.0000169950426623947" calcext:value-type="float">
            <text:p>1.69950426623947E-05</text:p>
          </table:table-cell>
          <table:table-cell table:formula="of:=0.5*[.AF12]*(([.AF5]-[.AE5])/([.AF1]-[.AE1]))^2" office:value-type="float" office:value="0.00000722242291964747" calcext:value-type="float">
            <text:p>7.22242291964747E-06</text:p>
          </table:table-cell>
          <table:table-cell table:formula="of:=0.5*[.AG12]*(([.AG5]-[.AF5])/([.AG1]-[.AF1]))^2" office:value-type="float" office:value="0.0000378748252232238" calcext:value-type="float">
            <text:p>3.78748252232238E-05</text:p>
          </table:table-cell>
          <table:table-cell table:formula="of:=0.5*[.AH12]*(([.AH5]-[.AG5])/([.AH1]-[.AG1]))^2" office:value-type="float" office:value="0.000320334055336598" calcext:value-type="float">
            <text:p>0.000320334055337</text:p>
          </table:table-cell>
          <table:table-cell table:formula="of:=0.5*[.AI12]*(([.AI5]-[.AH5])/([.AI1]-[.AH1]))^2" office:value-type="float" office:value="0.00000825911443138584" calcext:value-type="float">
            <text:p>8.25911443138584E-06</text:p>
          </table:table-cell>
          <table:table-cell table:formula="of:=0.5*[.AJ12]*(([.AJ5]-[.AI5])/([.AJ1]-[.AI1]))^2" office:value-type="float" office:value="0.00000984654328707973" calcext:value-type="float">
            <text:p>9.84654328707973E-06</text:p>
          </table:table-cell>
          <table:table-cell table:formula="of:=0.5*[.AK12]*(([.AK5]-[.AJ5])/([.AK1]-[.AJ1]))^2" office:value-type="float" office:value="0.0000312144264375624" calcext:value-type="float">
            <text:p>3.12144264375624E-05</text:p>
          </table:table-cell>
          <table:table-cell table:formula="of:=0.5*[.AL12]*(([.AL5]-[.AK5])/([.AL1]-[.AK1]))^2" office:value-type="float" office:value="0.000000671694830066655" calcext:value-type="float">
            <text:p>6.71694830066655E-07</text:p>
          </table:table-cell>
          <table:table-cell table:formula="of:=0.5*[.AM12]*(([.AM5]-[.AL5])/([.AM1]-[.AL1]))^2" office:value-type="float" office:value="0.0000303304409464556" calcext:value-type="float">
            <text:p>3.03304409464556E-05</text:p>
          </table:table-cell>
          <table:table-cell table:formula="of:=0.5*[.AN12]*(([.AN5]-[.AM5])/([.AN1]-[.AM1]))^2" office:value-type="float" office:value="0.00000340421610669101" calcext:value-type="float">
            <text:p>3.40421610669101E-06</text:p>
          </table:table-cell>
          <table:table-cell table:formula="of:=0.5*[.AO12]*(([.AO5]-[.AN5])/([.AO1]-[.AN1]))^2" office:value-type="float" office:value="0.00000115480904159722" calcext:value-type="float">
            <text:p>1.15480904159722E-06</text:p>
          </table:table-cell>
          <table:table-cell table:formula="of:=0.5*[.AP12]*(([.AP5]-[.AO5])/([.AP1]-[.AO1]))^2" office:value-type="float" office:value="0.0000276223064563024" calcext:value-type="float">
            <text:p>2.76223064563024E-05</text:p>
          </table:table-cell>
          <table:table-cell table:formula="of:=0.5*[.AQ12]*(([.AQ5]-[.AP5])/([.AQ1]-[.AP1]))^2" office:value-type="float" office:value="0.000046726324665658" calcext:value-type="float">
            <text:p>4.6726324665658E-05</text:p>
          </table:table-cell>
          <table:table-cell table:formula="of:=0.5*[.AR12]*(([.AR5]-[.AQ5])/([.AR1]-[.AQ1]))^2" office:value-type="float" office:value="0.0000024103019625133" calcext:value-type="float">
            <text:p>2.4103019625133E-06</text:p>
          </table:table-cell>
          <table:table-cell table:formula="of:=0.5*[.AS12]*(([.AS5]-[.AR5])/([.AS1]-[.AR1]))^2" office:value-type="float" office:value="0.00000171188193460178" calcext:value-type="float">
            <text:p>1.71188193460178E-06</text:p>
          </table:table-cell>
          <table:table-cell table:formula="of:=0.5*[.AT12]*(([.AT5]-[.AS5])/([.AT1]-[.AS1]))^2" office:value-type="float" office:value="0.000132353649379997" calcext:value-type="float">
            <text:p>0.00013235364938</text:p>
          </table:table-cell>
          <table:table-cell table:formula="of:=0.5*[.AU12]*(([.AU5]-[.AT5])/([.AU1]-[.AT1]))^2" office:value-type="float" office:value="0.000173816955922152" calcext:value-type="float">
            <text:p>0.000173816955922</text:p>
          </table:table-cell>
          <table:table-cell table:formula="of:=0.5*[.AV12]*(([.AV5]-[.AU5])/([.AV1]-[.AU1]))^2" office:value-type="float" office:value="0.0000313409984784731" calcext:value-type="float">
            <text:p>3.13409984784731E-05</text:p>
          </table:table-cell>
          <table:table-cell table:formula="of:=0.5*[.AW12]*(([.AW5]-[.AV5])/([.AW1]-[.AV1]))^2" office:value-type="float" office:value="0.000108788042105706" calcext:value-type="float">
            <text:p>0.000108788042106</text:p>
          </table:table-cell>
          <table:table-cell table:formula="of:=0.5*[.AX12]*(([.AX5]-[.AW5])/([.AX1]-[.AW1]))^2" office:value-type="float" office:value="0.00000571493890855836" calcext:value-type="float">
            <text:p>5.71493890855836E-06</text:p>
          </table:table-cell>
          <table:table-cell table:formula="of:=0.5*[.AY12]*(([.AY5]-[.AX5])/([.AY1]-[.AX1]))^2" office:value-type="float" office:value="0.000000244961684469203" calcext:value-type="float">
            <text:p>2.44961684469203E-07</text:p>
          </table:table-cell>
          <table:table-cell table:formula="of:=0.5*[.AZ12]*(([.AZ5]-[.AY5])/([.AZ1]-[.AY1]))^2" office:value-type="float" office:value="0.000155331563749689" calcext:value-type="float">
            <text:p>0.00015533156375</text:p>
          </table:table-cell>
          <table:table-cell table:formula="of:=0.5*[.BA12]*(([.BA5]-[.AZ5])/([.BA1]-[.AZ1]))^2" office:value-type="float" office:value="0.000766592870217119" calcext:value-type="float">
            <text:p>0.000766592870217</text:p>
          </table:table-cell>
          <table:table-cell table:formula="of:=0.5*[.BB12]*(([.BB5]-[.BA5])/([.BB1]-[.BA1]))^2" office:value-type="float" office:value="0.0000027631002138874" calcext:value-type="float">
            <text:p>2.7631002138874E-06</text:p>
          </table:table-cell>
          <table:table-cell table:formula="of:=0.5*[.BC12]*(([.BC5]-[.BB5])/([.BC1]-[.BB1]))^2" office:value-type="float" office:value="0.000756331128077894" calcext:value-type="float">
            <text:p>0.000756331128078</text:p>
          </table:table-cell>
          <table:table-cell table:formula="of:=0.5*[.BD12]*(([.BD5]-[.BC5])/([.BD1]-[.BC1]))^2" office:value-type="float" office:value="0.0000210232130722283" calcext:value-type="float">
            <text:p>2.10232130722283E-05</text:p>
          </table:table-cell>
          <table:table-cell table:formula="of:=0.5*[.BE12]*(([.BE5]-[.BD5])/([.BE1]-[.BD1]))^2" office:value-type="float" office:value="0.000354119574967775" calcext:value-type="float">
            <text:p>0.000354119574968</text:p>
          </table:table-cell>
          <table:table-cell table:formula="of:=0.5*[.BF12]*(([.BF5]-[.BE5])/([.BF1]-[.BE1]))^2" office:value-type="float" office:value="0.0000723718935477222" calcext:value-type="float">
            <text:p>7.23718935477222E-05</text:p>
          </table:table-cell>
          <table:table-cell table:formula="of:=0.5*[.BG12]*(([.BG5]-[.BF5])/([.BG1]-[.BF1]))^2" office:value-type="float" office:value="0.00000582065631422019" calcext:value-type="float">
            <text:p>5.82065631422019E-06</text:p>
          </table:table-cell>
          <table:table-cell table:formula="of:=0.5*[.BH12]*(([.BH5]-[.BG5])/([.BH1]-[.BG1]))^2" office:value-type="float" office:value="0.000765770892447743" calcext:value-type="float">
            <text:p>0.000765770892448</text:p>
          </table:table-cell>
          <table:table-cell table:formula="of:=0.5*[.BI12]*(([.BI5]-[.BH5])/([.BI1]-[.BH1]))^2" office:value-type="float" office:value="0.000529950993940244" calcext:value-type="float">
            <text:p>0.00052995099394</text:p>
          </table:table-cell>
          <table:table-cell table:formula="of:=0.5*[.BJ12]*(([.BJ5]-[.BI5])/([.BJ1]-[.BI1]))^2" office:value-type="float" office:value="0.00000157985450756282" calcext:value-type="float">
            <text:p>1.57985450756282E-06</text:p>
          </table:table-cell>
          <table:table-cell table:formula="of:=0.5*[.BK12]*(([.BK5]-[.BJ5])/([.BK1]-[.BJ1]))^2" office:value-type="float" office:value="0.0188115127750194" calcext:value-type="float">
            <text:p>0.018811512775019</text:p>
          </table:table-cell>
          <table:table-cell table:formula="of:=0.5*[.BL12]*(([.BL5]-[.BK5])/([.BL1]-[.BK1]))^2" office:value-type="float" office:value="0.0038893402541493" calcext:value-type="float">
            <text:p>0.003889340254149</text:p>
          </table:table-cell>
          <table:table-cell table:formula="of:=0.5*[.BM12]*(([.BM5]-[.BL5])/([.BM1]-[.BL1]))^2" office:value-type="float" office:value="0.00358420691550936" calcext:value-type="float">
            <text:p>0.003584206915509</text:p>
          </table:table-cell>
          <table:table-cell table:formula="of:=0.5*[.BN12]*(([.BN5]-[.BM5])/([.BN1]-[.BM1]))^2" office:value-type="float" office:value="0.00322741533208419" calcext:value-type="float">
            <text:p>0.003227415332084</text:p>
          </table:table-cell>
          <table:table-cell table:formula="of:=0.5*[.BO12]*(([.BO5]-[.BN5])/([.BO1]-[.BN1]))^2" office:value-type="float" office:value="0.00130528398793665" calcext:value-type="float">
            <text:p>0.001305283987937</text:p>
          </table:table-cell>
          <table:table-cell table:formula="of:=0.5*[.BP12]*(([.BP5]-[.BO5])/([.BP1]-[.BO1]))^2" office:value-type="float" office:value="0.00000827185175443" calcext:value-type="float">
            <text:p>8.27185175443E-06</text:p>
          </table:table-cell>
          <table:table-cell table:formula="of:=0.5*[.BQ12]*(([.BQ5]-[.BP5])/([.BQ1]-[.BP1]))^2" office:value-type="float" office:value="0.000517611747408981" calcext:value-type="float">
            <text:p>0.000517611747409</text:p>
          </table:table-cell>
          <table:table-cell table:formula="of:=0.5*[.BR12]*(([.BR5]-[.BQ5])/([.BR1]-[.BQ1]))^2" office:value-type="float" office:value="0.000141994221851013" calcext:value-type="float">
            <text:p>0.000141994221851</text:p>
          </table:table-cell>
          <table:table-cell table:formula="of:=0.5*[.BS12]*(([.BS5]-[.BR5])/([.BS1]-[.BR1]))^2" office:value-type="float" office:value="0.0125923538129934" calcext:value-type="float">
            <text:p>0.012592353812993</text:p>
          </table:table-cell>
          <table:table-cell table:formula="of:=0.5*[.BT12]*(([.BT5]-[.BS5])/([.BT1]-[.BS1]))^2" office:value-type="float" office:value="0.0000494596959890103" calcext:value-type="float">
            <text:p>4.94596959890103E-05</text:p>
          </table:table-cell>
          <table:table-cell table:formula="of:=0.5*[.BU12]*(([.BU5]-[.BT5])/([.BU1]-[.BT1]))^2" office:value-type="float" office:value="0.00024217930858276" calcext:value-type="float">
            <text:p>0.000242179308583</text:p>
          </table:table-cell>
          <table:table-cell table:formula="of:=0.5*[.BV12]*(([.BV5]-[.BU5])/([.BV1]-[.BU1]))^2" office:value-type="float" office:value="0.00266685813764851" calcext:value-type="float">
            <text:p>0.002666858137649</text:p>
          </table:table-cell>
          <table:table-cell table:formula="of:=0.5*[.BW12]*(([.BW5]-[.BV5])/([.BW1]-[.BV1]))^2" office:value-type="float" office:value="0.000589329509544132" calcext:value-type="float">
            <text:p>0.000589329509544</text:p>
          </table:table-cell>
          <table:table-cell table:formula="of:=0.5*[.BX12]*(([.BX5]-[.BW5])/([.BX1]-[.BW1]))^2" office:value-type="float" office:value="0.00122685995811036" calcext:value-type="float">
            <text:p>0.00122685995811</text:p>
          </table:table-cell>
          <table:table-cell table:formula="of:=0.5*[.BY12]*(([.BY5]-[.BX5])/([.BY1]-[.BX1]))^2" office:value-type="float" office:value="0.000425440306766761" calcext:value-type="float">
            <text:p>0.000425440306767</text:p>
          </table:table-cell>
          <table:table-cell table:formula="of:=0.5*[.BZ12]*(([.BZ5]-[.BY5])/([.BZ1]-[.BY1]))^2" office:value-type="float" office:value="0.0212926311448555" calcext:value-type="float">
            <text:p>0.021292631144856</text:p>
          </table:table-cell>
          <table:table-cell table:formula="of:=0.5*[.CA12]*(([.CA5]-[.BZ5])/([.CA1]-[.BZ1]))^2" office:value-type="float" office:value="0.118306197713906" calcext:value-type="float">
            <text:p>0.118306197713906</text:p>
          </table:table-cell>
          <table:table-cell table:formula="of:=0.5*[.CB12]*(([.CB5]-[.CA5])/([.CB1]-[.CA1]))^2" office:value-type="float" office:value="0.0100040356358369" calcext:value-type="float">
            <text:p>0.010004035635837</text:p>
          </table:table-cell>
          <table:table-cell table:formula="of:=0.5*[.CC12]*(([.CC5]-[.CB5])/([.CC1]-[.CB1]))^2" office:value-type="float" office:value="0.0000210863103789547" calcext:value-type="float">
            <text:p>2.10863103789547E-05</text:p>
          </table:table-cell>
          <table:table-cell table:formula="of:=0.5*[.CD12]*(([.CD5]-[.CC5])/([.CD1]-[.CC1]))^2" office:value-type="float" office:value="0.02296946922702" calcext:value-type="float">
            <text:p>0.02296946922702</text:p>
          </table:table-cell>
          <table:table-cell table:formula="of:=0.5*[.CE12]*(([.CE5]-[.CD5])/([.CE1]-[.CD1]))^2" office:value-type="float" office:value="0.0212134464947054" calcext:value-type="float">
            <text:p>0.021213446494705</text:p>
          </table:table-cell>
          <table:table-cell table:formula="of:=0.5*[.CF12]*(([.CF5]-[.CE5])/([.CF1]-[.CE1]))^2" office:value-type="float" office:value="0.0610160015462901" calcext:value-type="float">
            <text:p>0.06101600154629</text:p>
          </table:table-cell>
          <table:table-cell table:formula="of:=0.5*[.CG12]*(([.CG5]-[.CF5])/([.CG1]-[.CF1]))^2" office:value-type="float" office:value="0.0284198421655879" calcext:value-type="float">
            <text:p>0.028419842165588</text:p>
          </table:table-cell>
          <table:table-cell table:formula="of:=0.5*[.CH12]*(([.CH5]-[.CG5])/([.CH1]-[.CG1]))^2" office:value-type="float" office:value="0.00713748483493098" calcext:value-type="float">
            <text:p>0.007137484834931</text:p>
          </table:table-cell>
          <table:table-cell table:formula="of:=0.5*[.CI12]*(([.CI5]-[.CH5])/([.CI1]-[.CH1]))^2" office:value-type="float" office:value="0.00891915643116456" calcext:value-type="float">
            <text:p>0.008919156431165</text:p>
          </table:table-cell>
          <table:table-cell table:formula="of:=0.5*[.CJ12]*(([.CJ5]-[.CI5])/([.CJ1]-[.CI1]))^2" office:value-type="float" office:value="0.0291670072794092" calcext:value-type="float">
            <text:p>0.029167007279409</text:p>
          </table:table-cell>
          <table:table-cell table:formula="of:=0.5*[.CK12]*(([.CK5]-[.CJ5])/([.CK1]-[.CJ1]))^2" office:value-type="float" office:value="0.000628639363871496" calcext:value-type="float">
            <text:p>0.000628639363871</text:p>
          </table:table-cell>
          <table:table-cell table:formula="of:=0.5*[.CL12]*(([.CL5]-[.CK5])/([.CL1]-[.CK1]))^2" office:value-type="float" office:value="0.00877856150956926" calcext:value-type="float">
            <text:p>0.008778561509569</text:p>
          </table:table-cell>
          <table:table-cell table:formula="of:=0.5*[.CM12]*(([.CM5]-[.CL5])/([.CM1]-[.CL1]))^2" office:value-type="float" office:value="0.0121009361963272" calcext:value-type="float">
            <text:p>0.012100936196327</text:p>
          </table:table-cell>
          <table:table-cell table:formula="of:=0.5*[.CN12]*(([.CN5]-[.CM5])/([.CN1]-[.CM1]))^2" office:value-type="float" office:value="0.0000484273394381601" calcext:value-type="float">
            <text:p>4.84273394381601E-05</text:p>
          </table:table-cell>
          <table:table-cell table:formula="of:=0.5*[.CO12]*(([.CO5]-[.CN5])/([.CO1]-[.CN1]))^2" office:value-type="float" office:value="0.0018559664102624" calcext:value-type="float">
            <text:p>0.001855966410262</text:p>
          </table:table-cell>
          <table:table-cell table:formula="of:=0.5*[.CP12]*(([.CP5]-[.CO5])/([.CP1]-[.CO1]))^2" office:value-type="float" office:value="0.0271568832421666" calcext:value-type="float">
            <text:p>0.027156883242167</text:p>
          </table:table-cell>
          <table:table-cell table:formula="of:=0.5*[.CQ12]*(([.CQ5]-[.CP5])/([.CQ1]-[.CP1]))^2" office:value-type="float" office:value="0.0445568960760092" calcext:value-type="float">
            <text:p>0.044556896076009</text:p>
          </table:table-cell>
          <table:table-cell table:formula="of:=0.5*[.CR12]*(([.CR5]-[.CQ5])/([.CR1]-[.CQ1]))^2" office:value-type="float" office:value="0.00268228432504094" calcext:value-type="float">
            <text:p>0.002682284325041</text:p>
          </table:table-cell>
          <table:table-cell table:formula="of:=0.5*[.CS12]*(([.CS5]-[.CR5])/([.CS1]-[.CR1]))^2" office:value-type="float" office:value="0.0072239438551287" calcext:value-type="float">
            <text:p>0.007223943855129</text:p>
          </table:table-cell>
          <table:table-cell table:formula="of:=0.5*[.CT12]*(([.CT5]-[.CS5])/([.CT1]-[.CS1]))^2" office:value-type="float" office:value="0.0132635328830264" calcext:value-type="float">
            <text:p>0.013263532883027</text:p>
          </table:table-cell>
          <table:table-cell table:formula="of:=0.5*[.CU12]*(([.CU5]-[.CT5])/([.CU1]-[.CT1]))^2" office:value-type="float" office:value="0.0000253543034944867" calcext:value-type="float">
            <text:p>2.53543034944867E-05</text:p>
          </table:table-cell>
          <table:table-cell table:formula="of:=0.5*[.CV12]*(([.CV5]-[.CU5])/([.CV1]-[.CU1]))^2" office:value-type="float" office:value="0.0245740110414429" calcext:value-type="float">
            <text:p>0.024574011041443</text:p>
          </table:table-cell>
          <table:table-cell table:formula="of:=0.5*[.CW12]*(([.CW5]-[.CV5])/([.CW1]-[.CV1]))^2" office:value-type="float" office:value="0.0276386902922834" calcext:value-type="float">
            <text:p>0.027638690292284</text:p>
          </table:table-cell>
          <table:table-cell table:formula="of:=0.5*[.CX12]*(([.CX5]-[.CW5])/([.CX1]-[.CW1]))^2" office:value-type="float" office:value="0.00556371223046314" calcext:value-type="float">
            <text:p>0.005563712230463</text:p>
          </table:table-cell>
          <table:table-cell table:formula="of:=0.5*[.CY12]*(([.CY5]-[.CX5])/([.CY1]-[.CX1]))^2" office:value-type="float" office:value="0.000249234787365755" calcext:value-type="float">
            <text:p>0.000249234787366</text:p>
          </table:table-cell>
          <table:table-cell table:formula="of:=0.5*[.CZ12]*(([.CZ5]-[.CY5])/([.CZ1]-[.CY1]))^2" office:value-type="float" office:value="0.0246755488211409" calcext:value-type="float">
            <text:p>0.024675548821141</text:p>
          </table:table-cell>
          <table:table-cell table:formula="of:=0.5*[.DA12]*(([.DA5]-[.CZ5])/([.DA1]-[.CZ1]))^2" office:value-type="float" office:value="0.00248635604869472" calcext:value-type="float">
            <text:p>0.002486356048695</text:p>
          </table:table-cell>
          <table:table-cell table:formula="of:=0.5*[.DB12]*(([.DB5]-[.DA5])/([.DB1]-[.DA1]))^2" office:value-type="float" office:value="0.00107727173986749" calcext:value-type="float">
            <text:p>0.001077271739867</text:p>
          </table:table-cell>
          <table:table-cell table:formula="of:=0.5*[.DC12]*(([.DC5]-[.DB5])/([.DC1]-[.DB1]))^2" office:value-type="float" office:value="0.000366415204018928" calcext:value-type="float">
            <text:p>0.000366415204019</text:p>
          </table:table-cell>
          <table:table-cell table:formula="of:=0.5*[.DD12]*(([.DD5]-[.DC5])/([.DD1]-[.DC1]))^2" office:value-type="float" office:value="0.0107030775169995" calcext:value-type="float">
            <text:p>0.010703077517</text:p>
          </table:table-cell>
          <table:table-cell table:formula="of:=0.5*[.DE12]*(([.DE5]-[.DD5])/([.DE1]-[.DD1]))^2" office:value-type="float" office:value="0.00169650199483708" calcext:value-type="float">
            <text:p>0.001696501994837</text:p>
          </table:table-cell>
          <table:table-cell table:formula="of:=0.5*[.DF12]*(([.DF5]-[.DE5])/([.DF1]-[.DE1]))^2" office:value-type="float" office:value="0.00151350260721712" calcext:value-type="float">
            <text:p>0.001513502607217</text:p>
          </table:table-cell>
          <table:table-cell table:formula="of:=0.5*[.DG12]*(([.DG5]-[.DF5])/([.DG1]-[.DF1]))^2" office:value-type="float" office:value="0.00148930856696271" calcext:value-type="float">
            <text:p>0.001489308566963</text:p>
          </table:table-cell>
          <table:table-cell table:formula="of:=0.5*[.DH12]*(([.DH5]-[.DG5])/([.DH1]-[.DG1]))^2" office:value-type="float" office:value="0.15795078629733" calcext:value-type="float">
            <text:p>0.15795078629733</text:p>
          </table:table-cell>
          <table:table-cell table:formula="of:=0.5*[.DI12]*(([.DI5]-[.DH5])/([.DI1]-[.DH1]))^2" office:value-type="float" office:value="0.000789443374861165" calcext:value-type="float">
            <text:p>0.000789443374861</text:p>
          </table:table-cell>
          <table:table-cell table:formula="of:=0.5*[.DJ12]*(([.DJ5]-[.DI5])/([.DJ1]-[.DI1]))^2" office:value-type="float" office:value="0.0103749751851058" calcext:value-type="float">
            <text:p>0.010374975185106</text:p>
          </table:table-cell>
          <table:table-cell table:formula="of:=0.5*[.DK12]*(([.DK5]-[.DJ5])/([.DK1]-[.DJ1]))^2" office:value-type="float" office:value="0.066269786778452" calcext:value-type="float">
            <text:p>0.066269786778452</text:p>
          </table:table-cell>
          <table:table-cell table:formula="of:=0.5*[.DL12]*(([.DL5]-[.DK5])/([.DL1]-[.DK1]))^2" office:value-type="float" office:value="0.120935000999402" calcext:value-type="float">
            <text:p>0.120935000999402</text:p>
          </table:table-cell>
          <table:table-cell table:formula="of:=0.5*[.DM12]*(([.DM5]-[.DL5])/([.DM1]-[.DL1]))^2" office:value-type="float" office:value="0.017333154716737" calcext:value-type="float">
            <text:p>0.017333154716737</text:p>
          </table:table-cell>
          <table:table-cell table:formula="of:=0.5*[.DN12]*(([.DN5]-[.DM5])/([.DN1]-[.DM1]))^2" office:value-type="float" office:value="0.00172861578243446" calcext:value-type="float">
            <text:p>0.001728615782434</text:p>
          </table:table-cell>
          <table:table-cell table:formula="of:=0.5*[.DO12]*(([.DO5]-[.DN5])/([.DO1]-[.DN1]))^2" office:value-type="float" office:value="0.0122035505391536" calcext:value-type="float">
            <text:p>0.012203550539154</text:p>
          </table:table-cell>
          <table:table-cell table:formula="of:=0.5*[.DP12]*(([.DP5]-[.DO5])/([.DP1]-[.DO1]))^2" office:value-type="float" office:value="0.035070182733582" calcext:value-type="float">
            <text:p>0.035070182733582</text:p>
          </table:table-cell>
          <table:table-cell table:formula="of:=0.5*[.DQ12]*(([.DQ5]-[.DP5])/([.DQ1]-[.DP1]))^2" office:value-type="float" office:value="0.020162472508732" calcext:value-type="float">
            <text:p>0.020162472508732</text:p>
          </table:table-cell>
          <table:table-cell table:formula="of:=0.5*[.DR12]*(([.DR5]-[.DQ5])/([.DR1]-[.DQ1]))^2" office:value-type="float" office:value="0.00492396566891648" calcext:value-type="float">
            <text:p>0.004923965668916</text:p>
          </table:table-cell>
          <table:table-cell table:formula="of:=0.5*[.DS12]*(([.DS5]-[.DR5])/([.DS1]-[.DR1]))^2" office:value-type="float" office:value="0.125403074519286" calcext:value-type="float">
            <text:p>0.125403074519286</text:p>
          </table:table-cell>
          <table:table-cell table:formula="of:=0.5*[.DT12]*(([.DT5]-[.DS5])/([.DT1]-[.DS1]))^2" office:value-type="float" office:value="0.00296823180398969" calcext:value-type="float">
            <text:p>0.00296823180399</text:p>
          </table:table-cell>
          <table:table-cell table:formula="of:=0.5*[.DU12]*(([.DU5]-[.DT5])/([.DU1]-[.DT1]))^2" office:value-type="float" office:value="0.0152562102196992" calcext:value-type="float">
            <text:p>0.015256210219699</text:p>
          </table:table-cell>
          <table:table-cell table:formula="of:=0.5*[.DV12]*(([.DV5]-[.DU5])/([.DV1]-[.DU1]))^2" office:value-type="float" office:value="0.00449524143441883" calcext:value-type="float">
            <text:p>0.004495241434419</text:p>
          </table:table-cell>
          <table:table-cell table:formula="of:=0.5*[.DW12]*(([.DW5]-[.DV5])/([.DW1]-[.DV1]))^2" office:value-type="float" office:value="0.000500682938012206" calcext:value-type="float">
            <text:p>0.000500682938012</text:p>
          </table:table-cell>
          <table:table-cell table:formula="of:=0.5*[.DX12]*(([.DX5]-[.DW5])/([.DX1]-[.DW1]))^2" office:value-type="float" office:value="0.000000911663552649947" calcext:value-type="float">
            <text:p>9.11663552649947E-07</text:p>
          </table:table-cell>
          <table:table-cell table:formula="of:=0.5*[.DY12]*(([.DY5]-[.DX5])/([.DY1]-[.DX1]))^2" office:value-type="float" office:value="0.00000327569617046738" calcext:value-type="float">
            <text:p>3.27569617046738E-06</text:p>
          </table:table-cell>
          <table:table-cell table:formula="of:=0.5*[.DZ12]*(([.DZ5]-[.DY5])/([.DZ1]-[.DY1]))^2" office:value-type="float" office:value="0.00123397618142522" calcext:value-type="float">
            <text:p>0.001233976181425</text:p>
          </table:table-cell>
          <table:table-cell table:formula="of:=0.5*[.EA12]*(([.EA5]-[.DZ5])/([.EA1]-[.DZ1]))^2" office:value-type="float" office:value="0.00548758669395652" calcext:value-type="float">
            <text:p>0.005487586693957</text:p>
          </table:table-cell>
          <table:table-cell table:formula="of:=0.5*[.EB12]*(([.EB5]-[.EA5])/([.EB1]-[.EA1]))^2" office:value-type="float" office:value="0.00610913930266984" calcext:value-type="float">
            <text:p>0.00610913930267</text:p>
          </table:table-cell>
          <table:table-cell table:formula="of:=0.5*[.EC12]*(([.EC5]-[.EB5])/([.EC1]-[.EB1]))^2" office:value-type="float" office:value="0.00880739461563803" calcext:value-type="float">
            <text:p>0.008807394615638</text:p>
          </table:table-cell>
          <table:table-cell table:formula="of:=0.5*[.ED12]*(([.ED5]-[.EC5])/([.ED1]-[.EC1]))^2" office:value-type="float" office:value="0.0133125948082172" calcext:value-type="float">
            <text:p>0.013312594808217</text:p>
          </table:table-cell>
          <table:table-cell table:formula="of:=0.5*[.EE12]*(([.EE5]-[.ED5])/([.EE1]-[.ED1]))^2" office:value-type="float" office:value="0.00188540359418122" calcext:value-type="float">
            <text:p>0.001885403594181</text:p>
          </table:table-cell>
          <table:table-cell table:formula="of:=0.5*[.EF12]*(([.EF5]-[.EE5])/([.EF1]-[.EE1]))^2" office:value-type="float" office:value="0.00358156017759772" calcext:value-type="float">
            <text:p>0.003581560177598</text:p>
          </table:table-cell>
          <table:table-cell table:formula="of:=0.5*[.EG12]*(([.EG5]-[.EF5])/([.EG1]-[.EF1]))^2" office:value-type="float" office:value="0.0357108924917816" calcext:value-type="float">
            <text:p>0.035710892491782</text:p>
          </table:table-cell>
          <table:table-cell table:formula="of:=0.5*[.EH12]*(([.EH5]-[.EG5])/([.EH1]-[.EG1]))^2" office:value-type="float" office:value="0.000824589414696963" calcext:value-type="float">
            <text:p>0.000824589414697</text:p>
          </table:table-cell>
          <table:table-cell table:formula="of:=0.5*[.EI12]*(([.EI5]-[.EH5])/([.EI1]-[.EH1]))^2" office:value-type="float" office:value="0.0294640089921241" calcext:value-type="float">
            <text:p>0.029464008992124</text:p>
          </table:table-cell>
          <table:table-cell table:formula="of:=0.5*[.EJ12]*(([.EJ5]-[.EI5])/([.EJ1]-[.EI1]))^2" office:value-type="float" office:value="0.00551279563790905" calcext:value-type="float">
            <text:p>0.005512795637909</text:p>
          </table:table-cell>
          <table:table-cell table:formula="of:=0.5*[.EK12]*(([.EK5]-[.EJ5])/([.EK1]-[.EJ1]))^2" office:value-type="float" office:value="0.00246382836352592" calcext:value-type="float">
            <text:p>0.002463828363526</text:p>
          </table:table-cell>
          <table:table-cell table:formula="of:=0.5*[.EL12]*(([.EL5]-[.EK5])/([.EL1]-[.EK1]))^2" office:value-type="float" office:value="0.00402850436851023" calcext:value-type="float">
            <text:p>0.00402850436851</text:p>
          </table:table-cell>
          <table:table-cell table:formula="of:=0.5*[.EM12]*(([.EM5]-[.EL5])/([.EM1]-[.EL1]))^2" office:value-type="float" office:value="0.0252911207258841" calcext:value-type="float">
            <text:p>0.025291120725884</text:p>
          </table:table-cell>
          <table:table-cell table:formula="of:=0.5*[.EN12]*(([.EN5]-[.EM5])/([.EN1]-[.EM1]))^2" office:value-type="float" office:value="0.0103944873939956" calcext:value-type="float">
            <text:p>0.010394487393996</text:p>
          </table:table-cell>
          <table:table-cell table:formula="of:=0.5*[.EO12]*(([.EO5]-[.EN5])/([.EO1]-[.EN1]))^2" office:value-type="float" office:value="0.00275923524942352" calcext:value-type="float">
            <text:p>0.002759235249424</text:p>
          </table:table-cell>
          <table:table-cell table:formula="of:=0.5*[.EP12]*(([.EP5]-[.EO5])/([.EP1]-[.EO1]))^2" office:value-type="float" office:value="0.00376051023217653" calcext:value-type="float">
            <text:p>0.003760510232177</text:p>
          </table:table-cell>
          <table:table-cell table:formula="of:=0.5*[.EQ12]*(([.EQ5]-[.EP5])/([.EQ1]-[.EP1]))^2" office:value-type="float" office:value="0.00116266650005311" calcext:value-type="float">
            <text:p>0.001162666500053</text:p>
          </table:table-cell>
          <table:table-cell table:formula="of:=0.5*[.ER12]*(([.ER5]-[.EQ5])/([.ER1]-[.EQ1]))^2" office:value-type="float" office:value="0.0313380131600421" calcext:value-type="float">
            <text:p>0.031338013160042</text:p>
          </table:table-cell>
          <table:table-cell table:formula="of:=0.5*[.ES12]*(([.ES5]-[.ER5])/([.ES1]-[.ER1]))^2" office:value-type="float" office:value="0.00622478408316065" calcext:value-type="float">
            <text:p>0.006224784083161</text:p>
          </table:table-cell>
          <table:table-cell table:formula="of:=0.5*[.ET12]*(([.ET5]-[.ES5])/([.ET1]-[.ES1]))^2" office:value-type="float" office:value="0.000677994392582979" calcext:value-type="float">
            <text:p>0.000677994392583</text:p>
          </table:table-cell>
          <table:table-cell table:formula="of:=0.5*[.EU12]*(([.EU5]-[.ET5])/([.EU1]-[.ET1]))^2" office:value-type="float" office:value="0.000183142051136697" calcext:value-type="float">
            <text:p>0.000183142051137</text:p>
          </table:table-cell>
          <table:table-cell table:formula="of:=0.5*[.EV12]*(([.EV5]-[.EU5])/([.EV1]-[.EU1]))^2" office:value-type="float" office:value="0.000374109646349363" calcext:value-type="float">
            <text:p>0.000374109646349</text:p>
          </table:table-cell>
          <table:table-cell table:formula="of:=0.5*[.EW12]*(([.EW5]-[.EV5])/([.EW1]-[.EV1]))^2" office:value-type="float" office:value="0.00193187652697808" calcext:value-type="float">
            <text:p>0.001931876526978</text:p>
          </table:table-cell>
          <table:table-cell table:formula="of:=0.5*[.EX12]*(([.EX5]-[.EW5])/([.EX1]-[.EW1]))^2" office:value-type="float" office:value="0.0919805789095422" calcext:value-type="float">
            <text:p>0.091980578909542</text:p>
          </table:table-cell>
          <table:table-cell table:formula="of:=0.5*[.EY12]*(([.EY5]-[.EX5])/([.EY1]-[.EX1]))^2" office:value-type="float" office:value="0.00369079408433555" calcext:value-type="float">
            <text:p>0.003690794084336</text:p>
          </table:table-cell>
          <table:table-cell table:formula="of:=0.5*[.EZ12]*(([.EZ5]-[.EY5])/([.EZ1]-[.EY1]))^2" office:value-type="float" office:value="0.0809862481711831" calcext:value-type="float">
            <text:p>0.080986248171183</text:p>
          </table:table-cell>
          <table:table-cell table:formula="of:=0.5*[.FA12]*(([.FA5]-[.EZ5])/([.FA1]-[.EZ1]))^2" office:value-type="float" office:value="0.119336263019521" calcext:value-type="float">
            <text:p>0.119336263019521</text:p>
          </table:table-cell>
          <table:table-cell table:formula="of:=0.5*[.FB12]*(([.FB5]-[.FA5])/([.FB1]-[.FA1]))^2" office:value-type="float" office:value="0.01574933527413" calcext:value-type="float">
            <text:p>0.01574933527413</text:p>
          </table:table-cell>
          <table:table-cell table:formula="of:=0.5*[.FC12]*(([.FC5]-[.FB5])/([.FC1]-[.FB1]))^2" office:value-type="float" office:value="0.00217174147443632" calcext:value-type="float">
            <text:p>0.002171741474436</text:p>
          </table:table-cell>
          <table:table-cell table:formula="of:=0.5*[.FD12]*(([.FD5]-[.FC5])/([.FD1]-[.FC1]))^2" office:value-type="float" office:value="0.0368491959785008" calcext:value-type="float">
            <text:p>0.036849195978501</text:p>
          </table:table-cell>
          <table:table-cell table:formula="of:=0.5*[.FE12]*(([.FE5]-[.FD5])/([.FE1]-[.FD1]))^2" office:value-type="float" office:value="0.00596066498524475" calcext:value-type="float">
            <text:p>0.005960664985245</text:p>
          </table:table-cell>
          <table:table-cell table:formula="of:=0.5*[.FF12]*(([.FF5]-[.FE5])/([.FF1]-[.FE1]))^2" office:value-type="float" office:value="0.00677754722593624" calcext:value-type="float">
            <text:p>0.006777547225936</text:p>
          </table:table-cell>
          <table:table-cell table:formula="of:=0.5*[.FG12]*(([.FG5]-[.FF5])/([.FG1]-[.FF1]))^2" office:value-type="float" office:value="0.018657660196864" calcext:value-type="float">
            <text:p>0.018657660196864</text:p>
          </table:table-cell>
          <table:table-cell table:formula="of:=0.5*[.FH12]*(([.FH5]-[.FG5])/([.FH1]-[.FG1]))^2" office:value-type="float" office:value="0.000334237125509911" calcext:value-type="float">
            <text:p>0.00033423712551</text:p>
          </table:table-cell>
          <table:table-cell table:formula="of:=0.5*[.FI12]*(([.FI5]-[.FH5])/([.FI1]-[.FH1]))^2" office:value-type="float" office:value="0.000332143702962129" calcext:value-type="float">
            <text:p>0.000332143702962</text:p>
          </table:table-cell>
          <table:table-cell table:formula="of:=0.5*[.FJ12]*(([.FJ5]-[.FI5])/([.FJ1]-[.FI1]))^2" office:value-type="float" office:value="0.00392721628999462" calcext:value-type="float">
            <text:p>0.003927216289995</text:p>
          </table:table-cell>
          <table:table-cell table:formula="of:=0.5*[.FK12]*(([.FK5]-[.FJ5])/([.FK1]-[.FJ1]))^2" office:value-type="float" office:value="0.0416050008970317" calcext:value-type="float">
            <text:p>0.041605000897032</text:p>
          </table:table-cell>
          <table:table-cell table:formula="of:=0.5*[.FL12]*(([.FL5]-[.FK5])/([.FL1]-[.FK1]))^2" office:value-type="float" office:value="0.0196756216739536" calcext:value-type="float">
            <text:p>0.019675621673954</text:p>
          </table:table-cell>
          <table:table-cell table:formula="of:=0.5*[.FM12]*(([.FM5]-[.FL5])/([.FM1]-[.FL1]))^2" office:value-type="float" office:value="0.00298081981641264" calcext:value-type="float">
            <text:p>0.002980819816413</text:p>
          </table:table-cell>
          <table:table-cell table:formula="of:=0.5*[.FN12]*(([.FN5]-[.FM5])/([.FN1]-[.FM1]))^2" office:value-type="float" office:value="0.0157710100360671" calcext:value-type="float">
            <text:p>0.015771010036067</text:p>
          </table:table-cell>
          <table:table-cell table:formula="of:=0.5*[.FO12]*(([.FO5]-[.FN5])/([.FO1]-[.FN1]))^2" office:value-type="float" office:value="0.13929026934308" calcext:value-type="float">
            <text:p>0.13929026934308</text:p>
          </table:table-cell>
          <table:table-cell table:formula="of:=0.5*[.FP12]*(([.FP5]-[.FO5])/([.FP1]-[.FO1]))^2" office:value-type="float" office:value="0.000358383142341883" calcext:value-type="float">
            <text:p>0.000358383142342</text:p>
          </table:table-cell>
          <table:table-cell table:formula="of:=0.5*[.FQ12]*(([.FQ5]-[.FP5])/([.FQ1]-[.FP1]))^2" office:value-type="float" office:value="0.0246519170517237" calcext:value-type="float">
            <text:p>0.024651917051724</text:p>
          </table:table-cell>
          <table:table-cell table:formula="of:=0.5*[.FR12]*(([.FR5]-[.FQ5])/([.FR1]-[.FQ1]))^2" office:value-type="float" office:value="0.000346303898351572" calcext:value-type="float">
            <text:p>0.000346303898352</text:p>
          </table:table-cell>
          <table:table-cell table:formula="of:=0.5*[.FS12]*(([.FS5]-[.FR5])/([.FS1]-[.FR1]))^2" office:value-type="float" office:value="0.0388621572228738" calcext:value-type="float">
            <text:p>0.038862157222874</text:p>
          </table:table-cell>
          <table:table-cell table:formula="of:=0.5*[.FT12]*(([.FT5]-[.FS5])/([.FT1]-[.FS1]))^2" office:value-type="float" office:value="0.0114053954701736" calcext:value-type="float">
            <text:p>0.011405395470174</text:p>
          </table:table-cell>
          <table:table-cell table:formula="of:=0.5*[.FU12]*(([.FU5]-[.FT5])/([.FU1]-[.FT1]))^2" office:value-type="float" office:value="0.00268912353891253" calcext:value-type="float">
            <text:p>0.002689123538913</text:p>
          </table:table-cell>
          <table:table-cell table:formula="of:=0.5*[.FV12]*(([.FV5]-[.FU5])/([.FV1]-[.FU1]))^2" office:value-type="float" office:value="0.00302729665736783" calcext:value-type="float">
            <text:p>0.003027296657368</text:p>
          </table:table-cell>
          <table:table-cell table:formula="of:=0.5*[.FW12]*(([.FW5]-[.FV5])/([.FW1]-[.FV1]))^2" office:value-type="float" office:value="0.0257330518835043" calcext:value-type="float">
            <text:p>0.025733051883504</text:p>
          </table:table-cell>
          <table:table-cell table:formula="of:=0.5*[.FX12]*(([.FX5]-[.FW5])/([.FX1]-[.FW1]))^2" office:value-type="float" office:value="0.0502953421661041" calcext:value-type="float">
            <text:p>0.050295342166104</text:p>
          </table:table-cell>
          <table:table-cell table:formula="of:=0.5*[.FY12]*(([.FY5]-[.FX5])/([.FY1]-[.FX1]))^2" office:value-type="float" office:value="0.0102856689920444" calcext:value-type="float">
            <text:p>0.010285668992044</text:p>
          </table:table-cell>
          <table:table-cell table:formula="of:=0.5*[.FZ12]*(([.FZ5]-[.FY5])/([.FZ1]-[.FY1]))^2" office:value-type="float" office:value="0.000843100662633505" calcext:value-type="float">
            <text:p>0.000843100662634</text:p>
          </table:table-cell>
          <table:table-cell table:formula="of:=0.5*[.GA12]*(([.GA5]-[.FZ5])/([.GA1]-[.FZ1]))^2" office:value-type="float" office:value="0.0405168599855126" calcext:value-type="float">
            <text:p>0.040516859985513</text:p>
          </table:table-cell>
          <table:table-cell table:formula="of:=0.5*[.GB12]*(([.GB5]-[.GA5])/([.GB1]-[.GA1]))^2" office:value-type="float" office:value="0.00269140555482297" calcext:value-type="float">
            <text:p>0.002691405554823</text:p>
          </table:table-cell>
          <table:table-cell table:formula="of:=0.5*[.GC12]*(([.GC5]-[.GB5])/([.GC1]-[.GB1]))^2" office:value-type="float" office:value="0.00419378525007732" calcext:value-type="float">
            <text:p>0.004193785250077</text:p>
          </table:table-cell>
          <table:table-cell table:formula="of:=0.5*[.GD12]*(([.GD5]-[.GC5])/([.GD1]-[.GC1]))^2" office:value-type="float" office:value="0.0127705360263348" calcext:value-type="float">
            <text:p>0.012770536026335</text:p>
          </table:table-cell>
          <table:table-cell table:formula="of:=0.5*[.GE12]*(([.GE5]-[.GD5])/([.GE1]-[.GD1]))^2" office:value-type="float" office:value="0.000493038708317174" calcext:value-type="float">
            <text:p>0.000493038708317</text:p>
          </table:table-cell>
          <table:table-cell table:formula="of:=0.5*[.GF12]*(([.GF5]-[.GE5])/([.GF1]-[.GE1]))^2" office:value-type="float" office:value="0.000888310831382669" calcext:value-type="float">
            <text:p>0.000888310831383</text:p>
          </table:table-cell>
          <table:table-cell table:formula="of:=0.5*[.GG12]*(([.GG5]-[.GF5])/([.GG1]-[.GF1]))^2" office:value-type="float" office:value="0.00017477074111444" calcext:value-type="float">
            <text:p>0.000174770741114</text:p>
          </table:table-cell>
          <table:table-cell table:formula="of:=0.5*[.GH12]*(([.GH5]-[.GG5])/([.GH1]-[.GG1]))^2" office:value-type="float" office:value="0.00150834176642746" calcext:value-type="float">
            <text:p>0.001508341766427</text:p>
          </table:table-cell>
          <table:table-cell table:formula="of:=0.5*[.GI12]*(([.GI5]-[.GH5])/([.GI1]-[.GH1]))^2" office:value-type="float" office:value="0.000252953788552491" calcext:value-type="float">
            <text:p>0.000252953788552</text:p>
          </table:table-cell>
          <table:table-cell table:formula="of:=0.5*[.GJ12]*(([.GJ5]-[.GI5])/([.GJ1]-[.GI1]))^2" office:value-type="float" office:value="0.00155068634859982" calcext:value-type="float">
            <text:p>0.0015506863486</text:p>
          </table:table-cell>
          <table:table-cell table:formula="of:=0.5*[.GK12]*(([.GK5]-[.GJ5])/([.GK1]-[.GJ1]))^2" office:value-type="float" office:value="0.0373720379918038" calcext:value-type="float">
            <text:p>0.037372037991804</text:p>
          </table:table-cell>
          <table:table-cell table:formula="of:=0.5*[.GL12]*(([.GL5]-[.GK5])/([.GL1]-[.GK1]))^2" office:value-type="float" office:value="0.0285223571033884" calcext:value-type="float">
            <text:p>0.028522357103389</text:p>
          </table:table-cell>
          <table:table-cell table:formula="of:=0.5*[.GM12]*(([.GM5]-[.GL5])/([.GM1]-[.GL1]))^2" office:value-type="float" office:value="0.114284820277802" calcext:value-type="float">
            <text:p>0.114284820277802</text:p>
          </table:table-cell>
          <table:table-cell table:formula="of:=0.5*[.GN12]*(([.GN5]-[.GM5])/([.GN1]-[.GM1]))^2" office:value-type="float" office:value="0.00094137613959806" calcext:value-type="float">
            <text:p>0.000941376139598</text:p>
          </table:table-cell>
          <table:table-cell table:formula="of:=0.5*[.GO12]*(([.GO5]-[.GN5])/([.GO1]-[.GN1]))^2" office:value-type="float" office:value="0.0057185383008891" calcext:value-type="float">
            <text:p>0.005718538300889</text:p>
          </table:table-cell>
          <table:table-cell table:formula="of:=0.5*[.GP12]*(([.GP5]-[.GO5])/([.GP1]-[.GO1]))^2" office:value-type="float" office:value="0.0542684578111063" calcext:value-type="float">
            <text:p>0.054268457811106</text:p>
          </table:table-cell>
          <table:table-cell table:formula="of:=0.5*[.GQ12]*(([.GQ5]-[.GP5])/([.GQ1]-[.GP1]))^2" office:value-type="float" office:value="0.0206256478996382" calcext:value-type="float">
            <text:p>0.020625647899638</text:p>
          </table:table-cell>
          <table:table-cell table:formula="of:=0.5*[.GR12]*(([.GR5]-[.GQ5])/([.GR1]-[.GQ1]))^2" office:value-type="float" office:value="0.0278866367532238" calcext:value-type="float">
            <text:p>0.027886636753224</text:p>
          </table:table-cell>
          <table:table-cell table:formula="of:=0.5*[.GS12]*(([.GS5]-[.GR5])/([.GS1]-[.GR1]))^2" office:value-type="float" office:value="0.00268167989214452" calcext:value-type="float">
            <text:p>0.002681679892145</text:p>
          </table:table-cell>
          <table:table-cell table:formula="of:=0.5*[.GT12]*(([.GT5]-[.GS5])/([.GT1]-[.GS1]))^2" office:value-type="float" office:value="0.00345392355934602" calcext:value-type="float">
            <text:p>0.003453923559346</text:p>
          </table:table-cell>
          <table:table-cell table:formula="of:=0.5*[.GU12]*(([.GU5]-[.GT5])/([.GU1]-[.GT1]))^2" office:value-type="float" office:value="0.0117546543352722" calcext:value-type="float">
            <text:p>0.011754654335272</text:p>
          </table:table-cell>
          <table:table-cell table:formula="of:=0.5*[.GV12]*(([.GV5]-[.GU5])/([.GV1]-[.GU1]))^2" office:value-type="float" office:value="0.00166539301382308" calcext:value-type="float">
            <text:p>0.001665393013823</text:p>
          </table:table-cell>
          <table:table-cell table:formula="of:=0.5*[.GW12]*(([.GW5]-[.GV5])/([.GW1]-[.GV1]))^2" office:value-type="float" office:value="0.00689536358230913" calcext:value-type="float">
            <text:p>0.006895363582309</text:p>
          </table:table-cell>
          <table:table-cell table:formula="of:=0.5*[.GX12]*(([.GX5]-[.GW5])/([.GX1]-[.GW1]))^2" office:value-type="float" office:value="0.0113588073970544" calcext:value-type="float">
            <text:p>0.011358807397055</text:p>
          </table:table-cell>
          <table:table-cell table:formula="of:=0.5*[.GY12]*(([.GY5]-[.GX5])/([.GY1]-[.GX1]))^2" office:value-type="float" office:value="0.0488176834443267" calcext:value-type="float">
            <text:p>0.048817683444327</text:p>
          </table:table-cell>
          <table:table-cell table:formula="of:=0.5*[.GZ12]*(([.GZ5]-[.GY5])/([.GZ1]-[.GY1]))^2" office:value-type="float" office:value="0.00765571937499522" calcext:value-type="float">
            <text:p>0.007655719374995</text:p>
          </table:table-cell>
          <table:table-cell table:formula="of:=0.5*[.HA12]*(([.HA5]-[.GZ5])/([.HA1]-[.GZ1]))^2" office:value-type="float" office:value="0.0549249415406055" calcext:value-type="float">
            <text:p>0.054924941540606</text:p>
          </table:table-cell>
          <table:table-cell table:formula="of:=0.5*[.HB12]*(([.HB5]-[.HA5])/([.HB1]-[.HA1]))^2" office:value-type="float" office:value="0.0142485940028349" calcext:value-type="float">
            <text:p>0.014248594002835</text:p>
          </table:table-cell>
          <table:table-cell table:formula="of:=0.5*[.HC12]*(([.HC5]-[.HB5])/([.HC1]-[.HB1]))^2" office:value-type="float" office:value="0.00347546848605355" calcext:value-type="float">
            <text:p>0.003475468486054</text:p>
          </table:table-cell>
          <table:table-cell table:formula="of:=0.5*[.HD12]*(([.HD5]-[.HC5])/([.HD1]-[.HC1]))^2" office:value-type="float" office:value="0.00234622464798351" calcext:value-type="float">
            <text:p>0.002346224647984</text:p>
          </table:table-cell>
          <table:table-cell table:formula="of:=0.5*[.HE12]*(([.HE5]-[.HD5])/([.HE1]-[.HD1]))^2" office:value-type="float" office:value="0.000189134200132057" calcext:value-type="float">
            <text:p>0.000189134200132</text:p>
          </table:table-cell>
          <table:table-cell table:formula="of:=0.5*[.HF12]*(([.HF5]-[.HE5])/([.HF1]-[.HE1]))^2" office:value-type="float" office:value="0.0065227641662118" calcext:value-type="float">
            <text:p>0.006522764166212</text:p>
          </table:table-cell>
          <table:table-cell table:formula="of:=0.5*[.HG12]*(([.HG5]-[.HF5])/([.HG1]-[.HF1]))^2" office:value-type="float" office:value="0.00836402671229103" calcext:value-type="float">
            <text:p>0.008364026712291</text:p>
          </table:table-cell>
          <table:table-cell table:formula="of:=0.5*[.HH12]*(([.HH5]-[.HG5])/([.HH1]-[.HG1]))^2" office:value-type="float" office:value="0.0458151498802945" calcext:value-type="float">
            <text:p>0.045815149880295</text:p>
          </table:table-cell>
          <table:table-cell table:formula="of:=0.5*[.HI12]*(([.HI5]-[.HH5])/([.HI1]-[.HH1]))^2" office:value-type="float" office:value="0.000593268031665284" calcext:value-type="float">
            <text:p>0.000593268031665</text:p>
          </table:table-cell>
          <table:table-cell table:formula="of:=0.5*[.HJ12]*(([.HJ5]-[.HI5])/([.HJ1]-[.HI1]))^2" office:value-type="float" office:value="0.0428963289211845" calcext:value-type="float">
            <text:p>0.042896328921185</text:p>
          </table:table-cell>
          <table:table-cell table:formula="of:=0.5*[.HK12]*(([.HK5]-[.HJ5])/([.HK1]-[.HJ1]))^2" office:value-type="float" office:value="0.0372598745357713" calcext:value-type="float">
            <text:p>0.037259874535771</text:p>
          </table:table-cell>
          <table:table-cell table:formula="of:=0.5*[.HL12]*(([.HL5]-[.HK5])/([.HL1]-[.HK1]))^2" office:value-type="float" office:value="0.00408541602583873" calcext:value-type="float">
            <text:p>0.004085416025839</text:p>
          </table:table-cell>
          <table:table-cell table:formula="of:=0.5*[.HM12]*(([.HM5]-[.HL5])/([.HM1]-[.HL1]))^2" office:value-type="float" office:value="0.00345281480633642" calcext:value-type="float">
            <text:p>0.003452814806336</text:p>
          </table:table-cell>
          <table:table-cell table:formula="of:=0.5*[.HN12]*(([.HN5]-[.HM5])/([.HN1]-[.HM1]))^2" office:value-type="float" office:value="0.0199705427461568" calcext:value-type="float">
            <text:p>0.019970542746157</text:p>
          </table:table-cell>
          <table:table-cell table:formula="of:=0.5*[.HO12]*(([.HO5]-[.HN5])/([.HO1]-[.HN1]))^2" office:value-type="float" office:value="0.0617601864942063" calcext:value-type="float">
            <text:p>0.061760186494206</text:p>
          </table:table-cell>
          <table:table-cell table:formula="of:=0.5*[.HP12]*(([.HP5]-[.HO5])/([.HP1]-[.HO1]))^2" office:value-type="float" office:value="0.0405446795389057" calcext:value-type="float">
            <text:p>0.040544679538906</text:p>
          </table:table-cell>
          <table:table-cell table:formula="of:=0.5*[.HQ12]*(([.HQ5]-[.HP5])/([.HQ1]-[.HP1]))^2" office:value-type="float" office:value="0.0000678791336867715" calcext:value-type="float">
            <text:p>6.78791336867715E-05</text:p>
          </table:table-cell>
          <table:table-cell table:formula="of:=0.5*[.HR12]*(([.HR5]-[.HQ5])/([.HR1]-[.HQ1]))^2" office:value-type="float" office:value="0.0175591256617758" calcext:value-type="float">
            <text:p>0.017559125661776</text:p>
          </table:table-cell>
          <table:table-cell table:formula="of:=0.5*[.HS12]*(([.HS5]-[.HR5])/([.HS1]-[.HR1]))^2" office:value-type="float" office:value="0.0172339309270779" calcext:value-type="float">
            <text:p>0.017233930927078</text:p>
          </table:table-cell>
          <table:table-cell table:formula="of:=0.5*[.HT12]*(([.HT5]-[.HS5])/([.HT1]-[.HS1]))^2" office:value-type="float" office:value="0.021278684027637" calcext:value-type="float">
            <text:p>0.021278684027637</text:p>
          </table:table-cell>
          <table:table-cell table:formula="of:=0.5*[.HU12]*(([.HU5]-[.HT5])/([.HU1]-[.HT1]))^2" office:value-type="float" office:value="0.00916077528274299" calcext:value-type="float">
            <text:p>0.009160775282743</text:p>
          </table:table-cell>
          <table:table-cell table:formula="of:=0.5*[.HV12]*(([.HV5]-[.HU5])/([.HV1]-[.HU1]))^2" office:value-type="float" office:value="0.0448470721083815" calcext:value-type="float">
            <text:p>0.044847072108382</text:p>
          </table:table-cell>
          <table:table-cell table:formula="of:=0.5*[.HW12]*(([.HW5]-[.HV5])/([.HW1]-[.HV1]))^2" office:value-type="float" office:value="0.0580553032754436" calcext:value-type="float">
            <text:p>0.058055303275444</text:p>
          </table:table-cell>
          <table:table-cell table:formula="of:=0.5*[.HX12]*(([.HX5]-[.HW5])/([.HX1]-[.HW1]))^2" office:value-type="float" office:value="0.0107498449591775" calcext:value-type="float">
            <text:p>0.010749844959178</text:p>
          </table:table-cell>
          <table:table-cell table:formula="of:=0.5*[.HY12]*(([.HY5]-[.HX5])/([.HY1]-[.HX1]))^2" office:value-type="float" office:value="0.00228589206874791" calcext:value-type="float">
            <text:p>0.002285892068748</text:p>
          </table:table-cell>
          <table:table-cell table:formula="of:=0.5*[.HZ12]*(([.HZ5]-[.HY5])/([.HZ1]-[.HY1]))^2" office:value-type="float" office:value="0.0139634814072082" calcext:value-type="float">
            <text:p>0.013963481407208</text:p>
          </table:table-cell>
          <table:table-cell table:formula="of:=0.5*[.IA12]*(([.IA5]-[.HZ5])/([.IA1]-[.HZ1]))^2" office:value-type="float" office:value="0.006066376637458" calcext:value-type="float">
            <text:p>0.006066376637458</text:p>
          </table:table-cell>
          <table:table-cell table:formula="of:=0.5*[.IB12]*(([.IB5]-[.IA5])/([.IB1]-[.IA1]))^2" office:value-type="float" office:value="0.0243025563693102" calcext:value-type="float">
            <text:p>0.02430255636931</text:p>
          </table:table-cell>
          <table:table-cell table:formula="of:=0.5*[.IC12]*(([.IC5]-[.IB5])/([.IC1]-[.IB1]))^2" office:value-type="float" office:value="0.0934014723540104" calcext:value-type="float">
            <text:p>0.09340147235401</text:p>
          </table:table-cell>
          <table:table-cell table:formula="of:=0.5*[.ID12]*(([.ID5]-[.IC5])/([.ID1]-[.IC1]))^2" office:value-type="float" office:value="0.0326305550166909" calcext:value-type="float">
            <text:p>0.032630555016691</text:p>
          </table:table-cell>
          <table:table-cell table:formula="of:=0.5*[.IE12]*(([.IE5]-[.ID5])/([.IE1]-[.ID1]))^2" office:value-type="float" office:value="0.0000991349904015413" calcext:value-type="float">
            <text:p>9.91349904015413E-05</text:p>
          </table:table-cell>
          <table:table-cell table:formula="of:=0.5*[.IF12]*(([.IF5]-[.IE5])/([.IF1]-[.IE1]))^2" office:value-type="float" office:value="0.00714539198379993" calcext:value-type="float">
            <text:p>0.0071453919838</text:p>
          </table:table-cell>
          <table:table-cell table:formula="of:=0.5*[.IG12]*(([.IG5]-[.IF5])/([.IG1]-[.IF1]))^2" office:value-type="float" office:value="0.0204426253798828" calcext:value-type="float">
            <text:p>0.020442625379883</text:p>
          </table:table-cell>
          <table:table-cell table:formula="of:=0.5*[.IH12]*(([.IH5]-[.IG5])/([.IH1]-[.IG1]))^2" office:value-type="float" office:value="0.00909890330041373" calcext:value-type="float">
            <text:p>0.009098903300414</text:p>
          </table:table-cell>
          <table:table-cell table:formula="of:=0.5*[.II12]*(([.II5]-[.IH5])/([.II1]-[.IH1]))^2" office:value-type="float" office:value="0.0453371530379731" calcext:value-type="float">
            <text:p>0.045337153037973</text:p>
          </table:table-cell>
          <table:table-cell table:formula="of:=0.5*[.IJ12]*(([.IJ5]-[.II5])/([.IJ1]-[.II1]))^2" office:value-type="float" office:value="0.063697486320246" calcext:value-type="float">
            <text:p>0.063697486320246</text:p>
          </table:table-cell>
          <table:table-cell table:formula="of:=0.5*[.IK12]*(([.IK5]-[.IJ5])/([.IK1]-[.IJ1]))^2" office:value-type="float" office:value="0.0486241317503157" calcext:value-type="float">
            <text:p>0.048624131750316</text:p>
          </table:table-cell>
          <table:table-cell table:formula="of:=0.5*[.IL12]*(([.IL5]-[.IK5])/([.IL1]-[.IK1]))^2" office:value-type="float" office:value="0.0151786259287132" calcext:value-type="float">
            <text:p>0.015178625928713</text:p>
          </table:table-cell>
          <table:table-cell table:formula="of:=0.5*[.IM12]*(([.IM5]-[.IL5])/([.IM1]-[.IL1]))^2" office:value-type="float" office:value="0.0137946060329674" calcext:value-type="float">
            <text:p>0.013794606032967</text:p>
          </table:table-cell>
          <table:table-cell table:formula="of:=0.5*[.IN12]*(([.IN5]-[.IM5])/([.IN1]-[.IM1]))^2" office:value-type="float" office:value="0.0582353694601544" calcext:value-type="float">
            <text:p>0.058235369460154</text:p>
          </table:table-cell>
          <table:table-cell table:formula="of:=0.5*[.IO12]*(([.IO5]-[.IN5])/([.IO1]-[.IN1]))^2" office:value-type="float" office:value="0.000498814673150109" calcext:value-type="float">
            <text:p>0.00049881467315</text:p>
          </table:table-cell>
          <table:table-cell table:formula="of:=0.5*[.IP12]*(([.IP5]-[.IO5])/([.IP1]-[.IO1]))^2" office:value-type="float" office:value="0.0000251219075937593" calcext:value-type="float">
            <text:p>2.51219075937593E-05</text:p>
          </table:table-cell>
          <table:table-cell table:formula="of:=0.5*[.IQ12]*(([.IQ5]-[.IP5])/([.IQ1]-[.IP1]))^2" office:value-type="float" office:value="0.0000488382136605471" calcext:value-type="float">
            <text:p>4.88382136605471E-05</text:p>
          </table:table-cell>
          <table:table-cell table:formula="of:=0.5*[.IR12]*(([.IR5]-[.IQ5])/([.IR1]-[.IQ1]))^2" office:value-type="float" office:value="0.00381182345148278" calcext:value-type="float">
            <text:p>0.003811823451483</text:p>
          </table:table-cell>
          <table:table-cell table:formula="of:=0.5*[.IS12]*(([.IS5]-[.IR5])/([.IS1]-[.IR1]))^2" office:value-type="float" office:value="0.000000237218243623202" calcext:value-type="float">
            <text:p>2.37218243623202E-07</text:p>
          </table:table-cell>
          <table:table-cell table:formula="of:=0.5*[.IT12]*(([.IT5]-[.IS5])/([.IT1]-[.IS1]))^2" office:value-type="float" office:value="0.000429975320364692" calcext:value-type="float">
            <text:p>0.000429975320365</text:p>
          </table:table-cell>
          <table:table-cell table:formula="of:=0.5*[.IU12]*(([.IU5]-[.IT5])/([.IU1]-[.IT1]))^2" office:value-type="float" office:value="0.000108125116516913" calcext:value-type="float">
            <text:p>0.000108125116517</text:p>
          </table:table-cell>
          <table:table-cell table:formula="of:=0.5*[.IV12]*(([.IV5]-[.IU5])/([.IV1]-[.IU1]))^2" office:value-type="float" office:value="0.0089903765699423" calcext:value-type="float">
            <text:p>0.008990376569942</text:p>
          </table:table-cell>
          <table:table-cell table:formula="of:=0.5*[.IW12]*(([.IW5]-[.IV5])/([.IW1]-[.IV1]))^2" office:value-type="float" office:value="0.0213786132290067" calcext:value-type="float">
            <text:p>0.021378613229007</text:p>
          </table:table-cell>
          <table:table-cell table:formula="of:=0.5*[.IX12]*(([.IX5]-[.IW5])/([.IX1]-[.IW1]))^2" office:value-type="float" office:value="0.000625713248102924" calcext:value-type="float">
            <text:p>0.000625713248103</text:p>
          </table:table-cell>
          <table:table-cell table:formula="of:=0.5*[.IY12]*(([.IY5]-[.IX5])/([.IY1]-[.IX1]))^2" office:value-type="float" office:value="0.0201328942605407" calcext:value-type="float">
            <text:p>0.020132894260541</text:p>
          </table:table-cell>
          <table:table-cell table:formula="of:=0.5*[.IZ12]*(([.IZ5]-[.IY5])/([.IZ1]-[.IY1]))^2" office:value-type="float" office:value="0.0344851912945048" calcext:value-type="float">
            <text:p>0.034485191294505</text:p>
          </table:table-cell>
          <table:table-cell table:formula="of:=0.5*[.JA12]*(([.JA5]-[.IZ5])/([.JA1]-[.IZ1]))^2" office:value-type="float" office:value="0.00647550873281982" calcext:value-type="float">
            <text:p>0.00647550873282</text:p>
          </table:table-cell>
          <table:table-cell table:formula="of:=0.5*[.JB12]*(([.JB5]-[.JA5])/([.JB1]-[.JA1]))^2" office:value-type="float" office:value="0.00107705996612445" calcext:value-type="float">
            <text:p>0.001077059966124</text:p>
          </table:table-cell>
          <table:table-cell table:formula="of:=0.5*[.JC12]*(([.JC5]-[.JB5])/([.JC1]-[.JB1]))^2" office:value-type="float" office:value="0.0477509618318844" calcext:value-type="float">
            <text:p>0.047750961831885</text:p>
          </table:table-cell>
          <table:table-cell table:formula="of:=0.5*[.JD12]*(([.JD5]-[.JC5])/([.JD1]-[.JC1]))^2" office:value-type="float" office:value="0.00722430696559281" calcext:value-type="float">
            <text:p>0.007224306965593</text:p>
          </table:table-cell>
          <table:table-cell table:formula="of:=0.5*[.JE12]*(([.JE5]-[.JD5])/([.JE1]-[.JD1]))^2" office:value-type="float" office:value="0.0183295153491138" calcext:value-type="float">
            <text:p>0.018329515349114</text:p>
          </table:table-cell>
          <table:table-cell table:formula="of:=0.5*[.JF12]*(([.JF5]-[.JE5])/([.JF1]-[.JE1]))^2" office:value-type="float" office:value="0.000169546354483131" calcext:value-type="float">
            <text:p>0.000169546354483</text:p>
          </table:table-cell>
          <table:table-cell table:formula="of:=0.5*[.JG12]*(([.JG5]-[.JF5])/([.JG1]-[.JF1]))^2" office:value-type="float" office:value="0.00531156924798463" calcext:value-type="float">
            <text:p>0.005311569247985</text:p>
          </table:table-cell>
          <table:table-cell table:formula="of:=0.5*[.JH12]*(([.JH5]-[.JG5])/([.JH1]-[.JG1]))^2" office:value-type="float" office:value="0.0000222244747124508" calcext:value-type="float">
            <text:p>2.22244747124508E-05</text:p>
          </table:table-cell>
          <table:table-cell table:formula="of:=0.5*[.JI12]*(([.JI5]-[.JH5])/([.JI1]-[.JH1]))^2" office:value-type="float" office:value="0.00236670737093453" calcext:value-type="float">
            <text:p>0.002366707370935</text:p>
          </table:table-cell>
          <table:table-cell table:formula="of:=0.5*[.JJ12]*(([.JJ5]-[.JI5])/([.JJ1]-[.JI1]))^2" office:value-type="float" office:value="0.0232061447918989" calcext:value-type="float">
            <text:p>0.023206144791899</text:p>
          </table:table-cell>
          <table:table-cell table:formula="of:=0.5*[.JK12]*(([.JK5]-[.JJ5])/([.JK1]-[.JJ1]))^2" office:value-type="float" office:value="0.001051089716618" calcext:value-type="float">
            <text:p>0.001051089716618</text:p>
          </table:table-cell>
          <table:table-cell table:formula="of:=0.5*[.JL12]*(([.JL5]-[.JK5])/([.JL1]-[.JK1]))^2" office:value-type="float" office:value="0.0191389456578102" calcext:value-type="float">
            <text:p>0.01913894565781</text:p>
          </table:table-cell>
          <table:table-cell table:formula="of:=0.5*[.JM12]*(([.JM5]-[.JL5])/([.JM1]-[.JL1]))^2" office:value-type="float" office:value="0.00928550404381857" calcext:value-type="float">
            <text:p>0.009285504043819</text:p>
          </table:table-cell>
          <table:table-cell table:formula="of:=0.5*[.JN12]*(([.JN5]-[.JM5])/([.JN1]-[.JM1]))^2" office:value-type="float" office:value="0.000820123467101779" calcext:value-type="float">
            <text:p>0.000820123467102</text:p>
          </table:table-cell>
          <table:table-cell table:formula="of:=0.5*[.JO12]*(([.JO5]-[.JN5])/([.JO1]-[.JN1]))^2" office:value-type="float" office:value="0.00299013286905694" calcext:value-type="float">
            <text:p>0.002990132869057</text:p>
          </table:table-cell>
          <table:table-cell table:formula="of:=0.5*[.JP12]*(([.JP5]-[.JO5])/([.JP1]-[.JO1]))^2" office:value-type="float" office:value="0.0000475501936349136" calcext:value-type="float">
            <text:p>4.75501936349136E-05</text:p>
          </table:table-cell>
          <table:table-cell table:formula="of:=0.5*[.JQ12]*(([.JQ5]-[.JP5])/([.JQ1]-[.JP1]))^2" office:value-type="float" office:value="0.00000293011618767646" calcext:value-type="float">
            <text:p>2.93011618767646E-06</text:p>
          </table:table-cell>
          <table:table-cell table:formula="of:=0.5*[.JR12]*(([.JR5]-[.JQ5])/([.JR1]-[.JQ1]))^2" office:value-type="float" office:value="0.00031582050377469" calcext:value-type="float">
            <text:p>0.000315820503775</text:p>
          </table:table-cell>
          <table:table-cell table:formula="of:=0.5*[.JS12]*(([.JS5]-[.JR5])/([.JS1]-[.JR1]))^2" office:value-type="float" office:value="0.000103884980427952" calcext:value-type="float">
            <text:p>0.000103884980428</text:p>
          </table:table-cell>
          <table:table-cell table:formula="of:=0.5*[.JT12]*(([.JT5]-[.JS5])/([.JT1]-[.JS1]))^2" office:value-type="float" office:value="0.000185249094491809" calcext:value-type="float">
            <text:p>0.000185249094492</text:p>
          </table:table-cell>
          <table:table-cell table:formula="of:=0.5*[.JU12]*(([.JU5]-[.JT5])/([.JU1]-[.JT1]))^2" office:value-type="float" office:value="0.00000348985639953749" calcext:value-type="float">
            <text:p>3.48985639953749E-06</text:p>
          </table:table-cell>
          <table:table-cell table:formula="of:=0.5*[.JV12]*(([.JV5]-[.JU5])/([.JV1]-[.JU1]))^2" office:value-type="float" office:value="0.0000331386072006207" calcext:value-type="float">
            <text:p>3.31386072006207E-05</text:p>
          </table:table-cell>
          <table:table-cell table:formula="of:=0.5*[.JW12]*(([.JW5]-[.JV5])/([.JW1]-[.JV1]))^2" office:value-type="float" office:value="0.0000141846891106917" calcext:value-type="float">
            <text:p>1.41846891106917E-05</text:p>
          </table:table-cell>
          <table:table-cell table:formula="of:=0.5*[.JX12]*(([.JX5]-[.JW5])/([.JX1]-[.JW1]))^2" office:value-type="float" office:value="0.00000179730740071432" calcext:value-type="float">
            <text:p>1.79730740071432E-06</text:p>
          </table:table-cell>
          <table:table-cell table:formula="of:=0.5*[.JY12]*(([.JY5]-[.JX5])/([.JY1]-[.JX1]))^2" office:value-type="float" office:value="0.000053612666699644" calcext:value-type="float">
            <text:p>5.3612666699644E-05</text:p>
          </table:table-cell>
          <table:table-cell table:formula="of:=0.5*[.JZ12]*(([.JZ5]-[.JY5])/([.JZ1]-[.JY1]))^2" office:value-type="float" office:value="0.0000750317863400793" calcext:value-type="float">
            <text:p>7.50317863400793E-05</text:p>
          </table:table-cell>
          <table:table-cell table:formula="of:=0.5*[.KA12]*(([.KA5]-[.JZ5])/([.KA1]-[.JZ1]))^2" office:value-type="float" office:value="0.000197465075167103" calcext:value-type="float">
            <text:p>0.000197465075167</text:p>
          </table:table-cell>
          <table:table-cell table:formula="of:=0.5*[.KB12]*(([.KB5]-[.KA5])/([.KB1]-[.KA1]))^2" office:value-type="float" office:value="0.0000651649850181533" calcext:value-type="float">
            <text:p>6.51649850181533E-05</text:p>
          </table:table-cell>
          <table:table-cell table:formula="of:=0.5*[.KC12]*(([.KC5]-[.KB5])/([.KC1]-[.KB1]))^2" office:value-type="float" office:value="0.00000532198299373075" calcext:value-type="float">
            <text:p>5.32198299373075E-06</text:p>
          </table:table-cell>
          <table:table-cell table:formula="of:=0.5*[.KD12]*(([.KD5]-[.KC5])/([.KD1]-[.KC1]))^2" office:value-type="float" office:value="0.000011468573268248" calcext:value-type="float">
            <text:p>1.1468573268248E-05</text:p>
          </table:table-cell>
          <table:table-cell table:formula="of:=0.5*[.KE12]*(([.KE5]-[.KD5])/([.KE1]-[.KD1]))^2" office:value-type="float" office:value="0.0000130633910654207" calcext:value-type="float">
            <text:p>1.30633910654207E-05</text:p>
          </table:table-cell>
          <table:table-cell table:formula="of:=0.5*[.KF12]*(([.KF5]-[.KE5])/([.KF1]-[.KE1]))^2" office:value-type="float" office:value="0.0000234709057738382" calcext:value-type="float">
            <text:p>2.34709057738382E-05</text:p>
          </table:table-cell>
          <table:table-cell table:formula="of:=0.5*[.KG12]*(([.KG5]-[.KF5])/([.KG1]-[.KF1]))^2" office:value-type="float" office:value="0.0000080192881428765" calcext:value-type="float">
            <text:p>8.0192881428765E-06</text:p>
          </table:table-cell>
          <table:table-cell table:formula="of:=0.5*[.KH12]*(([.KH5]-[.KG5])/([.KH1]-[.KG1]))^2" office:value-type="float" office:value="0.0000112006573934456" calcext:value-type="float">
            <text:p>1.12006573934456E-05</text:p>
          </table:table-cell>
          <table:table-cell table:formula="of:=0.5*[.KI12]*(([.KI5]-[.KH5])/([.KI1]-[.KH1]))^2" office:value-type="float" office:value="0.0000151346232662499" calcext:value-type="float">
            <text:p>1.51346232662499E-05</text:p>
          </table:table-cell>
          <table:table-cell table:formula="of:=0.5*[.KJ12]*(([.KJ5]-[.KI5])/([.KJ1]-[.KI1]))^2" office:value-type="float" office:value="0.0000120611843934181" calcext:value-type="float">
            <text:p>1.20611843934181E-05</text:p>
          </table:table-cell>
          <table:table-cell table:formula="of:=0.5*[.KK12]*(([.KK5]-[.KJ5])/([.KK1]-[.KJ1]))^2" office:value-type="float" office:value="0.0000219292147499478" calcext:value-type="float">
            <text:p>2.19292147499478E-05</text:p>
          </table:table-cell>
          <table:table-cell table:formula="of:=0.5*[.KL12]*(([.KL5]-[.KK5])/([.KL1]-[.KK1]))^2" office:value-type="float" office:value="0.0000445638178428431" calcext:value-type="float">
            <text:p>4.45638178428431E-05</text:p>
          </table:table-cell>
          <table:table-cell table:formula="of:=0.5*[.KM12]*(([.KM5]-[.KL5])/([.KM1]-[.KL1]))^2" office:value-type="float" office:value="0.0000163443000997333" calcext:value-type="float">
            <text:p>1.63443000997333E-05</text:p>
          </table:table-cell>
          <table:table-cell table:formula="of:=0.5*[.KN12]*(([.KN5]-[.KM5])/([.KN1]-[.KM1]))^2" office:value-type="float" office:value="0.00000294661125056952" calcext:value-type="float">
            <text:p>2.94661125056952E-06</text:p>
          </table:table-cell>
          <table:table-cell table:formula="of:=0.5*[.KO12]*(([.KO5]-[.KN5])/([.KO1]-[.KN1]))^2" office:value-type="float" office:value="0.00000851157708875086" calcext:value-type="float">
            <text:p>8.51157708875086E-06</text:p>
          </table:table-cell>
          <table:table-cell table:formula="of:=0.5*[.KP12]*(([.KP5]-[.KO5])/([.KP1]-[.KO1]))^2" office:value-type="float" office:value="0.0000291521754528681" calcext:value-type="float">
            <text:p>2.91521754528681E-05</text:p>
          </table:table-cell>
          <table:table-cell table:formula="of:=0.5*[.KQ12]*(([.KQ5]-[.KP5])/([.KQ1]-[.KP1]))^2" office:value-type="float" office:value="0.0000202170791864082" calcext:value-type="float">
            <text:p>2.02170791864082E-05</text:p>
          </table:table-cell>
          <table:table-cell table:formula="of:=0.5*[.KR12]*(([.KR5]-[.KQ5])/([.KR1]-[.KQ1]))^2" office:value-type="float" office:value="0.00000776574585293341" calcext:value-type="float">
            <text:p>7.76574585293341E-06</text:p>
          </table:table-cell>
          <table:table-cell table:formula="of:=0.5*[.KS12]*(([.KS5]-[.KR5])/([.KS1]-[.KR1]))^2" office:value-type="float" office:value="0.0000109242569692491" calcext:value-type="float">
            <text:p>1.09242569692491E-05</text:p>
          </table:table-cell>
          <table:table-cell table:formula="of:=0.5*[.KT12]*(([.KT5]-[.KS5])/([.KT1]-[.KS1]))^2" office:value-type="float" office:value="0.0000252192158630871" calcext:value-type="float">
            <text:p>2.52192158630871E-05</text:p>
          </table:table-cell>
          <table:table-cell table:formula="of:=0.5*[.KU12]*(([.KU5]-[.KT5])/([.KU1]-[.KT1]))^2" office:value-type="float" office:value="0.00000309277214129774" calcext:value-type="float">
            <text:p>3.09277214129774E-06</text:p>
          </table:table-cell>
          <table:table-cell table:formula="of:=0.5*[.KV12]*(([.KV5]-[.KU5])/([.KV1]-[.KU1]))^2" office:value-type="float" office:value="0.0000126862634592867" calcext:value-type="float">
            <text:p>1.26862634592867E-05</text:p>
          </table:table-cell>
          <table:table-cell table:formula="of:=0.5*[.KW12]*(([.KW5]-[.KV5])/([.KW1]-[.KV1]))^2" office:value-type="float" office:value="0.0000373247993346574" calcext:value-type="float">
            <text:p>3.73247993346574E-05</text:p>
          </table:table-cell>
          <table:table-cell table:formula="of:=0.5*[.KX12]*(([.KX5]-[.KW5])/([.KX1]-[.KW1]))^2" office:value-type="float" office:value="0.000000902565448077749" calcext:value-type="float">
            <text:p>9.02565448077749E-07</text:p>
          </table:table-cell>
          <table:table-cell table:formula="of:=0.5*[.KY12]*(([.KY5]-[.KX5])/([.KY1]-[.KX1]))^2" office:value-type="float" office:value="0.0000148353610958672" calcext:value-type="float">
            <text:p>1.48353610958672E-05</text:p>
          </table:table-cell>
          <table:table-cell table:formula="of:=0.5*[.KZ12]*(([.KZ5]-[.KY5])/([.KZ1]-[.KY1]))^2" office:value-type="float" office:value="0.0000531037496288227" calcext:value-type="float">
            <text:p>5.31037496288227E-05</text:p>
          </table:table-cell>
          <table:table-cell table:formula="of:=0.5*[.LA12]*(([.LA5]-[.KZ5])/([.LA1]-[.KZ1]))^2" office:value-type="float" office:value="0.00020251672100186" calcext:value-type="float">
            <text:p>0.000202516721002</text:p>
          </table:table-cell>
          <table:table-cell table:formula="of:=0.5*[.LB12]*(([.LB5]-[.LA5])/([.LB1]-[.LA1]))^2" office:value-type="float" office:value="0.0000793933043034538" calcext:value-type="float">
            <text:p>7.93933043034538E-05</text:p>
          </table:table-cell>
          <table:table-cell table:formula="of:=0.5*[.LC12]*(([.LC5]-[.LB5])/([.LC1]-[.LB1]))^2" office:value-type="float" office:value="0.0000402042532141938" calcext:value-type="float">
            <text:p>4.02042532141938E-05</text:p>
          </table:table-cell>
          <table:table-cell table:formula="of:=0.5*[.LD12]*(([.LD5]-[.LC5])/([.LD1]-[.LC1]))^2" office:value-type="float" office:value="0.00000245032672551122" calcext:value-type="float">
            <text:p>2.45032672551122E-06</text:p>
          </table:table-cell>
          <table:table-cell table:formula="of:=0.5*[.LE12]*(([.LE5]-[.LD5])/([.LE1]-[.LD1]))^2" office:value-type="float" office:value="0.0000588642647517942" calcext:value-type="float">
            <text:p>5.88642647517942E-05</text:p>
          </table:table-cell>
          <table:table-cell table:formula="of:=0.5*[.LF12]*(([.LF5]-[.LE5])/([.LF1]-[.LE1]))^2" office:value-type="float" office:value="0.0000246369536430282" calcext:value-type="float">
            <text:p>2.46369536430282E-05</text:p>
          </table:table-cell>
          <table:table-cell table:formula="of:=0.5*[.LG12]*(([.LG5]-[.LF5])/([.LG1]-[.LF1]))^2" office:value-type="float" office:value="0.00000687926644076738" calcext:value-type="float">
            <text:p>6.87926644076738E-06</text:p>
          </table:table-cell>
          <table:table-cell table:formula="of:=0.5*[.LH12]*(([.LH5]-[.LG5])/([.LH1]-[.LG1]))^2" office:value-type="float" office:value="0.000000707940904939948" calcext:value-type="float">
            <text:p>7.07940904939948E-07</text:p>
          </table:table-cell>
          <table:table-cell table:formula="of:=0.5*[.LI12]*(([.LI5]-[.LH5])/([.LI1]-[.LH1]))^2" office:value-type="float" office:value="0.000000256559709640605" calcext:value-type="float">
            <text:p>2.56559709640605E-07</text:p>
          </table:table-cell>
          <table:table-cell table:formula="of:=0.5*[.LJ12]*(([.LJ5]-[.LI5])/([.LJ1]-[.LI1]))^2" office:value-type="float" office:value="0.000000438657434342789" calcext:value-type="float">
            <text:p>4.38657434342789E-07</text:p>
          </table:table-cell>
          <table:table-cell table:formula="of:=0.5*[.LK12]*(([.LK5]-[.LJ5])/([.LK1]-[.LJ1]))^2" office:value-type="float" office:value="0.0000138930411749419" calcext:value-type="float">
            <text:p>1.38930411749419E-05</text:p>
          </table:table-cell>
          <table:table-cell table:formula="of:=0.5*[.LL12]*(([.LL5]-[.LK5])/([.LL1]-[.LK1]))^2" office:value-type="float" office:value="0.0000756674604415244" calcext:value-type="float">
            <text:p>7.56674604415244E-05</text:p>
          </table:table-cell>
          <table:table-cell table:formula="of:=0.5*[.LM12]*(([.LM5]-[.LL5])/([.LM1]-[.LL1]))^2" office:value-type="float" office:value="0.0000112367561012601" calcext:value-type="float">
            <text:p>1.12367561012601E-05</text:p>
          </table:table-cell>
          <table:table-cell table:formula="of:=0.5*[.LN12]*(([.LN5]-[.LM5])/([.LN1]-[.LM1]))^2" office:value-type="float" office:value="0.0000312232414315162" calcext:value-type="float">
            <text:p>3.12232414315162E-05</text:p>
          </table:table-cell>
          <table:table-cell table:formula="of:=0.5*[.LO12]*(([.LO5]-[.LN5])/([.LO1]-[.LN1]))^2" office:value-type="float" office:value="0.0000186116185278946" calcext:value-type="float">
            <text:p>1.86116185278946E-05</text:p>
          </table:table-cell>
          <table:table-cell table:formula="of:=0.5*[.LP12]*(([.LP5]-[.LO5])/([.LP1]-[.LO1]))^2" office:value-type="float" office:value="0.0000177672899078815" calcext:value-type="float">
            <text:p>1.77672899078815E-05</text:p>
          </table:table-cell>
          <table:table-cell table:formula="of:=0.5*[.LQ12]*(([.LQ5]-[.LP5])/([.LQ1]-[.LP1]))^2" office:value-type="float" office:value="0.00000000602783758716102" calcext:value-type="float">
            <text:p>6.02783758716102E-09</text:p>
          </table:table-cell>
          <table:table-cell table:formula="of:=0.5*[.LR12]*(([.LR5]-[.LQ5])/([.LR1]-[.LQ1]))^2" office:value-type="float" office:value="0.0000360241141358882" calcext:value-type="float">
            <text:p>3.60241141358882E-05</text:p>
          </table:table-cell>
          <table:table-cell table:formula="of:=0.5*[.LS12]*(([.LS5]-[.LR5])/([.LS1]-[.LR1]))^2" office:value-type="float" office:value="0.0000383384677797099" calcext:value-type="float">
            <text:p>3.83384677797099E-05</text:p>
          </table:table-cell>
          <table:table-cell table:formula="of:=0.5*[.LT12]*(([.LT5]-[.LS5])/([.LT1]-[.LS1]))^2" office:value-type="float" office:value="0.0000174632379554927" calcext:value-type="float">
            <text:p>1.74632379554927E-05</text:p>
          </table:table-cell>
          <table:table-cell table:formula="of:=0.5*[.LU12]*(([.LU5]-[.LT5])/([.LU1]-[.LT1]))^2" office:value-type="float" office:value="0.00000308051691048727" calcext:value-type="float">
            <text:p>3.08051691048727E-06</text:p>
          </table:table-cell>
          <table:table-cell table:formula="of:=0.5*[.LV12]*(([.LV5]-[.LU5])/([.LV1]-[.LU1]))^2" office:value-type="float" office:value="0.0000213615299323589" calcext:value-type="float">
            <text:p>2.13615299323589E-05</text:p>
          </table:table-cell>
          <table:table-cell table:formula="of:=0.5*[.LW12]*(([.LW5]-[.LV5])/([.LW1]-[.LV1]))^2" office:value-type="float" office:value="0.0000123411078039164" calcext:value-type="float">
            <text:p>1.23411078039164E-05</text:p>
          </table:table-cell>
          <table:table-cell table:formula="of:=0.5*[.LX12]*(([.LX5]-[.LW5])/([.LX1]-[.LW1]))^2" office:value-type="float" office:value="0.00019438973811021" calcext:value-type="float">
            <text:p>0.00019438973811</text:p>
          </table:table-cell>
          <table:table-cell table:formula="of:=0.5*[.LY12]*(([.LY5]-[.LX5])/([.LY1]-[.LX1]))^2" office:value-type="float" office:value="0.00000461941517632279" calcext:value-type="float">
            <text:p>4.61941517632279E-06</text:p>
          </table:table-cell>
          <table:table-cell table:formula="of:=0.5*[.LZ12]*(([.LZ5]-[.LY5])/([.LZ1]-[.LY1]))^2" office:value-type="float" office:value="0.000218393442567985" calcext:value-type="float">
            <text:p>0.000218393442568</text:p>
          </table:table-cell>
          <table:table-cell table:formula="of:=0.5*[.MA12]*(([.MA5]-[.LZ5])/([.MA1]-[.LZ1]))^2" office:value-type="float" office:value="0.0000232401599947035" calcext:value-type="float">
            <text:p>2.32401599947035E-05</text:p>
          </table:table-cell>
          <table:table-cell table:formula="of:=0.5*[.MB12]*(([.MB5]-[.MA5])/([.MB1]-[.MA1]))^2" office:value-type="float" office:value="0.0000329005217800364" calcext:value-type="float">
            <text:p>3.29005217800364E-05</text:p>
          </table:table-cell>
          <table:table-cell table:formula="of:=0.5*[.MC12]*(([.MC5]-[.MB5])/([.MC1]-[.MB1]))^2" office:value-type="float" office:value="0.00000717343911305415" calcext:value-type="float">
            <text:p>7.17343911305415E-06</text:p>
          </table:table-cell>
          <table:table-cell table:formula="of:=0.5*[.MD12]*(([.MD5]-[.MC5])/([.MD1]-[.MC1]))^2" office:value-type="float" office:value="0.000220308986938848" calcext:value-type="float">
            <text:p>0.000220308986939</text:p>
          </table:table-cell>
          <table:table-cell table:formula="of:=0.5*[.ME12]*(([.ME5]-[.MD5])/([.ME1]-[.MD1]))^2" office:value-type="float" office:value="0.0000789312861163517" calcext:value-type="float">
            <text:p>7.89312861163517E-05</text:p>
          </table:table-cell>
          <table:table-cell table:formula="of:=0.5*[.MF12]*(([.MF5]-[.ME5])/([.MF1]-[.ME1]))^2" office:value-type="float" office:value="0.000251779115462859" calcext:value-type="float">
            <text:p>0.000251779115463</text:p>
          </table:table-cell>
          <table:table-cell table:formula="of:=0.5*[.MG12]*(([.MG5]-[.MF5])/([.MG1]-[.MF1]))^2" office:value-type="float" office:value="0.00040498888304479" calcext:value-type="float">
            <text:p>0.000404988883045</text:p>
          </table:table-cell>
          <table:table-cell table:formula="of:=0.5*[.MH12]*(([.MH5]-[.MG5])/([.MH1]-[.MG1]))^2" office:value-type="float" office:value="0.000167463206964335" calcext:value-type="float">
            <text:p>0.000167463206964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50161886779358" calcext:value-type="float">
            <text:p>1.50161886779358E-07</text:p>
          </table:table-cell>
          <table:table-cell table:formula="of:=0.5*[.D12]*(([.D6]-[.C6])/([.D1]-[.C1]))^2" office:value-type="float" office:value="0.0000000886221249715134" calcext:value-type="float">
            <text:p>8.86221249715134E-08</text:p>
          </table:table-cell>
          <table:table-cell table:formula="of:=0.5*[.E12]*(([.E6]-[.D6])/([.E1]-[.D1]))^2" office:value-type="float" office:value="0.00000035222021096523" calcext:value-type="float">
            <text:p>3.5222021096523E-07</text:p>
          </table:table-cell>
          <table:table-cell table:formula="of:=0.5*[.F12]*(([.F6]-[.E6])/([.F1]-[.E1]))^2" office:value-type="float" office:value="0.000000400460787799557" calcext:value-type="float">
            <text:p>4.00460787799557E-07</text:p>
          </table:table-cell>
          <table:table-cell table:formula="of:=0.5*[.G12]*(([.G6]-[.F6])/([.G1]-[.F1]))^2" office:value-type="float" office:value="0.000000261521556998143" calcext:value-type="float">
            <text:p>2.61521556998143E-07</text:p>
          </table:table-cell>
          <table:table-cell table:formula="of:=0.5*[.H12]*(([.H6]-[.G6])/([.H1]-[.G1]))^2" office:value-type="float" office:value="0.00000606605986728125" calcext:value-type="float">
            <text:p>6.06605986728125E-06</text:p>
          </table:table-cell>
          <table:table-cell table:formula="of:=0.5*[.I12]*(([.I6]-[.H6])/([.I1]-[.H1]))^2" office:value-type="float" office:value="0.00000158130088845123" calcext:value-type="float">
            <text:p>1.58130088845123E-06</text:p>
          </table:table-cell>
          <table:table-cell table:formula="of:=0.5*[.J12]*(([.J6]-[.I6])/([.J1]-[.I1]))^2" office:value-type="float" office:value="0.0000075427991247527" calcext:value-type="float">
            <text:p>7.5427991247527E-06</text:p>
          </table:table-cell>
          <table:table-cell table:formula="of:=0.5*[.K12]*(([.K6]-[.J6])/([.K1]-[.J1]))^2" office:value-type="float" office:value="0.00000327736534730259" calcext:value-type="float">
            <text:p>3.27736534730259E-06</text:p>
          </table:table-cell>
          <table:table-cell table:formula="of:=0.5*[.L12]*(([.L6]-[.K6])/([.L1]-[.K1]))^2" office:value-type="float" office:value="0.00000000847121140517039" calcext:value-type="float">
            <text:p>8.47121140517039E-09</text:p>
          </table:table-cell>
          <table:table-cell table:formula="of:=0.5*[.M12]*(([.M6]-[.L6])/([.M1]-[.L1]))^2" office:value-type="float" office:value="0.000000118658234808068" calcext:value-type="float">
            <text:p>1.18658234808068E-07</text:p>
          </table:table-cell>
          <table:table-cell table:formula="of:=0.5*[.N12]*(([.N6]-[.M6])/([.N1]-[.M1]))^2" office:value-type="float" office:value="0.000000000711102147502247" calcext:value-type="float">
            <text:p>7.11102147502247E-10</text:p>
          </table:table-cell>
          <table:table-cell table:formula="of:=0.5*[.O12]*(([.O6]-[.N6])/([.O1]-[.N1]))^2" office:value-type="float" office:value="0.000000027334588787086" calcext:value-type="float">
            <text:p>2.7334588787086E-08</text:p>
          </table:table-cell>
          <table:table-cell table:formula="of:=0.5*[.P12]*(([.P6]-[.O6])/([.P1]-[.O1]))^2" office:value-type="float" office:value="0.000000387228501685413" calcext:value-type="float">
            <text:p>3.87228501685413E-07</text:p>
          </table:table-cell>
          <table:table-cell table:formula="of:=0.5*[.Q12]*(([.Q6]-[.P6])/([.Q1]-[.P1]))^2" office:value-type="float" office:value="0.000000725561826875734" calcext:value-type="float">
            <text:p>7.25561826875734E-07</text:p>
          </table:table-cell>
          <table:table-cell table:formula="of:=0.5*[.R12]*(([.R6]-[.Q6])/([.R1]-[.Q1]))^2" office:value-type="float" office:value="0.000000483892142437264" calcext:value-type="float">
            <text:p>4.83892142437264E-07</text:p>
          </table:table-cell>
          <table:table-cell table:formula="of:=0.5*[.S12]*(([.S6]-[.R6])/([.S1]-[.R1]))^2" office:value-type="float" office:value="0.000000330996014047082" calcext:value-type="float">
            <text:p>3.30996014047082E-07</text:p>
          </table:table-cell>
          <table:table-cell table:formula="of:=0.5*[.T12]*(([.T6]-[.S6])/([.T1]-[.S1]))^2" office:value-type="float" office:value="0.0000000240700317037342" calcext:value-type="float">
            <text:p>2.40700317037342E-08</text:p>
          </table:table-cell>
          <table:table-cell table:formula="of:=0.5*[.U12]*(([.U6]-[.T6])/([.U1]-[.T1]))^2" office:value-type="float" office:value="0.00000641043234928709" calcext:value-type="float">
            <text:p>6.41043234928709E-06</text:p>
          </table:table-cell>
          <table:table-cell table:formula="of:=0.5*[.V12]*(([.V6]-[.U6])/([.V1]-[.U1]))^2" office:value-type="float" office:value="0.00000269398723113054" calcext:value-type="float">
            <text:p>2.69398723113054E-06</text:p>
          </table:table-cell>
          <table:table-cell table:formula="of:=0.5*[.W12]*(([.W6]-[.V6])/([.W1]-[.V1]))^2" office:value-type="float" office:value="0.0000000538934555849743" calcext:value-type="float">
            <text:p>5.38934555849743E-08</text:p>
          </table:table-cell>
          <table:table-cell table:formula="of:=0.5*[.X12]*(([.X6]-[.W6])/([.X1]-[.W1]))^2" office:value-type="float" office:value="0.000000399771430894222" calcext:value-type="float">
            <text:p>3.99771430894222E-07</text:p>
          </table:table-cell>
          <table:table-cell table:formula="of:=0.5*[.Y12]*(([.Y6]-[.X6])/([.Y1]-[.X1]))^2" office:value-type="float" office:value="0.0000000539575292910973" calcext:value-type="float">
            <text:p>5.39575292910973E-08</text:p>
          </table:table-cell>
          <table:table-cell table:formula="of:=0.5*[.Z12]*(([.Z6]-[.Y6])/([.Z1]-[.Y1]))^2" office:value-type="float" office:value="0.00000000270126650639525" calcext:value-type="float">
            <text:p>2.70126650639525E-09</text:p>
          </table:table-cell>
          <table:table-cell table:formula="of:=0.5*[.AA12]*(([.AA6]-[.Z6])/([.AA1]-[.Z1]))^2" office:value-type="float" office:value="0.000000627731128274651" calcext:value-type="float">
            <text:p>6.27731128274651E-07</text:p>
          </table:table-cell>
          <table:table-cell table:formula="of:=0.5*[.AB12]*(([.AB6]-[.AA6])/([.AB1]-[.AA1]))^2" office:value-type="float" office:value="0.00000000639831495127785" calcext:value-type="float">
            <text:p>6.39831495127785E-09</text:p>
          </table:table-cell>
          <table:table-cell table:formula="of:=0.5*[.AC12]*(([.AC6]-[.AB6])/([.AC1]-[.AB1]))^2" office:value-type="float" office:value="0.000000000192762173218018" calcext:value-type="float">
            <text:p>1.92762173218018E-10</text:p>
          </table:table-cell>
          <table:table-cell table:formula="of:=0.5*[.AD12]*(([.AD6]-[.AC6])/([.AD1]-[.AC1]))^2" office:value-type="float" office:value="0.00000153819741163784" calcext:value-type="float">
            <text:p>1.53819741163784E-06</text:p>
          </table:table-cell>
          <table:table-cell table:formula="of:=0.5*[.AE12]*(([.AE6]-[.AD6])/([.AE1]-[.AD1]))^2" office:value-type="float" office:value="0.000000308702511706351" calcext:value-type="float">
            <text:p>3.08702511706351E-07</text:p>
          </table:table-cell>
          <table:table-cell table:formula="of:=0.5*[.AF12]*(([.AF6]-[.AE6])/([.AF1]-[.AE1]))^2" office:value-type="float" office:value="0.000000102405776696535" calcext:value-type="float">
            <text:p>1.02405776696535E-07</text:p>
          </table:table-cell>
          <table:table-cell table:formula="of:=0.5*[.AG12]*(([.AG6]-[.AF6])/([.AG1]-[.AF1]))^2" office:value-type="float" office:value="0.000000298192519313757" calcext:value-type="float">
            <text:p>2.98192519313757E-07</text:p>
          </table:table-cell>
          <table:table-cell table:formula="of:=0.5*[.AH12]*(([.AH6]-[.AG6])/([.AH1]-[.AG1]))^2" office:value-type="float" office:value="0.00000357132597289416" calcext:value-type="float">
            <text:p>3.57132597289416E-06</text:p>
          </table:table-cell>
          <table:table-cell table:formula="of:=0.5*[.AI12]*(([.AI6]-[.AH6])/([.AI1]-[.AH1]))^2" office:value-type="float" office:value="0.00000072684790915908" calcext:value-type="float">
            <text:p>7.2684790915908E-07</text:p>
          </table:table-cell>
          <table:table-cell table:formula="of:=0.5*[.AJ12]*(([.AJ6]-[.AI6])/([.AJ1]-[.AI1]))^2" office:value-type="float" office:value="0.00000048669647001507" calcext:value-type="float">
            <text:p>4.8669647001507E-07</text:p>
          </table:table-cell>
          <table:table-cell table:formula="of:=0.5*[.AK12]*(([.AK6]-[.AJ6])/([.AK1]-[.AJ1]))^2" office:value-type="float" office:value="0.000000463006923740447" calcext:value-type="float">
            <text:p>4.63006923740447E-07</text:p>
          </table:table-cell>
          <table:table-cell table:formula="of:=0.5*[.AL12]*(([.AL6]-[.AK6])/([.AL1]-[.AK1]))^2" office:value-type="float" office:value="0.0000000166910701246003" calcext:value-type="float">
            <text:p>1.66910701246003E-08</text:p>
          </table:table-cell>
          <table:table-cell table:formula="of:=0.5*[.AM12]*(([.AM6]-[.AL6])/([.AM1]-[.AL1]))^2" office:value-type="float" office:value="0.000000187335327073442" calcext:value-type="float">
            <text:p>1.87335327073442E-07</text:p>
          </table:table-cell>
          <table:table-cell table:formula="of:=0.5*[.AN12]*(([.AN6]-[.AM6])/([.AN1]-[.AM1]))^2" office:value-type="float" office:value="0.000000158226146948652" calcext:value-type="float">
            <text:p>1.58226146948652E-07</text:p>
          </table:table-cell>
          <table:table-cell table:formula="of:=0.5*[.AO12]*(([.AO6]-[.AN6])/([.AO1]-[.AN1]))^2" office:value-type="float" office:value="0.0000000592393602279864" calcext:value-type="float">
            <text:p>5.92393602279864E-08</text:p>
          </table:table-cell>
          <table:table-cell table:formula="of:=0.5*[.AP12]*(([.AP6]-[.AO6])/([.AP1]-[.AO1]))^2" office:value-type="float" office:value="0.000000199947981344907" calcext:value-type="float">
            <text:p>1.99947981344907E-07</text:p>
          </table:table-cell>
          <table:table-cell table:formula="of:=0.5*[.AQ12]*(([.AQ6]-[.AP6])/([.AQ1]-[.AP1]))^2" office:value-type="float" office:value="0.000000448514774322797" calcext:value-type="float">
            <text:p>4.48514774322797E-07</text:p>
          </table:table-cell>
          <table:table-cell table:formula="of:=0.5*[.AR12]*(([.AR6]-[.AQ6])/([.AR1]-[.AQ1]))^2" office:value-type="float" office:value="0.000000079564617075975" calcext:value-type="float">
            <text:p>7.9564617075975E-08</text:p>
          </table:table-cell>
          <table:table-cell table:formula="of:=0.5*[.AS12]*(([.AS6]-[.AR6])/([.AS1]-[.AR1]))^2" office:value-type="float" office:value="0.0000000256900861482935" calcext:value-type="float">
            <text:p>2.56900861482935E-08</text:p>
          </table:table-cell>
          <table:table-cell table:formula="of:=0.5*[.AT12]*(([.AT6]-[.AS6])/([.AT1]-[.AS1]))^2" office:value-type="float" office:value="0.00000294657643963959" calcext:value-type="float">
            <text:p>2.94657643963959E-06</text:p>
          </table:table-cell>
          <table:table-cell table:formula="of:=0.5*[.AU12]*(([.AU6]-[.AT6])/([.AU1]-[.AT1]))^2" office:value-type="float" office:value="0.0000026621240583633" calcext:value-type="float">
            <text:p>2.6621240583633E-06</text:p>
          </table:table-cell>
          <table:table-cell table:formula="of:=0.5*[.AV12]*(([.AV6]-[.AU6])/([.AV1]-[.AU1]))^2" office:value-type="float" office:value="0.000000732127395709792" calcext:value-type="float">
            <text:p>7.32127395709792E-07</text:p>
          </table:table-cell>
          <table:table-cell table:formula="of:=0.5*[.AW12]*(([.AW6]-[.AV6])/([.AW1]-[.AV1]))^2" office:value-type="float" office:value="0.000000340549024350517" calcext:value-type="float">
            <text:p>3.40549024350517E-07</text:p>
          </table:table-cell>
          <table:table-cell table:formula="of:=0.5*[.AX12]*(([.AX6]-[.AW6])/([.AX1]-[.AW1]))^2" office:value-type="float" office:value="0.0000000235951852318626" calcext:value-type="float">
            <text:p>2.35951852318626E-08</text:p>
          </table:table-cell>
          <table:table-cell table:formula="of:=0.5*[.AY12]*(([.AY6]-[.AX6])/([.AY1]-[.AX1]))^2" office:value-type="float" office:value="0.0000435821324457085" calcext:value-type="float">
            <text:p>4.35821324457085E-05</text:p>
          </table:table-cell>
          <table:table-cell table:formula="of:=0.5*[.AZ12]*(([.AZ6]-[.AY6])/([.AZ1]-[.AY1]))^2" office:value-type="float" office:value="0.0000000462725562187578" calcext:value-type="float">
            <text:p>4.62725562187578E-08</text:p>
          </table:table-cell>
          <table:table-cell table:formula="of:=0.5*[.BA12]*(([.BA6]-[.AZ6])/([.BA1]-[.AZ1]))^2" office:value-type="float" office:value="0.0000320600589568412" calcext:value-type="float">
            <text:p>3.20600589568412E-05</text:p>
          </table:table-cell>
          <table:table-cell table:formula="of:=0.5*[.BB12]*(([.BB6]-[.BA6])/([.BB1]-[.BA1]))^2" office:value-type="float" office:value="0.000276112137059142" calcext:value-type="float">
            <text:p>0.000276112137059</text:p>
          </table:table-cell>
          <table:table-cell table:formula="of:=0.5*[.BC12]*(([.BC6]-[.BB6])/([.BC1]-[.BB1]))^2" office:value-type="float" office:value="0.000526427688975512" calcext:value-type="float">
            <text:p>0.000526427688976</text:p>
          </table:table-cell>
          <table:table-cell table:formula="of:=0.5*[.BD12]*(([.BD6]-[.BC6])/([.BD1]-[.BC1]))^2" office:value-type="float" office:value="0.000552693389785168" calcext:value-type="float">
            <text:p>0.000552693389785</text:p>
          </table:table-cell>
          <table:table-cell table:formula="of:=0.5*[.BE12]*(([.BE6]-[.BD6])/([.BE1]-[.BD1]))^2" office:value-type="float" office:value="0.000454618122656024" calcext:value-type="float">
            <text:p>0.000454618122656</text:p>
          </table:table-cell>
          <table:table-cell table:formula="of:=0.5*[.BF12]*(([.BF6]-[.BE6])/([.BF1]-[.BE1]))^2" office:value-type="float" office:value="0.000121015405202497" calcext:value-type="float">
            <text:p>0.000121015405202</text:p>
          </table:table-cell>
          <table:table-cell table:formula="of:=0.5*[.BG12]*(([.BG6]-[.BF6])/([.BG1]-[.BF1]))^2" office:value-type="float" office:value="0.0000211982475675245" calcext:value-type="float">
            <text:p>2.11982475675245E-05</text:p>
          </table:table-cell>
          <table:table-cell table:formula="of:=0.5*[.BH12]*(([.BH6]-[.BG6])/([.BH1]-[.BG1]))^2" office:value-type="float" office:value="0.000414989914888547" calcext:value-type="float">
            <text:p>0.000414989914889</text:p>
          </table:table-cell>
          <table:table-cell table:formula="of:=0.5*[.BI12]*(([.BI6]-[.BH6])/([.BI1]-[.BH1]))^2" office:value-type="float" office:value="0.0139426062132501" calcext:value-type="float">
            <text:p>0.01394260621325</text:p>
          </table:table-cell>
          <table:table-cell table:formula="of:=0.5*[.BJ12]*(([.BJ6]-[.BI6])/([.BJ1]-[.BI1]))^2" office:value-type="float" office:value="0.000264041349271426" calcext:value-type="float">
            <text:p>0.000264041349271</text:p>
          </table:table-cell>
          <table:table-cell table:formula="of:=0.5*[.BK12]*(([.BK6]-[.BJ6])/([.BK1]-[.BJ1]))^2" office:value-type="float" office:value="0.0296763672837482" calcext:value-type="float">
            <text:p>0.029676367283748</text:p>
          </table:table-cell>
          <table:table-cell table:formula="of:=0.5*[.BL12]*(([.BL6]-[.BK6])/([.BL1]-[.BK1]))^2" office:value-type="float" office:value="0.00907961075808341" calcext:value-type="float">
            <text:p>0.009079610758083</text:p>
          </table:table-cell>
          <table:table-cell table:formula="of:=0.5*[.BM12]*(([.BM6]-[.BL6])/([.BM1]-[.BL1]))^2" office:value-type="float" office:value="0.000201506131410002" calcext:value-type="float">
            <text:p>0.00020150613141</text:p>
          </table:table-cell>
          <table:table-cell table:formula="of:=0.5*[.BN12]*(([.BN6]-[.BM6])/([.BN1]-[.BM1]))^2" office:value-type="float" office:value="0.00440787342551593" calcext:value-type="float">
            <text:p>0.004407873425516</text:p>
          </table:table-cell>
          <table:table-cell table:formula="of:=0.5*[.BO12]*(([.BO6]-[.BN6])/([.BO1]-[.BN1]))^2" office:value-type="float" office:value="0.000334430637916235" calcext:value-type="float">
            <text:p>0.000334430637916</text:p>
          </table:table-cell>
          <table:table-cell table:formula="of:=0.5*[.BP12]*(([.BP6]-[.BO6])/([.BP1]-[.BO1]))^2" office:value-type="float" office:value="0.00096031324202419" calcext:value-type="float">
            <text:p>0.000960313242024</text:p>
          </table:table-cell>
          <table:table-cell table:formula="of:=0.5*[.BQ12]*(([.BQ6]-[.BP6])/([.BQ1]-[.BP1]))^2" office:value-type="float" office:value="0.0171240929308554" calcext:value-type="float">
            <text:p>0.017124092930855</text:p>
          </table:table-cell>
          <table:table-cell table:formula="of:=0.5*[.BR12]*(([.BR6]-[.BQ6])/([.BR1]-[.BQ1]))^2" office:value-type="float" office:value="0.0503877166208712" calcext:value-type="float">
            <text:p>0.050387716620871</text:p>
          </table:table-cell>
          <table:table-cell table:formula="of:=0.5*[.BS12]*(([.BS6]-[.BR6])/([.BS1]-[.BR1]))^2" office:value-type="float" office:value="0.000585453495298165" calcext:value-type="float">
            <text:p>0.000585453495298</text:p>
          </table:table-cell>
          <table:table-cell table:formula="of:=0.5*[.BT12]*(([.BT6]-[.BS6])/([.BT1]-[.BS1]))^2" office:value-type="float" office:value="0.00136809335233986" calcext:value-type="float">
            <text:p>0.00136809335234</text:p>
          </table:table-cell>
          <table:table-cell table:formula="of:=0.5*[.BU12]*(([.BU6]-[.BT6])/([.BU1]-[.BT1]))^2" office:value-type="float" office:value="0.00062966441198468" calcext:value-type="float">
            <text:p>0.000629664411985</text:p>
          </table:table-cell>
          <table:table-cell table:formula="of:=0.5*[.BV12]*(([.BV6]-[.BU6])/([.BV1]-[.BU1]))^2" office:value-type="float" office:value="0.00621168229253953" calcext:value-type="float">
            <text:p>0.00621168229254</text:p>
          </table:table-cell>
          <table:table-cell table:formula="of:=0.5*[.BW12]*(([.BW6]-[.BV6])/([.BW1]-[.BV1]))^2" office:value-type="float" office:value="0.00869385525818053" calcext:value-type="float">
            <text:p>0.008693855258181</text:p>
          </table:table-cell>
          <table:table-cell table:formula="of:=0.5*[.BX12]*(([.BX6]-[.BW6])/([.BX1]-[.BW1]))^2" office:value-type="float" office:value="0.00020275741710892" calcext:value-type="float">
            <text:p>0.000202757417109</text:p>
          </table:table-cell>
          <table:table-cell table:formula="of:=0.5*[.BY12]*(([.BY6]-[.BX6])/([.BY1]-[.BX1]))^2" office:value-type="float" office:value="0.000439411493746214" calcext:value-type="float">
            <text:p>0.000439411493746</text:p>
          </table:table-cell>
          <table:table-cell table:formula="of:=0.5*[.BZ12]*(([.BZ6]-[.BY6])/([.BZ1]-[.BY1]))^2" office:value-type="float" office:value="0.0540944372251345" calcext:value-type="float">
            <text:p>0.054094437225135</text:p>
          </table:table-cell>
          <table:table-cell table:formula="of:=0.5*[.CA12]*(([.CA6]-[.BZ6])/([.CA1]-[.BZ1]))^2" office:value-type="float" office:value="0.0065300825354633" calcext:value-type="float">
            <text:p>0.006530082535463</text:p>
          </table:table-cell>
          <table:table-cell table:formula="of:=0.5*[.CB12]*(([.CB6]-[.CA6])/([.CB1]-[.CA1]))^2" office:value-type="float" office:value="0.000704083876294206" calcext:value-type="float">
            <text:p>0.000704083876294</text:p>
          </table:table-cell>
          <table:table-cell table:formula="of:=0.5*[.CC12]*(([.CC6]-[.CB6])/([.CC1]-[.CB1]))^2" office:value-type="float" office:value="0.0190827111490452" calcext:value-type="float">
            <text:p>0.019082711149045</text:p>
          </table:table-cell>
          <table:table-cell table:formula="of:=0.5*[.CD12]*(([.CD6]-[.CC6])/([.CD1]-[.CC1]))^2" office:value-type="float" office:value="0.0258767046512874" calcext:value-type="float">
            <text:p>0.025876704651288</text:p>
          </table:table-cell>
          <table:table-cell table:formula="of:=0.5*[.CE12]*(([.CE6]-[.CD6])/([.CE1]-[.CD1]))^2" office:value-type="float" office:value="0.00547482004500689" calcext:value-type="float">
            <text:p>0.005474820045007</text:p>
          </table:table-cell>
          <table:table-cell table:formula="of:=0.5*[.CF12]*(([.CF6]-[.CE6])/([.CF1]-[.CE1]))^2" office:value-type="float" office:value="0.00414703483191333" calcext:value-type="float">
            <text:p>0.004147034831913</text:p>
          </table:table-cell>
          <table:table-cell table:formula="of:=0.5*[.CG12]*(([.CG6]-[.CF6])/([.CG1]-[.CF1]))^2" office:value-type="float" office:value="0.0327174772285035" calcext:value-type="float">
            <text:p>0.032717477228504</text:p>
          </table:table-cell>
          <table:table-cell table:formula="of:=0.5*[.CH12]*(([.CH6]-[.CG6])/([.CH1]-[.CG1]))^2" office:value-type="float" office:value="0.00369376915261922" calcext:value-type="float">
            <text:p>0.003693769152619</text:p>
          </table:table-cell>
          <table:table-cell table:formula="of:=0.5*[.CI12]*(([.CI6]-[.CH6])/([.CI1]-[.CH1]))^2" office:value-type="float" office:value="0.00572463873588221" calcext:value-type="float">
            <text:p>0.005724638735882</text:p>
          </table:table-cell>
          <table:table-cell table:formula="of:=0.5*[.CJ12]*(([.CJ6]-[.CI6])/([.CJ1]-[.CI1]))^2" office:value-type="float" office:value="0.0052443115063908" calcext:value-type="float">
            <text:p>0.005244311506391</text:p>
          </table:table-cell>
          <table:table-cell table:formula="of:=0.5*[.CK12]*(([.CK6]-[.CJ6])/([.CK1]-[.CJ1]))^2" office:value-type="float" office:value="0.00268527522537543" calcext:value-type="float">
            <text:p>0.002685275225375</text:p>
          </table:table-cell>
          <table:table-cell table:formula="of:=0.5*[.CL12]*(([.CL6]-[.CK6])/([.CL1]-[.CK1]))^2" office:value-type="float" office:value="0.00160613943090003" calcext:value-type="float">
            <text:p>0.0016061394309</text:p>
          </table:table-cell>
          <table:table-cell table:formula="of:=0.5*[.CM12]*(([.CM6]-[.CL6])/([.CM1]-[.CL1]))^2" office:value-type="float" office:value="0.000112657334144932" calcext:value-type="float">
            <text:p>0.000112657334145</text:p>
          </table:table-cell>
          <table:table-cell table:formula="of:=0.5*[.CN12]*(([.CN6]-[.CM6])/([.CN1]-[.CM1]))^2" office:value-type="float" office:value="0.0120968385665131" calcext:value-type="float">
            <text:p>0.012096838566513</text:p>
          </table:table-cell>
          <table:table-cell table:formula="of:=0.5*[.CO12]*(([.CO6]-[.CN6])/([.CO1]-[.CN1]))^2" office:value-type="float" office:value="0.0222054073672623" calcext:value-type="float">
            <text:p>0.022205407367262</text:p>
          </table:table-cell>
          <table:table-cell table:formula="of:=0.5*[.CP12]*(([.CP6]-[.CO6])/([.CP1]-[.CO1]))^2" office:value-type="float" office:value="0.0143448648335276" calcext:value-type="float">
            <text:p>0.014344864833528</text:p>
          </table:table-cell>
          <table:table-cell table:formula="of:=0.5*[.CQ12]*(([.CQ6]-[.CP6])/([.CQ1]-[.CP1]))^2" office:value-type="float" office:value="0.0234743131479084" calcext:value-type="float">
            <text:p>0.023474313147908</text:p>
          </table:table-cell>
          <table:table-cell table:formula="of:=0.5*[.CR12]*(([.CR6]-[.CQ6])/([.CR1]-[.CQ1]))^2" office:value-type="float" office:value="0.0195736551308124" calcext:value-type="float">
            <text:p>0.019573655130812</text:p>
          </table:table-cell>
          <table:table-cell table:formula="of:=0.5*[.CS12]*(([.CS6]-[.CR6])/([.CS1]-[.CR1]))^2" office:value-type="float" office:value="0.0514877005794275" calcext:value-type="float">
            <text:p>0.051487700579428</text:p>
          </table:table-cell>
          <table:table-cell table:formula="of:=0.5*[.CT12]*(([.CT6]-[.CS6])/([.CT1]-[.CS1]))^2" office:value-type="float" office:value="0.011277053993348" calcext:value-type="float">
            <text:p>0.011277053993348</text:p>
          </table:table-cell>
          <table:table-cell table:formula="of:=0.5*[.CU12]*(([.CU6]-[.CT6])/([.CU1]-[.CT1]))^2" office:value-type="float" office:value="0.00136148025621003" calcext:value-type="float">
            <text:p>0.00136148025621</text:p>
          </table:table-cell>
          <table:table-cell table:formula="of:=0.5*[.CV12]*(([.CV6]-[.CU6])/([.CV1]-[.CU1]))^2" office:value-type="float" office:value="0.00390429417266072" calcext:value-type="float">
            <text:p>0.003904294172661</text:p>
          </table:table-cell>
          <table:table-cell table:formula="of:=0.5*[.CW12]*(([.CW6]-[.CV6])/([.CW1]-[.CV1]))^2" office:value-type="float" office:value="0.0235846739116917" calcext:value-type="float">
            <text:p>0.023584673911692</text:p>
          </table:table-cell>
          <table:table-cell table:formula="of:=0.5*[.CX12]*(([.CX6]-[.CW6])/([.CX1]-[.CW1]))^2" office:value-type="float" office:value="0.0337194568142656" calcext:value-type="float">
            <text:p>0.033719456814266</text:p>
          </table:table-cell>
          <table:table-cell table:formula="of:=0.5*[.CY12]*(([.CY6]-[.CX6])/([.CY1]-[.CX1]))^2" office:value-type="float" office:value="0.0360364678308473" calcext:value-type="float">
            <text:p>0.036036467830847</text:p>
          </table:table-cell>
          <table:table-cell table:formula="of:=0.5*[.CZ12]*(([.CZ6]-[.CY6])/([.CZ1]-[.CY1]))^2" office:value-type="float" office:value="0.00189397246257935" calcext:value-type="float">
            <text:p>0.001893972462579</text:p>
          </table:table-cell>
          <table:table-cell table:formula="of:=0.5*[.DA12]*(([.DA6]-[.CZ6])/([.DA1]-[.CZ1]))^2" office:value-type="float" office:value="0.000127020485969877" calcext:value-type="float">
            <text:p>0.00012702048597</text:p>
          </table:table-cell>
          <table:table-cell table:formula="of:=0.5*[.DB12]*(([.DB6]-[.DA6])/([.DB1]-[.DA1]))^2" office:value-type="float" office:value="0.00321249227652466" calcext:value-type="float">
            <text:p>0.003212492276525</text:p>
          </table:table-cell>
          <table:table-cell table:formula="of:=0.5*[.DC12]*(([.DC6]-[.DB6])/([.DC1]-[.DB1]))^2" office:value-type="float" office:value="0.012729613362156" calcext:value-type="float">
            <text:p>0.012729613362156</text:p>
          </table:table-cell>
          <table:table-cell table:formula="of:=0.5*[.DD12]*(([.DD6]-[.DC6])/([.DD1]-[.DC1]))^2" office:value-type="float" office:value="0.011949968013418" calcext:value-type="float">
            <text:p>0.011949968013418</text:p>
          </table:table-cell>
          <table:table-cell table:formula="of:=0.5*[.DE12]*(([.DE6]-[.DD6])/([.DE1]-[.DD1]))^2" office:value-type="float" office:value="0.00345325665667164" calcext:value-type="float">
            <text:p>0.003453256656672</text:p>
          </table:table-cell>
          <table:table-cell table:formula="of:=0.5*[.DF12]*(([.DF6]-[.DE6])/([.DF1]-[.DE1]))^2" office:value-type="float" office:value="0.00050835176086573" calcext:value-type="float">
            <text:p>0.000508351760866</text:p>
          </table:table-cell>
          <table:table-cell table:formula="of:=0.5*[.DG12]*(([.DG6]-[.DF6])/([.DG1]-[.DF1]))^2" office:value-type="float" office:value="0.0000362874078396538" calcext:value-type="float">
            <text:p>3.62874078396538E-05</text:p>
          </table:table-cell>
          <table:table-cell table:formula="of:=0.5*[.DH12]*(([.DH6]-[.DG6])/([.DH1]-[.DG1]))^2" office:value-type="float" office:value="0.0186136733447336" calcext:value-type="float">
            <text:p>0.018613673344734</text:p>
          </table:table-cell>
          <table:table-cell table:formula="of:=0.5*[.DI12]*(([.DI6]-[.DH6])/([.DI1]-[.DH1]))^2" office:value-type="float" office:value="0.116020728106447" calcext:value-type="float">
            <text:p>0.116020728106447</text:p>
          </table:table-cell>
          <table:table-cell table:formula="of:=0.5*[.DJ12]*(([.DJ6]-[.DI6])/([.DJ1]-[.DI1]))^2" office:value-type="float" office:value="0.0425268244691568" calcext:value-type="float">
            <text:p>0.042526824469157</text:p>
          </table:table-cell>
          <table:table-cell table:formula="of:=0.5*[.DK12]*(([.DK6]-[.DJ6])/([.DK1]-[.DJ1]))^2" office:value-type="float" office:value="0.032128791998513" calcext:value-type="float">
            <text:p>0.032128791998513</text:p>
          </table:table-cell>
          <table:table-cell table:formula="of:=0.5*[.DL12]*(([.DL6]-[.DK6])/([.DL1]-[.DK1]))^2" office:value-type="float" office:value="0.00767060865248663" calcext:value-type="float">
            <text:p>0.007670608652487</text:p>
          </table:table-cell>
          <table:table-cell table:formula="of:=0.5*[.DM12]*(([.DM6]-[.DL6])/([.DM1]-[.DL1]))^2" office:value-type="float" office:value="0.00174323050383361" calcext:value-type="float">
            <text:p>0.001743230503834</text:p>
          </table:table-cell>
          <table:table-cell table:formula="of:=0.5*[.DN12]*(([.DN6]-[.DM6])/([.DN1]-[.DM1]))^2" office:value-type="float" office:value="0.0385660623916587" calcext:value-type="float">
            <text:p>0.038566062391659</text:p>
          </table:table-cell>
          <table:table-cell table:formula="of:=0.5*[.DO12]*(([.DO6]-[.DN6])/([.DO1]-[.DN1]))^2" office:value-type="float" office:value="0.0527493838988916" calcext:value-type="float">
            <text:p>0.052749383898892</text:p>
          </table:table-cell>
          <table:table-cell table:formula="of:=0.5*[.DP12]*(([.DP6]-[.DO6])/([.DP1]-[.DO1]))^2" office:value-type="float" office:value="0.00710795056077433" calcext:value-type="float">
            <text:p>0.007107950560774</text:p>
          </table:table-cell>
          <table:table-cell table:formula="of:=0.5*[.DQ12]*(([.DQ6]-[.DP6])/([.DQ1]-[.DP1]))^2" office:value-type="float" office:value="0.0150866987377706" calcext:value-type="float">
            <text:p>0.015086698737771</text:p>
          </table:table-cell>
          <table:table-cell table:formula="of:=0.5*[.DR12]*(([.DR6]-[.DQ6])/([.DR1]-[.DQ1]))^2" office:value-type="float" office:value="0.00882773510505691" calcext:value-type="float">
            <text:p>0.008827735105057</text:p>
          </table:table-cell>
          <table:table-cell table:formula="of:=0.5*[.DS12]*(([.DS6]-[.DR6])/([.DS1]-[.DR1]))^2" office:value-type="float" office:value="0.0481972472901338" calcext:value-type="float">
            <text:p>0.048197247290134</text:p>
          </table:table-cell>
          <table:table-cell table:formula="of:=0.5*[.DT12]*(([.DT6]-[.DS6])/([.DT1]-[.DS1]))^2" office:value-type="float" office:value="0.0487568864120251" calcext:value-type="float">
            <text:p>0.048756886412025</text:p>
          </table:table-cell>
          <table:table-cell table:formula="of:=0.5*[.DU12]*(([.DU6]-[.DT6])/([.DU1]-[.DT1]))^2" office:value-type="float" office:value="0.00248230105730379" calcext:value-type="float">
            <text:p>0.002482301057304</text:p>
          </table:table-cell>
          <table:table-cell table:formula="of:=0.5*[.DV12]*(([.DV6]-[.DU6])/([.DV1]-[.DU1]))^2" office:value-type="float" office:value="0.00146286070120709" calcext:value-type="float">
            <text:p>0.001462860701207</text:p>
          </table:table-cell>
          <table:table-cell table:formula="of:=0.5*[.DW12]*(([.DW6]-[.DV6])/([.DW1]-[.DV1]))^2" office:value-type="float" office:value="0.00081825025191355" calcext:value-type="float">
            <text:p>0.000818250251914</text:p>
          </table:table-cell>
          <table:table-cell table:formula="of:=0.5*[.DX12]*(([.DX6]-[.DW6])/([.DX1]-[.DW1]))^2" office:value-type="float" office:value="0.00000445122986108605" calcext:value-type="float">
            <text:p>4.45122986108605E-06</text:p>
          </table:table-cell>
          <table:table-cell table:formula="of:=0.5*[.DY12]*(([.DY6]-[.DX6])/([.DY1]-[.DX1]))^2" office:value-type="float" office:value="0.000389555323653492" calcext:value-type="float">
            <text:p>0.000389555323653</text:p>
          </table:table-cell>
          <table:table-cell table:formula="of:=0.5*[.DZ12]*(([.DZ6]-[.DY6])/([.DZ1]-[.DY1]))^2" office:value-type="float" office:value="0.00123815956230949" calcext:value-type="float">
            <text:p>0.00123815956231</text:p>
          </table:table-cell>
          <table:table-cell table:formula="of:=0.5*[.EA12]*(([.EA6]-[.DZ6])/([.EA1]-[.DZ1]))^2" office:value-type="float" office:value="0.0118994798811843" calcext:value-type="float">
            <text:p>0.011899479881184</text:p>
          </table:table-cell>
          <table:table-cell table:formula="of:=0.5*[.EB12]*(([.EB6]-[.EA6])/([.EB1]-[.EA1]))^2" office:value-type="float" office:value="0.000184130885008683" calcext:value-type="float">
            <text:p>0.000184130885009</text:p>
          </table:table-cell>
          <table:table-cell table:formula="of:=0.5*[.EC12]*(([.EC6]-[.EB6])/([.EC1]-[.EB1]))^2" office:value-type="float" office:value="0.00976683368012681" calcext:value-type="float">
            <text:p>0.009766833680127</text:p>
          </table:table-cell>
          <table:table-cell table:formula="of:=0.5*[.ED12]*(([.ED6]-[.EC6])/([.ED1]-[.EC1]))^2" office:value-type="float" office:value="0.020400247159085" calcext:value-type="float">
            <text:p>0.020400247159085</text:p>
          </table:table-cell>
          <table:table-cell table:formula="of:=0.5*[.EE12]*(([.EE6]-[.ED6])/([.EE1]-[.ED1]))^2" office:value-type="float" office:value="0.045963229456237" calcext:value-type="float">
            <text:p>0.045963229456237</text:p>
          </table:table-cell>
          <table:table-cell table:formula="of:=0.5*[.EF12]*(([.EF6]-[.EE6])/([.EF1]-[.EE1]))^2" office:value-type="float" office:value="0.020807985894085" calcext:value-type="float">
            <text:p>0.020807985894085</text:p>
          </table:table-cell>
          <table:table-cell table:formula="of:=0.5*[.EG12]*(([.EG6]-[.EF6])/([.EG1]-[.EF1]))^2" office:value-type="float" office:value="0.0000471998254895564" calcext:value-type="float">
            <text:p>4.71998254895564E-05</text:p>
          </table:table-cell>
          <table:table-cell table:formula="of:=0.5*[.EH12]*(([.EH6]-[.EG6])/([.EH1]-[.EG1]))^2" office:value-type="float" office:value="0.000619187100249061" calcext:value-type="float">
            <text:p>0.000619187100249</text:p>
          </table:table-cell>
          <table:table-cell table:formula="of:=0.5*[.EI12]*(([.EI6]-[.EH6])/([.EI1]-[.EH1]))^2" office:value-type="float" office:value="0.00361005193222599" calcext:value-type="float">
            <text:p>0.003610051932226</text:p>
          </table:table-cell>
          <table:table-cell table:formula="of:=0.5*[.EJ12]*(([.EJ6]-[.EI6])/([.EJ1]-[.EI1]))^2" office:value-type="float" office:value="0.019819887907582" calcext:value-type="float">
            <text:p>0.019819887907582</text:p>
          </table:table-cell>
          <table:table-cell table:formula="of:=0.5*[.EK12]*(([.EK6]-[.EJ6])/([.EK1]-[.EJ1]))^2" office:value-type="float" office:value="0.0192033440431119" calcext:value-type="float">
            <text:p>0.019203344043112</text:p>
          </table:table-cell>
          <table:table-cell table:formula="of:=0.5*[.EL12]*(([.EL6]-[.EK6])/([.EL1]-[.EK1]))^2" office:value-type="float" office:value="0.0354312904596686" calcext:value-type="float">
            <text:p>0.035431290459669</text:p>
          </table:table-cell>
          <table:table-cell table:formula="of:=0.5*[.EM12]*(([.EM6]-[.EL6])/([.EM1]-[.EL1]))^2" office:value-type="float" office:value="0.000757029018750949" calcext:value-type="float">
            <text:p>0.000757029018751</text:p>
          </table:table-cell>
          <table:table-cell table:formula="of:=0.5*[.EN12]*(([.EN6]-[.EM6])/([.EN1]-[.EM1]))^2" office:value-type="float" office:value="0.0015281835882357" calcext:value-type="float">
            <text:p>0.001528183588236</text:p>
          </table:table-cell>
          <table:table-cell table:formula="of:=0.5*[.EO12]*(([.EO6]-[.EN6])/([.EO1]-[.EN1]))^2" office:value-type="float" office:value="0.00196886363074698" calcext:value-type="float">
            <text:p>0.001968863630747</text:p>
          </table:table-cell>
          <table:table-cell table:formula="of:=0.5*[.EP12]*(([.EP6]-[.EO6])/([.EP1]-[.EO1]))^2" office:value-type="float" office:value="0.000049083250206454" calcext:value-type="float">
            <text:p>4.9083250206454E-05</text:p>
          </table:table-cell>
          <table:table-cell table:formula="of:=0.5*[.EQ12]*(([.EQ6]-[.EP6])/([.EQ1]-[.EP1]))^2" office:value-type="float" office:value="0.00120428088163301" calcext:value-type="float">
            <text:p>0.001204280881633</text:p>
          </table:table-cell>
          <table:table-cell table:formula="of:=0.5*[.ER12]*(([.ER6]-[.EQ6])/([.ER1]-[.EQ1]))^2" office:value-type="float" office:value="0.00232371677455821" calcext:value-type="float">
            <text:p>0.002323716774558</text:p>
          </table:table-cell>
          <table:table-cell table:formula="of:=0.5*[.ES12]*(([.ES6]-[.ER6])/([.ES1]-[.ER1]))^2" office:value-type="float" office:value="0.00884227514075591" calcext:value-type="float">
            <text:p>0.008842275140756</text:p>
          </table:table-cell>
          <table:table-cell table:formula="of:=0.5*[.ET12]*(([.ET6]-[.ES6])/([.ET1]-[.ES1]))^2" office:value-type="float" office:value="0.00648103355914808" calcext:value-type="float">
            <text:p>0.006481033559148</text:p>
          </table:table-cell>
          <table:table-cell table:formula="of:=0.5*[.EU12]*(([.EU6]-[.ET6])/([.EU1]-[.ET1]))^2" office:value-type="float" office:value="0.000193848326432913" calcext:value-type="float">
            <text:p>0.000193848326433</text:p>
          </table:table-cell>
          <table:table-cell table:formula="of:=0.5*[.EV12]*(([.EV6]-[.EU6])/([.EV1]-[.EU1]))^2" office:value-type="float" office:value="0.00205974873917269" calcext:value-type="float">
            <text:p>0.002059748739173</text:p>
          </table:table-cell>
          <table:table-cell table:formula="of:=0.5*[.EW12]*(([.EW6]-[.EV6])/([.EW1]-[.EV1]))^2" office:value-type="float" office:value="0.00132901711339485" calcext:value-type="float">
            <text:p>0.001329017113395</text:p>
          </table:table-cell>
          <table:table-cell table:formula="of:=0.5*[.EX12]*(([.EX6]-[.EW6])/([.EX1]-[.EW1]))^2" office:value-type="float" office:value="0.00254266246851316" calcext:value-type="float">
            <text:p>0.002542662468513</text:p>
          </table:table-cell>
          <table:table-cell table:formula="of:=0.5*[.EY12]*(([.EY6]-[.EX6])/([.EY1]-[.EX1]))^2" office:value-type="float" office:value="0.108107002936572" calcext:value-type="float">
            <text:p>0.108107002936572</text:p>
          </table:table-cell>
          <table:table-cell table:formula="of:=0.5*[.EZ12]*(([.EZ6]-[.EY6])/([.EZ1]-[.EY1]))^2" office:value-type="float" office:value="0.0194347279267087" calcext:value-type="float">
            <text:p>0.019434727926709</text:p>
          </table:table-cell>
          <table:table-cell table:formula="of:=0.5*[.FA12]*(([.FA6]-[.EZ6])/([.FA1]-[.EZ1]))^2" office:value-type="float" office:value="0.00232020470901429" calcext:value-type="float">
            <text:p>0.002320204709014</text:p>
          </table:table-cell>
          <table:table-cell table:formula="of:=0.5*[.FB12]*(([.FB6]-[.FA6])/([.FB1]-[.FA1]))^2" office:value-type="float" office:value="0.0221115482716031" calcext:value-type="float">
            <text:p>0.022111548271603</text:p>
          </table:table-cell>
          <table:table-cell table:formula="of:=0.5*[.FC12]*(([.FC6]-[.FB6])/([.FC1]-[.FB1]))^2" office:value-type="float" office:value="0.0599745324104913" calcext:value-type="float">
            <text:p>0.059974532410491</text:p>
          </table:table-cell>
          <table:table-cell table:formula="of:=0.5*[.FD12]*(([.FD6]-[.FC6])/([.FD1]-[.FC1]))^2" office:value-type="float" office:value="0.0187732848216184" calcext:value-type="float">
            <text:p>0.018773284821618</text:p>
          </table:table-cell>
          <table:table-cell table:formula="of:=0.5*[.FE12]*(([.FE6]-[.FD6])/([.FE1]-[.FD1]))^2" office:value-type="float" office:value="0.0000145898815116863" calcext:value-type="float">
            <text:p>1.45898815116863E-05</text:p>
          </table:table-cell>
          <table:table-cell table:formula="of:=0.5*[.FF12]*(([.FF6]-[.FE6])/([.FF1]-[.FE1]))^2" office:value-type="float" office:value="0.000680992282325834" calcext:value-type="float">
            <text:p>0.000680992282326</text:p>
          </table:table-cell>
          <table:table-cell table:formula="of:=0.5*[.FG12]*(([.FG6]-[.FF6])/([.FG1]-[.FF1]))^2" office:value-type="float" office:value="0.00701639776327678" calcext:value-type="float">
            <text:p>0.007016397763277</text:p>
          </table:table-cell>
          <table:table-cell table:formula="of:=0.5*[.FH12]*(([.FH6]-[.FG6])/([.FH1]-[.FG1]))^2" office:value-type="float" office:value="0.0000703594754183502" calcext:value-type="float">
            <text:p>7.03594754183502E-05</text:p>
          </table:table-cell>
          <table:table-cell table:formula="of:=0.5*[.FI12]*(([.FI6]-[.FH6])/([.FI1]-[.FH1]))^2" office:value-type="float" office:value="0.00142894372226235" calcext:value-type="float">
            <text:p>0.001428943722262</text:p>
          </table:table-cell>
          <table:table-cell table:formula="of:=0.5*[.FJ12]*(([.FJ6]-[.FI6])/([.FJ1]-[.FI1]))^2" office:value-type="float" office:value="0.0192550846402224" calcext:value-type="float">
            <text:p>0.019255084640223</text:p>
          </table:table-cell>
          <table:table-cell table:formula="of:=0.5*[.FK12]*(([.FK6]-[.FJ6])/([.FK1]-[.FJ1]))^2" office:value-type="float" office:value="0.00391336189042181" calcext:value-type="float">
            <text:p>0.003913361890422</text:p>
          </table:table-cell>
          <table:table-cell table:formula="of:=0.5*[.FL12]*(([.FL6]-[.FK6])/([.FL1]-[.FK1]))^2" office:value-type="float" office:value="0.0395447608263245" calcext:value-type="float">
            <text:p>0.039544760826325</text:p>
          </table:table-cell>
          <table:table-cell table:formula="of:=0.5*[.FM12]*(([.FM6]-[.FL6])/([.FM1]-[.FL1]))^2" office:value-type="float" office:value="0.0865844242994792" calcext:value-type="float">
            <text:p>0.086584424299479</text:p>
          </table:table-cell>
          <table:table-cell table:formula="of:=0.5*[.FN12]*(([.FN6]-[.FM6])/([.FN1]-[.FM1]))^2" office:value-type="float" office:value="0.00147160337736348" calcext:value-type="float">
            <text:p>0.001471603377363</text:p>
          </table:table-cell>
          <table:table-cell table:formula="of:=0.5*[.FO12]*(([.FO6]-[.FN6])/([.FO1]-[.FN1]))^2" office:value-type="float" office:value="0.0488977742215574" calcext:value-type="float">
            <text:p>0.048897774221558</text:p>
          </table:table-cell>
          <table:table-cell table:formula="of:=0.5*[.FP12]*(([.FP6]-[.FO6])/([.FP1]-[.FO1]))^2" office:value-type="float" office:value="0.0609906239654588" calcext:value-type="float">
            <text:p>0.060990623965459</text:p>
          </table:table-cell>
          <table:table-cell table:formula="of:=0.5*[.FQ12]*(([.FQ6]-[.FP6])/([.FQ1]-[.FP1]))^2" office:value-type="float" office:value="0.0183120540238211" calcext:value-type="float">
            <text:p>0.018312054023821</text:p>
          </table:table-cell>
          <table:table-cell table:formula="of:=0.5*[.FR12]*(([.FR6]-[.FQ6])/([.FR1]-[.FQ1]))^2" office:value-type="float" office:value="0.00106120247443123" calcext:value-type="float">
            <text:p>0.001061202474431</text:p>
          </table:table-cell>
          <table:table-cell table:formula="of:=0.5*[.FS12]*(([.FS6]-[.FR6])/([.FS1]-[.FR1]))^2" office:value-type="float" office:value="0.00152284297998947" calcext:value-type="float">
            <text:p>0.001522842979989</text:p>
          </table:table-cell>
          <table:table-cell table:formula="of:=0.5*[.FT12]*(([.FT6]-[.FS6])/([.FT1]-[.FS1]))^2" office:value-type="float" office:value="0.0196212930835309" calcext:value-type="float">
            <text:p>0.019621293083531</text:p>
          </table:table-cell>
          <table:table-cell table:formula="of:=0.5*[.FU12]*(([.FU6]-[.FT6])/([.FU1]-[.FT1]))^2" office:value-type="float" office:value="0.00461750590613417" calcext:value-type="float">
            <text:p>0.004617505906134</text:p>
          </table:table-cell>
          <table:table-cell table:formula="of:=0.5*[.FV12]*(([.FV6]-[.FU6])/([.FV1]-[.FU1]))^2" office:value-type="float" office:value="0.00270006884748435" calcext:value-type="float">
            <text:p>0.002700068847484</text:p>
          </table:table-cell>
          <table:table-cell table:formula="of:=0.5*[.FW12]*(([.FW6]-[.FV6])/([.FW1]-[.FV1]))^2" office:value-type="float" office:value="0.011531723366469" calcext:value-type="float">
            <text:p>0.011531723366469</text:p>
          </table:table-cell>
          <table:table-cell table:formula="of:=0.5*[.FX12]*(([.FX6]-[.FW6])/([.FX1]-[.FW1]))^2" office:value-type="float" office:value="0.0368531281512062" calcext:value-type="float">
            <text:p>0.036853128151206</text:p>
          </table:table-cell>
          <table:table-cell table:formula="of:=0.5*[.FY12]*(([.FY6]-[.FX6])/([.FY1]-[.FX1]))^2" office:value-type="float" office:value="0.0331886400277767" calcext:value-type="float">
            <text:p>0.033188640027777</text:p>
          </table:table-cell>
          <table:table-cell table:formula="of:=0.5*[.FZ12]*(([.FZ6]-[.FY6])/([.FZ1]-[.FY1]))^2" office:value-type="float" office:value="0.000511445128984071" calcext:value-type="float">
            <text:p>0.000511445128984</text:p>
          </table:table-cell>
          <table:table-cell table:formula="of:=0.5*[.GA12]*(([.GA6]-[.FZ6])/([.GA1]-[.FZ1]))^2" office:value-type="float" office:value="0.000530039134510422" calcext:value-type="float">
            <text:p>0.00053003913451</text:p>
          </table:table-cell>
          <table:table-cell table:formula="of:=0.5*[.GB12]*(([.GB6]-[.GA6])/([.GB1]-[.GA1]))^2" office:value-type="float" office:value="0.00426858995759799" calcext:value-type="float">
            <text:p>0.004268589957598</text:p>
          </table:table-cell>
          <table:table-cell table:formula="of:=0.5*[.GC12]*(([.GC6]-[.GB6])/([.GC1]-[.GB1]))^2" office:value-type="float" office:value="0.00359879019692292" calcext:value-type="float">
            <text:p>0.003598790196923</text:p>
          </table:table-cell>
          <table:table-cell table:formula="of:=0.5*[.GD12]*(([.GD6]-[.GC6])/([.GD1]-[.GC1]))^2" office:value-type="float" office:value="0.000755993846736677" calcext:value-type="float">
            <text:p>0.000755993846737</text:p>
          </table:table-cell>
          <table:table-cell table:formula="of:=0.5*[.GE12]*(([.GE6]-[.GD6])/([.GE1]-[.GD1]))^2" office:value-type="float" office:value="0.002759515478749" calcext:value-type="float">
            <text:p>0.002759515478749</text:p>
          </table:table-cell>
          <table:table-cell table:formula="of:=0.5*[.GF12]*(([.GF6]-[.GE6])/([.GF1]-[.GE1]))^2" office:value-type="float" office:value="0.0103012215713631" calcext:value-type="float">
            <text:p>0.010301221571363</text:p>
          </table:table-cell>
          <table:table-cell table:formula="of:=0.5*[.GG12]*(([.GG6]-[.GF6])/([.GG1]-[.GF1]))^2" office:value-type="float" office:value="0.00311094394461111" calcext:value-type="float">
            <text:p>0.003110943944611</text:p>
          </table:table-cell>
          <table:table-cell table:formula="of:=0.5*[.GH12]*(([.GH6]-[.GG6])/([.GH1]-[.GG1]))^2" office:value-type="float" office:value="0.00131482457158452" calcext:value-type="float">
            <text:p>0.001314824571585</text:p>
          </table:table-cell>
          <table:table-cell table:formula="of:=0.5*[.GI12]*(([.GI6]-[.GH6])/([.GI1]-[.GH1]))^2" office:value-type="float" office:value="0.000703176546263748" calcext:value-type="float">
            <text:p>0.000703176546264</text:p>
          </table:table-cell>
          <table:table-cell table:formula="of:=0.5*[.GJ12]*(([.GJ6]-[.GI6])/([.GJ1]-[.GI1]))^2" office:value-type="float" office:value="0.03570045687714" calcext:value-type="float">
            <text:p>0.03570045687714</text:p>
          </table:table-cell>
          <table:table-cell table:formula="of:=0.5*[.GK12]*(([.GK6]-[.GJ6])/([.GK1]-[.GJ1]))^2" office:value-type="float" office:value="0.036532285391963" calcext:value-type="float">
            <text:p>0.036532285391963</text:p>
          </table:table-cell>
          <table:table-cell table:formula="of:=0.5*[.GL12]*(([.GL6]-[.GK6])/([.GL1]-[.GK1]))^2" office:value-type="float" office:value="0.025859299383916" calcext:value-type="float">
            <text:p>0.025859299383916</text:p>
          </table:table-cell>
          <table:table-cell table:formula="of:=0.5*[.GM12]*(([.GM6]-[.GL6])/([.GM1]-[.GL1]))^2" office:value-type="float" office:value="0.00297986319339981" calcext:value-type="float">
            <text:p>0.0029798631934</text:p>
          </table:table-cell>
          <table:table-cell table:formula="of:=0.5*[.GN12]*(([.GN6]-[.GM6])/([.GN1]-[.GM1]))^2" office:value-type="float" office:value="0.065996622322691" calcext:value-type="float">
            <text:p>0.065996622322691</text:p>
          </table:table-cell>
          <table:table-cell table:formula="of:=0.5*[.GO12]*(([.GO6]-[.GN6])/([.GO1]-[.GN1]))^2" office:value-type="float" office:value="0.00620415265410436" calcext:value-type="float">
            <text:p>0.006204152654104</text:p>
          </table:table-cell>
          <table:table-cell table:formula="of:=0.5*[.GP12]*(([.GP6]-[.GO6])/([.GP1]-[.GO1]))^2" office:value-type="float" office:value="0.000806676692969764" calcext:value-type="float">
            <text:p>0.00080667669297</text:p>
          </table:table-cell>
          <table:table-cell table:formula="of:=0.5*[.GQ12]*(([.GQ6]-[.GP6])/([.GQ1]-[.GP1]))^2" office:value-type="float" office:value="0.00201082734643804" calcext:value-type="float">
            <text:p>0.002010827346438</text:p>
          </table:table-cell>
          <table:table-cell table:formula="of:=0.5*[.GR12]*(([.GR6]-[.GQ6])/([.GR1]-[.GQ1]))^2" office:value-type="float" office:value="0.0554459151676998" calcext:value-type="float">
            <text:p>0.0554459151677</text:p>
          </table:table-cell>
          <table:table-cell table:formula="of:=0.5*[.GS12]*(([.GS6]-[.GR6])/([.GS1]-[.GR1]))^2" office:value-type="float" office:value="0.00698934436340097" calcext:value-type="float">
            <text:p>0.006989344363401</text:p>
          </table:table-cell>
          <table:table-cell table:formula="of:=0.5*[.GT12]*(([.GT6]-[.GS6])/([.GT1]-[.GS1]))^2" office:value-type="float" office:value="0.000975583416374995" calcext:value-type="float">
            <text:p>0.000975583416375</text:p>
          </table:table-cell>
          <table:table-cell table:formula="of:=0.5*[.GU12]*(([.GU6]-[.GT6])/([.GU1]-[.GT1]))^2" office:value-type="float" office:value="0.000109625801979152" calcext:value-type="float">
            <text:p>0.000109625801979</text:p>
          </table:table-cell>
          <table:table-cell table:formula="of:=0.5*[.GV12]*(([.GV6]-[.GU6])/([.GV1]-[.GU1]))^2" office:value-type="float" office:value="0.000745870898121608" calcext:value-type="float">
            <text:p>0.000745870898122</text:p>
          </table:table-cell>
          <table:table-cell table:formula="of:=0.5*[.GW12]*(([.GW6]-[.GV6])/([.GW1]-[.GV1]))^2" office:value-type="float" office:value="0.0375254421549954" calcext:value-type="float">
            <text:p>0.037525442154995</text:p>
          </table:table-cell>
          <table:table-cell table:formula="of:=0.5*[.GX12]*(([.GX6]-[.GW6])/([.GX1]-[.GW1]))^2" office:value-type="float" office:value="0.00751847898714513" calcext:value-type="float">
            <text:p>0.007518478987145</text:p>
          </table:table-cell>
          <table:table-cell table:formula="of:=0.5*[.GY12]*(([.GY6]-[.GX6])/([.GY1]-[.GX1]))^2" office:value-type="float" office:value="0.031356915138574" calcext:value-type="float">
            <text:p>0.031356915138574</text:p>
          </table:table-cell>
          <table:table-cell table:formula="of:=0.5*[.GZ12]*(([.GZ6]-[.GY6])/([.GZ1]-[.GY1]))^2" office:value-type="float" office:value="0.0216066502147214" calcext:value-type="float">
            <text:p>0.021606650214722</text:p>
          </table:table-cell>
          <table:table-cell table:formula="of:=0.5*[.HA12]*(([.HA6]-[.GZ6])/([.HA1]-[.GZ1]))^2" office:value-type="float" office:value="0.043144585316062" calcext:value-type="float">
            <text:p>0.043144585316062</text:p>
          </table:table-cell>
          <table:table-cell table:formula="of:=0.5*[.HB12]*(([.HB6]-[.HA6])/([.HB1]-[.HA1]))^2" office:value-type="float" office:value="0.0252583572651259" calcext:value-type="float">
            <text:p>0.025258357265126</text:p>
          </table:table-cell>
          <table:table-cell table:formula="of:=0.5*[.HC12]*(([.HC6]-[.HB6])/([.HC1]-[.HB1]))^2" office:value-type="float" office:value="0.00268530445057953" calcext:value-type="float">
            <text:p>0.00268530445058</text:p>
          </table:table-cell>
          <table:table-cell table:formula="of:=0.5*[.HD12]*(([.HD6]-[.HC6])/([.HD1]-[.HC1]))^2" office:value-type="float" office:value="0.00487262206597246" calcext:value-type="float">
            <text:p>0.004872622065972</text:p>
          </table:table-cell>
          <table:table-cell table:formula="of:=0.5*[.HE12]*(([.HE6]-[.HD6])/([.HE1]-[.HD1]))^2" office:value-type="float" office:value="0.020183276105225" calcext:value-type="float">
            <text:p>0.020183276105225</text:p>
          </table:table-cell>
          <table:table-cell table:formula="of:=0.5*[.HF12]*(([.HF6]-[.HE6])/([.HF1]-[.HE1]))^2" office:value-type="float" office:value="0.0223593597190116" calcext:value-type="float">
            <text:p>0.022359359719012</text:p>
          </table:table-cell>
          <table:table-cell table:formula="of:=0.5*[.HG12]*(([.HG6]-[.HF6])/([.HG1]-[.HF1]))^2" office:value-type="float" office:value="0.0113228151776719" calcext:value-type="float">
            <text:p>0.011322815177672</text:p>
          </table:table-cell>
          <table:table-cell table:formula="of:=0.5*[.HH12]*(([.HH6]-[.HG6])/([.HH1]-[.HG1]))^2" office:value-type="float" office:value="0.0126510201946465" calcext:value-type="float">
            <text:p>0.012651020194647</text:p>
          </table:table-cell>
          <table:table-cell table:formula="of:=0.5*[.HI12]*(([.HI6]-[.HH6])/([.HI1]-[.HH1]))^2" office:value-type="float" office:value="0.0782221923043815" calcext:value-type="float">
            <text:p>0.078222192304382</text:p>
          </table:table-cell>
          <table:table-cell table:formula="of:=0.5*[.HJ12]*(([.HJ6]-[.HI6])/([.HJ1]-[.HI1]))^2" office:value-type="float" office:value="0.00183509185491686" calcext:value-type="float">
            <text:p>0.001835091854917</text:p>
          </table:table-cell>
          <table:table-cell table:formula="of:=0.5*[.HK12]*(([.HK6]-[.HJ6])/([.HK1]-[.HJ1]))^2" office:value-type="float" office:value="0.00121556133842411" calcext:value-type="float">
            <text:p>0.001215561338424</text:p>
          </table:table-cell>
          <table:table-cell table:formula="of:=0.5*[.HL12]*(([.HL6]-[.HK6])/([.HL1]-[.HK1]))^2" office:value-type="float" office:value="0.0159137323252348" calcext:value-type="float">
            <text:p>0.015913732325235</text:p>
          </table:table-cell>
          <table:table-cell table:formula="of:=0.5*[.HM12]*(([.HM6]-[.HL6])/([.HM1]-[.HL1]))^2" office:value-type="float" office:value="0.0313756365801117" calcext:value-type="float">
            <text:p>0.031375636580112</text:p>
          </table:table-cell>
          <table:table-cell table:formula="of:=0.5*[.HN12]*(([.HN6]-[.HM6])/([.HN1]-[.HM1]))^2" office:value-type="float" office:value="0.0197763119519094" calcext:value-type="float">
            <text:p>0.01977631195191</text:p>
          </table:table-cell>
          <table:table-cell table:formula="of:=0.5*[.HO12]*(([.HO6]-[.HN6])/([.HO1]-[.HN1]))^2" office:value-type="float" office:value="0.000916821193753213" calcext:value-type="float">
            <text:p>0.000916821193753</text:p>
          </table:table-cell>
          <table:table-cell table:formula="of:=0.5*[.HP12]*(([.HP6]-[.HO6])/([.HP1]-[.HO1]))^2" office:value-type="float" office:value="0.00618296724388106" calcext:value-type="float">
            <text:p>0.006182967243881</text:p>
          </table:table-cell>
          <table:table-cell table:formula="of:=0.5*[.HQ12]*(([.HQ6]-[.HP6])/([.HQ1]-[.HP1]))^2" office:value-type="float" office:value="0.0000499279128821005" calcext:value-type="float">
            <text:p>4.99279128821005E-05</text:p>
          </table:table-cell>
          <table:table-cell table:formula="of:=0.5*[.HR12]*(([.HR6]-[.HQ6])/([.HR1]-[.HQ1]))^2" office:value-type="float" office:value="0.000349749711018799" calcext:value-type="float">
            <text:p>0.000349749711019</text:p>
          </table:table-cell>
          <table:table-cell table:formula="of:=0.5*[.HS12]*(([.HS6]-[.HR6])/([.HS1]-[.HR1]))^2" office:value-type="float" office:value="0.0787500908641531" calcext:value-type="float">
            <text:p>0.078750090864153</text:p>
          </table:table-cell>
          <table:table-cell table:formula="of:=0.5*[.HT12]*(([.HT6]-[.HS6])/([.HT1]-[.HS1]))^2" office:value-type="float" office:value="0.023401709012455" calcext:value-type="float">
            <text:p>0.023401709012455</text:p>
          </table:table-cell>
          <table:table-cell table:formula="of:=0.5*[.HU12]*(([.HU6]-[.HT6])/([.HU1]-[.HT1]))^2" office:value-type="float" office:value="0.00136546291200556" calcext:value-type="float">
            <text:p>0.001365462912006</text:p>
          </table:table-cell>
          <table:table-cell table:formula="of:=0.5*[.HV12]*(([.HV6]-[.HU6])/([.HV1]-[.HU1]))^2" office:value-type="float" office:value="0.0464745880296476" calcext:value-type="float">
            <text:p>0.046474588029648</text:p>
          </table:table-cell>
          <table:table-cell table:formula="of:=0.5*[.HW12]*(([.HW6]-[.HV6])/([.HW1]-[.HV1]))^2" office:value-type="float" office:value="0.0819396839975013" calcext:value-type="float">
            <text:p>0.081939683997501</text:p>
          </table:table-cell>
          <table:table-cell table:formula="of:=0.5*[.HX12]*(([.HX6]-[.HW6])/([.HX1]-[.HW1]))^2" office:value-type="float" office:value="0.025846434404418" calcext:value-type="float">
            <text:p>0.025846434404418</text:p>
          </table:table-cell>
          <table:table-cell table:formula="of:=0.5*[.HY12]*(([.HY6]-[.HX6])/([.HY1]-[.HX1]))^2" office:value-type="float" office:value="0.00000301077882673084" calcext:value-type="float">
            <text:p>3.01077882673084E-06</text:p>
          </table:table-cell>
          <table:table-cell table:formula="of:=0.5*[.HZ12]*(([.HZ6]-[.HY6])/([.HZ1]-[.HY1]))^2" office:value-type="float" office:value="0.00239702927780709" calcext:value-type="float">
            <text:p>0.002397029277807</text:p>
          </table:table-cell>
          <table:table-cell table:formula="of:=0.5*[.IA12]*(([.IA6]-[.HZ6])/([.IA1]-[.HZ1]))^2" office:value-type="float" office:value="0.00062206335236381" calcext:value-type="float">
            <text:p>0.000622063352364</text:p>
          </table:table-cell>
          <table:table-cell table:formula="of:=0.5*[.IB12]*(([.IB6]-[.IA6])/([.IB1]-[.IA1]))^2" office:value-type="float" office:value="0.0188354762939063" calcext:value-type="float">
            <text:p>0.018835476293906</text:p>
          </table:table-cell>
          <table:table-cell table:formula="of:=0.5*[.IC12]*(([.IC6]-[.IB6])/([.IC1]-[.IB1]))^2" office:value-type="float" office:value="0.034445645953946" calcext:value-type="float">
            <text:p>0.034445645953946</text:p>
          </table:table-cell>
          <table:table-cell table:formula="of:=0.5*[.ID12]*(([.ID6]-[.IC6])/([.ID1]-[.IC1]))^2" office:value-type="float" office:value="0.00041410493329888" calcext:value-type="float">
            <text:p>0.000414104933299</text:p>
          </table:table-cell>
          <table:table-cell table:formula="of:=0.5*[.IE12]*(([.IE6]-[.ID6])/([.IE1]-[.ID1]))^2" office:value-type="float" office:value="0.0247816049246107" calcext:value-type="float">
            <text:p>0.024781604924611</text:p>
          </table:table-cell>
          <table:table-cell table:formula="of:=0.5*[.IF12]*(([.IF6]-[.IE6])/([.IF1]-[.IE1]))^2" office:value-type="float" office:value="0.0789189425058708" calcext:value-type="float">
            <text:p>0.078918942505871</text:p>
          </table:table-cell>
          <table:table-cell table:formula="of:=0.5*[.IG12]*(([.IG6]-[.IF6])/([.IG1]-[.IF1]))^2" office:value-type="float" office:value="0.0467048976948807" calcext:value-type="float">
            <text:p>0.046704897694881</text:p>
          </table:table-cell>
          <table:table-cell table:formula="of:=0.5*[.IH12]*(([.IH6]-[.IG6])/([.IH1]-[.IG1]))^2" office:value-type="float" office:value="0.010777144025911" calcext:value-type="float">
            <text:p>0.010777144025911</text:p>
          </table:table-cell>
          <table:table-cell table:formula="of:=0.5*[.II12]*(([.II6]-[.IH6])/([.II1]-[.IH1]))^2" office:value-type="float" office:value="0.0016746509255686" calcext:value-type="float">
            <text:p>0.001674650925569</text:p>
          </table:table-cell>
          <table:table-cell table:formula="of:=0.5*[.IJ12]*(([.IJ6]-[.II6])/([.IJ1]-[.II1]))^2" office:value-type="float" office:value="0.035143988176234" calcext:value-type="float">
            <text:p>0.035143988176234</text:p>
          </table:table-cell>
          <table:table-cell table:formula="of:=0.5*[.IK12]*(([.IK6]-[.IJ6])/([.IK1]-[.IJ1]))^2" office:value-type="float" office:value="0.00840467670772461" calcext:value-type="float">
            <text:p>0.008404676707725</text:p>
          </table:table-cell>
          <table:table-cell table:formula="of:=0.5*[.IL12]*(([.IL6]-[.IK6])/([.IL1]-[.IK1]))^2" office:value-type="float" office:value="0.0769424329721297" calcext:value-type="float">
            <text:p>0.07694243297213</text:p>
          </table:table-cell>
          <table:table-cell table:formula="of:=0.5*[.IM12]*(([.IM6]-[.IL6])/([.IM1]-[.IL1]))^2" office:value-type="float" office:value="0.0391921487329066" calcext:value-type="float">
            <text:p>0.039192148732907</text:p>
          </table:table-cell>
          <table:table-cell table:formula="of:=0.5*[.IN12]*(([.IN6]-[.IM6])/([.IN1]-[.IM1]))^2" office:value-type="float" office:value="0.000490460831234618" calcext:value-type="float">
            <text:p>0.000490460831235</text:p>
          </table:table-cell>
          <table:table-cell table:formula="of:=0.5*[.IO12]*(([.IO6]-[.IN6])/([.IO1]-[.IN1]))^2" office:value-type="float" office:value="0.00128071786361444" calcext:value-type="float">
            <text:p>0.001280717863614</text:p>
          </table:table-cell>
          <table:table-cell table:formula="of:=0.5*[.IP12]*(([.IP6]-[.IO6])/([.IP1]-[.IO1]))^2" office:value-type="float" office:value="0.00149687378321826" calcext:value-type="float">
            <text:p>0.001496873783218</text:p>
          </table:table-cell>
          <table:table-cell table:formula="of:=0.5*[.IQ12]*(([.IQ6]-[.IP6])/([.IQ1]-[.IP1]))^2" office:value-type="float" office:value="0.012985682061726" calcext:value-type="float">
            <text:p>0.012985682061726</text:p>
          </table:table-cell>
          <table:table-cell table:formula="of:=0.5*[.IR12]*(([.IR6]-[.IQ6])/([.IR1]-[.IQ1]))^2" office:value-type="float" office:value="0.0148787298956137" calcext:value-type="float">
            <text:p>0.014878729895614</text:p>
          </table:table-cell>
          <table:table-cell table:formula="of:=0.5*[.IS12]*(([.IS6]-[.IR6])/([.IS1]-[.IR1]))^2" office:value-type="float" office:value="0.00557602584880203" calcext:value-type="float">
            <text:p>0.005576025848802</text:p>
          </table:table-cell>
          <table:table-cell table:formula="of:=0.5*[.IT12]*(([.IT6]-[.IS6])/([.IT1]-[.IS1]))^2" office:value-type="float" office:value="0.00226402117968675" calcext:value-type="float">
            <text:p>0.002264021179687</text:p>
          </table:table-cell>
          <table:table-cell table:formula="of:=0.5*[.IU12]*(([.IU6]-[.IT6])/([.IU1]-[.IT1]))^2" office:value-type="float" office:value="0.000019083462266468" calcext:value-type="float">
            <text:p>1.9083462266468E-05</text:p>
          </table:table-cell>
          <table:table-cell table:formula="of:=0.5*[.IV12]*(([.IV6]-[.IU6])/([.IV1]-[.IU1]))^2" office:value-type="float" office:value="0.0360249426179469" calcext:value-type="float">
            <text:p>0.036024942617947</text:p>
          </table:table-cell>
          <table:table-cell table:formula="of:=0.5*[.IW12]*(([.IW6]-[.IV6])/([.IW1]-[.IV1]))^2" office:value-type="float" office:value="0.0389702462049925" calcext:value-type="float">
            <text:p>0.038970246204993</text:p>
          </table:table-cell>
          <table:table-cell table:formula="of:=0.5*[.IX12]*(([.IX6]-[.IW6])/([.IX1]-[.IW1]))^2" office:value-type="float" office:value="0.040431818430878" calcext:value-type="float">
            <text:p>0.040431818430878</text:p>
          </table:table-cell>
          <table:table-cell table:formula="of:=0.5*[.IY12]*(([.IY6]-[.IX6])/([.IY1]-[.IX1]))^2" office:value-type="float" office:value="0.0252819565605328" calcext:value-type="float">
            <text:p>0.025281956560533</text:p>
          </table:table-cell>
          <table:table-cell table:formula="of:=0.5*[.IZ12]*(([.IZ6]-[.IY6])/([.IZ1]-[.IY1]))^2" office:value-type="float" office:value="0.00000336234520993411" calcext:value-type="float">
            <text:p>3.36234520993411E-06</text:p>
          </table:table-cell>
          <table:table-cell table:formula="of:=0.5*[.JA12]*(([.JA6]-[.IZ6])/([.JA1]-[.IZ1]))^2" office:value-type="float" office:value="0.087358771330886" calcext:value-type="float">
            <text:p>0.087358771330886</text:p>
          </table:table-cell>
          <table:table-cell table:formula="of:=0.5*[.JB12]*(([.JB6]-[.JA6])/([.JB1]-[.JA1]))^2" office:value-type="float" office:value="0.00705606140337641" calcext:value-type="float">
            <text:p>0.007056061403376</text:p>
          </table:table-cell>
          <table:table-cell table:formula="of:=0.5*[.JC12]*(([.JC6]-[.JB6])/([.JC1]-[.JB1]))^2" office:value-type="float" office:value="0.0563737399767572" calcext:value-type="float">
            <text:p>0.056373739976757</text:p>
          </table:table-cell>
          <table:table-cell table:formula="of:=0.5*[.JD12]*(([.JD6]-[.JC6])/([.JD1]-[.JC1]))^2" office:value-type="float" office:value="0.0176725022415713" calcext:value-type="float">
            <text:p>0.017672502241571</text:p>
          </table:table-cell>
          <table:table-cell table:formula="of:=0.5*[.JE12]*(([.JE6]-[.JD6])/([.JE1]-[.JD1]))^2" office:value-type="float" office:value="0.00162143300812723" calcext:value-type="float">
            <text:p>0.001621433008127</text:p>
          </table:table-cell>
          <table:table-cell table:formula="of:=0.5*[.JF12]*(([.JF6]-[.JE6])/([.JF1]-[.JE1]))^2" office:value-type="float" office:value="0.0110193261464665" calcext:value-type="float">
            <text:p>0.011019326146467</text:p>
          </table:table-cell>
          <table:table-cell table:formula="of:=0.5*[.JG12]*(([.JG6]-[.JF6])/([.JG1]-[.JF1]))^2" office:value-type="float" office:value="0.00241778870054797" calcext:value-type="float">
            <text:p>0.002417788700548</text:p>
          </table:table-cell>
          <table:table-cell table:formula="of:=0.5*[.JH12]*(([.JH6]-[.JG6])/([.JH1]-[.JG1]))^2" office:value-type="float" office:value="0.0000669333642476592" calcext:value-type="float">
            <text:p>6.69333642476592E-05</text:p>
          </table:table-cell>
          <table:table-cell table:formula="of:=0.5*[.JI12]*(([.JI6]-[.JH6])/([.JI1]-[.JH1]))^2" office:value-type="float" office:value="0.0125624531326335" calcext:value-type="float">
            <text:p>0.012562453132634</text:p>
          </table:table-cell>
          <table:table-cell table:formula="of:=0.5*[.JJ12]*(([.JJ6]-[.JI6])/([.JJ1]-[.JI1]))^2" office:value-type="float" office:value="0.0196114033025577" calcext:value-type="float">
            <text:p>0.019611403302558</text:p>
          </table:table-cell>
          <table:table-cell table:formula="of:=0.5*[.JK12]*(([.JK6]-[.JJ6])/([.JK1]-[.JJ1]))^2" office:value-type="float" office:value="0.0188749062917527" calcext:value-type="float">
            <text:p>0.018874906291753</text:p>
          </table:table-cell>
          <table:table-cell table:formula="of:=0.5*[.JL12]*(([.JL6]-[.JK6])/([.JL1]-[.JK1]))^2" office:value-type="float" office:value="0.0384291985320698" calcext:value-type="float">
            <text:p>0.03842919853207</text:p>
          </table:table-cell>
          <table:table-cell table:formula="of:=0.5*[.JM12]*(([.JM6]-[.JL6])/([.JM1]-[.JL1]))^2" office:value-type="float" office:value="0.0000118551874434453" calcext:value-type="float">
            <text:p>1.18551874434453E-05</text:p>
          </table:table-cell>
          <table:table-cell table:formula="of:=0.5*[.JN12]*(([.JN6]-[.JM6])/([.JN1]-[.JM1]))^2" office:value-type="float" office:value="0.0000195814504337624" calcext:value-type="float">
            <text:p>1.95814504337624E-05</text:p>
          </table:table-cell>
          <table:table-cell table:formula="of:=0.5*[.JO12]*(([.JO6]-[.JN6])/([.JO1]-[.JN1]))^2" office:value-type="float" office:value="0.00000593520940903636" calcext:value-type="float">
            <text:p>5.93520940903636E-06</text:p>
          </table:table-cell>
          <table:table-cell table:formula="of:=0.5*[.JP12]*(([.JP6]-[.JO6])/([.JP1]-[.JO1]))^2" office:value-type="float" office:value="0.00000368591548028349" calcext:value-type="float">
            <text:p>3.68591548028349E-06</text:p>
          </table:table-cell>
          <table:table-cell table:formula="of:=0.5*[.JQ12]*(([.JQ6]-[.JP6])/([.JQ1]-[.JP1]))^2" office:value-type="float" office:value="0.00000442573814762303" calcext:value-type="float">
            <text:p>4.42573814762303E-06</text:p>
          </table:table-cell>
          <table:table-cell table:formula="of:=0.5*[.JR12]*(([.JR6]-[.JQ6])/([.JR1]-[.JQ1]))^2" office:value-type="float" office:value="0.0000161748658827451" calcext:value-type="float">
            <text:p>1.61748658827451E-05</text:p>
          </table:table-cell>
          <table:table-cell table:formula="of:=0.5*[.JS12]*(([.JS6]-[.JR6])/([.JS1]-[.JR1]))^2" office:value-type="float" office:value="0.00000000424626816041341" calcext:value-type="float">
            <text:p>4.24626816041341E-09</text:p>
          </table:table-cell>
          <table:table-cell table:formula="of:=0.5*[.JT12]*(([.JT6]-[.JS6])/([.JT1]-[.JS1]))^2" office:value-type="float" office:value="0.0000117626649368345" calcext:value-type="float">
            <text:p>1.17626649368345E-05</text:p>
          </table:table-cell>
          <table:table-cell table:formula="of:=0.5*[.JU12]*(([.JU6]-[.JT6])/([.JU1]-[.JT1]))^2" office:value-type="float" office:value="0.00000784928813857196" calcext:value-type="float">
            <text:p>7.84928813857196E-06</text:p>
          </table:table-cell>
          <table:table-cell table:formula="of:=0.5*[.JV12]*(([.JV6]-[.JU6])/([.JV1]-[.JU1]))^2" office:value-type="float" office:value="0.0000145236249540938" calcext:value-type="float">
            <text:p>1.45236249540938E-05</text:p>
          </table:table-cell>
          <table:table-cell table:formula="of:=0.5*[.JW12]*(([.JW6]-[.JV6])/([.JW1]-[.JV1]))^2" office:value-type="float" office:value="0.0000115139081347482" calcext:value-type="float">
            <text:p>1.15139081347482E-05</text:p>
          </table:table-cell>
          <table:table-cell table:formula="of:=0.5*[.JX12]*(([.JX6]-[.JW6])/([.JX1]-[.JW1]))^2" office:value-type="float" office:value="0.00000456283933382079" calcext:value-type="float">
            <text:p>4.56283933382079E-06</text:p>
          </table:table-cell>
          <table:table-cell table:formula="of:=0.5*[.JY12]*(([.JY6]-[.JX6])/([.JY1]-[.JX1]))^2" office:value-type="float" office:value="0.000000467761685696404" calcext:value-type="float">
            <text:p>4.67761685696404E-07</text:p>
          </table:table-cell>
          <table:table-cell table:formula="of:=0.5*[.JZ12]*(([.JZ6]-[.JY6])/([.JZ1]-[.JY1]))^2" office:value-type="float" office:value="0.0000000559439709689788" calcext:value-type="float">
            <text:p>5.59439709689788E-08</text:p>
          </table:table-cell>
          <table:table-cell table:formula="of:=0.5*[.KA12]*(([.KA6]-[.JZ6])/([.KA1]-[.JZ1]))^2" office:value-type="float" office:value="0.00000924638463415285" calcext:value-type="float">
            <text:p>9.24638463415285E-06</text:p>
          </table:table-cell>
          <table:table-cell table:formula="of:=0.5*[.KB12]*(([.KB6]-[.KA6])/([.KB1]-[.KA1]))^2" office:value-type="float" office:value="0.00000511198619679493" calcext:value-type="float">
            <text:p>5.11198619679493E-06</text:p>
          </table:table-cell>
          <table:table-cell table:formula="of:=0.5*[.KC12]*(([.KC6]-[.KB6])/([.KC1]-[.KB1]))^2" office:value-type="float" office:value="0.000000628009272556662" calcext:value-type="float">
            <text:p>6.28009272556662E-07</text:p>
          </table:table-cell>
          <table:table-cell table:formula="of:=0.5*[.KD12]*(([.KD6]-[.KC6])/([.KD1]-[.KC1]))^2" office:value-type="float" office:value="0.000000164068343348973" calcext:value-type="float">
            <text:p>1.64068343348973E-07</text:p>
          </table:table-cell>
          <table:table-cell table:formula="of:=0.5*[.KE12]*(([.KE6]-[.KD6])/([.KE1]-[.KD1]))^2" office:value-type="float" office:value="0.00000118999504587627" calcext:value-type="float">
            <text:p>1.18999504587627E-06</text:p>
          </table:table-cell>
          <table:table-cell table:formula="of:=0.5*[.KF12]*(([.KF6]-[.KE6])/([.KF1]-[.KE1]))^2" office:value-type="float" office:value="0.00000000687465992365337" calcext:value-type="float">
            <text:p>6.87465992365337E-09</text:p>
          </table:table-cell>
          <table:table-cell table:formula="of:=0.5*[.KG12]*(([.KG6]-[.KF6])/([.KG1]-[.KF1]))^2" office:value-type="float" office:value="0.000000220850513429048" calcext:value-type="float">
            <text:p>2.20850513429048E-07</text:p>
          </table:table-cell>
          <table:table-cell table:formula="of:=0.5*[.KH12]*(([.KH6]-[.KG6])/([.KH1]-[.KG1]))^2" office:value-type="float" office:value="0.000000938998092769649" calcext:value-type="float">
            <text:p>9.38998092769649E-07</text:p>
          </table:table-cell>
          <table:table-cell table:formula="of:=0.5*[.KI12]*(([.KI6]-[.KH6])/([.KI1]-[.KH1]))^2" office:value-type="float" office:value="0.00000165066369634648" calcext:value-type="float">
            <text:p>1.65066369634648E-06</text:p>
          </table:table-cell>
          <table:table-cell table:formula="of:=0.5*[.KJ12]*(([.KJ6]-[.KI6])/([.KJ1]-[.KI1]))^2" office:value-type="float" office:value="0.000000282977656851542" calcext:value-type="float">
            <text:p>2.82977656851542E-07</text:p>
          </table:table-cell>
          <table:table-cell table:formula="of:=0.5*[.KK12]*(([.KK6]-[.KJ6])/([.KK1]-[.KJ1]))^2" office:value-type="float" office:value="0.00000233852909848639" calcext:value-type="float">
            <text:p>2.33852909848639E-06</text:p>
          </table:table-cell>
          <table:table-cell table:formula="of:=0.5*[.KL12]*(([.KL6]-[.KK6])/([.KL1]-[.KK1]))^2" office:value-type="float" office:value="0.00000389857788139765" calcext:value-type="float">
            <text:p>3.89857788139765E-06</text:p>
          </table:table-cell>
          <table:table-cell table:formula="of:=0.5*[.KM12]*(([.KM6]-[.KL6])/([.KM1]-[.KL1]))^2" office:value-type="float" office:value="0.00000195539934281436" calcext:value-type="float">
            <text:p>1.95539934281436E-06</text:p>
          </table:table-cell>
          <table:table-cell table:formula="of:=0.5*[.KN12]*(([.KN6]-[.KM6])/([.KN1]-[.KM1]))^2" office:value-type="float" office:value="0.000000056497653920558" calcext:value-type="float">
            <text:p>5.6497653920558E-08</text:p>
          </table:table-cell>
          <table:table-cell table:formula="of:=0.5*[.KO12]*(([.KO6]-[.KN6])/([.KO1]-[.KN1]))^2" office:value-type="float" office:value="0.000000981825216520635" calcext:value-type="float">
            <text:p>9.81825216520635E-07</text:p>
          </table:table-cell>
          <table:table-cell table:formula="of:=0.5*[.KP12]*(([.KP6]-[.KO6])/([.KP1]-[.KO1]))^2" office:value-type="float" office:value="0.00000162000225731533" calcext:value-type="float">
            <text:p>1.62000225731533E-06</text:p>
          </table:table-cell>
          <table:table-cell table:formula="of:=0.5*[.KQ12]*(([.KQ6]-[.KP6])/([.KQ1]-[.KP1]))^2" office:value-type="float" office:value="0.0000015506921460236" calcext:value-type="float">
            <text:p>1.5506921460236E-06</text:p>
          </table:table-cell>
          <table:table-cell table:formula="of:=0.5*[.KR12]*(([.KR6]-[.KQ6])/([.KR1]-[.KQ1]))^2" office:value-type="float" office:value="0.000000336005299532534" calcext:value-type="float">
            <text:p>3.36005299532534E-07</text:p>
          </table:table-cell>
          <table:table-cell table:formula="of:=0.5*[.KS12]*(([.KS6]-[.KR6])/([.KS1]-[.KR1]))^2" office:value-type="float" office:value="0.000000356539804992562" calcext:value-type="float">
            <text:p>3.56539804992562E-07</text:p>
          </table:table-cell>
          <table:table-cell table:formula="of:=0.5*[.KT12]*(([.KT6]-[.KS6])/([.KT1]-[.KS1]))^2" office:value-type="float" office:value="0.000000690319630151007" calcext:value-type="float">
            <text:p>6.90319630151007E-07</text:p>
          </table:table-cell>
          <table:table-cell table:formula="of:=0.5*[.KU12]*(([.KU6]-[.KT6])/([.KU1]-[.KT1]))^2" office:value-type="float" office:value="0.0000000990134358263782" calcext:value-type="float">
            <text:p>9.90134358263782E-08</text:p>
          </table:table-cell>
          <table:table-cell table:formula="of:=0.5*[.KV12]*(([.KV6]-[.KU6])/([.KV1]-[.KU1]))^2" office:value-type="float" office:value="0.000000167129610176033" calcext:value-type="float">
            <text:p>1.67129610176033E-07</text:p>
          </table:table-cell>
          <table:table-cell table:formula="of:=0.5*[.KW12]*(([.KW6]-[.KV6])/([.KW1]-[.KV1]))^2" office:value-type="float" office:value="0.000000403823469616505" calcext:value-type="float">
            <text:p>4.03823469616505E-07</text:p>
          </table:table-cell>
          <table:table-cell table:formula="of:=0.5*[.KX12]*(([.KX6]-[.KW6])/([.KX1]-[.KW1]))^2" office:value-type="float" office:value="0.0000000445746832764673" calcext:value-type="float">
            <text:p>4.45746832764673E-08</text:p>
          </table:table-cell>
          <table:table-cell table:formula="of:=0.5*[.KY12]*(([.KY6]-[.KX6])/([.KY1]-[.KX1]))^2" office:value-type="float" office:value="0.000000434647200451315" calcext:value-type="float">
            <text:p>4.34647200451315E-07</text:p>
          </table:table-cell>
          <table:table-cell table:formula="of:=0.5*[.KZ12]*(([.KZ6]-[.KY6])/([.KZ1]-[.KY1]))^2" office:value-type="float" office:value="0.000000737029865250127" calcext:value-type="float">
            <text:p>7.37029865250127E-07</text:p>
          </table:table-cell>
          <table:table-cell table:formula="of:=0.5*[.LA12]*(([.LA6]-[.KZ6])/([.LA1]-[.KZ1]))^2" office:value-type="float" office:value="0.00000863778811514195" calcext:value-type="float">
            <text:p>8.63778811514195E-06</text:p>
          </table:table-cell>
          <table:table-cell table:formula="of:=0.5*[.LB12]*(([.LB6]-[.LA6])/([.LB1]-[.LA1]))^2" office:value-type="float" office:value="0.00000502316626308035" calcext:value-type="float">
            <text:p>5.02316626308035E-06</text:p>
          </table:table-cell>
          <table:table-cell table:formula="of:=0.5*[.LC12]*(([.LC6]-[.LB6])/([.LC1]-[.LB1]))^2" office:value-type="float" office:value="0.00000393300547501546" calcext:value-type="float">
            <text:p>3.93300547501546E-06</text:p>
          </table:table-cell>
          <table:table-cell table:formula="of:=0.5*[.LD12]*(([.LD6]-[.LC6])/([.LD1]-[.LC1]))^2" office:value-type="float" office:value="0.000000191501433008702" calcext:value-type="float">
            <text:p>1.91501433008702E-07</text:p>
          </table:table-cell>
          <table:table-cell table:formula="of:=0.5*[.LE12]*(([.LE6]-[.LD6])/([.LE1]-[.LD1]))^2" office:value-type="float" office:value="0.00000218118190069081" calcext:value-type="float">
            <text:p>2.18118190069081E-06</text:p>
          </table:table-cell>
          <table:table-cell table:formula="of:=0.5*[.LF12]*(([.LF6]-[.LE6])/([.LF1]-[.LE1]))^2" office:value-type="float" office:value="0.00000134696241393717" calcext:value-type="float">
            <text:p>1.34696241393717E-06</text:p>
          </table:table-cell>
          <table:table-cell table:formula="of:=0.5*[.LG12]*(([.LG6]-[.LF6])/([.LG1]-[.LF1]))^2" office:value-type="float" office:value="0.0000000150947851986491" calcext:value-type="float">
            <text:p>1.50947851986491E-08</text:p>
          </table:table-cell>
          <table:table-cell table:formula="of:=0.5*[.LH12]*(([.LH6]-[.LG6])/([.LH1]-[.LG1]))^2" office:value-type="float" office:value="0.000000641005669920085" calcext:value-type="float">
            <text:p>6.41005669920085E-07</text:p>
          </table:table-cell>
          <table:table-cell table:formula="of:=0.5*[.LI12]*(([.LI6]-[.LH6])/([.LI1]-[.LH1]))^2" office:value-type="float" office:value="0.0000000458088380038973" calcext:value-type="float">
            <text:p>4.58088380038973E-08</text:p>
          </table:table-cell>
          <table:table-cell table:formula="of:=0.5*[.LJ12]*(([.LJ6]-[.LI6])/([.LJ1]-[.LI1]))^2" office:value-type="float" office:value="0.0000000787832715195784" calcext:value-type="float">
            <text:p>7.87832715195784E-08</text:p>
          </table:table-cell>
          <table:table-cell table:formula="of:=0.5*[.LK12]*(([.LK6]-[.LJ6])/([.LK1]-[.LJ1]))^2" office:value-type="float" office:value="0.0000014523604860051" calcext:value-type="float">
            <text:p>1.4523604860051E-06</text:p>
          </table:table-cell>
          <table:table-cell table:formula="of:=0.5*[.LL12]*(([.LL6]-[.LK6])/([.LL1]-[.LK1]))^2" office:value-type="float" office:value="0.0000035696773378183" calcext:value-type="float">
            <text:p>3.5696773378183E-06</text:p>
          </table:table-cell>
          <table:table-cell table:formula="of:=0.5*[.LM12]*(([.LM6]-[.LL6])/([.LM1]-[.LL1]))^2" office:value-type="float" office:value="0.000000135688012371645" calcext:value-type="float">
            <text:p>1.35688012371645E-07</text:p>
          </table:table-cell>
          <table:table-cell table:formula="of:=0.5*[.LN12]*(([.LN6]-[.LM6])/([.LN1]-[.LM1]))^2" office:value-type="float" office:value="0.000000732846811397724" calcext:value-type="float">
            <text:p>7.32846811397724E-07</text:p>
          </table:table-cell>
          <table:table-cell table:formula="of:=0.5*[.LO12]*(([.LO6]-[.LN6])/([.LO1]-[.LN1]))^2" office:value-type="float" office:value="0.000000447845164299902" calcext:value-type="float">
            <text:p>4.47845164299902E-07</text:p>
          </table:table-cell>
          <table:table-cell table:formula="of:=0.5*[.LP12]*(([.LP6]-[.LO6])/([.LP1]-[.LO1]))^2" office:value-type="float" office:value="0.000000839869048847127" calcext:value-type="float">
            <text:p>8.39869048847127E-07</text:p>
          </table:table-cell>
          <table:table-cell table:formula="of:=0.5*[.LQ12]*(([.LQ6]-[.LP6])/([.LQ1]-[.LP1]))^2" office:value-type="float" office:value="0.0000000482473754471382" calcext:value-type="float">
            <text:p>4.82473754471382E-08</text:p>
          </table:table-cell>
          <table:table-cell table:formula="of:=0.5*[.LR12]*(([.LR6]-[.LQ6])/([.LR1]-[.LQ1]))^2" office:value-type="float" office:value="0.00000189986112045152" calcext:value-type="float">
            <text:p>1.89986112045152E-06</text:p>
          </table:table-cell>
          <table:table-cell table:formula="of:=0.5*[.LS12]*(([.LS6]-[.LR6])/([.LS1]-[.LR1]))^2" office:value-type="float" office:value="0.0000000630587940947149" calcext:value-type="float">
            <text:p>6.30587940947149E-08</text:p>
          </table:table-cell>
          <table:table-cell table:formula="of:=0.5*[.LT12]*(([.LT6]-[.LS6])/([.LT1]-[.LS1]))^2" office:value-type="float" office:value="0.000000141051594756315" calcext:value-type="float">
            <text:p>1.41051594756315E-07</text:p>
          </table:table-cell>
          <table:table-cell table:formula="of:=0.5*[.LU12]*(([.LU6]-[.LT6])/([.LU1]-[.LT1]))^2" office:value-type="float" office:value="0.000000422221335847716" calcext:value-type="float">
            <text:p>4.22221335847716E-07</text:p>
          </table:table-cell>
          <table:table-cell table:formula="of:=0.5*[.LV12]*(([.LV6]-[.LU6])/([.LV1]-[.LU1]))^2" office:value-type="float" office:value="0.00000088716044325548" calcext:value-type="float">
            <text:p>8.8716044325548E-07</text:p>
          </table:table-cell>
          <table:table-cell table:formula="of:=0.5*[.LW12]*(([.LW6]-[.LV6])/([.LW1]-[.LV1]))^2" office:value-type="float" office:value="0.000000385190846856222" calcext:value-type="float">
            <text:p>3.85190846856222E-07</text:p>
          </table:table-cell>
          <table:table-cell table:formula="of:=0.5*[.LX12]*(([.LX6]-[.LW6])/([.LX1]-[.LW1]))^2" office:value-type="float" office:value="0.00000554229021035421" calcext:value-type="float">
            <text:p>5.54229021035421E-06</text:p>
          </table:table-cell>
          <table:table-cell table:formula="of:=0.5*[.LY12]*(([.LY6]-[.LX6])/([.LY1]-[.LX1]))^2" office:value-type="float" office:value="0.0000000993771884432656" calcext:value-type="float">
            <text:p>9.93771884432656E-08</text:p>
          </table:table-cell>
          <table:table-cell table:formula="of:=0.5*[.LZ12]*(([.LZ6]-[.LY6])/([.LZ1]-[.LY1]))^2" office:value-type="float" office:value="0.00000899403285606065" calcext:value-type="float">
            <text:p>8.99403285606065E-06</text:p>
          </table:table-cell>
          <table:table-cell table:formula="of:=0.5*[.MA12]*(([.MA6]-[.LZ6])/([.MA1]-[.LZ1]))^2" office:value-type="float" office:value="0.00000177055986386101" calcext:value-type="float">
            <text:p>1.77055986386101E-06</text:p>
          </table:table-cell>
          <table:table-cell table:formula="of:=0.5*[.MB12]*(([.MB6]-[.MA6])/([.MB1]-[.MA1]))^2" office:value-type="float" office:value="0.0000000174886998920871" calcext:value-type="float">
            <text:p>1.74886998920871E-08</text:p>
          </table:table-cell>
          <table:table-cell table:formula="of:=0.5*[.MC12]*(([.MC6]-[.MB6])/([.MC1]-[.MB1]))^2" office:value-type="float" office:value="0.000000106442383823308" calcext:value-type="float">
            <text:p>1.06442383823308E-07</text:p>
          </table:table-cell>
          <table:table-cell table:formula="of:=0.5*[.MD12]*(([.MD6]-[.MC6])/([.MD1]-[.MC1]))^2" office:value-type="float" office:value="0.00000650796006521258" calcext:value-type="float">
            <text:p>6.50796006521258E-06</text:p>
          </table:table-cell>
          <table:table-cell table:formula="of:=0.5*[.ME12]*(([.ME6]-[.MD6])/([.ME1]-[.MD1]))^2" office:value-type="float" office:value="0.00000171955023898073" calcext:value-type="float">
            <text:p>1.71955023898073E-06</text:p>
          </table:table-cell>
          <table:table-cell table:formula="of:=0.5*[.MF12]*(([.MF6]-[.ME6])/([.MF1]-[.ME1]))^2" office:value-type="float" office:value="0.00000661813683181827" calcext:value-type="float">
            <text:p>6.61813683181827E-06</text:p>
          </table:table-cell>
          <table:table-cell table:formula="of:=0.5*[.MG12]*(([.MG6]-[.MF6])/([.MG1]-[.MF1]))^2" office:value-type="float" office:value="0.0000091322744975577" calcext:value-type="float">
            <text:p>9.1322744975577E-06</text:p>
          </table:table-cell>
          <table:table-cell table:formula="of:=0.5*[.MH12]*(([.MH6]-[.MG6])/([.MH1]-[.MG1]))^2" office:value-type="float" office:value="0.00035014332326549" calcext:value-type="float">
            <text:p>0.000350143323265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G13])" office:value-type="float" office:value="3.84552966342998" calcext:value-type="float">
            <text:p>3.845529663429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G14])" office:value-type="float" office:value="3.64765291593133" calcext:value-type="float">
            <text:p>3.647652915931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49318257936131" calcext:value-type="float">
            <text:p>7.49318257936131</text:p>
          </table:table-cell>
          <table:table-cell table:formula="of:=[.B17]+[.C9]" office:value-type="float" office:value="21.4470393706013" calcext:value-type="float">
            <text:p>21.447039370601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26:30.603978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30:29.833733264</dc:date>
    <meta:editing-duration>PT4M40S</meta:editing-duration>
    <meta:editing-cycles>2</meta:editing-cycles>
    <meta:generator>LibreOffice/6.4.7.2$Linux_X86_64 LibreOffice_project/40$Build-2</meta:generator>
    <meta:document-statistic meta:table-count="1" meta:cell-count="53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702cm" svg:y="3.955cm" style:legend-expansion="high" chart:style-name="ch2"/>
        <chart:plot-area chart:style-name="ch3" table:cell-range-address="rosfoot3.A1:rosfoot3.MG1 rosfoot3.A6:rosfoot3.MG6 rosfoot3.A8:rosfoot3.MG8" chart:data-source-has-labels="both" svg:x="0.319cm" svg:y="0.18cm" svg:width="12.064cm" svg:height="8.646cm">
          <chartooo:coordinate-region svg:x="1.337cm" svg:y="0.38cm" svg:width="10.859cm" svg:height="8.247cm"/>
          <chart:axis chart:dimension="x" chart:name="primary-x" chart:style-name="ch4" chartooo:axis-type="auto">
            <chart:categories table:cell-range-address="rosfoot3.B1:rosfoot3.M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3.B6:rosfoot3.MG6" chart:label-cell-address="rosfoot3.A6:rosfoot3.A6" chart:class="chart:scatter">
            <chart:domain table:cell-range-address="rosfoot3.B1:rosfoot3.MG1"/>
            <chart:data-point chart:repeated="344"/>
          </chart:series>
          <chart:series chart:style-name="ch7" chart:values-cell-range-address="rosfoot3.B8:rosfoot3.MG8" chart:label-cell-address="rosfoot3.A8:rosfoot3.A8" chart:class="chart:scatter">
            <chart:data-point chart:repeated="3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3.B1:rosfoot3.MG1</svg:desc>
                </draw:g>
              </table:table-cell>
              <table:table-cell office:value-type="float" office:value="0.0333583354949951">
                <text:p>0.0333583354949951</text:p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3343358039856">
                <text:p>0.13343358039856</text:p>
              </table:table-cell>
              <table:table-cell office:value-type="float" office:value="0.166791915893555">
                <text:p>0.166791915893555</text:p>
              </table:table-cell>
              <table:table-cell office:value-type="float" office:value="0.20015025138855">
                <text:p>0.20015025138855</text:p>
              </table:table-cell>
              <table:table-cell office:value-type="float" office:value="0.233508825302124">
                <text:p>0.233508825302124</text:p>
              </table:table-cell>
              <table:table-cell office:value-type="float" office:value="0.300225734710693">
                <text:p>0.300225734710693</text:p>
              </table:table-cell>
              <table:table-cell office:value-type="float" office:value="0.333584070205688">
                <text:p>0.333584070205688</text:p>
              </table:table-cell>
              <table:table-cell office:value-type="float" office:value="0.366942882537842">
                <text:p>0.366942882537842</text:p>
              </table:table-cell>
              <table:table-cell office:value-type="float" office:value="0.433659791946411">
                <text:p>0.433659791946411</text:p>
              </table:table-cell>
              <table:table-cell office:value-type="float" office:value="0.467018604278564">
                <text:p>0.467018604278564</text:p>
              </table:table-cell>
              <table:table-cell office:value-type="float" office:value="0.50037693977356">
                <text:p>0.50037693977356</text:p>
              </table:table-cell>
              <table:table-cell office:value-type="float" office:value="0.533733367919922">
                <text:p>0.533733367919922</text:p>
              </table:table-cell>
              <table:table-cell office:value-type="float" office:value="0.567089796066284">
                <text:p>0.567089796066284</text:p>
              </table:table-cell>
              <table:table-cell office:value-type="float" office:value="0.600446462631226">
                <text:p>0.600446462631226</text:p>
              </table:table-cell>
              <table:table-cell office:value-type="float" office:value="0.633802890777588">
                <text:p>0.633802890777588</text:p>
              </table:table-cell>
              <table:table-cell office:value-type="float" office:value="0.66715931892395">
                <text:p>0.66715931892395</text:p>
              </table:table-cell>
              <table:table-cell office:value-type="float" office:value="0.733872175216675">
                <text:p>0.733872175216675</text:p>
              </table:table-cell>
              <table:table-cell office:value-type="float" office:value="0.767228603363037">
                <text:p>0.767228603363037</text:p>
              </table:table-cell>
              <table:table-cell office:value-type="float" office:value="0.80058479309082">
                <text:p>0.80058479309082</text:p>
              </table:table-cell>
              <table:table-cell office:value-type="float" office:value="0.833941459655762">
                <text:p>0.833941459655762</text:p>
              </table:table-cell>
              <table:table-cell office:value-type="float" office:value="0.867297887802124">
                <text:p>0.867297887802124</text:p>
              </table:table-cell>
              <table:table-cell office:value-type="float" office:value="0.934010744094849">
                <text:p>0.934010744094849</text:p>
              </table:table-cell>
              <table:table-cell office:value-type="float" office:value="0.967367172241211">
                <text:p>0.967367172241211</text:p>
              </table:table-cell>
              <table:table-cell office:value-type="float" office:value="1.00072360038757">
                <text:p>1.00072360038757</text:p>
              </table:table-cell>
              <table:table-cell office:value-type="float" office:value="1.06743621826172">
                <text:p>1.06743621826172</text:p>
              </table:table-cell>
              <table:table-cell office:value-type="float" office:value="1.13414883613586">
                <text:p>1.13414883613586</text:p>
              </table:table-cell>
              <table:table-cell office:value-type="float" office:value="1.16750526428223">
                <text:p>1.16750526428223</text:p>
              </table:table-cell>
              <table:table-cell office:value-type="float" office:value="1.23421788215637">
                <text:p>1.23421788215637</text:p>
              </table:table-cell>
              <table:table-cell office:value-type="float" office:value="1.33428716659546">
                <text:p>1.33428716659546</text:p>
              </table:table-cell>
              <table:table-cell office:value-type="float" office:value="1.4009997844696">
                <text:p>1.4009997844696</text:p>
              </table:table-cell>
              <table:table-cell office:value-type="float" office:value="1.43435597419739">
                <text:p>1.43435597419739</text:p>
              </table:table-cell>
              <table:table-cell office:value-type="float" office:value="1.46771240234375">
                <text:p>1.46771240234375</text:p>
              </table:table-cell>
              <table:table-cell office:value-type="float" office:value="1.50106859207153">
                <text:p>1.50106859207153</text:p>
              </table:table-cell>
              <table:table-cell office:value-type="float" office:value="1.53442597389221">
                <text:p>1.53442597389221</text:p>
              </table:table-cell>
              <table:table-cell office:value-type="float" office:value="1.60114026069641">
                <text:p>1.60114026069641</text:p>
              </table:table-cell>
              <table:table-cell office:value-type="float" office:value="1.63449764251709">
                <text:p>1.63449764251709</text:p>
              </table:table-cell>
              <table:table-cell office:value-type="float" office:value="1.66785502433777">
                <text:p>1.66785502433777</text:p>
              </table:table-cell>
              <table:table-cell office:value-type="float" office:value="1.73456954956055">
                <text:p>1.73456954956055</text:p>
              </table:table-cell>
              <table:table-cell office:value-type="float" office:value="1.80128383636475">
                <text:p>1.80128383636475</text:p>
              </table:table-cell>
              <table:table-cell office:value-type="float" office:value="1.8679986000061">
                <text:p>1.8679986000061</text:p>
              </table:table-cell>
              <table:table-cell office:value-type="float" office:value="1.9013557434082">
                <text:p>1.9013557434082</text:p>
              </table:table-cell>
              <table:table-cell office:value-type="float" office:value="2.00142741203308">
                <text:p>2.00142741203308</text:p>
              </table:table-cell>
              <table:table-cell office:value-type="float" office:value="2.03478479385376">
                <text:p>2.03478479385376</text:p>
              </table:table-cell>
              <table:table-cell office:value-type="float" office:value="2.06814193725586">
                <text:p>2.06814193725586</text:p>
              </table:table-cell>
              <table:table-cell office:value-type="float" office:value="2.10149931907654">
                <text:p>2.10149931907654</text:p>
              </table:table-cell>
              <table:table-cell office:value-type="float" office:value="2.13485670089722">
                <text:p>2.13485670089722</text:p>
              </table:table-cell>
              <table:table-cell office:value-type="float" office:value="2.20157098770142">
                <text:p>2.20157098770142</text:p>
              </table:table-cell>
              <table:table-cell office:value-type="float" office:value="2.23492836952209">
                <text:p>2.23492836952209</text:p>
              </table:table-cell>
              <table:table-cell office:value-type="float" office:value="2.26828551292419">
                <text:p>2.26828551292419</text:p>
              </table:table-cell>
              <table:table-cell office:value-type="float" office:value="2.30164265632629">
                <text:p>2.30164265632629</text:p>
              </table:table-cell>
              <table:table-cell office:value-type="float" office:value="2.36835741996765">
                <text:p>2.36835741996765</text:p>
              </table:table-cell>
              <table:table-cell office:value-type="float" office:value="2.40171456336975">
                <text:p>2.40171456336975</text:p>
              </table:table-cell>
              <table:table-cell office:value-type="float" office:value="2.43507194519043">
                <text:p>2.43507194519043</text:p>
              </table:table-cell>
              <table:table-cell office:value-type="float" office:value="2.46842908859253">
                <text:p>2.46842908859253</text:p>
              </table:table-cell>
              <table:table-cell office:value-type="float" office:value="2.53514361381531">
                <text:p>2.53514361381531</text:p>
              </table:table-cell>
              <table:table-cell office:value-type="float" office:value="2.60185766220093">
                <text:p>2.60185766220093</text:p>
              </table:table-cell>
              <table:table-cell office:value-type="float" office:value="2.66857171058655">
                <text:p>2.66857171058655</text:p>
              </table:table-cell>
              <table:table-cell office:value-type="float" office:value="2.73528575897217">
                <text:p>2.73528575897217</text:p>
              </table:table-cell>
              <table:table-cell office:value-type="float" office:value="2.80200004577637">
                <text:p>2.80200004577637</text:p>
              </table:table-cell>
              <table:table-cell office:value-type="float" office:value="3.16892695426941">
                <text:p>3.16892695426941</text:p>
              </table:table-cell>
              <table:table-cell office:value-type="float" office:value="3.20228385925293">
                <text:p>3.20228385925293</text:p>
              </table:table-cell>
              <table:table-cell office:value-type="float" office:value="3.26899766921997">
                <text:p>3.26899766921997</text:p>
              </table:table-cell>
              <table:table-cell office:value-type="float" office:value="3.33571195602417">
                <text:p>3.33571195602417</text:p>
              </table:table-cell>
              <table:table-cell office:value-type="float" office:value="3.43578267097473">
                <text:p>3.43578267097473</text:p>
              </table:table-cell>
              <table:table-cell office:value-type="float" office:value="3.46913957595825">
                <text:p>3.46913957595825</text:p>
              </table:table-cell>
              <table:table-cell office:value-type="float" office:value="3.53585386276245">
                <text:p>3.53585386276245</text:p>
              </table:table-cell>
              <table:table-cell office:value-type="float" office:value="3.70264101028442">
                <text:p>3.70264101028442</text:p>
              </table:table-cell>
              <table:table-cell office:value-type="float" office:value="3.83607053756714">
                <text:p>3.83607053756714</text:p>
              </table:table-cell>
              <table:table-cell office:value-type="float" office:value="3.9027853012085">
                <text:p>3.9027853012085</text:p>
              </table:table-cell>
              <table:table-cell office:value-type="float" office:value="3.93614268302917">
                <text:p>3.93614268302917</text:p>
              </table:table-cell>
              <table:table-cell office:value-type="float" office:value="4.00285768508911">
                <text:p>4.00285768508911</text:p>
              </table:table-cell>
              <table:table-cell office:value-type="float" office:value="4.06957221031189">
                <text:p>4.06957221031189</text:p>
              </table:table-cell>
              <table:table-cell office:value-type="float" office:value="4.13628697395325">
                <text:p>4.13628697395325</text:p>
              </table:table-cell>
              <table:table-cell office:value-type="float" office:value="4.20300197601318">
                <text:p>4.20300197601318</text:p>
              </table:table-cell>
              <table:table-cell office:value-type="float" office:value="4.40314626693726">
                <text:p>4.40314626693726</text:p>
              </table:table-cell>
              <table:table-cell office:value-type="float" office:value="4.46986079216003">
                <text:p>4.46986079216003</text:p>
              </table:table-cell>
              <table:table-cell office:value-type="float" office:value="4.53657555580139">
                <text:p>4.53657555580139</text:p>
              </table:table-cell>
              <table:table-cell office:value-type="float" office:value="4.60329079627991">
                <text:p>4.60329079627991</text:p>
              </table:table-cell>
              <table:table-cell office:value-type="float" office:value="4.77007818222046">
                <text:p>4.77007818222046</text:p>
              </table:table-cell>
              <table:table-cell office:value-type="float" office:value="4.8367931842804">
                <text:p>4.8367931842804</text:p>
              </table:table-cell>
              <table:table-cell office:value-type="float" office:value="4.90350794792175">
                <text:p>4.90350794792175</text:p>
              </table:table-cell>
              <table:table-cell office:value-type="float" office:value="4.93686556816101">
                <text:p>4.93686556816101</text:p>
              </table:table-cell>
              <table:table-cell office:value-type="float" office:value="5.00358057022095">
                <text:p>5.00358057022095</text:p>
              </table:table-cell>
              <table:table-cell office:value-type="float" office:value="5.03693795204163">
                <text:p>5.03693795204163</text:p>
              </table:table-cell>
              <table:table-cell office:value-type="float" office:value="5.07029557228088">
                <text:p>5.07029557228088</text:p>
              </table:table-cell>
              <table:table-cell office:value-type="float" office:value="5.10365295410156">
                <text:p>5.10365295410156</text:p>
              </table:table-cell>
              <table:table-cell office:value-type="float" office:value="5.13701033592224">
                <text:p>5.13701033592224</text:p>
              </table:table-cell>
              <table:table-cell office:value-type="float" office:value="5.1703679561615">
                <text:p>5.1703679561615</text:p>
              </table:table-cell>
              <table:table-cell office:value-type="float" office:value="5.27044034004211">
                <text:p>5.27044034004211</text:p>
              </table:table-cell>
              <table:table-cell office:value-type="float" office:value="5.30379772186279">
                <text:p>5.30379772186279</text:p>
              </table:table-cell>
              <table:table-cell office:value-type="float" office:value="5.33715558052063">
                <text:p>5.33715558052063</text:p>
              </table:table-cell>
              <table:table-cell office:value-type="float" office:value="5.40387034416199">
                <text:p>5.40387034416199</text:p>
              </table:table-cell>
              <table:table-cell office:value-type="float" office:value="5.63736796379089">
                <text:p>5.63736796379089</text:p>
              </table:table-cell>
              <table:table-cell office:value-type="float" office:value="5.70408034324646">
                <text:p>5.70408034324646</text:p>
              </table:table-cell>
              <table:table-cell office:value-type="float" office:value="5.73743677139282">
                <text:p>5.73743677139282</text:p>
              </table:table-cell>
              <table:table-cell office:value-type="float" office:value="5.80414915084839">
                <text:p>5.80414915084839</text:p>
              </table:table-cell>
              <table:table-cell office:value-type="float" office:value="5.83750534057617">
                <text:p>5.83750534057617</text:p>
              </table:table-cell>
              <table:table-cell office:value-type="float" office:value="5.90421772003174">
                <text:p>5.90421772003174</text:p>
              </table:table-cell>
              <table:table-cell office:value-type="float" office:value="5.93757390975952">
                <text:p>5.93757390975952</text:p>
              </table:table-cell>
              <table:table-cell office:value-type="float" office:value="6.00428628921509">
                <text:p>6.00428628921509</text:p>
              </table:table-cell>
              <table:table-cell office:value-type="float" office:value="6.37120389938355">
                <text:p>6.37120389938355</text:p>
              </table:table-cell>
              <table:table-cell office:value-type="float" office:value="6.43791604042053">
                <text:p>6.43791604042053</text:p>
              </table:table-cell>
              <table:table-cell office:value-type="float" office:value="6.50462818145752">
                <text:p>6.50462818145752</text:p>
              </table:table-cell>
              <table:table-cell office:value-type="float" office:value="6.57134318351746">
                <text:p>6.57134318351746</text:p>
              </table:table-cell>
              <table:table-cell office:value-type="float" office:value="6.60470080375671">
                <text:p>6.60470080375671</text:p>
              </table:table-cell>
              <table:table-cell office:value-type="float" office:value="6.67141604423523">
                <text:p>6.67141604423523</text:p>
              </table:table-cell>
              <table:table-cell office:value-type="float" office:value="6.73813128471375">
                <text:p>6.73813128471375</text:p>
              </table:table-cell>
              <table:table-cell office:value-type="float" office:value="6.80484628677368">
                <text:p>6.80484628677368</text:p>
              </table:table-cell>
              <table:table-cell office:value-type="float" office:value="6.83820414543152">
                <text:p>6.83820414543152</text:p>
              </table:table-cell>
              <table:table-cell office:value-type="float" office:value="6.93827676773071">
                <text:p>6.93827676773071</text:p>
              </table:table-cell>
              <table:table-cell office:value-type="float" office:value="6.97163438796997">
                <text:p>6.97163438796997</text:p>
              </table:table-cell>
              <table:table-cell office:value-type="float" office:value="7.03834986686707">
                <text:p>7.03834986686707</text:p>
              </table:table-cell>
              <table:table-cell office:value-type="float" office:value="7.07170748710632">
                <text:p>7.07170748710632</text:p>
              </table:table-cell>
              <table:table-cell office:value-type="float" office:value="7.13842248916626">
                <text:p>7.13842248916626</text:p>
              </table:table-cell>
              <table:table-cell office:value-type="float" office:value="7.20513796806335">
                <text:p>7.20513796806335</text:p>
              </table:table-cell>
              <table:table-cell office:value-type="float" office:value="7.30521082878113">
                <text:p>7.30521082878113</text:p>
              </table:table-cell>
              <table:table-cell office:value-type="float" office:value="7.37192630767822">
                <text:p>7.37192630767822</text:p>
              </table:table-cell>
              <table:table-cell office:value-type="float" office:value="7.40528392791748">
                <text:p>7.40528392791748</text:p>
              </table:table-cell>
              <table:table-cell office:value-type="float" office:value="7.43864178657532">
                <text:p>7.43864178657532</text:p>
              </table:table-cell>
              <table:table-cell office:value-type="float" office:value="7.47199940681458">
                <text:p>7.47199940681458</text:p>
              </table:table-cell>
              <table:table-cell office:value-type="float" office:value="7.50535702705383">
                <text:p>7.50535702705383</text:p>
              </table:table-cell>
              <table:table-cell office:value-type="float" office:value="7.57207226753235">
                <text:p>7.57207226753235</text:p>
              </table:table-cell>
              <table:table-cell office:value-type="float" office:value="7.63878726959229">
                <text:p>7.63878726959229</text:p>
              </table:table-cell>
              <table:table-cell office:value-type="float" office:value="7.67214465141296">
                <text:p>7.67214465141296</text:p>
              </table:table-cell>
              <table:table-cell office:value-type="float" office:value="7.70550203323364">
                <text:p>7.70550203323364</text:p>
              </table:table-cell>
              <table:table-cell office:value-type="float" office:value="7.77221727371216">
                <text:p>7.77221727371216</text:p>
              </table:table-cell>
              <table:table-cell office:value-type="float" office:value="7.8389322757721">
                <text:p>7.8389322757721</text:p>
              </table:table-cell>
              <table:table-cell office:value-type="float" office:value="7.90564751625061">
                <text:p>7.90564751625061</text:p>
              </table:table-cell>
              <table:table-cell office:value-type="float" office:value="7.93900513648987">
                <text:p>7.93900513648987</text:p>
              </table:table-cell>
              <table:table-cell office:value-type="float" office:value="7.97236251831055">
                <text:p>7.97236251831055</text:p>
              </table:table-cell>
              <table:table-cell office:value-type="float" office:value="8.20586538314819">
                <text:p>8.20586538314819</text:p>
              </table:table-cell>
              <table:table-cell office:value-type="float" office:value="8.30593824386597">
                <text:p>8.30593824386597</text:p>
              </table:table-cell>
              <table:table-cell office:value-type="float" office:value="8.33929562568665">
                <text:p>8.33929562568665</text:p>
              </table:table-cell>
              <table:table-cell office:value-type="float" office:value="8.3726532459259">
                <text:p>8.3726532459259</text:p>
              </table:table-cell>
              <table:table-cell office:value-type="float" office:value="8.40601062774658">
                <text:p>8.40601062774658</text:p>
              </table:table-cell>
              <table:table-cell office:value-type="float" office:value="8.43936824798584">
                <text:p>8.43936824798584</text:p>
              </table:table-cell>
              <table:table-cell office:value-type="float" office:value="8.47272610664368">
                <text:p>8.47272610664368</text:p>
              </table:table-cell>
              <table:table-cell office:value-type="float" office:value="8.53944087028503">
                <text:p>8.53944087028503</text:p>
              </table:table-cell>
              <table:table-cell office:value-type="float" office:value="8.73958563804626">
                <text:p>8.73958563804626</text:p>
              </table:table-cell>
              <table:table-cell office:value-type="float" office:value="8.90637302398682">
                <text:p>8.90637302398682</text:p>
              </table:table-cell>
              <table:table-cell office:value-type="float" office:value="8.97308802604675">
                <text:p>8.97308802604675</text:p>
              </table:table-cell>
              <table:table-cell office:value-type="float" office:value="9.03980302810669">
                <text:p>9.03980302810669</text:p>
              </table:table-cell>
              <table:table-cell office:value-type="float" office:value="9.07316040992737">
                <text:p>9.07316040992737</text:p>
              </table:table-cell>
              <table:table-cell office:value-type="float" office:value="9.10651803016663">
                <text:p>9.10651803016663</text:p>
              </table:table-cell>
              <table:table-cell office:value-type="float" office:value="9.13987541198731">
                <text:p>9.13987541198731</text:p>
              </table:table-cell>
              <table:table-cell office:value-type="float" office:value="9.17323279380798">
                <text:p>9.17323279380798</text:p>
              </table:table-cell>
              <table:table-cell office:value-type="float" office:value="9.2399480342865">
                <text:p>9.2399480342865</text:p>
              </table:table-cell>
              <table:table-cell office:value-type="float" office:value="9.27330541610718">
                <text:p>9.27330541610718</text:p>
              </table:table-cell>
              <table:table-cell office:value-type="float" office:value="9.34002017974854">
                <text:p>9.34002017974854</text:p>
              </table:table-cell>
              <table:table-cell office:value-type="float" office:value="9.37337779998779">
                <text:p>9.37337779998779</text:p>
              </table:table-cell>
              <table:table-cell office:value-type="float" office:value="9.40673518180847">
                <text:p>9.40673518180847</text:p>
              </table:table-cell>
              <table:table-cell office:value-type="float" office:value="9.54016494750977">
                <text:p>9.54016494750977</text:p>
              </table:table-cell>
              <table:table-cell office:value-type="float" office:value="9.60687899589539">
                <text:p>9.60687899589539</text:p>
              </table:table-cell>
              <table:table-cell office:value-type="float" office:value="9.67359328269959">
                <text:p>9.67359328269959</text:p>
              </table:table-cell>
              <table:table-cell office:value-type="float" office:value="10.0071642398834">
                <text:p>10.0071642398834</text:p>
              </table:table-cell>
              <table:table-cell office:value-type="float" office:value="10.073878288269">
                <text:p>10.073878288269</text:p>
              </table:table-cell>
              <table:table-cell office:value-type="float" office:value="10.1072354316711">
                <text:p>10.1072354316711</text:p>
              </table:table-cell>
              <table:table-cell office:value-type="float" office:value="10.1405925750732">
                <text:p>10.1405925750732</text:p>
              </table:table-cell>
              <table:table-cell office:value-type="float" office:value="10.1739497184753">
                <text:p>10.1739497184753</text:p>
              </table:table-cell>
              <table:table-cell office:value-type="float" office:value="10.2073066234589">
                <text:p>10.2073066234589</text:p>
              </table:table-cell>
              <table:table-cell office:value-type="float" office:value="10.3073778152466">
                <text:p>10.3073778152466</text:p>
              </table:table-cell>
              <table:table-cell office:value-type="float" office:value="10.3740921020508">
                <text:p>10.3740921020508</text:p>
              </table:table-cell>
              <table:table-cell office:value-type="float" office:value="10.4741632938385">
                <text:p>10.4741632938385</text:p>
              </table:table-cell>
              <table:table-cell office:value-type="float" office:value="10.507520198822">
                <text:p>10.507520198822</text:p>
              </table:table-cell>
              <table:table-cell office:value-type="float" office:value="10.5742340087891">
                <text:p>10.5742340087891</text:p>
              </table:table-cell>
              <table:table-cell office:value-type="float" office:value="10.6409480571747">
                <text:p>10.6409480571747</text:p>
              </table:table-cell>
              <table:table-cell office:value-type="float" office:value="10.7743759155273">
                <text:p>10.7743759155273</text:p>
              </table:table-cell>
              <table:table-cell office:value-type="float" office:value="10.8077328205109">
                <text:p>10.8077328205109</text:p>
              </table:table-cell>
              <table:table-cell office:value-type="float" office:value="10.8410897254944">
                <text:p>10.8410897254944</text:p>
              </table:table-cell>
              <table:table-cell office:value-type="float" office:value="10.90780377388">
                <text:p>10.90780377388</text:p>
              </table:table-cell>
              <table:table-cell office:value-type="float" office:value="10.974517583847">
                <text:p>10.974517583847</text:p>
              </table:table-cell>
              <table:table-cell office:value-type="float" office:value="11.0078744888306">
                <text:p>11.0078744888306</text:p>
              </table:table-cell>
              <table:table-cell office:value-type="float" office:value="11.0745882987976">
                <text:p>11.0745882987976</text:p>
              </table:table-cell>
              <table:table-cell office:value-type="float" office:value="11.1079452037811">
                <text:p>11.1079452037811</text:p>
              </table:table-cell>
              <table:table-cell office:value-type="float" office:value="11.1413021087646">
                <text:p>11.1413021087646</text:p>
              </table:table-cell>
              <table:table-cell office:value-type="float" office:value="11.1746590137482">
                <text:p>11.1746590137482</text:p>
              </table:table-cell>
              <table:table-cell office:value-type="float" office:value="11.2080161571503">
                <text:p>11.2080161571503</text:p>
              </table:table-cell>
              <table:table-cell office:value-type="float" office:value="11.3414437770844">
                <text:p>11.3414437770844</text:p>
              </table:table-cell>
              <table:table-cell office:value-type="float" office:value="11.3748009204865">
                <text:p>11.3748009204865</text:p>
              </table:table-cell>
              <table:table-cell office:value-type="float" office:value="11.5415856838226">
                <text:p>11.5415856838226</text:p>
              </table:table-cell>
              <table:table-cell office:value-type="float" office:value="11.5749425888062">
                <text:p>11.5749425888062</text:p>
              </table:table-cell>
              <table:table-cell office:value-type="float" office:value="11.6082992553711">
                <text:p>11.6082992553711</text:p>
              </table:table-cell>
              <table:table-cell office:value-type="float" office:value="11.6416561603546">
                <text:p>11.6416561603546</text:p>
              </table:table-cell>
              <table:table-cell office:value-type="float" office:value="11.7083699703217">
                <text:p>11.7083699703217</text:p>
              </table:table-cell>
              <table:table-cell office:value-type="float" office:value="11.7750840187073">
                <text:p>11.7750840187073</text:p>
              </table:table-cell>
              <table:table-cell office:value-type="float" office:value="11.8084406852722">
                <text:p>11.8084406852722</text:p>
              </table:table-cell>
              <table:table-cell office:value-type="float" office:value="11.8417975902557">
                <text:p>11.8417975902557</text:p>
              </table:table-cell>
              <table:table-cell office:value-type="float" office:value="11.9085114002228">
                <text:p>11.9085114002228</text:p>
              </table:table-cell>
              <table:table-cell office:value-type="float" office:value="12.0752956867218">
                <text:p>12.0752956867218</text:p>
              </table:table-cell>
              <table:table-cell office:value-type="float" office:value="12.1420092582703">
                <text:p>12.1420092582703</text:p>
              </table:table-cell>
              <table:table-cell office:value-type="float" office:value="12.1753661632538">
                <text:p>12.1753661632538</text:p>
              </table:table-cell>
              <table:table-cell office:value-type="float" office:value="12.2420797348022">
                <text:p>12.2420797348022</text:p>
              </table:table-cell>
              <table:table-cell office:value-type="float" office:value="12.4422206878662">
                <text:p>12.4422206878662</text:p>
              </table:table-cell>
              <table:table-cell office:value-type="float" office:value="12.4755775928497">
                <text:p>12.4755775928497</text:p>
              </table:table-cell>
              <table:table-cell office:value-type="float" office:value="12.5089342594147">
                <text:p>12.5089342594147</text:p>
              </table:table-cell>
              <table:table-cell office:value-type="float" office:value="12.5422928333282">
                <text:p>12.5422928333282</text:p>
              </table:table-cell>
              <table:table-cell office:value-type="float" office:value="12.642368555069">
                <text:p>12.642368555069</text:p>
              </table:table-cell>
              <table:table-cell office:value-type="float" office:value="12.7424442768097">
                <text:p>12.7424442768097</text:p>
              </table:table-cell>
              <table:table-cell office:value-type="float" office:value="12.842520236969">
                <text:p>12.842520236969</text:p>
              </table:table-cell>
              <table:table-cell office:value-type="float" office:value="12.8758788108826">
                <text:p>12.8758788108826</text:p>
              </table:table-cell>
              <table:table-cell office:value-type="float" office:value="12.9425964355469">
                <text:p>12.9425964355469</text:p>
              </table:table-cell>
              <table:table-cell office:value-type="float" office:value="13.0093138217926">
                <text:p>13.0093138217926</text:p>
              </table:table-cell>
              <table:table-cell office:value-type="float" office:value="13.0760314464569">
                <text:p>13.0760314464569</text:p>
              </table:table-cell>
              <table:table-cell office:value-type="float" office:value="13.1427490711212">
                <text:p>13.1427490711212</text:p>
              </table:table-cell>
              <table:table-cell office:value-type="float" office:value="13.3429021835327">
                <text:p>13.3429021835327</text:p>
              </table:table-cell>
              <table:table-cell office:value-type="float" office:value="13.4096202850342">
                <text:p>13.4096202850342</text:p>
              </table:table-cell>
              <table:table-cell office:value-type="float" office:value="13.4763383865356">
                <text:p>13.4763383865356</text:p>
              </table:table-cell>
              <table:table-cell office:value-type="float" office:value="13.5430541038513">
                <text:p>13.5430541038513</text:p>
              </table:table-cell>
              <table:table-cell office:value-type="float" office:value="13.5764110088348">
                <text:p>13.5764110088348</text:p>
              </table:table-cell>
              <table:table-cell office:value-type="float" office:value="13.6097676753998">
                <text:p>13.6097676753998</text:p>
              </table:table-cell>
              <table:table-cell office:value-type="float" office:value="13.6431248188019">
                <text:p>13.6431248188019</text:p>
              </table:table-cell>
              <table:table-cell office:value-type="float" office:value="13.6764817237854">
                <text:p>13.6764817237854</text:p>
              </table:table-cell>
              <table:table-cell office:value-type="float" office:value="13.7431955337524">
                <text:p>13.7431955337524</text:p>
              </table:table-cell>
              <table:table-cell office:value-type="float" office:value="13.8766226768494">
                <text:p>13.8766226768494</text:p>
              </table:table-cell>
              <table:table-cell office:value-type="float" office:value="13.943336725235">
                <text:p>13.943336725235</text:p>
              </table:table-cell>
              <table:table-cell office:value-type="float" office:value="14.1768343448639">
                <text:p>14.1768343448639</text:p>
              </table:table-cell>
              <table:table-cell office:value-type="float" office:value="14.2435481548309">
                <text:p>14.2435481548309</text:p>
              </table:table-cell>
              <table:table-cell office:value-type="float" office:value="14.3102617263794">
                <text:p>14.3102617263794</text:p>
              </table:table-cell>
              <table:table-cell office:value-type="float" office:value="14.3769752979279">
                <text:p>14.3769752979279</text:p>
              </table:table-cell>
              <table:table-cell office:value-type="float" office:value="14.4103319644928">
                <text:p>14.4103319644928</text:p>
              </table:table-cell>
              <table:table-cell office:value-type="float" office:value="14.4436886310577">
                <text:p>14.4436886310577</text:p>
              </table:table-cell>
              <table:table-cell office:value-type="float" office:value="14.5104022026062">
                <text:p>14.5104022026062</text:p>
              </table:table-cell>
              <table:table-cell office:value-type="float" office:value="14.5437591075897">
                <text:p>14.5437591075897</text:p>
              </table:table-cell>
              <table:table-cell office:value-type="float" office:value="14.6771864891052">
                <text:p>14.6771864891052</text:p>
              </table:table-cell>
              <table:table-cell office:value-type="float" office:value="14.7439000606537">
                <text:p>14.7439000606537</text:p>
              </table:table-cell>
              <table:table-cell office:value-type="float" office:value="14.8106136322021">
                <text:p>14.8106136322021</text:p>
              </table:table-cell>
              <table:table-cell office:value-type="float" office:value="15.077467918396">
                <text:p>15.077467918396</text:p>
              </table:table-cell>
              <table:table-cell office:value-type="float" office:value="15.2442517280579">
                <text:p>15.2442517280579</text:p>
              </table:table-cell>
              <table:table-cell office:value-type="float" office:value="15.3109652996063">
                <text:p>15.3109652996063</text:p>
              </table:table-cell>
              <table:table-cell office:value-type="float" office:value="15.3776786327362">
                <text:p>15.3776786327362</text:p>
              </table:table-cell>
              <table:table-cell office:value-type="float" office:value="15.4443919658661">
                <text:p>15.4443919658661</text:p>
              </table:table-cell>
              <table:table-cell office:value-type="float" office:value="15.5111057758331">
                <text:p>15.5111057758331</text:p>
              </table:table-cell>
              <table:table-cell office:value-type="float" office:value="15.5778272151947">
                <text:p>15.5778272151947</text:p>
              </table:table-cell>
              <table:table-cell office:value-type="float" office:value="15.6111879348755">
                <text:p>15.6111879348755</text:p>
              </table:table-cell>
              <table:table-cell office:value-type="float" office:value="15.6779098510742">
                <text:p>15.6779098510742</text:p>
              </table:table-cell>
              <table:table-cell office:value-type="float" office:value="15.7112708091736">
                <text:p>15.7112708091736</text:p>
              </table:table-cell>
              <table:table-cell office:value-type="float" office:value="15.7779927253723">
                <text:p>15.7779927253723</text:p>
              </table:table-cell>
              <table:table-cell office:value-type="float" office:value="15.8113534450531">
                <text:p>15.8113534450531</text:p>
              </table:table-cell>
              <table:table-cell office:value-type="float" office:value="15.8780755996704">
                <text:p>15.8780755996704</text:p>
              </table:table-cell>
              <table:table-cell office:value-type="float" office:value="15.9447977542877">
                <text:p>15.9447977542877</text:p>
              </table:table-cell>
              <table:table-cell office:value-type="float" office:value="16.011519908905">
                <text:p>16.011519908905</text:p>
              </table:table-cell>
              <table:table-cell office:value-type="float" office:value="16.2116868495941">
                <text:p>16.2116868495941</text:p>
              </table:table-cell>
              <table:table-cell office:value-type="float" office:value="16.2784094810486">
                <text:p>16.2784094810486</text:p>
              </table:table-cell>
              <table:table-cell office:value-type="float" office:value="16.3117706775665">
                <text:p>16.3117706775665</text:p>
              </table:table-cell>
              <table:table-cell office:value-type="float" office:value="16.6453659534454">
                <text:p>16.6453659534454</text:p>
              </table:table-cell>
              <table:table-cell office:value-type="float" office:value="16.7120792865753">
                <text:p>16.7120792865753</text:p>
              </table:table-cell>
              <table:table-cell office:value-type="float" office:value="16.7787926197052">
                <text:p>16.7787926197052</text:p>
              </table:table-cell>
              <table:table-cell office:value-type="float" office:value="16.8455059528351">
                <text:p>16.8455059528351</text:p>
              </table:table-cell>
              <table:table-cell office:value-type="float" office:value="16.912219285965">
                <text:p>16.912219285965</text:p>
              </table:table-cell>
              <table:table-cell office:value-type="float" office:value="16.9455759525299">
                <text:p>16.9455759525299</text:p>
              </table:table-cell>
              <table:table-cell office:value-type="float" office:value="17.0122892856598">
                <text:p>17.0122892856598</text:p>
              </table:table-cell>
              <table:table-cell office:value-type="float" office:value="17.0790023803711">
                <text:p>17.0790023803711</text:p>
              </table:table-cell>
              <table:table-cell office:value-type="float" office:value="17.2124288082123">
                <text:p>17.2124288082123</text:p>
              </table:table-cell>
              <table:table-cell office:value-type="float" office:value="17.2457854747772">
                <text:p>17.2457854747772</text:p>
              </table:table-cell>
              <table:table-cell office:value-type="float" office:value="17.2791421413422">
                <text:p>17.2791421413422</text:p>
              </table:table-cell>
              <table:table-cell office:value-type="float" office:value="17.3458552360535">
                <text:p>17.3458552360535</text:p>
              </table:table-cell>
              <table:table-cell office:value-type="float" office:value="17.4125683307648">
                <text:p>17.4125683307648</text:p>
              </table:table-cell>
              <table:table-cell office:value-type="float" office:value="17.6127181053162">
                <text:p>17.6127181053162</text:p>
              </table:table-cell>
              <table:table-cell office:value-type="float" office:value="17.6794383525848">
                <text:p>17.6794383525848</text:p>
              </table:table-cell>
              <table:table-cell office:value-type="float" office:value="17.8128790855408">
                <text:p>17.8128790855408</text:p>
              </table:table-cell>
              <table:table-cell office:value-type="float" office:value="17.846239566803">
                <text:p>17.846239566803</text:p>
              </table:table-cell>
              <table:table-cell office:value-type="float" office:value="17.9129598140717">
                <text:p>17.9129598140717</text:p>
              </table:table-cell>
              <table:table-cell office:value-type="float" office:value="17.9463200569153">
                <text:p>17.9463200569153</text:p>
              </table:table-cell>
              <table:table-cell office:value-type="float" office:value="18.0130407810211">
                <text:p>18.0130407810211</text:p>
              </table:table-cell>
              <table:table-cell office:value-type="float" office:value="18.0797612667084">
                <text:p>18.0797612667084</text:p>
              </table:table-cell>
              <table:table-cell office:value-type="float" office:value="18.1464819908142">
                <text:p>18.1464819908142</text:p>
              </table:table-cell>
              <table:table-cell office:value-type="float" office:value="18.21320271492">
                <text:p>18.21320271492</text:p>
              </table:table-cell>
              <table:table-cell office:value-type="float" office:value="18.2799234390259">
                <text:p>18.2799234390259</text:p>
              </table:table-cell>
              <table:table-cell office:value-type="float" office:value="18.4133653640747">
                <text:p>18.4133653640747</text:p>
              </table:table-cell>
              <table:table-cell office:value-type="float" office:value="18.4467260837555">
                <text:p>18.4467260837555</text:p>
              </table:table-cell>
              <table:table-cell office:value-type="float" office:value="18.5134470462799">
                <text:p>18.5134470462799</text:p>
              </table:table-cell>
              <table:table-cell office:value-type="float" office:value="18.5468053817749">
                <text:p>18.5468053817749</text:p>
              </table:table-cell>
              <table:table-cell office:value-type="float" office:value="18.5801639556885">
                <text:p>18.5801639556885</text:p>
              </table:table-cell>
              <table:table-cell office:value-type="float" office:value="18.6135227680206">
                <text:p>18.6135227680206</text:p>
              </table:table-cell>
              <table:table-cell office:value-type="float" office:value="18.6468813419342">
                <text:p>18.6468813419342</text:p>
              </table:table-cell>
              <table:table-cell office:value-type="float" office:value="18.7135982513428">
                <text:p>18.7135982513428</text:p>
              </table:table-cell>
              <table:table-cell office:value-type="float" office:value="18.7469570636749">
                <text:p>18.7469570636749</text:p>
              </table:table-cell>
              <table:table-cell office:value-type="float" office:value="18.7803156375885">
                <text:p>18.7803156375885</text:p>
              </table:table-cell>
              <table:table-cell office:value-type="float" office:value="18.8803915977478">
                <text:p>18.8803915977478</text:p>
              </table:table-cell>
              <table:table-cell office:value-type="float" office:value="18.9137501716614">
                <text:p>18.9137501716614</text:p>
              </table:table-cell>
              <table:table-cell office:value-type="float" office:value="18.9804675579071">
                <text:p>18.9804675579071</text:p>
              </table:table-cell>
              <table:table-cell office:value-type="float" office:value="19.0471847057343">
                <text:p>19.0471847057343</text:p>
              </table:table-cell>
              <table:table-cell office:value-type="float" office:value="19.11390209198">
                <text:p>19.11390209198</text:p>
              </table:table-cell>
              <table:table-cell office:value-type="float" office:value="19.1806192398071">
                <text:p>19.1806192398071</text:p>
              </table:table-cell>
              <table:table-cell office:value-type="float" office:value="19.2473368644714">
                <text:p>19.2473368644714</text:p>
              </table:table-cell>
              <table:table-cell office:value-type="float" office:value="19.3140542507172">
                <text:p>19.3140542507172</text:p>
              </table:table-cell>
              <table:table-cell office:value-type="float" office:value="19.3807716369629">
                <text:p>19.3807716369629</text:p>
              </table:table-cell>
              <table:table-cell office:value-type="float" office:value="19.4141302108765">
                <text:p>19.4141302108765</text:p>
              </table:table-cell>
              <table:table-cell office:value-type="float" office:value="19.4808478355408">
                <text:p>19.4808478355408</text:p>
              </table:table-cell>
              <table:table-cell office:value-type="float" office:value="19.5142066478729">
                <text:p>19.5142066478729</text:p>
              </table:table-cell>
              <table:table-cell office:value-type="float" office:value="19.5809257030487">
                <text:p>19.5809257030487</text:p>
              </table:table-cell>
              <table:table-cell office:value-type="float" office:value="19.6142852306366">
                <text:p>19.6142852306366</text:p>
              </table:table-cell>
              <table:table-cell office:value-type="float" office:value="19.681004524231">
                <text:p>19.681004524231</text:p>
              </table:table-cell>
              <table:table-cell office:value-type="float" office:value="19.7477238178253">
                <text:p>19.7477238178253</text:p>
              </table:table-cell>
              <table:table-cell office:value-type="float" office:value="19.8144431114197">
                <text:p>19.8144431114197</text:p>
              </table:table-cell>
              <table:table-cell office:value-type="float" office:value="19.8811626434326">
                <text:p>19.8811626434326</text:p>
              </table:table-cell>
              <table:table-cell office:value-type="float" office:value="19.9478816986084">
                <text:p>19.9478816986084</text:p>
              </table:table-cell>
              <table:table-cell office:value-type="float" office:value="19.9812417030334">
                <text:p>19.9812417030334</text:p>
              </table:table-cell>
              <table:table-cell office:value-type="float" office:value="20.0479612350464">
                <text:p>20.0479612350464</text:p>
              </table:table-cell>
              <table:table-cell office:value-type="float" office:value="20.0813207626343">
                <text:p>20.0813207626343</text:p>
              </table:table-cell>
              <table:table-cell office:value-type="float" office:value="20.1480405330658">
                <text:p>20.1480405330658</text:p>
              </table:table-cell>
              <table:table-cell office:value-type="float" office:value="20.2147603034973">
                <text:p>20.2147603034973</text:p>
              </table:table-cell>
              <table:table-cell office:value-type="float" office:value="20.2814795970917">
                <text:p>20.2814795970917</text:p>
              </table:table-cell>
              <table:table-cell office:value-type="float" office:value="20.3481996059418">
                <text:p>20.3481996059418</text:p>
              </table:table-cell>
              <table:table-cell office:value-type="float" office:value="20.4482791423798">
                <text:p>20.4482791423798</text:p>
              </table:table-cell>
              <table:table-cell office:value-type="float" office:value="20.4816393852234">
                <text:p>20.4816393852234</text:p>
              </table:table-cell>
              <table:table-cell office:value-type="float" office:value="20.5149991512299">
                <text:p>20.5149991512299</text:p>
              </table:table-cell>
              <table:table-cell office:value-type="float" office:value="20.5817196369171">
                <text:p>20.5817196369171</text:p>
              </table:table-cell>
              <table:table-cell office:value-type="float" office:value="20.6150801181793">
                <text:p>20.6150801181793</text:p>
              </table:table-cell>
              <table:table-cell office:value-type="float" office:value="20.6484403610229">
                <text:p>20.6484403610229</text:p>
              </table:table-cell>
              <table:table-cell office:value-type="float" office:value="20.6818008422852">
                <text:p>20.6818008422852</text:p>
              </table:table-cell>
              <table:table-cell office:value-type="float" office:value="20.7151610851288">
                <text:p>20.7151610851288</text:p>
              </table:table-cell>
              <table:table-cell office:value-type="float" office:value="20.7485213279724">
                <text:p>20.7485213279724</text:p>
              </table:table-cell>
              <table:table-cell office:value-type="float" office:value="20.8152422904968">
                <text:p>20.8152422904968</text:p>
              </table:table-cell>
              <table:table-cell office:value-type="float" office:value="20.8819632530212">
                <text:p>20.8819632530212</text:p>
              </table:table-cell>
              <table:table-cell office:value-type="float" office:value="20.9153237342834">
                <text:p>20.9153237342834</text:p>
              </table:table-cell>
              <table:table-cell office:value-type="float" office:value="20.9486842155457">
                <text:p>20.9486842155457</text:p>
              </table:table-cell>
              <table:table-cell office:value-type="float" office:value="20.9820446968079">
                <text:p>20.9820446968079</text:p>
              </table:table-cell>
              <table:table-cell office:value-type="float" office:value="21.0487658977509">
                <text:p>21.0487658977509</text:p>
              </table:table-cell>
              <table:table-cell office:value-type="float" office:value="21.0821263790131">
                <text:p>21.0821263790131</text:p>
              </table:table-cell>
              <table:table-cell office:value-type="float" office:value="21.1154870986938">
                <text:p>21.1154870986938</text:p>
              </table:table-cell>
              <table:table-cell office:value-type="float" office:value="21.1488475799561">
                <text:p>21.1488475799561</text:p>
              </table:table-cell>
              <table:table-cell office:value-type="float" office:value="21.2155690193176">
                <text:p>21.2155690193176</text:p>
              </table:table-cell>
              <table:table-cell office:value-type="float" office:value="21.2822902202606">
                <text:p>21.2822902202606</text:p>
              </table:table-cell>
              <table:table-cell office:value-type="float" office:value="21.3490116596222">
                <text:p>21.3490116596222</text:p>
              </table:table-cell>
              <table:table-cell office:value-type="float" office:value="21.4157333374023">
                <text:p>21.4157333374023</text:p>
              </table:table-cell>
              <table:table-cell office:value-type="float" office:value="21.4490940570831">
                <text:p>21.4490940570831</text:p>
              </table:table-cell>
              <table:table-cell office:value-type="float" office:value="21.4824547767639">
                <text:p>21.4824547767639</text:p>
              </table:table-cell>
              <table:table-cell office:value-type="float" office:value="21.5491733551025">
                <text:p>21.5491733551025</text:p>
              </table:table-cell>
              <table:table-cell office:value-type="float" office:value="21.5825307369232">
                <text:p>21.5825307369232</text:p>
              </table:table-cell>
              <table:table-cell office:value-type="float" office:value="21.6492459774017">
                <text:p>21.6492459774017</text:p>
              </table:table-cell>
              <table:table-cell office:value-type="float" office:value="21.7159612178802">
                <text:p>21.7159612178802</text:p>
              </table:table-cell>
              <table:table-cell office:value-type="float" office:value="21.7493185997009">
                <text:p>21.7493185997009</text:p>
              </table:table-cell>
              <table:table-cell office:value-type="float" office:value="21.8493912220001">
                <text:p>21.8493912220001</text:p>
              </table:table-cell>
              <table:table-cell office:value-type="float" office:value="21.882749080658">
                <text:p>21.882749080658</text:p>
              </table:table-cell>
              <table:table-cell office:value-type="float" office:value="21.9494640827179">
                <text:p>21.9494640827179</text:p>
              </table:table-cell>
              <table:table-cell office:value-type="float" office:value="21.9828214645386">
                <text:p>21.9828214645386</text:p>
              </table:table-cell>
              <table:table-cell office:value-type="float" office:value="22.0161790847778">
                <text:p>22.0161790847778</text:p>
              </table:table-cell>
              <table:table-cell office:value-type="float" office:value="22.0495364665985">
                <text:p>22.0495364665985</text:p>
              </table:table-cell>
              <table:table-cell office:value-type="float" office:value="22.0828943252563">
                <text:p>22.0828943252563</text:p>
              </table:table-cell>
              <table:table-cell office:value-type="float" office:value="22.116251707077">
                <text:p>22.116251707077</text:p>
              </table:table-cell>
              <table:table-cell office:value-type="float" office:value="22.1496090888977">
                <text:p>22.1496090888977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3.A6:rosfoot3.A6</svg:desc>
                </draw:g>
              </table:table-cell>
              <table:table-cell office:value-type="float" office:value="0.306013440435259">
                <text:p>0.306013440435259</text:p>
                <draw:g>
                  <svg:desc>rosfoot3.B6:rosfoot3.MG6</svg:desc>
                </draw:g>
              </table:table-cell>
              <table:table-cell office:value-type="float" office:value="0.30600366884594">
                <text:p>0.30600366884594</text:p>
              </table:table-cell>
              <table:table-cell office:value-type="float" office:value="0.306011175673288">
                <text:p>0.306011175673288</text:p>
              </table:table-cell>
              <table:table-cell office:value-type="float" office:value="0.306041106866606">
                <text:p>0.306041106866606</text:p>
              </table:table-cell>
              <table:table-cell office:value-type="float" office:value="0.306025149348475">
                <text:p>0.306025149348475</text:p>
              </table:table-cell>
              <table:table-cell office:value-type="float" office:value="0.306012253821494">
                <text:p>0.306012253821494</text:p>
              </table:table-cell>
              <table:table-cell office:value-type="float" office:value="0.306074360999709">
                <text:p>0.306074360999709</text:p>
              </table:table-cell>
              <table:table-cell office:value-type="float" office:value="0.306010941304138">
                <text:p>0.306010941304138</text:p>
              </table:table-cell>
              <table:table-cell office:value-type="float" office:value="0.306080196381519">
                <text:p>0.306080196381519</text:p>
              </table:table-cell>
              <table:table-cell office:value-type="float" office:value="0.306034544993728">
                <text:p>0.306034544993728</text:p>
              </table:table-cell>
              <table:table-cell office:value-type="float" office:value="0.306029903159191">
                <text:p>0.306029903159191</text:p>
              </table:table-cell>
              <table:table-cell office:value-type="float" office:value="0.306021216745727">
                <text:p>0.306021216745727</text:p>
              </table:table-cell>
              <table:table-cell office:value-type="float" office:value="0.306020544309128">
                <text:p>0.306020544309128</text:p>
              </table:table-cell>
              <table:table-cell office:value-type="float" office:value="0.306016375454149">
                <text:p>0.306016375454149</text:p>
              </table:table-cell>
              <table:table-cell office:value-type="float" office:value="0.306032066221139">
                <text:p>0.306032066221139</text:p>
              </table:table-cell>
              <table:table-cell office:value-type="float" office:value="0.306053544567038">
                <text:p>0.306053544567038</text:p>
              </table:table-cell>
              <table:table-cell office:value-type="float" office:value="0.306071084777506">
                <text:p>0.306071084777506</text:p>
              </table:table-cell>
              <table:table-cell office:value-type="float" office:value="0.306056577968368">
                <text:p>0.306056577968368</text:p>
              </table:table-cell>
              <table:table-cell office:value-type="float" office:value="0.306048753968363">
                <text:p>0.306048753968363</text:p>
              </table:table-cell>
              <table:table-cell office:value-type="float" office:value="0.305984912307632">
                <text:p>0.305984912307632</text:p>
              </table:table-cell>
              <table:table-cell office:value-type="float" office:value="0.306026298471932">
                <text:p>0.306026298471932</text:p>
              </table:table-cell>
              <table:table-cell office:value-type="float" office:value="0.306032152187751">
                <text:p>0.306032152187751</text:p>
              </table:table-cell>
              <table:table-cell office:value-type="float" office:value="0.30604809505363">
                <text:p>0.30604809505363</text:p>
              </table:table-cell>
              <table:table-cell office:value-type="float" office:value="0.30603638074833">
                <text:p>0.30603638074833</text:p>
              </table:table-cell>
              <table:table-cell office:value-type="float" office:value="0.306037691270077">
                <text:p>0.306037691270077</text:p>
              </table:table-cell>
              <table:table-cell office:value-type="float" office:value="0.30605766905567">
                <text:p>0.30605766905567</text:p>
              </table:table-cell>
              <table:table-cell office:value-type="float" office:value="0.306061702924442">
                <text:p>0.306061702924442</text:p>
              </table:table-cell>
              <table:table-cell office:value-type="float" office:value="0.306061002760299">
                <text:p>0.306061002760299</text:p>
              </table:table-cell>
              <table:table-cell office:value-type="float" office:value="0.306029729975712">
                <text:p>0.306029729975712</text:p>
              </table:table-cell>
              <table:table-cell office:value-type="float" office:value="0.306057749389207">
                <text:p>0.306057749389207</text:p>
              </table:table-cell>
              <table:table-cell office:value-type="float" office:value="0.306033542220447">
                <text:p>0.306033542220447</text:p>
              </table:table-cell>
              <table:table-cell office:value-type="float" office:value="0.306006003907503">
                <text:p>0.306006003907503</text:p>
              </table:table-cell>
              <table:table-cell office:value-type="float" office:value="0.30605365492265">
                <text:p>0.30605365492265</text:p>
              </table:table-cell>
              <table:table-cell office:value-type="float" office:value="0.306032157703294">
                <text:p>0.306032157703294</text:p>
              </table:table-cell>
              <table:table-cell office:value-type="float" office:value="0.306049748540491">
                <text:p>0.306049748540491</text:p>
              </table:table-cell>
              <table:table-cell office:value-type="float" office:value="0.306032590540058">
                <text:p>0.306032590540058</text:p>
              </table:table-cell>
              <table:table-cell office:value-type="float" office:value="0.30603910595252">
                <text:p>0.30603910595252</text:p>
              </table:table-cell>
              <table:table-cell office:value-type="float" office:value="0.30602819198208">
                <text:p>0.30602819198208</text:p>
              </table:table-cell>
              <table:table-cell office:value-type="float" office:value="0.306038222239013">
                <text:p>0.306038222239013</text:p>
              </table:table-cell>
              <table:table-cell office:value-type="float" office:value="0.306025947661433">
                <text:p>0.306025947661433</text:p>
              </table:table-cell>
              <table:table-cell office:value-type="float" office:value="0.306003397049299">
                <text:p>0.306003397049299</text:p>
              </table:table-cell>
              <table:table-cell office:value-type="float" office:value="0.306037171734057">
                <text:p>0.306037171734057</text:p>
              </table:table-cell>
              <table:table-cell office:value-type="float" office:value="0.306030059110626">
                <text:p>0.306030059110626</text:p>
              </table:table-cell>
              <table:table-cell office:value-type="float" office:value="0.306017934301866">
                <text:p>0.306017934301866</text:p>
              </table:table-cell>
              <table:table-cell office:value-type="float" office:value="0.30606121874033">
                <text:p>0.30606121874033</text:p>
              </table:table-cell>
              <table:table-cell office:value-type="float" office:value="0.30602007687552">
                <text:p>0.30602007687552</text:p>
              </table:table-cell>
              <table:table-cell office:value-type="float" office:value="0.306041652643382">
                <text:p>0.306041652643382</text:p>
              </table:table-cell>
              <table:table-cell office:value-type="float" office:value="0.306026937559167">
                <text:p>0.306026937559167</text:p>
              </table:table-cell>
              <table:table-cell office:value-type="float" office:value="0.306019190952258">
                <text:p>0.306019190952258</text:p>
              </table:table-cell>
              <table:table-cell office:value-type="float" office:value="0.305852724329088">
                <text:p>0.305852724329088</text:p>
              </table:table-cell>
              <table:table-cell office:value-type="float" office:value="0.305847300180556">
                <text:p>0.305847300180556</text:p>
              </table:table-cell>
              <table:table-cell office:value-type="float" office:value="0.305704525240673">
                <text:p>0.305704525240673</text:p>
              </table:table-cell>
              <table:table-cell office:value-type="float" office:value="0.304866522042545">
                <text:p>0.304866522042545</text:p>
              </table:table-cell>
              <table:table-cell office:value-type="float" office:value="0.304287974318132">
                <text:p>0.304287974318132</text:p>
              </table:table-cell>
              <table:table-cell office:value-type="float" office:value="0.303695164937993">
                <text:p>0.303695164937993</text:p>
              </table:table-cell>
              <table:table-cell office:value-type="float" office:value="0.303157522923419">
                <text:p>0.303157522923419</text:p>
              </table:table-cell>
              <table:table-cell office:value-type="float" office:value="0.302602741762515">
                <text:p>0.302602741762515</text:p>
              </table:table-cell>
              <table:table-cell office:value-type="float" office:value="0.302834934296514">
                <text:p>0.302834934296514</text:p>
              </table:table-cell>
              <table:table-cell office:value-type="float" office:value="0.301807587567417">
                <text:p>0.301807587567417</text:p>
              </table:table-cell>
              <table:table-cell office:value-type="float" office:value="0.295852745440992">
                <text:p>0.295852745440992</text:p>
              </table:table-cell>
              <table:table-cell office:value-type="float" office:value="0.295033270278633">
                <text:p>0.295033270278633</text:p>
              </table:table-cell>
              <table:table-cell office:value-type="float" office:value="0.342815444356211">
                <text:p>0.342815444356211</text:p>
              </table:table-cell>
              <table:table-cell office:value-type="float" office:value="0.345218148729753">
                <text:p>0.345218148729753</text:p>
              </table:table-cell>
              <table:table-cell office:value-type="float" office:value="0.345934029755778">
                <text:p>0.345934029755778</text:p>
              </table:table-cell>
              <table:table-cell office:value-type="float" office:value="0.342585806713883">
                <text:p>0.342585806713883</text:p>
              </table:table-cell>
              <table:table-cell office:value-type="float" office:value="0.343969185166538">
                <text:p>0.343969185166538</text:p>
              </table:table-cell>
              <table:table-cell office:value-type="float" office:value="0.343187785570653">
                <text:p>0.343187785570653</text:p>
              </table:table-cell>
              <table:table-cell office:value-type="float" office:value="0.336588398351798">
                <text:p>0.336588398351798</text:p>
              </table:table-cell>
              <table:table-cell office:value-type="float" office:value="0.308287130217676">
                <text:p>0.308287130217676</text:p>
              </table:table-cell>
              <table:table-cell office:value-type="float" office:value="0.305846628460714">
                <text:p>0.305846628460714</text:p>
              </table:table-cell>
              <table:table-cell office:value-type="float" office:value="0.303981276475397">
                <text:p>0.303981276475397</text:p>
              </table:table-cell>
              <table:table-cell office:value-type="float" office:value="0.303348533247393">
                <text:p>0.303348533247393</text:p>
              </table:table-cell>
              <table:table-cell office:value-type="float" office:value="0.29937378984754">
                <text:p>0.29937378984754</text:p>
              </table:table-cell>
              <table:table-cell office:value-type="float" office:value="0.294671519676629">
                <text:p>0.294671519676629</text:p>
              </table:table-cell>
              <table:table-cell office:value-type="float" office:value="0.293953409134324">
                <text:p>0.293953409134324</text:p>
              </table:table-cell>
              <table:table-cell office:value-type="float" office:value="0.292896250440343">
                <text:p>0.292896250440343</text:p>
              </table:table-cell>
              <table:table-cell office:value-type="float" office:value="0.32808472866651">
                <text:p>0.32808472866651</text:p>
              </table:table-cell>
              <table:table-cell office:value-type="float" office:value="0.332160039233428">
                <text:p>0.332160039233428</text:p>
              </table:table-cell>
              <table:table-cell office:value-type="float" office:value="0.333498221057882">
                <text:p>0.333498221057882</text:p>
              </table:table-cell>
              <table:table-cell office:value-type="float" office:value="0.326531537735034">
                <text:p>0.326531537735034</text:p>
              </table:table-cell>
              <table:table-cell office:value-type="float" office:value="0.306250103566788">
                <text:p>0.306250103566788</text:p>
              </table:table-cell>
              <table:table-cell office:value-type="float" office:value="0.302518552376383">
                <text:p>0.302518552376383</text:p>
              </table:table-cell>
              <table:table-cell office:value-type="float" office:value="0.29927088330836">
                <text:p>0.29927088330836</text:p>
              </table:table-cell>
              <table:table-cell office:value-type="float" office:value="0.303831944934618">
                <text:p>0.303831944934618</text:p>
              </table:table-cell>
              <table:table-cell office:value-type="float" office:value="0.306897007574279">
                <text:p>0.306897007574279</text:p>
              </table:table-cell>
              <table:table-cell office:value-type="float" office:value="0.304989145503182">
                <text:p>0.304989145503182</text:p>
              </table:table-cell>
              <table:table-cell office:value-type="float" office:value="0.303163063501435">
                <text:p>0.303163063501435</text:p>
              </table:table-cell>
              <table:table-cell office:value-type="float" office:value="0.301856389246965">
                <text:p>0.301856389246965</text:p>
              </table:table-cell>
              <table:table-cell office:value-type="float" office:value="0.302866954947512">
                <text:p>0.302866954947512</text:p>
              </table:table-cell>
              <table:table-cell office:value-type="float" office:value="0.303134597874569">
                <text:p>0.303134597874569</text:p>
              </table:table-cell>
              <table:table-cell office:value-type="float" office:value="0.294814447729312">
                <text:p>0.294814447729312</text:p>
              </table:table-cell>
              <table:table-cell office:value-type="float" office:value="0.29105691904868">
                <text:p>0.29105691904868</text:p>
              </table:table-cell>
              <table:table-cell office:value-type="float" office:value="0.288036776999365">
                <text:p>0.288036776999365</text:p>
              </table:table-cell>
              <table:table-cell office:value-type="float" office:value="0.29576357171782">
                <text:p>0.29576357171782</text:p>
              </table:table-cell>
              <table:table-cell office:value-type="float" office:value="0.320458024071565">
                <text:p>0.320458024071565</text:p>
              </table:table-cell>
              <table:table-cell office:value-type="float" office:value="0.331901004500196">
                <text:p>0.331901004500196</text:p>
              </table:table-cell>
              <table:table-cell office:value-type="float" office:value="0.334578682467713">
                <text:p>0.334578682467713</text:p>
              </table:table-cell>
              <table:table-cell office:value-type="float" office:value="0.336439454117259">
                <text:p>0.336439454117259</text:p>
              </table:table-cell>
              <table:table-cell office:value-type="float" office:value="0.334863916860721">
                <text:p>0.334863916860721</text:p>
              </table:table-cell>
              <table:table-cell office:value-type="float" office:value="0.327119257070323">
                <text:p>0.327119257070323</text:p>
              </table:table-cell>
              <table:table-cell office:value-type="float" office:value="0.322489078975042">
                <text:p>0.322489078975042</text:p>
              </table:table-cell>
              <table:table-cell office:value-type="float" office:value="0.312915848494412">
                <text:p>0.312915848494412</text:p>
              </table:table-cell>
              <table:table-cell office:value-type="float" office:value="0.300845039940127">
                <text:p>0.300845039940127</text:p>
              </table:table-cell>
              <table:table-cell office:value-type="float" office:value="0.301413398937718">
                <text:p>0.301413398937718</text:p>
              </table:table-cell>
              <table:table-cell office:value-type="float" office:value="0.298555104917434">
                <text:p>0.298555104917434</text:p>
              </table:table-cell>
              <table:table-cell office:value-type="float" office:value="0.292865107281979">
                <text:p>0.292865107281979</text:p>
              </table:table-cell>
              <table:table-cell office:value-type="float" office:value="0.29010859833017">
                <text:p>0.29010859833017</text:p>
              </table:table-cell>
              <table:table-cell office:value-type="float" office:value="0.287144992364857">
                <text:p>0.287144992364857</text:p>
              </table:table-cell>
              <table:table-cell office:value-type="float" office:value="0.28600791975675">
                <text:p>0.28600791975675</text:p>
              </table:table-cell>
              <table:table-cell office:value-type="float" office:value="0.285704123476226">
                <text:p>0.285704123476226</text:p>
              </table:table-cell>
              <table:table-cell office:value-type="float" office:value="0.289144414512627">
                <text:p>0.289144414512627</text:p>
              </table:table-cell>
              <table:table-cell office:value-type="float" office:value="0.314911425885015">
                <text:p>0.314911425885015</text:p>
              </table:table-cell>
              <table:table-cell office:value-type="float" office:value="0.320111475808122">
                <text:p>0.320111475808122</text:p>
              </table:table-cell>
              <table:table-cell office:value-type="float" office:value="0.329151191713544">
                <text:p>0.329151191713544</text:p>
              </table:table-cell>
              <table:table-cell office:value-type="float" office:value="0.33135965888945">
                <text:p>0.33135965888945</text:p>
              </table:table-cell>
              <table:table-cell office:value-type="float" office:value="0.329254029722288">
                <text:p>0.329254029722288</text:p>
              </table:table-cell>
              <table:table-cell office:value-type="float" office:value="0.319350038808586">
                <text:p>0.319350038808586</text:p>
              </table:table-cell>
              <table:table-cell office:value-type="float" office:value="0.301975792011125">
                <text:p>0.301975792011125</text:p>
              </table:table-cell>
              <table:table-cell office:value-type="float" office:value="0.297723923919303">
                <text:p>0.297723923919303</text:p>
              </table:table-cell>
              <table:table-cell office:value-type="float" office:value="0.294626696147">
                <text:p>0.294626696147</text:p>
              </table:table-cell>
              <table:table-cell office:value-type="float" office:value="0.292257484896833">
                <text:p>0.292257484896833</text:p>
              </table:table-cell>
              <table:table-cell office:value-type="float" office:value="0.297793371089189">
                <text:p>0.297793371089189</text:p>
              </table:table-cell>
              <table:table-cell office:value-type="float" office:value="0.303361304308679">
                <text:p>0.303361304308679</text:p>
              </table:table-cell>
              <table:table-cell office:value-type="float" office:value="0.305873961597984">
                <text:p>0.305873961597984</text:p>
              </table:table-cell>
              <table:table-cell office:value-type="float" office:value="0.303945078240705">
                <text:p>0.303945078240705</text:p>
              </table:table-cell>
              <table:table-cell office:value-type="float" office:value="0.303223778118831">
                <text:p>0.303223778118831</text:p>
              </table:table-cell>
              <table:table-cell office:value-type="float" office:value="0.303170577958319">
                <text:p>0.303170577958319</text:p>
              </table:table-cell>
              <table:table-cell office:value-type="float" office:value="0.302175194077912">
                <text:p>0.302175194077912</text:p>
              </table:table-cell>
              <table:table-cell office:value-type="float" office:value="0.300400625499138">
                <text:p>0.300400625499138</text:p>
              </table:table-cell>
              <table:table-cell office:value-type="float" office:value="0.294899266061685">
                <text:p>0.294899266061685</text:p>
              </table:table-cell>
              <table:table-cell office:value-type="float" office:value="0.29455709808945">
                <text:p>0.29455709808945</text:p>
              </table:table-cell>
              <table:table-cell office:value-type="float" office:value="0.297049108359538">
                <text:p>0.297049108359538</text:p>
              </table:table-cell>
              <table:table-cell office:value-type="float" office:value="0.32226015660547">
                <text:p>0.32226015660547</text:p>
              </table:table-cell>
              <table:table-cell office:value-type="float" office:value="0.338478353111592">
                <text:p>0.338478353111592</text:p>
              </table:table-cell>
              <table:table-cell office:value-type="float" office:value="0.342115727077964">
                <text:p>0.342115727077964</text:p>
              </table:table-cell>
              <table:table-cell office:value-type="float" office:value="0.342288966302984">
                <text:p>0.342288966302984</text:p>
              </table:table-cell>
              <table:table-cell office:value-type="float" office:value="0.341661509428694">
                <text:p>0.341661509428694</text:p>
              </table:table-cell>
              <table:table-cell office:value-type="float" office:value="0.340146439213298">
                <text:p>0.340146439213298</text:p>
              </table:table-cell>
              <table:table-cell office:value-type="float" office:value="0.336596427902081">
                <text:p>0.336596427902081</text:p>
              </table:table-cell>
              <table:table-cell office:value-type="float" office:value="0.329607808996177">
                <text:p>0.329607808996177</text:p>
              </table:table-cell>
              <table:table-cell office:value-type="float" office:value="0.301129204652523">
                <text:p>0.301129204652523</text:p>
              </table:table-cell>
              <table:table-cell office:value-type="float" office:value="0.297660235472495">
                <text:p>0.297660235472495</text:p>
              </table:table-cell>
              <table:table-cell office:value-type="float" office:value="0.299631714879742">
                <text:p>0.299631714879742</text:p>
              </table:table-cell>
              <table:table-cell office:value-type="float" office:value="0.297393961108215">
                <text:p>0.297393961108215</text:p>
              </table:table-cell>
              <table:table-cell office:value-type="float" office:value="0.29721730055409">
                <text:p>0.29721730055409</text:p>
              </table:table-cell>
              <table:table-cell office:value-type="float" office:value="0.296342236323763">
                <text:p>0.296342236323763</text:p>
              </table:table-cell>
              <table:table-cell office:value-type="float" office:value="0.295126709552737">
                <text:p>0.295126709552737</text:p>
              </table:table-cell>
              <table:table-cell office:value-type="float" office:value="0.292755581853226">
                <text:p>0.292755581853226</text:p>
              </table:table-cell>
              <table:table-cell office:value-type="float" office:value="0.288695561912743">
                <text:p>0.288695561912743</text:p>
              </table:table-cell>
              <table:table-cell office:value-type="float" office:value="0.288344483634607">
                <text:p>0.288344483634607</text:p>
              </table:table-cell>
              <table:table-cell office:value-type="float" office:value="0.286055672011575">
                <text:p>0.286055672011575</text:p>
              </table:table-cell>
              <table:table-cell office:value-type="float" office:value="0.285136405747319">
                <text:p>0.285136405747319</text:p>
              </table:table-cell>
              <table:table-cell office:value-type="float" office:value="0.28640790845113">
                <text:p>0.28640790845113</text:p>
              </table:table-cell>
              <table:table-cell office:value-type="float" office:value="0.319571427853773">
                <text:p>0.319571427853773</text:p>
              </table:table-cell>
              <table:table-cell office:value-type="float" office:value="0.326601948757194">
                <text:p>0.326601948757194</text:p>
              </table:table-cell>
              <table:table-cell office:value-type="float" office:value="0.329031147094809">
                <text:p>0.329031147094809</text:p>
              </table:table-cell>
              <table:table-cell office:value-type="float" office:value="0.291535678673737">
                <text:p>0.291535678673737</text:p>
              </table:table-cell>
              <table:table-cell office:value-type="float" office:value="0.303886098097102">
                <text:p>0.303886098097102</text:p>
              </table:table-cell>
              <table:table-cell office:value-type="float" office:value="0.307341033742327">
                <text:p>0.307341033742327</text:p>
              </table:table-cell>
              <table:table-cell office:value-type="float" office:value="0.307244718347323">
                <text:p>0.307244718347323</text:p>
              </table:table-cell>
              <table:table-cell office:value-type="float" office:value="0.30658669557637">
                <text:p>0.30658669557637</text:p>
              </table:table-cell>
              <table:table-cell office:value-type="float" office:value="0.304474550115357">
                <text:p>0.304474550115357</text:p>
              </table:table-cell>
              <table:table-cell office:value-type="float" office:value="0.303840021307432">
                <text:p>0.303840021307432</text:p>
              </table:table-cell>
              <table:table-cell office:value-type="float" office:value="0.301933650470411">
                <text:p>0.301933650470411</text:p>
              </table:table-cell>
              <table:table-cell office:value-type="float" office:value="0.29143670928951">
                <text:p>0.29143670928951</text:p>
              </table:table-cell>
              <table:table-cell office:value-type="float" office:value="0.293014108899917">
                <text:p>0.293014108899917</text:p>
              </table:table-cell>
              <table:table-cell office:value-type="float" office:value="0.303042729367777">
                <text:p>0.303042729367777</text:p>
              </table:table-cell>
              <table:table-cell office:value-type="float" office:value="0.317882191438347">
                <text:p>0.317882191438347</text:p>
              </table:table-cell>
              <table:table-cell office:value-type="float" office:value="0.321751406581492">
                <text:p>0.321751406581492</text:p>
              </table:table-cell>
              <table:table-cell office:value-type="float" office:value="0.327327258982545">
                <text:p>0.327327258982545</text:p>
              </table:table-cell>
              <table:table-cell office:value-type="float" office:value="0.333554537092809">
                <text:p>0.333554537092809</text:p>
              </table:table-cell>
              <table:table-cell office:value-type="float" office:value="0.340378973665255">
                <text:p>0.340378973665255</text:p>
              </table:table-cell>
              <table:table-cell office:value-type="float" office:value="0.342021815850301">
                <text:p>0.342021815850301</text:p>
              </table:table-cell>
              <table:table-cell office:value-type="float" office:value="0.341037817690272">
                <text:p>0.341037817690272</text:p>
              </table:table-cell>
              <table:table-cell office:value-type="float" office:value="0.333973657618968">
                <text:p>0.333973657618968</text:p>
              </table:table-cell>
              <table:table-cell office:value-type="float" office:value="0.332260211495351">
                <text:p>0.332260211495351</text:p>
              </table:table-cell>
              <table:table-cell office:value-type="float" office:value="0.33094996157314">
                <text:p>0.33094996157314</text:p>
              </table:table-cell>
              <table:table-cell office:value-type="float" office:value="0.328242178735251">
                <text:p>0.328242178735251</text:p>
              </table:table-cell>
              <table:table-cell office:value-type="float" office:value="0.323401491686703">
                <text:p>0.323401491686703</text:p>
              </table:table-cell>
              <table:table-cell office:value-type="float" office:value="0.30502674150707">
                <text:p>0.30502674150707</text:p>
              </table:table-cell>
              <table:table-cell office:value-type="float" office:value="0.304456486179929">
                <text:p>0.304456486179929</text:p>
              </table:table-cell>
              <table:table-cell office:value-type="float" office:value="0.301553858604802">
                <text:p>0.301553858604802</text:p>
              </table:table-cell>
              <table:table-cell office:value-type="float" office:value="0.299906421122841">
                <text:p>0.299906421122841</text:p>
              </table:table-cell>
              <table:table-cell office:value-type="float" office:value="0.298393759168848">
                <text:p>0.298393759168848</text:p>
              </table:table-cell>
              <table:table-cell office:value-type="float" office:value="0.297700451739786">
                <text:p>0.297700451739786</text:p>
              </table:table-cell>
              <table:table-cell office:value-type="float" office:value="0.295051261560467">
                <text:p>0.295051261560467</text:p>
              </table:table-cell>
              <table:table-cell office:value-type="float" office:value="0.289932762409811">
                <text:p>0.289932762409811</text:p>
              </table:table-cell>
              <table:table-cell office:value-type="float" office:value="0.288526359642535">
                <text:p>0.288526359642535</text:p>
              </table:table-cell>
              <table:table-cell office:value-type="float" office:value="0.287612034569515">
                <text:p>0.287612034569515</text:p>
              </table:table-cell>
              <table:table-cell office:value-type="float" office:value="0.286274734375471">
                <text:p>0.286274734375471</text:p>
              </table:table-cell>
              <table:table-cell office:value-type="float" office:value="0.310096447706092">
                <text:p>0.310096447706092</text:p>
              </table:table-cell>
              <table:table-cell office:value-type="float" office:value="0.31973548338886">
                <text:p>0.31973548338886</text:p>
              </table:table-cell>
              <table:table-cell office:value-type="float" office:value="0.323790336260099">
                <text:p>0.323790336260099</text:p>
              </table:table-cell>
              <table:table-cell office:value-type="float" office:value="0.326543254606502">
                <text:p>0.326543254606502</text:p>
              </table:table-cell>
              <table:table-cell office:value-type="float" office:value="0.287676543366565">
                <text:p>0.287676543366565</text:p>
              </table:table-cell>
              <table:table-cell office:value-type="float" office:value="0.28569041204152">
                <text:p>0.28569041204152</text:p>
              </table:table-cell>
              <table:table-cell office:value-type="float" office:value="0.284974246577493">
                <text:p>0.284974246577493</text:p>
              </table:table-cell>
              <table:table-cell office:value-type="float" office:value="0.283843472501751">
                <text:p>0.283843472501751</text:p>
              </table:table-cell>
              <table:table-cell office:value-type="float" office:value="0.301656776708521">
                <text:p>0.301656776708521</text:p>
              </table:table-cell>
              <table:table-cell office:value-type="float" office:value="0.307981301886574">
                <text:p>0.307981301886574</text:p>
              </table:table-cell>
              <table:table-cell office:value-type="float" office:value="0.305618414925109">
                <text:p>0.305618414925109</text:p>
              </table:table-cell>
              <table:table-cell office:value-type="float" office:value="0.305882439798838">
                <text:p>0.305882439798838</text:p>
              </table:table-cell>
              <table:table-cell office:value-type="float" office:value="0.304505061035443">
                <text:p>0.304505061035443</text:p>
              </table:table-cell>
              <table:table-cell office:value-type="float" office:value="0.294735323229488">
                <text:p>0.294735323229488</text:p>
              </table:table-cell>
              <table:table-cell office:value-type="float" office:value="0.290362252047178">
                <text:p>0.290362252047178</text:p>
              </table:table-cell>
              <table:table-cell office:value-type="float" office:value="0.29929300789815">
                <text:p>0.29929300789815</text:p>
              </table:table-cell>
              <table:table-cell office:value-type="float" office:value="0.321533123694996">
                <text:p>0.321533123694996</text:p>
              </table:table-cell>
              <table:table-cell office:value-type="float" office:value="0.332008938324693">
                <text:p>0.332008938324693</text:p>
              </table:table-cell>
              <table:table-cell office:value-type="float" office:value="0.340024375348778">
                <text:p>0.340024375348778</text:p>
              </table:table-cell>
              <table:table-cell office:value-type="float" office:value="0.342637775436377">
                <text:p>0.342637775436377</text:p>
              </table:table-cell>
              <table:table-cell office:value-type="float" office:value="0.340877631891159">
                <text:p>0.340877631891159</text:p>
              </table:table-cell>
              <table:table-cell office:value-type="float" office:value="0.337295352537117">
                <text:p>0.337295352537117</text:p>
              </table:table-cell>
              <table:table-cell office:value-type="float" office:value="0.33352484764053">
                <text:p>0.33352484764053</text:p>
              </table:table-cell>
              <table:table-cell office:value-type="float" office:value="0.330841703939918">
                <text:p>0.330841703939918</text:p>
              </table:table-cell>
              <table:table-cell office:value-type="float" office:value="0.325169399999675">
                <text:p>0.325169399999675</text:p>
              </table:table-cell>
              <table:table-cell office:value-type="float" office:value="0.296960239968757">
                <text:p>0.296960239968757</text:p>
              </table:table-cell>
              <table:table-cell office:value-type="float" office:value="0.299120605179548">
                <text:p>0.299120605179548</text:p>
              </table:table-cell>
              <table:table-cell office:value-type="float" office:value="0.292966684806215">
                <text:p>0.292966684806215</text:p>
              </table:table-cell>
              <table:table-cell office:value-type="float" office:value="0.286604844789078">
                <text:p>0.286604844789078</text:p>
              </table:table-cell>
              <table:table-cell office:value-type="float" office:value="0.277671966019219">
                <text:p>0.277671966019219</text:p>
              </table:table-cell>
              <table:table-cell office:value-type="float" office:value="0.270579980843227">
                <text:p>0.270579980843227</text:p>
              </table:table-cell>
              <table:table-cell office:value-type="float" office:value="0.269816486292955">
                <text:p>0.269816486292955</text:p>
              </table:table-cell>
              <table:table-cell office:value-type="float" office:value="0.267833763075089">
                <text:p>0.267833763075089</text:p>
              </table:table-cell>
              <table:table-cell office:value-type="float" office:value="0.267477421190091">
                <text:p>0.267477421190091</text:p>
              </table:table-cell>
              <table:table-cell office:value-type="float" office:value="0.26794899036163">
                <text:p>0.26794899036163</text:p>
              </table:table-cell>
              <table:table-cell office:value-type="float" office:value="0.296253228570435">
                <text:p>0.296253228570435</text:p>
              </table:table-cell>
              <table:table-cell office:value-type="float" office:value="0.303967927009712">
                <text:p>0.303967927009712</text:p>
              </table:table-cell>
              <table:table-cell office:value-type="float" office:value="0.302104402447263">
                <text:p>0.302104402447263</text:p>
              </table:table-cell>
              <table:table-cell office:value-type="float" office:value="0.258617053543842">
                <text:p>0.258617053543842</text:p>
              </table:table-cell>
              <table:table-cell office:value-type="float" office:value="0.294706648490839">
                <text:p>0.294706648490839</text:p>
              </table:table-cell>
              <table:table-cell office:value-type="float" office:value="0.302814307721627">
                <text:p>0.302814307721627</text:p>
              </table:table-cell>
              <table:table-cell office:value-type="float" office:value="0.302726802686866">
                <text:p>0.302726802686866</text:p>
              </table:table-cell>
              <table:table-cell office:value-type="float" office:value="0.300257750415141">
                <text:p>0.300257750415141</text:p>
              </table:table-cell>
              <table:table-cell office:value-type="float" office:value="0.298999943356965">
                <text:p>0.298999943356965</text:p>
              </table:table-cell>
              <table:table-cell office:value-type="float" office:value="0.292077894095854">
                <text:p>0.292077894095854</text:p>
              </table:table-cell>
              <table:table-cell office:value-type="float" office:value="0.287397487816456">
                <text:p>0.287397487816456</text:p>
              </table:table-cell>
              <table:table-cell office:value-type="float" office:value="0.286371116070534">
                <text:p>0.286371116070534</text:p>
              </table:table-cell>
              <table:table-cell office:value-type="float" office:value="0.290341058464048">
                <text:p>0.290341058464048</text:p>
              </table:table-cell>
              <table:table-cell office:value-type="float" office:value="0.304510088294764">
                <text:p>0.304510088294764</text:p>
              </table:table-cell>
              <table:table-cell office:value-type="float" office:value="0.309960102059977">
                <text:p>0.309960102059977</text:p>
              </table:table-cell>
              <table:table-cell office:value-type="float" office:value="0.315196141164177">
                <text:p>0.315196141164177</text:p>
              </table:table-cell>
              <table:table-cell office:value-type="float" office:value="0.313132124568865">
                <text:p>0.313132124568865</text:p>
              </table:table-cell>
              <table:table-cell office:value-type="float" office:value="0.322587451722276">
                <text:p>0.322587451722276</text:p>
              </table:table-cell>
              <table:table-cell office:value-type="float" office:value="0.308715619305488">
                <text:p>0.308715619305488</text:p>
              </table:table-cell>
              <table:table-cell office:value-type="float" office:value="0.294724994852736">
                <text:p>0.294724994852736</text:p>
              </table:table-cell>
              <table:table-cell office:value-type="float" office:value="0.289732448204698">
                <text:p>0.289732448204698</text:p>
              </table:table-cell>
              <table:table-cell office:value-type="float" office:value="0.295317189147139">
                <text:p>0.295317189147139</text:p>
              </table:table-cell>
              <table:table-cell office:value-type="float" office:value="0.297121952852978">
                <text:p>0.297121952852978</text:p>
              </table:table-cell>
              <table:table-cell office:value-type="float" office:value="0.295170822855053">
                <text:p>0.295170822855053</text:p>
              </table:table-cell>
              <table:table-cell office:value-type="float" office:value="0.289424023983457">
                <text:p>0.289424023983457</text:p>
              </table:table-cell>
              <table:table-cell office:value-type="float" office:value="0.283272587487462">
                <text:p>0.283272587487462</text:p>
              </table:table-cell>
              <table:table-cell office:value-type="float" office:value="0.281389692893278">
                <text:p>0.281389692893278</text:p>
              </table:table-cell>
              <table:table-cell office:value-type="float" office:value="0.278990120494925">
                <text:p>0.278990120494925</text:p>
              </table:table-cell>
              <table:table-cell office:value-type="float" office:value="0.278769817374702">
                <text:p>0.278769817374702</text:p>
              </table:table-cell>
              <table:table-cell office:value-type="float" office:value="0.297913455825909">
                <text:p>0.297913455825909</text:p>
              </table:table-cell>
              <table:table-cell office:value-type="float" office:value="0.30289117273783">
                <text:p>0.30289117273783</text:p>
              </table:table-cell>
              <table:table-cell office:value-type="float" office:value="0.307961374671222">
                <text:p>0.307961374671222</text:p>
              </table:table-cell>
              <table:table-cell office:value-type="float" office:value="0.315979953506878">
                <text:p>0.315979953506878</text:p>
              </table:table-cell>
              <table:table-cell office:value-type="float" office:value="0.316072426137634">
                <text:p>0.316072426137634</text:p>
              </table:table-cell>
              <table:table-cell office:value-type="float" office:value="0.271353708668045">
                <text:p>0.271353708668045</text:p>
              </table:table-cell>
              <table:table-cell office:value-type="float" office:value="0.275590331462541">
                <text:p>0.275590331462541</text:p>
              </table:table-cell>
              <table:table-cell office:value-type="float" office:value="0.299540458337272">
                <text:p>0.299540458337272</text:p>
              </table:table-cell>
              <table:table-cell office:value-type="float" office:value="0.302892908308389">
                <text:p>0.302892908308389</text:p>
              </table:table-cell>
              <table:table-cell office:value-type="float" office:value="0.304923806382432">
                <text:p>0.304923806382432</text:p>
              </table:table-cell>
              <table:table-cell office:value-type="float" office:value="0.30227660063092">
                <text:p>0.30227660063092</text:p>
              </table:table-cell>
              <table:table-cell office:value-type="float" office:value="0.299796605098819">
                <text:p>0.299796605098819</text:p>
              </table:table-cell>
              <table:table-cell office:value-type="float" office:value="0.299383974431839">
                <text:p>0.299383974431839</text:p>
              </table:table-cell>
              <table:table-cell office:value-type="float" office:value="0.29373097484291">
                <text:p>0.29373097484291</text:p>
              </table:table-cell>
              <table:table-cell office:value-type="float" office:value="0.286667863344706">
                <text:p>0.286667863344706</text:p>
              </table:table-cell>
              <table:table-cell office:value-type="float" office:value="0.293597079810168">
                <text:p>0.293597079810168</text:p>
              </table:table-cell>
              <table:table-cell office:value-type="float" office:value="0.313371508167965">
                <text:p>0.313371508167965</text:p>
              </table:table-cell>
              <table:table-cell office:value-type="float" office:value="0.313458338327537">
                <text:p>0.313458338327537</text:p>
              </table:table-cell>
              <table:table-cell office:value-type="float" office:value="0.313681523689586">
                <text:p>0.313681523689586</text:p>
              </table:table-cell>
              <table:table-cell office:value-type="float" office:value="0.313620090456596">
                <text:p>0.313620090456596</text:p>
              </table:table-cell>
              <table:table-cell office:value-type="float" office:value="0.313668503361031">
                <text:p>0.313668503361031</text:p>
              </table:table-cell>
              <table:table-cell office:value-type="float" office:value="0.313721553241937">
                <text:p>0.313721553241937</text:p>
              </table:table-cell>
              <table:table-cell office:value-type="float" office:value="0.313822969783392">
                <text:p>0.313822969783392</text:p>
              </table:table-cell>
              <table:table-cell office:value-type="float" office:value="0.313819683382013">
                <text:p>0.313819683382013</text:p>
              </table:table-cell>
              <table:table-cell office:value-type="float" office:value="0.313733197659309">
                <text:p>0.313733197659309</text:p>
              </table:table-cell>
              <table:table-cell office:value-type="float" office:value="0.313662549054814">
                <text:p>0.313662549054814</text:p>
              </table:table-cell>
              <table:table-cell office:value-type="float" office:value="0.313374246657307">
                <text:p>0.313374246657307</text:p>
              </table:table-cell>
              <table:table-cell office:value-type="float" office:value="0.31345981238179">
                <text:p>0.31345981238179</text:p>
              </table:table-cell>
              <table:table-cell office:value-type="float" office:value="0.313352082151595">
                <text:p>0.313352082151595</text:p>
              </table:table-cell>
              <table:table-cell office:value-type="float" office:value="0.313386575135873">
                <text:p>0.313386575135873</text:p>
              </table:table-cell>
              <table:table-cell office:value-type="float" office:value="0.313398503932775">
                <text:p>0.313398503932775</text:p>
              </table:table-cell>
              <table:table-cell office:value-type="float" office:value="0.313245146642865">
                <text:p>0.313245146642865</text:p>
              </table:table-cell>
              <table:table-cell office:value-type="float" office:value="0.313359175924328">
                <text:p>0.313359175924328</text:p>
              </table:table-cell>
              <table:table-cell office:value-type="float" office:value="0.313319208788399">
                <text:p>0.313319208788399</text:p>
              </table:table-cell>
              <table:table-cell office:value-type="float" office:value="0.313298780480456">
                <text:p>0.313298780480456</text:p>
              </table:table-cell>
              <table:table-cell office:value-type="float" office:value="0.313326288607949">
                <text:p>0.313326288607949</text:p>
              </table:table-cell>
              <table:table-cell office:value-type="float" office:value="0.313330470252953">
                <text:p>0.313330470252953</text:p>
              </table:table-cell>
              <table:table-cell office:value-type="float" office:value="0.31331861964141">
                <text:p>0.31331861964141</text:p>
              </table:table-cell>
              <table:table-cell office:value-type="float" office:value="0.313367491990951">
                <text:p>0.313367491990951</text:p>
              </table:table-cell>
              <table:table-cell office:value-type="float" office:value="0.31333509309826">
                <text:p>0.31333509309826</text:p>
              </table:table-cell>
              <table:table-cell office:value-type="float" office:value="0.313308263850986">
                <text:p>0.313308263850986</text:p>
              </table:table-cell>
              <table:table-cell office:value-type="float" office:value="0.313385390383078">
                <text:p>0.313385390383078</text:p>
              </table:table-cell>
              <table:table-cell office:value-type="float" office:value="0.313285807310428">
                <text:p>0.313285807310428</text:p>
              </table:table-cell>
              <table:table-cell office:value-type="float" office:value="0.313356333707752">
                <text:p>0.313356333707752</text:p>
              </table:table-cell>
              <table:table-cell office:value-type="float" office:value="0.313344345726083">
                <text:p>0.313344345726083</text:p>
              </table:table-cell>
              <table:table-cell office:value-type="float" office:value="0.313319358147885">
                <text:p>0.313319358147885</text:p>
              </table:table-cell>
              <table:table-cell office:value-type="float" office:value="0.313383551754557">
                <text:p>0.313383551754557</text:p>
              </table:table-cell>
              <table:table-cell office:value-type="float" office:value="0.313352149295275">
                <text:p>0.313352149295275</text:p>
              </table:table-cell>
              <table:table-cell office:value-type="float" office:value="0.313322913926084">
                <text:p>0.313322913926084</text:p>
              </table:table-cell>
              <table:table-cell office:value-type="float" office:value="0.3133530293881">
                <text:p>0.3133530293881</text:p>
              </table:table-cell>
              <table:table-cell office:value-type="float" office:value="0.313311125190716">
                <text:p>0.313311125190716</text:p>
              </table:table-cell>
              <table:table-cell office:value-type="float" office:value="0.313295254927258">
                <text:p>0.313295254927258</text:p>
              </table:table-cell>
              <table:table-cell office:value-type="float" office:value="0.313326183007313">
                <text:p>0.313326183007313</text:p>
              </table:table-cell>
              <table:table-cell office:value-type="float" office:value="0.313310157715115">
                <text:p>0.313310157715115</text:p>
              </table:table-cell>
              <table:table-cell office:value-type="float" office:value="0.313304833591818">
                <text:p>0.313304833591818</text:p>
              </table:table-cell>
              <table:table-cell office:value-type="float" office:value="0.313271582292674">
                <text:p>0.313271582292674</text:p>
              </table:table-cell>
              <table:table-cell office:value-type="float" office:value="0.313293232189249">
                <text:p>0.313293232189249</text:p>
              </table:table-cell>
              <table:table-cell office:value-type="float" office:value="0.313367348100457">
                <text:p>0.313367348100457</text:p>
              </table:table-cell>
              <table:table-cell office:value-type="float" office:value="0.313310828112653">
                <text:p>0.313310828112653</text:p>
              </table:table-cell>
              <table:table-cell office:value-type="float" office:value="0.31336083990906">
                <text:p>0.31336083990906</text:p>
              </table:table-cell>
              <table:table-cell office:value-type="float" office:value="0.313349804302895">
                <text:p>0.313349804302895</text:p>
              </table:table-cell>
              <table:table-cell office:value-type="float" office:value="0.313275315804211">
                <text:p>0.313275315804211</text:p>
              </table:table-cell>
              <table:table-cell office:value-type="float" office:value="0.313333851531286">
                <text:p>0.313333851531286</text:p>
              </table:table-cell>
              <table:table-cell office:value-type="float" office:value="0.313330753207854">
                <text:p>0.313330753207854</text:p>
              </table:table-cell>
              <table:table-cell office:value-type="float" office:value="0.313310562840613">
                <text:p>0.313310562840613</text:p>
              </table:table-cell>
              <table:table-cell office:value-type="float" office:value="0.313315960281823">
                <text:p>0.313315960281823</text:p>
              </table:table-cell>
              <table:table-cell office:value-type="float" office:value="0.313330116975536">
                <text:p>0.313330116975536</text:p>
              </table:table-cell>
              <table:table-cell office:value-type="float" office:value="0.313299725590331">
                <text:p>0.313299725590331</text:p>
              </table:table-cell>
              <table:table-cell office:value-type="float" office:value="0.313347372075388">
                <text:p>0.313347372075388</text:p>
              </table:table-cell>
              <table:table-cell office:value-type="float" office:value="0.313356661397515">
                <text:p>0.313356661397515</text:p>
              </table:table-cell>
              <table:table-cell office:value-type="float" office:value="0.313313484345823">
                <text:p>0.313313484345823</text:p>
              </table:table-cell>
              <table:table-cell office:value-type="float" office:value="0.313347237065693">
                <text:p>0.313347237065693</text:p>
              </table:table-cell>
              <table:table-cell office:value-type="float" office:value="0.313301014699843">
                <text:p>0.313301014699843</text:p>
              </table:table-cell>
              <table:table-cell office:value-type="float" office:value="0.313312093297262">
                <text:p>0.313312093297262</text:p>
              </table:table-cell>
              <table:table-cell office:value-type="float" office:value="0.313346853100888">
                <text:p>0.313346853100888</text:p>
              </table:table-cell>
              <table:table-cell office:value-type="float" office:value="0.313353185805301">
                <text:p>0.313353185805301</text:p>
              </table:table-cell>
              <table:table-cell office:value-type="float" office:value="0.313334244201004">
                <text:p>0.313334244201004</text:p>
              </table:table-cell>
              <table:table-cell office:value-type="float" office:value="0.313317859330269">
                <text:p>0.313317859330269</text:p>
              </table:table-cell>
              <table:table-cell office:value-type="float" office:value="0.31336536080753">
                <text:p>0.31336536080753</text:p>
              </table:table-cell>
              <table:table-cell office:value-type="float" office:value="0.313334060831082">
                <text:p>0.313334060831082</text:p>
              </table:table-cell>
              <table:table-cell office:value-type="float" office:value="0.313393424066548">
                <text:p>0.313393424066548</text:p>
              </table:table-cell>
              <table:table-cell office:value-type="float" office:value="0.313369576744943">
                <text:p>0.313369576744943</text:p>
              </table:table-cell>
              <table:table-cell office:value-type="float" office:value="0.313293953314378">
                <text:p>0.313293953314378</text:p>
              </table:table-cell>
              <table:table-cell office:value-type="float" office:value="0.313361059072479">
                <text:p>0.313361059072479</text:p>
              </table:table-cell>
              <table:table-cell office:value-type="float" office:value="0.313357724411448">
                <text:p>0.313357724411448</text:p>
              </table:table-cell>
              <table:table-cell office:value-type="float" office:value="0.313349497566127">
                <text:p>0.313349497566127</text:p>
              </table:table-cell>
              <table:table-cell office:value-type="float" office:value="0.313285170258991">
                <text:p>0.313285170258991</text:p>
              </table:table-cell>
              <table:table-cell office:value-type="float" office:value="0.313318236633044">
                <text:p>0.313318236633044</text:p>
              </table:table-cell>
              <table:table-cell office:value-type="float" office:value="0.313383106170725">
                <text:p>0.313383106170725</text:p>
              </table:table-cell>
              <table:table-cell office:value-type="float" office:value="0.313306904865507">
                <text:p>0.313306904865507</text:p>
              </table:table-cell>
            </table:table-row>
            <table:table-row>
              <table:table-cell office:value-type="string">
                <text:p>Potential diff</text:p>
                <draw:g>
                  <svg:desc>rosfoot3.A8:rosfoot3.A8</svg:desc>
                </draw:g>
              </table:table-cell>
              <table:table-cell office:value-type="float" office:value="-0.0000245668112696662">
                <text:p>-0.0000245668112696662</text:p>
                <draw:g>
                  <svg:desc>rosfoot3.B8:rosfoot3.MG8</svg:desc>
                </draw:g>
              </table:table-cell>
              <table:table-cell office:value-type="float" office:value="-0.00000977158931897426">
                <text:p>-0.00000977158931897426</text:p>
              </table:table-cell>
              <table:table-cell office:value-type="float" office:value="0.00000750682734829145">
                <text:p>0.00000750682734829145</text:p>
              </table:table-cell>
              <table:table-cell office:value-type="float" office:value="0.0000299311933180113">
                <text:p>0.0000299311933180113</text:p>
              </table:table-cell>
              <table:table-cell office:value-type="float" office:value="-0.0000159575181318261">
                <text:p>-0.0000159575181318261</text:p>
              </table:table-cell>
              <table:table-cell office:value-type="float" office:value="-0.0000128955269808051">
                <text:p>-0.0000128955269808051</text:p>
              </table:table-cell>
              <table:table-cell office:value-type="float" office:value="0.0000621071782150873">
                <text:p>0.0000621071782150873</text:p>
              </table:table-cell>
              <table:table-cell office:value-type="float" office:value="-0.0000634196955708877">
                <text:p>-0.0000634196955708877</text:p>
              </table:table-cell>
              <table:table-cell office:value-type="float" office:value="0.0000692550773809808">
                <text:p>0.0000692550773809808</text:p>
              </table:table-cell>
              <table:table-cell office:value-type="float" office:value="-0.0000456513877906128">
                <text:p>-0.0000456513877906128</text:p>
              </table:table-cell>
              <table:table-cell office:value-type="float" office:value="-0.00000464183453768863">
                <text:p>-0.00000464183453768863</text:p>
              </table:table-cell>
              <table:table-cell office:value-type="float" office:value="-0.00000868641346363219">
                <text:p>-0.00000868641346363219</text:p>
              </table:table-cell>
              <table:table-cell office:value-type="float" office:value="-0.000000672436598736503">
                <text:p>-0.000000672436598736503</text:p>
              </table:table-cell>
              <table:table-cell office:value-type="float" office:value="-0.00000416885497867003">
                <text:p>-0.00000416885497867003</text:p>
              </table:table-cell>
              <table:table-cell office:value-type="float" office:value="0.0000156907669892625">
                <text:p>0.0000156907669892625</text:p>
              </table:table-cell>
              <table:table-cell office:value-type="float" office:value="0.0000214783458991619">
                <text:p>0.0000214783458991619</text:p>
              </table:table-cell>
              <table:table-cell office:value-type="float" office:value="0.0000175402104678479">
                <text:p>0.0000175402104678479</text:p>
              </table:table-cell>
              <table:table-cell office:value-type="float" office:value="-0.0000145068091380041">
                <text:p>-0.0000145068091380041</text:p>
              </table:table-cell>
              <table:table-cell office:value-type="float" office:value="-0.00000782400000515215">
                <text:p>-0.00000782400000515215</text:p>
              </table:table-cell>
              <table:table-cell office:value-type="float" office:value="-0.0000638416607307013">
                <text:p>-0.0000638416607307013</text:p>
              </table:table-cell>
              <table:table-cell office:value-type="float" office:value="0.0000413861642999391">
                <text:p>0.0000413861642999391</text:p>
              </table:table-cell>
              <table:table-cell office:value-type="float" office:value="0.00000585371581907079">
                <text:p>0.00000585371581907079</text:p>
              </table:table-cell>
              <table:table-cell office:value-type="float" office:value="0.0000159428658794702">
                <text:p>0.0000159428658794702</text:p>
              </table:table-cell>
              <table:table-cell office:value-type="float" office:value="-0.0000117143053003921">
                <text:p>-0.0000117143053003921</text:p>
              </table:table-cell>
              <table:table-cell office:value-type="float" office:value="0.00000131052174695556">
                <text:p>0.00000131052174695556</text:p>
              </table:table-cell>
              <table:table-cell office:value-type="float" office:value="0.0000199777855931504">
                <text:p>0.0000199777855931504</text:p>
              </table:table-cell>
              <table:table-cell office:value-type="float" office:value="0.00000403386877173562">
                <text:p>0.00000403386877173562</text:p>
              </table:table-cell>
              <table:table-cell office:value-type="float" office:value="-0.000000700164142386495">
                <text:p>-0.000000700164142386495</text:p>
              </table:table-cell>
              <table:table-cell office:value-type="float" office:value="-0.0000312727845872551">
                <text:p>-0.0000312727845872551</text:p>
              </table:table-cell>
              <table:table-cell office:value-type="float" office:value="0.0000280194134945622">
                <text:p>0.0000280194134945622</text:p>
              </table:table-cell>
              <table:table-cell office:value-type="float" office:value="-0.0000242071687598377">
                <text:p>-0.0000242071687598377</text:p>
              </table:table-cell>
              <table:table-cell office:value-type="float" office:value="-0.0000275383129436091">
                <text:p>-0.0000275383129436091</text:p>
              </table:table-cell>
              <table:table-cell office:value-type="float" office:value="0.0000476510151470322">
                <text:p>0.0000476510151470322</text:p>
              </table:table-cell>
              <table:table-cell office:value-type="float" office:value="-0.0000214972193560703">
                <text:p>-0.0000214972193560703</text:p>
              </table:table-cell>
              <table:table-cell office:value-type="float" office:value="0.0000175908371967681">
                <text:p>0.0000175908371967681</text:p>
              </table:table-cell>
              <table:table-cell office:value-type="float" office:value="-0.0000171580004331151">
                <text:p>-0.0000171580004331151</text:p>
              </table:table-cell>
              <table:table-cell office:value-type="float" office:value="0.00000651541246210474">
                <text:p>0.00000651541246210474</text:p>
              </table:table-cell>
              <table:table-cell office:value-type="float" office:value="-0.0000109139704398964">
                <text:p>-0.0000109139704398964</text:p>
              </table:table-cell>
              <table:table-cell office:value-type="float" office:value="0.0000100302569325805">
                <text:p>0.0000100302569325805</text:p>
              </table:table-cell>
              <table:table-cell office:value-type="float" office:value="-0.0000122745775795186">
                <text:p>-0.0000122745775795186</text:p>
              </table:table-cell>
              <table:table-cell office:value-type="float" office:value="-0.0000225506121344088">
                <text:p>-0.0000225506121344088</text:p>
              </table:table-cell>
              <table:table-cell office:value-type="float" office:value="0.000033774684757959">
                <text:p>0.000033774684757959</text:p>
              </table:table-cell>
              <table:table-cell office:value-type="float" office:value="-0.00000711262343056074">
                <text:p>-0.00000711262343056074</text:p>
              </table:table-cell>
              <table:table-cell office:value-type="float" office:value="-0.0000121248087606163">
                <text:p>-0.0000121248087606163</text:p>
              </table:table-cell>
              <table:table-cell office:value-type="float" office:value="0.0000432844384639641">
                <text:p>0.0000432844384639641</text:p>
              </table:table-cell>
              <table:table-cell office:value-type="float" office:value="-0.0000411418648094131">
                <text:p>-0.0000411418648094131</text:p>
              </table:table-cell>
              <table:table-cell office:value-type="float" office:value="0.0000215757678623252">
                <text:p>0.0000215757678623252</text:p>
              </table:table-cell>
              <table:table-cell office:value-type="float" office:value="-0.0000147150842159105">
                <text:p>-0.0000147150842159105</text:p>
              </table:table-cell>
              <table:table-cell office:value-type="float" office:value="-0.0000077466069089982">
                <text:p>-0.0000077466069089982</text:p>
              </table:table-cell>
              <table:table-cell office:value-type="float" office:value="-0.000166466623169159">
                <text:p>-0.000166466623169159</text:p>
              </table:table-cell>
              <table:table-cell office:value-type="float" office:value="-0.00000542414853221818">
                <text:p>-0.00000542414853221818</text:p>
              </table:table-cell>
              <table:table-cell office:value-type="float" office:value="-0.000142774939883017">
                <text:p>-0.000142774939883017</text:p>
              </table:table-cell>
              <table:table-cell office:value-type="float" office:value="-0.000838003198127768">
                <text:p>-0.000838003198127768</text:p>
              </table:table-cell>
              <table:table-cell office:value-type="float" office:value="-0.000578547724413459">
                <text:p>-0.000578547724413459</text:p>
              </table:table-cell>
              <table:table-cell office:value-type="float" office:value="-0.000592809380138837">
                <text:p>-0.000592809380138837</text:p>
              </table:table-cell>
              <table:table-cell office:value-type="float" office:value="-0.000537642014574402">
                <text:p>-0.000537642014574402</text:p>
              </table:table-cell>
              <table:table-cell office:value-type="float" office:value="-0.000554781160903683">
                <text:p>-0.000554781160903683</text:p>
              </table:table-cell>
              <table:table-cell office:value-type="float" office:value="0.000232192533998643">
                <text:p>0.000232192533998643</text:p>
              </table:table-cell>
              <table:table-cell office:value-type="float" office:value="-0.00102734672909699">
                <text:p>-0.00102734672909699</text:p>
              </table:table-cell>
              <table:table-cell office:value-type="float" office:value="-0.00595484212642483">
                <text:p>-0.00595484212642483</text:p>
              </table:table-cell>
              <table:table-cell office:value-type="float" office:value="-0.000819475162358529">
                <text:p>-0.000819475162358529</text:p>
              </table:table-cell>
              <table:table-cell office:value-type="float" office:value="0.0477821740775777">
                <text:p>0.0477821740775777</text:p>
              </table:table-cell>
              <table:table-cell office:value-type="float" office:value="0.00240270437354251">
                <text:p>0.00240270437354251</text:p>
              </table:table-cell>
              <table:table-cell office:value-type="float" office:value="0.000715881026024212">
                <text:p>0.000715881026024212</text:p>
              </table:table-cell>
              <table:table-cell office:value-type="float" office:value="-0.00334822304189469">
                <text:p>-0.00334822304189469</text:p>
              </table:table-cell>
              <table:table-cell office:value-type="float" office:value="0.00138337845265518">
                <text:p>0.00138337845265518</text:p>
              </table:table-cell>
              <table:table-cell office:value-type="float" office:value="-0.000781399595885357">
                <text:p>-0.000781399595885357</text:p>
              </table:table-cell>
              <table:table-cell office:value-type="float" office:value="-0.00659938721885478">
                <text:p>-0.00659938721885478</text:p>
              </table:table-cell>
              <table:table-cell office:value-type="float" office:value="-0.0283012681341223">
                <text:p>-0.0283012681341223</text:p>
              </table:table-cell>
              <table:table-cell office:value-type="float" office:value="-0.00244050175696192">
                <text:p>-0.00244050175696192</text:p>
              </table:table-cell>
              <table:table-cell office:value-type="float" office:value="-0.00186535198531668">
                <text:p>-0.00186535198531668</text:p>
              </table:table-cell>
              <table:table-cell office:value-type="float" office:value="-0.000632743228004218">
                <text:p>-0.000632743228004218</text:p>
              </table:table-cell>
              <table:table-cell office:value-type="float" office:value="-0.0039747433998531">
                <text:p>-0.0039747433998531</text:p>
              </table:table-cell>
              <table:table-cell office:value-type="float" office:value="-0.00470227017091085">
                <text:p>-0.00470227017091085</text:p>
              </table:table-cell>
              <table:table-cell office:value-type="float" office:value="-0.000718110542305084">
                <text:p>-0.000718110542305084</text:p>
              </table:table-cell>
              <table:table-cell office:value-type="float" office:value="-0.00105715869398054">
                <text:p>-0.00105715869398054</text:p>
              </table:table-cell>
              <table:table-cell office:value-type="float" office:value="0.0351884782261663">
                <text:p>0.0351884782261663</text:p>
              </table:table-cell>
              <table:table-cell office:value-type="float" office:value="0.00407531056691823">
                <text:p>0.00407531056691823</text:p>
              </table:table-cell>
              <table:table-cell office:value-type="float" office:value="0.00133818182445411">
                <text:p>0.00133818182445411</text:p>
              </table:table-cell>
              <table:table-cell office:value-type="float" office:value="-0.00696668332284783">
                <text:p>-0.00696668332284783</text:p>
              </table:table-cell>
              <table:table-cell office:value-type="float" office:value="-0.0202814341682462">
                <text:p>-0.0202814341682462</text:p>
              </table:table-cell>
              <table:table-cell office:value-type="float" office:value="-0.00373155119040475">
                <text:p>-0.00373155119040475</text:p>
              </table:table-cell>
              <table:table-cell office:value-type="float" office:value="-0.00324766906802337">
                <text:p>-0.00324766906802337</text:p>
              </table:table-cell>
              <table:table-cell office:value-type="float" office:value="0.0045610616262583">
                <text:p>0.0045610616262583</text:p>
              </table:table-cell>
              <table:table-cell office:value-type="float" office:value="0.00306506263966089">
                <text:p>0.00306506263966089</text:p>
              </table:table-cell>
              <table:table-cell office:value-type="float" office:value="-0.00190786207109728">
                <text:p>-0.00190786207109728</text:p>
              </table:table-cell>
              <table:table-cell office:value-type="float" office:value="-0.001826082001747">
                <text:p>-0.001826082001747</text:p>
              </table:table-cell>
              <table:table-cell office:value-type="float" office:value="-0.00130667425446995">
                <text:p>-0.00130667425446995</text:p>
              </table:table-cell>
              <table:table-cell office:value-type="float" office:value="0.00101056570054714">
                <text:p>0.00101056570054714</text:p>
              </table:table-cell>
              <table:table-cell office:value-type="float" office:value="0.000267642927056722">
                <text:p>0.000267642927056722</text:p>
              </table:table-cell>
              <table:table-cell office:value-type="float" office:value="-0.00832015014525683">
                <text:p>-0.00832015014525683</text:p>
              </table:table-cell>
              <table:table-cell office:value-type="float" office:value="-0.00375752868063189">
                <text:p>-0.00375752868063189</text:p>
              </table:table-cell>
              <table:table-cell office:value-type="float" office:value="-0.00302014204931461">
                <text:p>-0.00302014204931461</text:p>
              </table:table-cell>
              <table:table-cell office:value-type="float" office:value="0.00772679471845516">
                <text:p>0.00772679471845516</text:p>
              </table:table-cell>
              <table:table-cell office:value-type="float" office:value="0.024694452353745">
                <text:p>0.024694452353745</text:p>
              </table:table-cell>
              <table:table-cell office:value-type="float" office:value="0.0114429804286307">
                <text:p>0.0114429804286307</text:p>
              </table:table-cell>
              <table:table-cell office:value-type="float" office:value="0.00267767796751683">
                <text:p>0.00267767796751683</text:p>
              </table:table-cell>
              <table:table-cell office:value-type="float" office:value="0.00186077164954568">
                <text:p>0.00186077164954568</text:p>
              </table:table-cell>
              <table:table-cell office:value-type="float" office:value="-0.00157553725653792">
                <text:p>-0.00157553725653792</text:p>
              </table:table-cell>
              <table:table-cell office:value-type="float" office:value="-0.00774465979039751">
                <text:p>-0.00774465979039751</text:p>
              </table:table-cell>
              <table:table-cell office:value-type="float" office:value="-0.00463017809528121">
                <text:p>-0.00463017809528121</text:p>
              </table:table-cell>
              <table:table-cell office:value-type="float" office:value="-0.00957323048063036">
                <text:p>-0.00957323048063036</text:p>
              </table:table-cell>
              <table:table-cell office:value-type="float" office:value="-0.0120708085542845">
                <text:p>-0.0120708085542845</text:p>
              </table:table-cell>
              <table:table-cell office:value-type="float" office:value="0.000568358997590612">
                <text:p>0.000568358997590612</text:p>
              </table:table-cell>
              <table:table-cell office:value-type="float" office:value="-0.00285829402028398">
                <text:p>-0.00285829402028398</text:p>
              </table:table-cell>
              <table:table-cell office:value-type="float" office:value="-0.00568999763545508">
                <text:p>-0.00568999763545508</text:p>
              </table:table-cell>
              <table:table-cell office:value-type="float" office:value="-0.00275650895180907">
                <text:p>-0.00275650895180907</text:p>
              </table:table-cell>
              <table:table-cell office:value-type="float" office:value="-0.00296360596531242">
                <text:p>-0.00296360596531242</text:p>
              </table:table-cell>
              <table:table-cell office:value-type="float" office:value="-0.00113707260810741">
                <text:p>-0.00113707260810741</text:p>
              </table:table-cell>
              <table:table-cell office:value-type="float" office:value="-0.000303796280523849">
                <text:p>-0.000303796280523849</text:p>
              </table:table-cell>
              <table:table-cell office:value-type="float" office:value="0.00344029103640053">
                <text:p>0.00344029103640053</text:p>
              </table:table-cell>
              <table:table-cell office:value-type="float" office:value="0.025767011372389">
                <text:p>0.025767011372389</text:p>
              </table:table-cell>
              <table:table-cell office:value-type="float" office:value="0.00520004992310652">
                <text:p>0.00520004992310652</text:p>
              </table:table-cell>
              <table:table-cell office:value-type="float" office:value="0.00903971590542191">
                <text:p>0.00903971590542191</text:p>
              </table:table-cell>
              <table:table-cell office:value-type="float" office:value="0.00220846717590611">
                <text:p>0.00220846717590611</text:p>
              </table:table-cell>
              <table:table-cell office:value-type="float" office:value="-0.00210562916716178">
                <text:p>-0.00210562916716178</text:p>
              </table:table-cell>
              <table:table-cell office:value-type="float" office:value="-0.00990399091370198">
                <text:p>-0.00990399091370198</text:p>
              </table:table-cell>
              <table:table-cell office:value-type="float" office:value="-0.0173742467974617">
                <text:p>-0.0173742467974617</text:p>
              </table:table-cell>
              <table:table-cell office:value-type="float" office:value="-0.0042518680918216">
                <text:p>-0.0042518680918216</text:p>
              </table:table-cell>
              <table:table-cell office:value-type="float" office:value="-0.0030972277723027">
                <text:p>-0.0030972277723027</text:p>
              </table:table-cell>
              <table:table-cell office:value-type="float" office:value="-0.0023692112501677">
                <text:p>-0.0023692112501677</text:p>
              </table:table-cell>
              <table:table-cell office:value-type="float" office:value="0.00553588619235679">
                <text:p>0.00553588619235679</text:p>
              </table:table-cell>
              <table:table-cell office:value-type="float" office:value="0.00556793321948923">
                <text:p>0.00556793321948923</text:p>
              </table:table-cell>
              <table:table-cell office:value-type="float" office:value="0.00251265728930561">
                <text:p>0.00251265728930561</text:p>
              </table:table-cell>
              <table:table-cell office:value-type="float" office:value="-0.00192888335727959">
                <text:p>-0.00192888335727959</text:p>
              </table:table-cell>
              <table:table-cell office:value-type="float" office:value="-0.00072130012187388">
                <text:p>-0.00072130012187388</text:p>
              </table:table-cell>
              <table:table-cell office:value-type="float" office:value="-0.0000532001605114685">
                <text:p>-0.0000532001605114685</text:p>
              </table:table-cell>
              <table:table-cell office:value-type="float" office:value="-0.000995383880407263">
                <text:p>-0.000995383880407263</text:p>
              </table:table-cell>
              <table:table-cell office:value-type="float" office:value="-0.00177456857877351">
                <text:p>-0.00177456857877351</text:p>
              </table:table-cell>
              <table:table-cell office:value-type="float" office:value="-0.00550135943745345">
                <text:p>-0.00550135943745345</text:p>
              </table:table-cell>
              <table:table-cell office:value-type="float" office:value="-0.000342167972234964">
                <text:p>-0.000342167972234964</text:p>
              </table:table-cell>
              <table:table-cell office:value-type="float" office:value="0.00249201027008844">
                <text:p>0.00249201027008844</text:p>
              </table:table-cell>
              <table:table-cell office:value-type="float" office:value="0.0252110482459312">
                <text:p>0.0252110482459312</text:p>
              </table:table-cell>
              <table:table-cell office:value-type="float" office:value="0.0162181965061222">
                <text:p>0.0162181965061222</text:p>
              </table:table-cell>
              <table:table-cell office:value-type="float" office:value="0.00363737396637248">
                <text:p>0.00363737396637248</text:p>
              </table:table-cell>
              <table:table-cell office:value-type="float" office:value="0.000173239225019661">
                <text:p>0.000173239225019661</text:p>
              </table:table-cell>
              <table:table-cell office:value-type="float" office:value="-0.000627456874289944">
                <text:p>-0.000627456874289944</text:p>
              </table:table-cell>
              <table:table-cell office:value-type="float" office:value="-0.00151507021539554">
                <text:p>-0.00151507021539554</text:p>
              </table:table-cell>
              <table:table-cell office:value-type="float" office:value="-0.00355001131121707">
                <text:p>-0.00355001131121707</text:p>
              </table:table-cell>
              <table:table-cell office:value-type="float" office:value="-0.00698861890590463">
                <text:p>-0.00698861890590463</text:p>
              </table:table-cell>
              <table:table-cell office:value-type="float" office:value="-0.0284786043436535">
                <text:p>-0.0284786043436535</text:p>
              </table:table-cell>
              <table:table-cell office:value-type="float" office:value="-0.00346896918002843">
                <text:p>-0.00346896918002843</text:p>
              </table:table-cell>
              <table:table-cell office:value-type="float" office:value="0.00197147940724679">
                <text:p>0.00197147940724679</text:p>
              </table:table-cell>
              <table:table-cell office:value-type="float" office:value="-0.00223775377152624">
                <text:p>-0.00223775377152624</text:p>
              </table:table-cell>
              <table:table-cell office:value-type="float" office:value="-0.000176660554125851">
                <text:p>-0.000176660554125851</text:p>
              </table:table-cell>
              <table:table-cell office:value-type="float" office:value="-0.000875064230326572">
                <text:p>-0.000875064230326572</text:p>
              </table:table-cell>
              <table:table-cell office:value-type="float" office:value="-0.00121552677102582">
                <text:p>-0.00121552677102582</text:p>
              </table:table-cell>
              <table:table-cell office:value-type="float" office:value="-0.00237112769951148">
                <text:p>-0.00237112769951148</text:p>
              </table:table-cell>
              <table:table-cell office:value-type="float" office:value="-0.00406001994048283">
                <text:p>-0.00406001994048283</text:p>
              </table:table-cell>
              <table:table-cell office:value-type="float" office:value="-0.000351078278136352">
                <text:p>-0.000351078278136352</text:p>
              </table:table-cell>
              <table:table-cell office:value-type="float" office:value="-0.00228881162303124">
                <text:p>-0.00228881162303124</text:p>
              </table:table-cell>
              <table:table-cell office:value-type="float" office:value="-0.000919266264256091">
                <text:p>-0.000919266264256091</text:p>
              </table:table-cell>
              <table:table-cell office:value-type="float" office:value="0.00127150270381055">
                <text:p>0.00127150270381055</text:p>
              </table:table-cell>
              <table:table-cell office:value-type="float" office:value="0.033163519402643">
                <text:p>0.033163519402643</text:p>
              </table:table-cell>
              <table:table-cell office:value-type="float" office:value="0.00703052090342105">
                <text:p>0.00703052090342105</text:p>
              </table:table-cell>
              <table:table-cell office:value-type="float" office:value="0.0024291983376149">
                <text:p>0.0024291983376149</text:p>
              </table:table-cell>
              <table:table-cell office:value-type="float" office:value="-0.0374954684210719">
                <text:p>-0.0374954684210719</text:p>
              </table:table-cell>
              <table:table-cell office:value-type="float" office:value="0.0123504194233647">
                <text:p>0.0123504194233647</text:p>
              </table:table-cell>
              <table:table-cell office:value-type="float" office:value="0.00345493564522586">
                <text:p>0.00345493564522586</text:p>
              </table:table-cell>
              <table:table-cell office:value-type="float" office:value="-0.0000963153950046536">
                <text:p>-0.0000963153950046536</text:p>
              </table:table-cell>
              <table:table-cell office:value-type="float" office:value="-0.000658022770952504">
                <text:p>-0.000658022770952504</text:p>
              </table:table-cell>
              <table:table-cell office:value-type="float" office:value="-0.00211214546101363">
                <text:p>-0.00211214546101363</text:p>
              </table:table-cell>
              <table:table-cell office:value-type="float" office:value="-0.000634528807924861">
                <text:p>-0.000634528807924861</text:p>
              </table:table-cell>
              <table:table-cell office:value-type="float" office:value="-0.00190637083702055">
                <text:p>-0.00190637083702055</text:p>
              </table:table-cell>
              <table:table-cell office:value-type="float" office:value="-0.010496941180901">
                <text:p>-0.010496941180901</text:p>
              </table:table-cell>
              <table:table-cell office:value-type="float" office:value="0.00157739961040659">
                <text:p>0.00157739961040659</text:p>
              </table:table-cell>
              <table:table-cell office:value-type="float" office:value="0.0100286204678601">
                <text:p>0.0100286204678601</text:p>
              </table:table-cell>
              <table:table-cell office:value-type="float" office:value="0.0148394620705701">
                <text:p>0.0148394620705701</text:p>
              </table:table-cell>
              <table:table-cell office:value-type="float" office:value="0.00386921514314498">
                <text:p>0.00386921514314498</text:p>
              </table:table-cell>
              <table:table-cell office:value-type="float" office:value="0.00557585240105335">
                <text:p>0.00557585240105335</text:p>
              </table:table-cell>
              <table:table-cell office:value-type="float" office:value="0.0062272781102633">
                <text:p>0.0062272781102633</text:p>
              </table:table-cell>
              <table:table-cell office:value-type="float" office:value="0.00682443657244597">
                <text:p>0.00682443657244597</text:p>
              </table:table-cell>
              <table:table-cell office:value-type="float" office:value="0.0016428421850459">
                <text:p>0.0016428421850459</text:p>
              </table:table-cell>
              <table:table-cell office:value-type="float" office:value="-0.00098399816002881">
                <text:p>-0.00098399816002881</text:p>
              </table:table-cell>
              <table:table-cell office:value-type="float" office:value="-0.00706416007130384">
                <text:p>-0.00706416007130384</text:p>
              </table:table-cell>
              <table:table-cell office:value-type="float" office:value="-0.00171344612361712">
                <text:p>-0.00171344612361712</text:p>
              </table:table-cell>
              <table:table-cell office:value-type="float" office:value="-0.0013102499222104">
                <text:p>-0.0013102499222104</text:p>
              </table:table-cell>
              <table:table-cell office:value-type="float" office:value="-0.00270778283788992">
                <text:p>-0.00270778283788992</text:p>
              </table:table-cell>
              <table:table-cell office:value-type="float" office:value="-0.00484068704854795">
                <text:p>-0.00484068704854795</text:p>
              </table:table-cell>
              <table:table-cell office:value-type="float" office:value="-0.0183747501796324">
                <text:p>-0.0183747501796324</text:p>
              </table:table-cell>
              <table:table-cell office:value-type="float" office:value="-0.000570255327141056">
                <text:p>-0.000570255327141056</text:p>
              </table:table-cell>
              <table:table-cell office:value-type="float" office:value="-0.00290262757512749">
                <text:p>-0.00290262757512749</text:p>
              </table:table-cell>
              <table:table-cell office:value-type="float" office:value="-0.00164743748196067">
                <text:p>-0.00164743748196067</text:p>
              </table:table-cell>
              <table:table-cell office:value-type="float" office:value="-0.0015126619539933">
                <text:p>-0.0015126619539933</text:p>
              </table:table-cell>
              <table:table-cell office:value-type="float" office:value="-0.000693307429061762">
                <text:p>-0.000693307429061762</text:p>
              </table:table-cell>
              <table:table-cell office:value-type="float" office:value="-0.00264919017931903">
                <text:p>-0.00264919017931903</text:p>
              </table:table-cell>
              <table:table-cell office:value-type="float" office:value="-0.00511849915065621">
                <text:p>-0.00511849915065621</text:p>
              </table:table-cell>
              <table:table-cell office:value-type="float" office:value="-0.00140640276727572">
                <text:p>-0.00140640276727572</text:p>
              </table:table-cell>
              <table:table-cell office:value-type="float" office:value="-0.00091432507301964">
                <text:p>-0.00091432507301964</text:p>
              </table:table-cell>
              <table:table-cell office:value-type="float" office:value="-0.00133730019404382">
                <text:p>-0.00133730019404382</text:p>
              </table:table-cell>
              <table:table-cell office:value-type="float" office:value="0.0238217133306207">
                <text:p>0.0238217133306207</text:p>
              </table:table-cell>
              <table:table-cell office:value-type="float" office:value="0.00963903568276769">
                <text:p>0.00963903568276769</text:p>
              </table:table-cell>
              <table:table-cell office:value-type="float" office:value="0.00405485287123941">
                <text:p>0.00405485287123941</text:p>
              </table:table-cell>
              <table:table-cell office:value-type="float" office:value="0.00275291834640301">
                <text:p>0.00275291834640301</text:p>
              </table:table-cell>
              <table:table-cell office:value-type="float" office:value="-0.0388667112399373">
                <text:p>-0.0388667112399373</text:p>
              </table:table-cell>
              <table:table-cell office:value-type="float" office:value="-0.0019861313250451">
                <text:p>-0.0019861313250451</text:p>
              </table:table-cell>
              <table:table-cell office:value-type="float" office:value="-0.000716165464026308">
                <text:p>-0.000716165464026308</text:p>
              </table:table-cell>
              <table:table-cell office:value-type="float" office:value="-0.00113077407574208">
                <text:p>-0.00113077407574208</text:p>
              </table:table-cell>
              <table:table-cell office:value-type="float" office:value="0.0178133042067698">
                <text:p>0.0178133042067698</text:p>
              </table:table-cell>
              <table:table-cell office:value-type="float" office:value="0.00632452517805304">
                <text:p>0.00632452517805304</text:p>
              </table:table-cell>
              <table:table-cell office:value-type="float" office:value="-0.00236288696146486">
                <text:p>-0.00236288696146486</text:p>
              </table:table-cell>
              <table:table-cell office:value-type="float" office:value="0.000264024873728896">
                <text:p>0.000264024873728896</text:p>
              </table:table-cell>
              <table:table-cell office:value-type="float" office:value="-0.00137737876339522">
                <text:p>-0.00137737876339522</text:p>
              </table:table-cell>
              <table:table-cell office:value-type="float" office:value="-0.00976973780595503">
                <text:p>-0.00976973780595503</text:p>
              </table:table-cell>
              <table:table-cell office:value-type="float" office:value="-0.00437307118230967">
                <text:p>-0.00437307118230967</text:p>
              </table:table-cell>
              <table:table-cell office:value-type="float" office:value="0.00893075585097175">
                <text:p>0.00893075585097175</text:p>
              </table:table-cell>
              <table:table-cell office:value-type="float" office:value="0.0222401157968455">
                <text:p>0.0222401157968455</text:p>
              </table:table-cell>
              <table:table-cell office:value-type="float" office:value="0.0104758146296978">
                <text:p>0.0104758146296978</text:p>
              </table:table-cell>
              <table:table-cell office:value-type="float" office:value="0.0080154370240848">
                <text:p>0.0080154370240848</text:p>
              </table:table-cell>
              <table:table-cell office:value-type="float" office:value="0.00261340008759869">
                <text:p>0.00261340008759869</text:p>
              </table:table-cell>
              <table:table-cell office:value-type="float" office:value="-0.00176014354521808">
                <text:p>-0.00176014354521808</text:p>
              </table:table-cell>
              <table:table-cell office:value-type="float" office:value="-0.00358227935404154">
                <text:p>-0.00358227935404154</text:p>
              </table:table-cell>
              <table:table-cell office:value-type="float" office:value="-0.00377050489658753">
                <text:p>-0.00377050489658753</text:p>
              </table:table-cell>
              <table:table-cell office:value-type="float" office:value="-0.00268314370061135">
                <text:p>-0.00268314370061135</text:p>
              </table:table-cell>
              <table:table-cell office:value-type="float" office:value="-0.00567230394024365">
                <text:p>-0.00567230394024365</text:p>
              </table:table-cell>
              <table:table-cell office:value-type="float" office:value="-0.0282091600309173">
                <text:p>-0.0282091600309173</text:p>
              </table:table-cell>
              <table:table-cell office:value-type="float" office:value="0.00216036521079055">
                <text:p>0.00216036521079055</text:p>
              </table:table-cell>
              <table:table-cell office:value-type="float" office:value="-0.00615392037333279">
                <text:p>-0.00615392037333279</text:p>
              </table:table-cell>
              <table:table-cell office:value-type="float" office:value="-0.00636184001713708">
                <text:p>-0.00636184001713708</text:p>
              </table:table-cell>
              <table:table-cell office:value-type="float" office:value="-0.00893287876985932">
                <text:p>-0.00893287876985932</text:p>
              </table:table-cell>
              <table:table-cell office:value-type="float" office:value="-0.00709198517599213">
                <text:p>-0.00709198517599213</text:p>
              </table:table-cell>
              <table:table-cell office:value-type="float" office:value="-0.000763494550272026">
                <text:p>-0.000763494550272026</text:p>
              </table:table-cell>
              <table:table-cell office:value-type="float" office:value="-0.00198272321786602">
                <text:p>-0.00198272321786602</text:p>
              </table:table-cell>
              <table:table-cell office:value-type="float" office:value="-0.000356341884998057">
                <text:p>-0.000356341884998057</text:p>
              </table:table-cell>
              <table:table-cell office:value-type="float" office:value="0.000471569171539565">
                <text:p>0.000471569171539565</text:p>
              </table:table-cell>
              <table:table-cell office:value-type="float" office:value="0.0283042382088049">
                <text:p>0.0283042382088049</text:p>
              </table:table-cell>
              <table:table-cell office:value-type="float" office:value="0.00771469843927713">
                <text:p>0.00771469843927713</text:p>
              </table:table-cell>
              <table:table-cell office:value-type="float" office:value="-0.00186352456244931">
                <text:p>-0.00186352456244931</text:p>
              </table:table-cell>
              <table:table-cell office:value-type="float" office:value="-0.043487348903421">
                <text:p>-0.043487348903421</text:p>
              </table:table-cell>
              <table:table-cell office:value-type="float" office:value="0.0360895949469972">
                <text:p>0.0360895949469972</text:p>
              </table:table-cell>
              <table:table-cell office:value-type="float" office:value="0.00810765923078788">
                <text:p>0.00810765923078788</text:p>
              </table:table-cell>
              <table:table-cell office:value-type="float" office:value="-0.0000875050347610151">
                <text:p>-0.0000875050347610151</text:p>
              </table:table-cell>
              <table:table-cell office:value-type="float" office:value="-0.00246905227172511">
                <text:p>-0.00246905227172511</text:p>
              </table:table-cell>
              <table:table-cell office:value-type="float" office:value="-0.00125780705817563">
                <text:p>-0.00125780705817563</text:p>
              </table:table-cell>
              <table:table-cell office:value-type="float" office:value="-0.00692204926111112">
                <text:p>-0.00692204926111112</text:p>
              </table:table-cell>
              <table:table-cell office:value-type="float" office:value="-0.00468040627939803">
                <text:p>-0.00468040627939803</text:p>
              </table:table-cell>
              <table:table-cell office:value-type="float" office:value="-0.00102637174592152">
                <text:p>-0.00102637174592152</text:p>
              </table:table-cell>
              <table:table-cell office:value-type="float" office:value="0.0039699423935135">
                <text:p>0.0039699423935135</text:p>
              </table:table-cell>
              <table:table-cell office:value-type="float" office:value="0.0141690298307164">
                <text:p>0.0141690298307164</text:p>
              </table:table-cell>
              <table:table-cell office:value-type="float" office:value="0.00545001376521243">
                <text:p>0.00545001376521243</text:p>
              </table:table-cell>
              <table:table-cell office:value-type="float" office:value="0.00523603910419973">
                <text:p>0.00523603910419973</text:p>
              </table:table-cell>
              <table:table-cell office:value-type="float" office:value="-0.00206401659531108">
                <text:p>-0.00206401659531108</text:p>
              </table:table-cell>
              <table:table-cell office:value-type="float" office:value="0.00945532715341058">
                <text:p>0.00945532715341058</text:p>
              </table:table-cell>
              <table:table-cell office:value-type="float" office:value="-0.0138718324167879">
                <text:p>-0.0138718324167879</text:p>
              </table:table-cell>
              <table:table-cell office:value-type="float" office:value="-0.0139906244527526">
                <text:p>-0.0139906244527526</text:p>
              </table:table-cell>
              <table:table-cell office:value-type="float" office:value="-0.00499254664803717">
                <text:p>-0.00499254664803717</text:p>
              </table:table-cell>
              <table:table-cell office:value-type="float" office:value="0.00558474094244055">
                <text:p>0.00558474094244055</text:p>
              </table:table-cell>
              <table:table-cell office:value-type="float" office:value="0.00180476370583893">
                <text:p>0.00180476370583893</text:p>
              </table:table-cell>
              <table:table-cell office:value-type="float" office:value="-0.00195112999792529">
                <text:p>-0.00195112999792529</text:p>
              </table:table-cell>
              <table:table-cell office:value-type="float" office:value="-0.00574679887159518">
                <text:p>-0.00574679887159518</text:p>
              </table:table-cell>
              <table:table-cell office:value-type="float" office:value="-0.00615143649599526">
                <text:p>-0.00615143649599526</text:p>
              </table:table-cell>
              <table:table-cell office:value-type="float" office:value="-0.00188289459418434">
                <text:p>-0.00188289459418434</text:p>
              </table:table-cell>
              <table:table-cell office:value-type="float" office:value="-0.0023995723983532">
                <text:p>-0.0023995723983532</text:p>
              </table:table-cell>
              <table:table-cell office:value-type="float" office:value="-0.00022030312022242">
                <text:p>-0.00022030312022242</text:p>
              </table:table-cell>
              <table:table-cell office:value-type="float" office:value="0.0191436384512067">
                <text:p>0.0191436384512067</text:p>
              </table:table-cell>
              <table:table-cell office:value-type="float" office:value="0.00497771691192123">
                <text:p>0.00497771691192123</text:p>
              </table:table-cell>
              <table:table-cell office:value-type="float" office:value="0.00507020193339236">
                <text:p>0.00507020193339236</text:p>
              </table:table-cell>
              <table:table-cell office:value-type="float" office:value="0.00801857883565549">
                <text:p>0.00801857883565549</text:p>
              </table:table-cell>
              <table:table-cell office:value-type="float" office:value="0.0000924726307562351">
                <text:p>0.0000924726307562351</text:p>
              </table:table-cell>
              <table:table-cell office:value-type="float" office:value="-0.0447187174695891">
                <text:p>-0.0447187174695891</text:p>
              </table:table-cell>
              <table:table-cell office:value-type="float" office:value="0.00423662279449572">
                <text:p>0.00423662279449572</text:p>
              </table:table-cell>
              <table:table-cell office:value-type="float" office:value="0.0239501268747309">
                <text:p>0.0239501268747309</text:p>
              </table:table-cell>
              <table:table-cell office:value-type="float" office:value="0.00335244997111728">
                <text:p>0.00335244997111728</text:p>
              </table:table-cell>
              <table:table-cell office:value-type="float" office:value="0.00203089807404339">
                <text:p>0.00203089807404339</text:p>
              </table:table-cell>
              <table:table-cell office:value-type="float" office:value="-0.00264720575151245">
                <text:p>-0.00264720575151245</text:p>
              </table:table-cell>
              <table:table-cell office:value-type="float" office:value="-0.00247999553210121">
                <text:p>-0.00247999553210121</text:p>
              </table:table-cell>
              <table:table-cell office:value-type="float" office:value="-0.000412630666979441">
                <text:p>-0.000412630666979441</text:p>
              </table:table-cell>
              <table:table-cell office:value-type="float" office:value="-0.00565299958892929">
                <text:p>-0.00565299958892929</text:p>
              </table:table-cell>
              <table:table-cell office:value-type="float" office:value="-0.00706311149820404">
                <text:p>-0.00706311149820404</text:p>
              </table:table-cell>
              <table:table-cell office:value-type="float" office:value="0.00692921646546185">
                <text:p>0.00692921646546185</text:p>
              </table:table-cell>
              <table:table-cell office:value-type="float" office:value="0.0197744283577975">
                <text:p>0.0197744283577975</text:p>
              </table:table-cell>
              <table:table-cell office:value-type="float" office:value="0.000086830159571949">
                <text:p>0.000086830159571949</text:p>
              </table:table-cell>
              <table:table-cell office:value-type="float" office:value="0.000223185362048683">
                <text:p>0.000223185362048683</text:p>
              </table:table-cell>
              <table:table-cell office:value-type="float" office:value="-0.0000614332329900713">
                <text:p>-0.0000614332329900713</text:p>
              </table:table-cell>
              <table:table-cell office:value-type="float" office:value="0.0000484129044346915">
                <text:p>0.0000484129044346915</text:p>
              </table:table-cell>
              <table:table-cell office:value-type="float" office:value="0.0000530498809060975">
                <text:p>0.0000530498809060975</text:p>
              </table:table-cell>
              <table:table-cell office:value-type="float" office:value="0.000101416541454846">
                <text:p>0.000101416541454846</text:p>
              </table:table-cell>
              <table:table-cell office:value-type="float" office:value="-0.00000328640137836622">
                <text:p>-0.00000328640137836622</text:p>
              </table:table-cell>
              <table:table-cell office:value-type="float" office:value="-0.0000864857227038107">
                <text:p>-0.0000864857227038107</text:p>
              </table:table-cell>
              <table:table-cell office:value-type="float" office:value="-0.0000706486044957932">
                <text:p>-0.0000706486044957932</text:p>
              </table:table-cell>
              <table:table-cell office:value-type="float" office:value="-0.000288302397506435">
                <text:p>-0.000288302397506435</text:p>
              </table:table-cell>
              <table:table-cell office:value-type="float" office:value="0.0000855657244831498">
                <text:p>0.0000855657244831498</text:p>
              </table:table-cell>
              <table:table-cell office:value-type="float" office:value="-0.000107730230195169">
                <text:p>-0.000107730230195169</text:p>
              </table:table-cell>
              <table:table-cell office:value-type="float" office:value="0.000034492984277823">
                <text:p>0.000034492984277823</text:p>
              </table:table-cell>
              <table:table-cell office:value-type="float" office:value="0.0000119287969023718">
                <text:p>0.0000119287969023718</text:p>
              </table:table-cell>
              <table:table-cell office:value-type="float" office:value="-0.000153357289910283">
                <text:p>-0.000153357289910283</text:p>
              </table:table-cell>
              <table:table-cell office:value-type="float" office:value="0.000114029281462535">
                <text:p>0.000114029281462535</text:p>
              </table:table-cell>
              <table:table-cell office:value-type="float" office:value="-0.0000399671359283538">
                <text:p>-0.0000399671359283538</text:p>
              </table:table-cell>
              <table:table-cell office:value-type="float" office:value="-0.0000204283079429102">
                <text:p>-0.0000204283079429102</text:p>
              </table:table-cell>
              <table:table-cell office:value-type="float" office:value="0.0000275081274924149">
                <text:p>0.0000275081274924149</text:p>
              </table:table-cell>
              <table:table-cell office:value-type="float" office:value="0.00000418164500398666">
                <text:p>0.00000418164500398666</text:p>
              </table:table-cell>
              <table:table-cell office:value-type="float" office:value="-0.0000118506115426853">
                <text:p>-0.0000118506115426853</text:p>
              </table:table-cell>
              <table:table-cell office:value-type="float" office:value="0.0000488723495409849">
                <text:p>0.0000488723495409849</text:p>
              </table:table-cell>
              <table:table-cell office:value-type="float" office:value="-0.0000323988926907437">
                <text:p>-0.0000323988926907437</text:p>
              </table:table-cell>
              <table:table-cell office:value-type="float" office:value="-0.0000268292472740961">
                <text:p>-0.0000268292472740961</text:p>
              </table:table-cell>
              <table:table-cell office:value-type="float" office:value="0.0000771265320914649">
                <text:p>0.0000771265320914649</text:p>
              </table:table-cell>
              <table:table-cell office:value-type="float" office:value="-0.0000995830726491787">
                <text:p>-0.0000995830726491787</text:p>
              </table:table-cell>
              <table:table-cell office:value-type="float" office:value="0.0000705263973234671">
                <text:p>0.0000705263973234671</text:p>
              </table:table-cell>
              <table:table-cell office:value-type="float" office:value="-0.000011987981669126">
                <text:p>-0.000011987981669126</text:p>
              </table:table-cell>
              <table:table-cell office:value-type="float" office:value="-0.0000249875781977438">
                <text:p>-0.0000249875781977438</text:p>
              </table:table-cell>
              <table:table-cell office:value-type="float" office:value="0.0000641936066719251">
                <text:p>0.0000641936066719251</text:p>
              </table:table-cell>
              <table:table-cell office:value-type="float" office:value="-0.0000314024592824591">
                <text:p>-0.0000314024592824591</text:p>
              </table:table-cell>
              <table:table-cell office:value-type="float" office:value="-0.0000292353691903058">
                <text:p>-0.0000292353691903058</text:p>
              </table:table-cell>
              <table:table-cell office:value-type="float" office:value="0.0000301154620154787">
                <text:p>0.0000301154620154787</text:p>
              </table:table-cell>
              <table:table-cell office:value-type="float" office:value="-0.0000419041973834799">
                <text:p>-0.0000419041973834799</text:p>
              </table:table-cell>
              <table:table-cell office:value-type="float" office:value="-0.00001587026345784">
                <text:p>-0.00001587026345784</text:p>
              </table:table-cell>
              <table:table-cell office:value-type="float" office:value="0.0000309280800549483">
                <text:p>0.0000309280800549483</text:p>
              </table:table-cell>
              <table:table-cell office:value-type="float" office:value="-0.0000160252921982962">
                <text:p>-0.0000160252921982962</text:p>
              </table:table-cell>
              <table:table-cell office:value-type="float" office:value="-0.00000532412329717902">
                <text:p>-0.00000532412329717902</text:p>
              </table:table-cell>
              <table:table-cell office:value-type="float" office:value="-0.0000332512991433331">
                <text:p>-0.0000332512991433331</text:p>
              </table:table-cell>
              <table:table-cell office:value-type="float" office:value="0.0000216498965739942">
                <text:p>0.0000216498965739942</text:p>
              </table:table-cell>
              <table:table-cell office:value-type="float" office:value="0.0000741159112080392">
                <text:p>0.0000741159112080392</text:p>
              </table:table-cell>
              <table:table-cell office:value-type="float" office:value="-0.0000565199878030942">
                <text:p>-0.0000565199878030942</text:p>
              </table:table-cell>
              <table:table-cell office:value-type="float" office:value="0.0000500117964063462">
                <text:p>0.0000500117964063462</text:p>
              </table:table-cell>
              <table:table-cell office:value-type="float" office:value="-0.0000110356061645556">
                <text:p>-0.0000110356061645556</text:p>
              </table:table-cell>
              <table:table-cell office:value-type="float" office:value="-0.0000744884986841887">
                <text:p>-0.0000744884986841887</text:p>
              </table:table-cell>
              <table:table-cell office:value-type="float" office:value="0.0000585357270752041">
                <text:p>0.0000585357270752041</text:p>
              </table:table-cell>
              <table:table-cell office:value-type="float" office:value="-0.00000309832343242666">
                <text:p>-0.00000309832343242666</text:p>
              </table:table-cell>
              <table:table-cell office:value-type="float" office:value="-0.0000201903672409909">
                <text:p>-0.0000201903672409909</text:p>
              </table:table-cell>
              <table:table-cell office:value-type="float" office:value="0.0000053974412102531">
                <text:p>0.0000053974412102531</text:p>
              </table:table-cell>
              <table:table-cell office:value-type="float" office:value="0.0000141566937129078">
                <text:p>0.0000141566937129078</text:p>
              </table:table-cell>
              <table:table-cell office:value-type="float" office:value="-0.0000303913852048865">
                <text:p>-0.0000303913852048865</text:p>
              </table:table-cell>
              <table:table-cell office:value-type="float" office:value="0.0000476464850566738">
                <text:p>0.0000476464850566738</text:p>
              </table:table-cell>
              <table:table-cell office:value-type="float" office:value="0.00000928932212701517">
                <text:p>0.00000928932212701517</text:p>
              </table:table-cell>
              <table:table-cell office:value-type="float" office:value="-0.0000431770516915453">
                <text:p>-0.0000431770516915453</text:p>
              </table:table-cell>
              <table:table-cell office:value-type="float" office:value="0.000033752719870106">
                <text:p>0.000033752719870106</text:p>
              </table:table-cell>
              <table:table-cell office:value-type="float" office:value="-0.0000462223658498906">
                <text:p>-0.0000462223658498906</text:p>
              </table:table-cell>
              <table:table-cell office:value-type="float" office:value="0.0000110785974190009">
                <text:p>0.0000110785974190009</text:p>
              </table:table-cell>
              <table:table-cell office:value-type="float" office:value="0.0000347598036257724">
                <text:p>0.0000347598036257724</text:p>
              </table:table-cell>
              <table:table-cell office:value-type="float" office:value="0.00000633270441247058">
                <text:p>0.00000633270441247058</text:p>
              </table:table-cell>
              <table:table-cell office:value-type="float" office:value="-0.0000189416042972179">
                <text:p>-0.0000189416042972179</text:p>
              </table:table-cell>
              <table:table-cell office:value-type="float" office:value="-0.000016384870734576">
                <text:p>-0.000016384870734576</text:p>
              </table:table-cell>
              <table:table-cell office:value-type="float" office:value="0.0000475014772611249">
                <text:p>0.0000475014772611249</text:p>
              </table:table-cell>
              <table:table-cell office:value-type="float" office:value="-0.0000312999764477406">
                <text:p>-0.0000312999764477406</text:p>
              </table:table-cell>
              <table:table-cell office:value-type="float" office:value="0.0000593632354660145">
                <text:p>0.0000593632354660145</text:p>
              </table:table-cell>
              <table:table-cell office:value-type="float" office:value="-0.0000238473216054302">
                <text:p>-0.0000238473216054302</text:p>
              </table:table-cell>
              <table:table-cell office:value-type="float" office:value="-0.0000756234305652192">
                <text:p>-0.0000756234305652192</text:p>
              </table:table-cell>
              <table:table-cell office:value-type="float" office:value="0.0000671057581017043">
                <text:p>0.0000671057581017043</text:p>
              </table:table-cell>
              <table:table-cell office:value-type="float" office:value="-0.0000033346610310292">
                <text:p>-0.0000033346610310292</text:p>
              </table:table-cell>
              <table:table-cell office:value-type="float" office:value="-0.00000822684532153506">
                <text:p>-0.00000822684532153506</text:p>
              </table:table-cell>
              <table:table-cell office:value-type="float" office:value="-0.000064327307135903">
                <text:p>-0.000064327307135903</text:p>
              </table:table-cell>
              <table:table-cell office:value-type="float" office:value="0.0000330663740531478">
                <text:p>0.0000330663740531478</text:p>
              </table:table-cell>
              <table:table-cell office:value-type="float" office:value="0.0000648695376805897">
                <text:p>0.0000648695376805897</text:p>
              </table:table-cell>
              <table:table-cell office:value-type="float" office:value="-0.0000762013052180155">
                <text:p>-0.0000762013052180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